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thin solid #000000" fo:border-bottom="thin solid #000000" fo:border-left="none" fo:border-right="none" fo:background-color="#DDDDD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D9D9D9" fo:border-left="thin solid #D9D9D9" fo:border-right="thin solid #D9D9D9" style:vertical-align="automatic" fo:background-color="#FFFF66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thin solid #000000" fo:border-bottom="thin solid #D9D9D9" fo:border-left="thin solid #D9D9D9" fo:border-right="thin solid #000000" style:vertical-align="automatic" fo:background-color="#EEEEEE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D9D9D9" fo:border-left="thin solid #000000" fo:border-right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D9D9D9" fo:border-left="thin solid #D9D9D9" fo:border-right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EEEEEE" style:repeat-content="false"/>
      <style:paragraph-properties fo:text-align="center"/>
      <style:text-properties fo:color="#CC0000" fo:font-size="10pt" style:font-size-asian="10pt" style:font-size-complex="10pt"/>
    </style:style>
    <style:style style:name="ce12" style:family="table-cell" style:parent-style-name="Default" style:data-style-name="N36">
      <style:table-cell-properties style:vertical-align="automatic" fo:background-color="#EEEEEE" style:repeat-content="false"/>
      <style:paragraph-properties fo:text-align="center"/>
      <style:text-properties fo:color="#CC0000" fo:font-size="10pt" style:font-size-asian="10pt" style:font-size-complex="10pt"/>
    </style:style>
    <style:style style:name="ce13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EEEEEE" style:repeat-content="false"/>
      <style:paragraph-properties fo:text-align="center"/>
      <style:text-properties fo:color="#CC0000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D9D9D9" style:vertical-align="automatic" fo:background-color="#FFFF66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16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fo:background-color="#EEEEEE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fo:wrap-option="wra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D9D9D9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D9D9D9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D9D9D9" fo:border-bottom="thin solid #D9D9D9" fo:border-left="thin solid #D9D9D9" fo:border-right="thin solid #000000" fo:background-color="#EEEEEE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fo:wrap-option="wrap" fo:background-color="#EEEEEE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D9D9D9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D9D9D9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wrap-option="wrap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D9D9D9" style:vertical-align="automatic" fo:wrap-option="wrap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D9D9D9" fo:border-bottom="thin solid #D9D9D9" fo:border-left="thin solid #D9D9D9" fo:border-right="thin solid #000000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D9D9D9" fo:border-bottom="thin solid #D9D9D9" fo:border-left="thin solid #D9D9D9" fo:border-right="thin solid #000000" fo:background-color="transparent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transparent"/>
    </style:style>
    <style:style style:name="ce44" style:family="table-cell" style:parent-style-name="Default" style:data-style-name="N0">
      <style:table-cell-properties fo:border="thin solid #D9D9D9" style:vertical-align="automatic" fo:background-color="#00CC33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45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fo:wrap-option="wrap" fo:background-color="transparent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D9D9D9" style:vertical-align="automatic" fo:background-color="#CCCCC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47" style:family="table-cell" style:parent-style-name="Default" style:data-style-name="N0">
      <style:table-cell-properties fo:border="thin solid #D9D9D9" style:vertical-align="automatic" fo:background-color="#CC99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48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fo:font-style="italic" style:font-style-asian="italic" style:font-style-complex="italic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D9D9D9"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59" style:family="table-cell" style:parent-style-name="Default" style:data-style-name="N0">
      <style:table-cell-properties fo:border="thin solid #D9D9D9" style:vertical-align="automatic" fo:background-color="#FFCC00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60" style:family="table-cell" style:parent-style-name="Default" style:data-style-name="N0">
      <style:table-cell-properties style:vertical-align="automatic" fo:background-color="#FFCC00" style:repeat-content="fals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0">
      <style:table-cell-properties fo:border="thin solid #D9D9D9" style:vertical-align="automatic" fo:background-color="#E6E6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6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D9D9D9" style:vertical-align="automatic" fo:background-color="#CCFF00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64" style:family="table-cell" style:parent-style-name="Default" style:data-style-name="N0">
      <style:table-cell-properties fo:border="thin solid #D9D9D9" style:vertical-align="automatic" fo:background-color="#66FF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65" style:family="table-cell" style:parent-style-name="Default" style:data-style-name="N0">
      <style:table-cell-properties fo:border="thin solid #D9D9D9" style:vertical-align="automatic" fo:background-color="#CC9966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66" style:family="table-cell" style:parent-style-name="Default" style:data-style-name="N0">
      <style:table-cell-properties fo:border="thin solid #D9D9D9" style:vertical-align="automatic" fo:background-color="#CCCC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CC0000" fo:font-size="10pt" style:font-size-asian="10pt" style:font-size-complex="10pt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73" style:family="table-cell" style:parent-style-name="Default" style:data-style-name="N0">
      <style:table-cell-properties fo:background-color="#EEEEEE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8" style:family="table-cell" style:parent-style-name="Default" style:data-style-name="N36">
      <style:text-properties fo:font-size="10pt" style:font-size-asian="10pt" style:font-size-complex="10pt"/>
    </style:style>
    <style:style style:name="ce79" style:family="table-cell" style:parent-style-name="Default" style:data-style-name="N36"/>
    <style:style style:name="ce80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36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6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3.6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ESC_Weapon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4" table:default-cell-style-name="ce1"/>
        <table:table-column table:style-name="co5" table:number-columns-repeated="4" table:default-cell-style-name="ce1"/>
        <table:table-column table:style-name="co3" table:number-columns-repeated="5" table:default-cell-style-name="ce1"/>
        <table:table-column table:style-name="co6" table:number-columns-repeated="10" table:default-cell-style-name="ce1"/>
        <table:table-column table:style-name="co7" table:default-cell-style-name="ce79"/>
        <table:table-column table:style-name="co7" table:number-columns-repeated="2" table:default-cell-style-name="ce1"/>
        <table:table-column table:style-name="co8" table:number-columns-repeated="993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" table:number-rows-spanned="2" table:style-name="ce80">
            <text:p>type</text:p>
          </table:table-cell>
          <table:table-cell office:value-type="string" table:number-columns-spanned="1" table:number-rows-spanned="2" table:style-name="ce80">
            <text:p>weapon name</text:p>
          </table:table-cell>
          <table:table-cell office:value-type="string" table:number-columns-spanned="1" table:number-rows-spanned="2" table:style-name="ce80">
            <text:p>size</text:p>
          </table:table-cell>
          <table:table-cell office:value-type="string" table:number-columns-spanned="1" table:number-rows-spanned="2" table:style-name="ce80">
            <text:p>cost</text:p>
          </table:table-cell>
          <table:table-cell office:value-type="string" table:number-columns-spanned="1" table:number-rows-spanned="2" table:style-name="ce80">
            <text:p>power</text:p>
          </table:table-cell>
          <table:table-cell office:value-type="string" table:number-columns-spanned="2" table:number-rows-spanned="1" table:style-name="ce80">
            <text:p>damage</text:p>
          </table:table-cell>
          <table:covered-table-cell/>
          <table:table-cell office:value-type="string" table:number-columns-spanned="2" table:number-rows-spanned="1" table:style-name="ce80">
            <text:p>windup</text:p>
          </table:table-cell>
          <table:covered-table-cell/>
          <table:table-cell office:value-type="string" table:number-columns-spanned="1" table:number-rows-spanned="2" table:style-name="ce80">
            <text:p>cooldown</text:p>
          </table:table-cell>
          <table:table-cell office:value-type="string" table:number-columns-spanned="1" table:number-rows-spanned="2" table:style-name="ce80">
            <text:p>range</text:p>
          </table:table-cell>
          <table:table-cell office:value-type="string" table:number-columns-spanned="1" table:number-rows-spanned="2" table:style-name="ce80">
            <text:p>accuracy</text:p>
          </table:table-cell>
          <table:table-cell office:value-type="string" table:number-columns-spanned="1" table:number-rows-spanned="2" table:style-name="ce80">
            <text:p>tracking</text:p>
          </table:table-cell>
          <table:table-cell office:value-type="string" table:number-columns-spanned="3" table:number-rows-spanned="1" table:style-name="ce80">
            <text:p>damage modifier</text:p>
          </table:table-cell>
          <table:covered-table-cell table:number-columns-repeated="2"/>
          <table:table-cell office:value-type="string" table:number-columns-spanned="2" table:number-rows-spanned="1" table:style-name="ce80">
            <text:p>penetration</text:p>
          </table:table-cell>
          <table:covered-table-cell/>
          <table:table-cell office:value-type="string" table:number-columns-spanned="6" table:number-rows-spanned="1" table:style-name="ce80">
            <text:p>missile characteristics</text:p>
          </table:table-cell>
          <table:covered-table-cell table:number-columns-repeated="5"/>
          <table:table-cell office:value-type="string" table:number-columns-spanned="1" table:number-rows-spanned="2" table:style-name="ce80">
            <text:p>size mod</text:p>
          </table:table-cell>
          <table:table-cell office:value-type="string" table:number-columns-spanned="1" table:number-rows-spanned="2" table:style-name="ce81">
            <text:p>dps</text:p>
          </table:table-cell>
          <table:table-cell office:value-type="string" table:number-columns-spanned="1" table:number-rows-spanned="2" table:style-name="ce81">
            <text:p>dps/alloy</text:p>
          </table:table-cell>
          <table:table-cell office:value-type="string" table:number-columns-spanned="1" table:number-rows-spanned="2" table:style-name="ce81">
            <text:p>dps/en</text:p>
          </table:table-cell>
          <table:table-cell office:value-type="string" table:number-columns-spanned="1" table:number-rows-spanned="2" table:style-name="ce82">
            <text:p>wdps</text:p>
          </table:table-cell>
          <table:table-cell office:value-type="string" table:number-columns-spanned="1" table:number-rows-spanned="2" table:style-name="ce82">
            <text:p>dps mod</text:p>
          </table:table-cell>
          <table:table-cell table:number-columns-repeated="16354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covered-table-cell/>
          <table:covered-table-cell/>
          <table:covered-table-cell/>
          <table:covered-table-cell/>
          <table:table-cell office:value-type="string" table:style-name="ce2">
            <text:p>hull</text:p>
          </table:table-cell>
          <table:table-cell office:value-type="string" table:style-name="ce2">
            <text:p>shield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shield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shield</text:p>
          </table:table-cell>
          <table:table-cell office:value-type="string" table:style-name="ce2">
            <text:p>evasion</text:p>
          </table:table-cell>
          <table:table-cell office:value-type="string" table:style-name="ce2">
            <text:p>retarg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4" table:style-name="ce1"/>
        </table:table-row>
        <table:table-row table:style-name="ro2">
          <table:table-cell table:number-columns-repeated="25" table:style-name="ce2"/>
          <table:table-cell table:number-columns-repeated="3" table:style-name="ce3"/>
          <table:table-cell table:style-name="ce4"/>
          <table:table-cell table:number-columns-repeated="992" table:style-name="ce5"/>
          <table:table-cell table:number-columns-repeated="15363"/>
        </table:table-row>
        <table:table-row table:style-name="ro1">
          <table:table-cell office:value-type="string" table:style-name="ce6">
            <text:p>energy</text:p>
          </table:table-cell>
          <table:table-cell office:value-type="string" table:style-name="ce7">
            <text:p>Gamma Laser</text:p>
          </table:table-cell>
          <table:table-cell office:value-type="string" table:style-name="ce8">
            <text:p>S</text:p>
          </table:table-cell>
          <table:table-cell office:value-type="float" office:value="28" table:style-name="ce8">
            <text:p>28</text:p>
          </table:table-cell>
          <table:table-cell office:value-type="float" office:value="-17" table:style-name="ce9">
            <text:p>-17</text:p>
          </table:table-cell>
          <table:table-cell office:value-type="float" office:value="17" table:style-name="ce8">
            <text:p>17</text:p>
          </table:table-cell>
          <table:table-cell office:value-type="float" office:value="46" table:style-name="ce9">
            <text:p>46</text:p>
          </table:table-cell>
          <table:table-cell office:value-type="float" office:value="5" table:style-name="ce8">
            <text:p>5</text:p>
          </table:table-cell>
          <table:table-cell office:value-type="float" office:value="20" table:style-name="ce9">
            <text:p>20</text:p>
          </table:table-cell>
          <table:table-cell office:value-type="float" office:value="30" table:style-name="ce9">
            <text:p>30</text:p>
          </table:table-cell>
          <table:table-cell office:value-type="float" office:value="7" table:style-name="ce8">
            <text:p>7</text:p>
          </table:table-cell>
          <table:table-cell office:value-type="float" office:value="0.9" table:style-name="ce9">
            <text:p>0,9</text:p>
          </table:table-cell>
          <table:table-cell office:value-type="float" office:value="0.5" table:style-name="ce9">
            <text:p>0,5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9">
            <text:p>0,5</text:p>
          </table:table-cell>
          <table:table-cell office:value-type="float" office:value="1.5" table:style-name="ce9">
            <text:p>1,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0">
            <text:p>n/a</text:p>
          </table:table-cell>
          <table:table-cell office:value-type="float" office:value="0" table:style-name="ce10">
            <text:p>0</text:p>
          </table:table-cell>
          <table:table-cell office:value-type="float" office:value="6.6705882352941179" table:formula="of:=([.F4] + [.G4]) / (2 * ( ((([.H4] + [.I4]) / 2) + [.J4]) / 10 )) * [.L4]" table:style-name="ce11">
            <text:p>6,6706</text:p>
          </table:table-cell>
          <table:table-cell office:value-type="float" office:value="0.23823529411764707" table:formula="of:=[.Z4]/[.D4]" table:style-name="ce12">
            <text:p>0,2382</text:p>
          </table:table-cell>
          <table:table-cell office:value-type="float" office:value="0.39238754325259517" table:formula="of:=-1*[.Z4]/[.E4]" table:style-name="ce13">
            <text:p>0,3924</text:p>
          </table:table-cell>
          <table:table-cell office:value-type="float" office:value="6.6705882352941179" table:formula="of:=[.Z4] * ([.N4] + [.O4] + [.P4]) / (3 - [.Q4] - [.R4])" table:style-name="ce12">
            <text:p>6,6706</text:p>
          </table:table-cell>
          <table:table-cell table:number-columns-repeated="2" table:style-name="ce14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16">
            <text:p>Gamma Laser</text:p>
          </table:table-cell>
          <table:table-cell office:value-type="string" table:style-name="ce17">
            <text:p>M</text:p>
          </table:table-cell>
          <table:table-cell office:value-type="float" office:value="56" table:style-name="ce17">
            <text:p>56</text:p>
          </table:table-cell>
          <table:table-cell office:value-type="float" office:value="-30" table:style-name="ce18">
            <text:p>-30</text:p>
          </table:table-cell>
          <table:table-cell office:value-type="float" office:value="34" table:style-name="ce17">
            <text:p>34</text:p>
          </table:table-cell>
          <table:table-cell office:value-type="float" office:value="115" table:style-name="ce18">
            <text:p>115</text:p>
          </table:table-cell>
          <table:table-cell office:value-type="float" office:value="6" table:style-name="ce17">
            <text:p>6</text:p>
          </table:table-cell>
          <table:table-cell office:value-type="float" office:value="24" table:style-name="ce18">
            <text:p>24</text:p>
          </table:table-cell>
          <table:table-cell office:value-type="float" office:value="35" table:style-name="ce18">
            <text:p>35</text:p>
          </table:table-cell>
          <table:table-cell office:value-type="float" office:value="10" table:style-name="ce17">
            <text:p>10</text:p>
          </table:table-cell>
          <table:table-cell office:value-type="float" office:value="0.9" table:style-name="ce18">
            <text:p>0,9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" table:style-name="ce19">
            <text:p>0</text:p>
          </table:table-cell>
          <table:table-cell office:value-type="float" office:value="13.41" table:formula="of:=([.F5] + [.G5]) / (2 * ( ((([.H5] + [.I5]) / 2) + [.J5]) / 10 )) * [.L5]" table:style-name="ce11">
            <text:p>13,4100</text:p>
          </table:table-cell>
          <table:table-cell office:value-type="float" office:value="0.23946428571428571" table:formula="of:=[.Z5]/[.D5]" table:style-name="ce12">
            <text:p>0,2395</text:p>
          </table:table-cell>
          <table:table-cell office:value-type="float" office:value="0.44700000000000001" table:formula="of:=-1*[.Z5]/[.E5]" table:style-name="ce13">
            <text:p>0,4470</text:p>
          </table:table-cell>
          <table:table-cell office:value-type="float" office:value="13.410000000000002" table:formula="of:=[.Z5] * ([.N5] + [.O5] + [.P5]) / (3 - [.Q5] - [.R5])" table:style-name="ce12">
            <text:p>13,4100</text:p>
          </table:table-cell>
          <table:table-cell table:number-columns-repeated="2" table:style-name="ce14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16">
            <text:p>Gamma Laser</text:p>
          </table:table-cell>
          <table:table-cell office:value-type="string" table:style-name="ce17">
            <text:p>L</text:p>
          </table:table-cell>
          <table:table-cell office:value-type="float" office:value="112" table:style-name="ce17">
            <text:p>112</text:p>
          </table:table-cell>
          <table:table-cell office:value-type="float" office:value="-59" table:style-name="ce18">
            <text:p>-59</text:p>
          </table:table-cell>
          <table:table-cell office:value-type="float" office:value="102" table:style-name="ce17">
            <text:p>102</text:p>
          </table:table-cell>
          <table:table-cell office:value-type="float" office:value="276" table:style-name="ce18">
            <text:p>276</text:p>
          </table:table-cell>
          <table:table-cell office:value-type="float" office:value="7" table:style-name="ce17">
            <text:p>7</text:p>
          </table:table-cell>
          <table:table-cell office:value-type="float" office:value="27" table:style-name="ce18">
            <text:p>27</text:p>
          </table:table-cell>
          <table:table-cell office:value-type="float" office:value="40" table:style-name="ce18">
            <text:p>40</text:p>
          </table:table-cell>
          <table:table-cell office:value-type="float" office:value="14" table:style-name="ce17">
            <text:p>14</text:p>
          </table:table-cell>
          <table:table-cell office:value-type="float" office:value="0.9" table:style-name="ce18">
            <text:p>0,9</text:p>
          </table:table-cell>
          <table:table-cell office:value-type="float" office:value="0.05" table:style-name="ce18">
            <text:p>0,05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" table:style-name="ce19">
            <text:p>0</text:p>
          </table:table-cell>
          <table:table-cell office:value-type="float" office:value="29.842105263157894" table:formula="of:=([.F6] + [.G6]) / (2 * ( ((([.H6] + [.I6]) / 2) + [.J6]) / 10 )) * [.L6]" table:style-name="ce11">
            <text:p>29,8421</text:p>
          </table:table-cell>
          <table:table-cell office:value-type="float" office:value="0.2664473684210526" table:formula="of:=[.Z6]/[.D6]" table:style-name="ce12">
            <text:p>0,2664</text:p>
          </table:table-cell>
          <table:table-cell office:value-type="float" office:value="0.50579839429081175" table:formula="of:=-1*[.Z6]/[.E6]" table:style-name="ce13">
            <text:p>0,5058</text:p>
          </table:table-cell>
          <table:table-cell office:value-type="float" office:value="29.842105263157894" table:formula="of:=[.Z6] * ([.N6] + [.O6] + [.P6]) / (3 - [.Q6] - [.R6])" table:style-name="ce12">
            <text:p>29,8421</text:p>
          </table:table-cell>
          <table:table-cell table:number-columns-repeated="2" table:style-name="ce14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Combat Laser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21" table:style-name="ce22">
            <text:p>21</text:p>
          </table:table-cell>
          <table:table-cell office:value-type="float" office:value="58" table:style-name="ce23">
            <text:p>5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9" table:style-name="ce24">
            <text:p>0,9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8.3647058823529417" table:formula="of:=([.F7] + [.G7]) / (2 * ( ((([.H7] + [.I7]) / 2) + [.J7]) / 10 )) * [.L7]" table:style-name="ce25">
            <text:p>8,3647</text:p>
          </table:table-cell>
          <table:table-cell office:value-type="float" office:value="0.27882352941176475" table:formula="of:=[.Z7]/[.D7]" table:style-name="ce26">
            <text:p>0,2788</text:p>
          </table:table-cell>
          <table:table-cell office:value-type="float" office:value="0.41823529411764709" table:formula="of:=-1*[.Z7]/[.E7]" table:style-name="ce27">
            <text:p>0,4182</text:p>
          </table:table-cell>
          <table:table-cell office:value-type="float" office:value="8.3647058823529417" table:formula="of:=[.Z7] * ([.N7] + [.O7] + [.P7]) / (3 - [.Q7] - [.R7])" table:style-name="ce26">
            <text:p>8,3647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Combat Laser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53" table:style-name="ce22">
            <text:p>53</text:p>
          </table:table-cell>
          <table:table-cell office:value-type="float" office:value="134" table:style-name="ce23">
            <text:p>134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9" table:style-name="ce24">
            <text:p>0,9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829999999999998" table:formula="of:=([.F8] + [.G8]) / (2 * ( ((([.H8] + [.I8]) / 2) + [.J8]) / 10 )) * [.L8]" table:style-name="ce25">
            <text:p>16,8300</text:p>
          </table:table-cell>
          <table:table-cell office:value-type="float" office:value="0.28049999999999997" table:formula="of:=[.Z8]/[.D8]" table:style-name="ce26">
            <text:p>0,2805</text:p>
          </table:table-cell>
          <table:table-cell office:value-type="float" office:value="0.49499999999999994" table:formula="of:=-1*[.Z8]/[.E8]" table:style-name="ce27">
            <text:p>0,4950</text:p>
          </table:table-cell>
          <table:table-cell office:value-type="float" office:value="16.829999999999998" table:formula="of:=[.Z8] * ([.N8] + [.O8] + [.P8]) / (3 - [.Q8] - [.R8])" table:style-name="ce26">
            <text:p>16,8300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Combat Laser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32" table:style-name="ce22">
            <text:p>132</text:p>
          </table:table-cell>
          <table:table-cell office:value-type="float" office:value="310" table:style-name="ce23">
            <text:p>310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9" table:style-name="ce24">
            <text:p>0,9</text:p>
          </table:table-cell>
          <table:table-cell office:value-type="float" office:value="0.05" table:style-name="ce24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4.894736842105267" table:formula="of:=([.F9] + [.G9]) / (2 * ( ((([.H9] + [.I9]) / 2) + [.J9]) / 10 )) * [.L9]" table:style-name="ce25">
            <text:p>34,8947</text:p>
          </table:table-cell>
          <table:table-cell office:value-type="float" office:value="0.29078947368421054" table:formula="of:=[.Z9]/[.D9]" table:style-name="ce26">
            <text:p>0,2908</text:p>
          </table:table-cell>
          <table:table-cell office:value-type="float" office:value="0.5452302631578948" table:formula="of:=-1*[.Z9]/[.E9]" table:style-name="ce27">
            <text:p>0,5452</text:p>
          </table:table-cell>
          <table:table-cell office:value-type="float" office:value="34.894736842105267" table:formula="of:=[.Z9] * ([.N9] + [.O9] + [.P9]) / (3 - [.Q9] - [.R9])" table:style-name="ce26">
            <text:p>34,8947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urora Laser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25" table:style-name="ce22">
            <text:p>25</text:p>
          </table:table-cell>
          <table:table-cell office:value-type="float" office:value="72" table:style-name="ce23">
            <text:p>72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9" table:style-name="ce24">
            <text:p>0,9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.270588235294118" table:formula="of:=([.F10] + [.G10]) / (2 * ( ((([.H10] + [.I10]) / 2) + [.J10]) / 10 )) * [.L10]" table:style-name="ce25">
            <text:p>10,2706</text:p>
          </table:table-cell>
          <table:table-cell office:value-type="float" office:value="0.28529411764705886" table:formula="of:=[.Z10]/[.D10]" table:style-name="ce26">
            <text:p>0,2853</text:p>
          </table:table-cell>
          <table:table-cell office:value-type="float" office:value="0.42794117647058827" table:formula="of:=-1*[.Z10]/[.E10]" table:style-name="ce27">
            <text:p>0,4279</text:p>
          </table:table-cell>
          <table:table-cell office:value-type="float" office:value="10.270588235294118" table:formula="of:=[.Z10] * ([.N10] + [.O10] + [.P10]) / (3 - [.Q10] - [.R10])" table:style-name="ce26">
            <text:p>10,2706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urora Laser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65" table:style-name="ce22">
            <text:p>65</text:p>
          </table:table-cell>
          <table:table-cell office:value-type="float" office:value="206" table:style-name="ce23">
            <text:p>206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9" table:style-name="ce24">
            <text:p>0,9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4.39" table:formula="of:=([.F11] + [.G11]) / (2 * ( ((([.H11] + [.I11]) / 2) + [.J11]) / 10 )) * [.L11]" table:style-name="ce25">
            <text:p>24,3900</text:p>
          </table:table-cell>
          <table:table-cell office:value-type="float" office:value="0.33875" table:formula="of:=[.Z11]/[.D11]" table:style-name="ce26">
            <text:p>0,3388</text:p>
          </table:table-cell>
          <table:table-cell office:value-type="float" office:value="0.53021739130434786" table:formula="of:=-1*[.Z11]/[.E11]" table:style-name="ce27">
            <text:p>0,5302</text:p>
          </table:table-cell>
          <table:table-cell office:value-type="float" office:value="24.39" table:formula="of:=[.Z11] * ([.N11] + [.O11] + [.P11]) / (3 - [.Q11] - [.R11])" table:style-name="ce26">
            <text:p>24,3900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urora Laser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84" table:style-name="ce22">
            <text:p>184</text:p>
          </table:table-cell>
          <table:table-cell office:value-type="float" office:value="412" table:style-name="ce23">
            <text:p>412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9" table:style-name="ce24">
            <text:p>0,9</text:p>
          </table:table-cell>
          <table:table-cell office:value-type="float" office:value="0.05" table:style-name="ce24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7.05263157894737" table:formula="of:=([.F12] + [.G12]) / (2 * ( ((([.H12] + [.I12]) / 2) + [.J12]) / 10 )) * [.L12]" table:style-name="ce25">
            <text:p>47,0526</text:p>
          </table:table-cell>
          <table:table-cell office:value-type="float" office:value="0.3267543859649123" table:formula="of:=[.Z12]/[.D12]" table:style-name="ce26">
            <text:p>0,3268</text:p>
          </table:table-cell>
          <table:table-cell office:value-type="float" office:value="0.52280701754385972" table:formula="of:=-1*[.Z12]/[.E12]" table:style-name="ce27">
            <text:p>0,5228</text:p>
          </table:table-cell>
          <table:table-cell office:value-type="float" office:value="47.05263157894737" table:formula="of:=[.Z12] * ([.N12] + [.O12] + [.P12]) / (3 - [.Q12] - [.R12])" table:style-name="ce26">
            <text:p>47,0526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9">
            <text:p>Phase Disruptor</text:p>
          </table:table-cell>
          <table:table-cell office:value-type="string" table:style-name="ce17">
            <text:p>S</text:p>
          </table:table-cell>
          <table:table-cell office:value-type="float" office:value="25" table:style-name="ce17">
            <text:p>25</text:p>
          </table:table-cell>
          <table:table-cell office:value-type="float" office:value="-17" table:style-name="ce18">
            <text:p>-17</text:p>
          </table:table-cell>
          <table:table-cell office:value-type="float" office:value="1" table:style-name="ce17">
            <text:p>1</text:p>
          </table:table-cell>
          <table:table-cell office:value-type="float" office:value="19" table:style-name="ce18">
            <text:p>19</text:p>
          </table:table-cell>
          <table:table-cell office:value-type="float" office:value="3" table:style-name="ce17">
            <text:p>3</text:p>
          </table:table-cell>
          <table:table-cell office:value-type="float" office:value="11" table:style-name="ce18">
            <text:p>11</text:p>
          </table:table-cell>
          <table:table-cell office:value-type="float" office:value="16" table:style-name="ce18">
            <text:p>16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0.6" table:style-name="ce18">
            <text:p>0,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" table:style-name="ce19">
            <text:p>0</text:p>
          </table:table-cell>
          <table:table-cell office:value-type="float" office:value="4.3478260869565224" table:formula="of:=([.F13] + [.G13]) / (2 * ( ((([.H13] + [.I13]) / 2) + [.J13]) / 10 )) * [.L13]" table:style-name="ce11">
            <text:p>4,3478</text:p>
          </table:table-cell>
          <table:table-cell office:value-type="float" office:value="0.17391304347826089" table:formula="of:=[.Z13]/[.D13]" table:style-name="ce12">
            <text:p>0,1739</text:p>
          </table:table-cell>
          <table:table-cell office:value-type="float" office:value="0.25575447570332482" table:formula="of:=-1*[.Z13]/[.E13]" table:style-name="ce13">
            <text:p>0,2558</text:p>
          </table:table-cell>
          <table:table-cell office:value-type="float" office:value="13.043478260869566" table:formula="of:=[.Z13] * ([.N13] + [.O13] + [.P13]) / (3 - [.Q13] - [.R13])" table:style-name="ce12">
            <text:p>13,0435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9">
            <text:p>Phase Disruptor</text:p>
          </table:table-cell>
          <table:table-cell office:value-type="string" table:style-name="ce17">
            <text:p>M</text:p>
          </table:table-cell>
          <table:table-cell office:value-type="float" office:value="35" table:style-name="ce17">
            <text:p>35</text:p>
          </table:table-cell>
          <table:table-cell office:value-type="float" office:value="-30" table:style-name="ce18">
            <text:p>-30</text:p>
          </table:table-cell>
          <table:table-cell office:value-type="float" office:value="1" table:style-name="ce17">
            <text:p>1</text:p>
          </table:table-cell>
          <table:table-cell office:value-type="float" office:value="48" table:style-name="ce18">
            <text:p>48</text:p>
          </table:table-cell>
          <table:table-cell office:value-type="float" office:value="4" table:style-name="ce17">
            <text:p>4</text:p>
          </table:table-cell>
          <table:table-cell office:value-type="float" office:value="16" table:style-name="ce18">
            <text:p>16</text:p>
          </table:table-cell>
          <table:table-cell office:value-type="float" office:value="24" table:style-name="ce18">
            <text:p>24</text:p>
          </table:table-cell>
          <table:table-cell office:value-type="float" office:value="9" table:style-name="ce17">
            <text:p>9</text:p>
          </table:table-cell>
          <table:table-cell office:value-type="float" office:value="1" table:style-name="ce18">
            <text:p>1</text:p>
          </table:table-cell>
          <table:table-cell office:value-type="float" office:value="0.35" table:style-name="ce18">
            <text:p>0,3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" table:style-name="ce19">
            <text:p>0</text:p>
          </table:table-cell>
          <table:table-cell office:value-type="float" office:value="7.2058823529411766" table:formula="of:=([.F14] + [.G14]) / (2 * ( ((([.H14] + [.I14]) / 2) + [.J14]) / 10 )) * [.L14]" table:style-name="ce11">
            <text:p>7,2059</text:p>
          </table:table-cell>
          <table:table-cell office:value-type="float" office:value="0.20588235294117649" table:formula="of:=[.Z14]/[.D14]" table:style-name="ce12">
            <text:p>0,2059</text:p>
          </table:table-cell>
          <table:table-cell office:value-type="float" office:value="0.24019607843137256" table:formula="of:=-1*[.Z14]/[.E14]" table:style-name="ce13">
            <text:p>0,2402</text:p>
          </table:table-cell>
          <table:table-cell office:value-type="float" office:value="21.617647058823529" table:formula="of:=[.Z14] * ([.N14] + [.O14] + [.P14]) / (3 - [.Q14] - [.R14])" table:style-name="ce12">
            <text:p>21,6176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Tachyon Disruptors</text:p>
          </table:table-cell>
          <table:table-cell office:value-type="string" table:style-name="ce21">
            <text:p>S</text:p>
          </table:table-cell>
          <table:table-cell office:value-type="float" office:value="30" table:style-name="ce21">
            <text:p>30</text:p>
          </table:table-cell>
          <table:table-cell office:value-type="float" office:value="-20" table:style-name="ce24">
            <text:p>-20</text:p>
          </table:table-cell>
          <table:table-cell office:value-type="float" office:value="5" table:style-name="ce22">
            <text:p>5</text:p>
          </table:table-cell>
          <table:table-cell office:value-type="float" office:value="30" table:style-name="ce23">
            <text:p>30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0.6" table:style-name="ce24">
            <text:p>0,6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.608695652173914" table:formula="of:=([.F15] + [.G15]) / (2 * ( ((([.H15] + [.I15]) / 2) + [.J15]) / 10 )) * [.L15]" table:style-name="ce25">
            <text:p>7,6087</text:p>
          </table:table-cell>
          <table:table-cell office:value-type="float" office:value="0.25362318840579712" table:formula="of:=[.Z15]/[.D15]" table:style-name="ce26">
            <text:p>0,2536</text:p>
          </table:table-cell>
          <table:table-cell office:value-type="float" office:value="0.38043478260869568" table:formula="of:=-1*[.Z15]/[.E15]" table:style-name="ce27">
            <text:p>0,3804</text:p>
          </table:table-cell>
          <table:table-cell office:value-type="float" office:value="22.826086956521742" table:formula="of:=[.Z15] * ([.N15] + [.O15] + [.P15]) / (3 - [.Q15] - [.R15])" table:style-name="ce26">
            <text:p>22,8261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Tachyon Disruptors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8" table:style-name="ce22">
            <text:p>8</text:p>
          </table:table-cell>
          <table:table-cell office:value-type="float" office:value="85" table:style-name="ce23">
            <text:p>85</text:p>
          </table:table-cell>
          <table:table-cell office:value-type="float" office:value="4" table:style-name="ce22">
            <text:p>4</text:p>
          </table:table-cell>
          <table:table-cell office:value-type="float" office:value="16" table:style-name="ce23">
            <text:p>16</text:p>
          </table:table-cell>
          <table:table-cell office:value-type="float" office:value="24" table:style-name="ce23">
            <text:p>24</text:p>
          </table:table-cell>
          <table:table-cell office:value-type="float" office:value="9" table:style-name="ce21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0.35" table:style-name="ce24">
            <text:p>0,3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3.676470588235295" table:formula="of:=([.F16] + [.G16]) / (2 * ( ((([.H16] + [.I16]) / 2) + [.J16]) / 10 )) * [.L16]" table:style-name="ce25">
            <text:p>13,6765</text:p>
          </table:table-cell>
          <table:table-cell office:value-type="float" office:value="0.22794117647058826" table:formula="of:=[.Z16]/[.D16]" table:style-name="ce26">
            <text:p>0,2279</text:p>
          </table:table-cell>
          <table:table-cell office:value-type="float" office:value="0.40224913494809694" table:formula="of:=-1*[.Z16]/[.E16]" table:style-name="ce27">
            <text:p>0,4022</text:p>
          </table:table-cell>
          <table:table-cell office:value-type="float" office:value="41.029411764705884" table:formula="of:=[.Z16] * ([.N16] + [.O16] + [.P16]) / (3 - [.Q16] - [.R16])" table:style-name="ce26">
            <text:p>41,0294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isruptor Lance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5" table:style-name="ce22">
            <text:p>5</text:p>
          </table:table-cell>
          <table:table-cell office:value-type="float" office:value="43" table:style-name="ce23">
            <text:p>43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9" table:style-name="ce21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0.6" table:style-name="ce24">
            <text:p>0,6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.434782608695652" table:formula="of:=([.F17] + [.G17]) / (2 * ( ((([.H17] + [.I17]) / 2) + [.J17]) / 10 )) * [.L17]" table:style-name="ce25">
            <text:p>10,4348</text:p>
          </table:table-cell>
          <table:table-cell office:value-type="float" office:value="0.28985507246376813" table:formula="of:=[.Z17]/[.D17]" table:style-name="ce26">
            <text:p>0,2899</text:p>
          </table:table-cell>
          <table:table-cell office:value-type="float" office:value="0.43478260869565216" table:formula="of:=-1*[.Z17]/[.E17]" table:style-name="ce27">
            <text:p>0,4348</text:p>
          </table:table-cell>
          <table:table-cell office:value-type="float" office:value="31.304347826086957" table:formula="of:=[.Z17] * ([.N17] + [.O17] + [.P17]) / (3 - [.Q17] - [.R17])" table:style-name="ce26">
            <text:p>31,30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isruptor Lance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10" table:style-name="ce22">
            <text:p>10</text:p>
          </table:table-cell>
          <table:table-cell office:value-type="float" office:value="115" table:style-name="ce23">
            <text:p>115</text:p>
          </table:table-cell>
          <table:table-cell office:value-type="float" office:value="4" table:style-name="ce22">
            <text:p>4</text:p>
          </table:table-cell>
          <table:table-cell office:value-type="float" office:value="16" table:style-name="ce23">
            <text:p>16</text:p>
          </table:table-cell>
          <table:table-cell office:value-type="float" office:value="24" table:style-name="ce23">
            <text:p>24</text:p>
          </table:table-cell>
          <table:table-cell office:value-type="float" office:value="9" table:style-name="ce21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0.35" table:style-name="ce24">
            <text:p>0,3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8.382352941176471" table:formula="of:=([.F18] + [.G18]) / (2 * ( ((([.H18] + [.I18]) / 2) + [.J18]) / 10 )) * [.L18]" table:style-name="ce25">
            <text:p>18,3824</text:p>
          </table:table-cell>
          <table:table-cell office:value-type="float" office:value="0.25531045751633985" table:formula="of:=[.Z18]/[.D18]" table:style-name="ce26">
            <text:p>0,2553</text:p>
          </table:table-cell>
          <table:table-cell office:value-type="float" office:value="0.39961636828644503" table:formula="of:=-1*[.Z18]/[.E18]" table:style-name="ce27">
            <text:p>0,3996</text:p>
          </table:table-cell>
          <table:table-cell office:value-type="float" office:value="55.147058823529413" table:formula="of:=[.Z18] * ([.N18] + [.O18] + [.P18]) / (3 - [.Q18] - [.R18])" table:style-name="ce26">
            <text:p>55,147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9">
            <text:p>Neutron Launchers</text:p>
          </table:table-cell>
          <table:table-cell office:value-type="string" table:style-name="ce17">
            <text:p>G</text:p>
          </table:table-cell>
          <table:table-cell office:value-type="float" office:value="155" table:style-name="ce17">
            <text:p>155</text:p>
          </table:table-cell>
          <table:table-cell office:value-type="float" office:value="-90" table:style-name="ce18">
            <text:p>-90</text:p>
          </table:table-cell>
          <table:table-cell office:value-type="float" office:value="61" table:style-name="ce17">
            <text:p>61</text:p>
          </table:table-cell>
          <table:table-cell office:value-type="float" office:value="131" table:style-name="ce18">
            <text:p>131</text:p>
          </table:table-cell>
          <table:table-cell office:value-type="float" office:value="25" table:style-name="ce17">
            <text:p>25</text:p>
          </table:table-cell>
          <table:table-cell office:value-type="float" office:value="100" table:style-name="ce18">
            <text:p>100</text:p>
          </table:table-cell>
          <table:table-cell office:value-type="float" office:value="150" table:style-name="ce18">
            <text:p>150</text:p>
          </table:table-cell>
          <table:table-cell office:value-type="float" office:value="19" table:style-name="ce17">
            <text:p>19</text:p>
          </table:table-cell>
          <table:table-cell office:value-type="float" office:value="0.9" table:style-name="ce18">
            <text:p>0,9</text:p>
          </table:table-cell>
          <table:table-cell office:value-type="float" office:value="0" table:style-name="ce18">
            <text:p>0</text:p>
          </table:table-cell>
          <table:table-cell office:value-type="float" office:value="1.75" table:style-name="ce17">
            <text:p>1,75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1" table:style-name="ce19">
            <text:p>1</text:p>
          </table:table-cell>
          <table:table-cell office:value-type="float" office:value="4.0658823529411769" table:formula="of:=([.F19] + [.G19]) / (2 * ( ((([.H19] + [.I19]) / 2) + [.J19]) / 10 )) * [.L19]" table:style-name="ce11">
            <text:p>4,0659</text:p>
          </table:table-cell>
          <table:table-cell office:value-type="float" office:value="2.6231499051233401E-2" table:formula="of:=[.Z19]/[.D19]" table:style-name="ce12">
            <text:p>0,0262</text:p>
          </table:table-cell>
          <table:table-cell office:value-type="float" office:value="4.5176470588235297E-2" table:formula="of:=-1*[.Z19]/[.E19]" table:style-name="ce13">
            <text:p>0,0452</text:p>
          </table:table-cell>
          <table:table-cell office:value-type="float" office:value="5.0823529411764712" table:formula="of:=[.Z19] * ([.N19] + [.O19] + [.P19]) / (3 - [.Q19] - [.R19])" table:style-name="ce12">
            <text:p>5,082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Muon Launchers</text:p>
          </table:table-cell>
          <table:table-cell office:value-type="string" table:style-name="ce21">
            <text:p>G</text:p>
          </table:table-cell>
          <table:table-cell office:value-type="float" office:value="180" table:style-name="ce21">
            <text:p>180</text:p>
          </table:table-cell>
          <table:table-cell office:value-type="float" office:value="-105" table:style-name="ce24">
            <text:p>-105</text:p>
          </table:table-cell>
          <table:table-cell office:value-type="float" office:value="76" table:style-name="ce22">
            <text:p>76</text:p>
          </table:table-cell>
          <table:table-cell office:value-type="float" office:value="162" table:style-name="ce23">
            <text:p>162</text:p>
          </table:table-cell>
          <table:table-cell office:value-type="float" office:value="25" table:style-name="ce22">
            <text:p>25</text:p>
          </table:table-cell>
          <table:table-cell office:value-type="float" office:value="100" table:style-name="ce23">
            <text:p>100</text:p>
          </table:table-cell>
          <table:table-cell office:value-type="float" office:value="150" table:style-name="ce23">
            <text:p>150</text:p>
          </table:table-cell>
          <table:table-cell office:value-type="float" office:value="19" table:style-name="ce21">
            <text:p>19</text:p>
          </table:table-cell>
          <table:table-cell office:value-type="float" office:value="0.9" table:style-name="ce24">
            <text:p>0,9</text:p>
          </table:table-cell>
          <table:table-cell office:value-type="float" office:value="0" table:style-name="ce24">
            <text:p>0</text:p>
          </table:table-cell>
          <table:table-cell office:value-type="float" office:value="1.75" table:style-name="ce21">
            <text:p>1,75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1" table:style-name="ce24">
            <text:p>1</text:p>
          </table:table-cell>
          <table:table-cell office:value-type="float" office:value="5.04" table:formula="of:=([.F20] + [.G20]) / (2 * ( ((([.H20] + [.I20]) / 2) + [.J20]) / 10 )) * [.L20]" table:style-name="ce25">
            <text:p>5,0400</text:p>
          </table:table-cell>
          <table:table-cell office:value-type="float" office:value="2.8000000000000001E-2" table:formula="of:=[.Z20]/[.D20]" table:style-name="ce26">
            <text:p>0,0280</text:p>
          </table:table-cell>
          <table:table-cell office:value-type="float" office:value="4.8000000000000001E-2" table:formula="of:=-1*[.Z20]/[.E20]" table:style-name="ce27">
            <text:p>0,0480</text:p>
          </table:table-cell>
          <table:table-cell office:value-type="float" office:value="6.3" table:formula="of:=[.Z20] * ([.N20] + [.O20] + [.P20]) / (3 - [.Q20] - [.R20])" table:style-name="ce26">
            <text:p>6,3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ntimatter Launcers</text:p>
          </table:table-cell>
          <table:table-cell office:value-type="string" table:style-name="ce21">
            <text:p>G</text:p>
          </table:table-cell>
          <table:table-cell office:value-type="float" office:value="205" table:style-name="ce21">
            <text:p>205</text:p>
          </table:table-cell>
          <table:table-cell office:value-type="float" office:value="-120" table:style-name="ce24">
            <text:p>-120</text:p>
          </table:table-cell>
          <table:table-cell office:value-type="float" office:value="92" table:style-name="ce22">
            <text:p>92</text:p>
          </table:table-cell>
          <table:table-cell office:value-type="float" office:value="195" table:style-name="ce23">
            <text:p>195</text:p>
          </table:table-cell>
          <table:table-cell office:value-type="float" office:value="25" table:style-name="ce22">
            <text:p>25</text:p>
          </table:table-cell>
          <table:table-cell office:value-type="float" office:value="100" table:style-name="ce23">
            <text:p>100</text:p>
          </table:table-cell>
          <table:table-cell office:value-type="float" office:value="150" table:style-name="ce23">
            <text:p>150</text:p>
          </table:table-cell>
          <table:table-cell office:value-type="float" office:value="19" table:style-name="ce21">
            <text:p>19</text:p>
          </table:table-cell>
          <table:table-cell office:value-type="float" office:value="0.9" table:style-name="ce24">
            <text:p>0,9</text:p>
          </table:table-cell>
          <table:table-cell office:value-type="float" office:value="0" table:style-name="ce24">
            <text:p>0</text:p>
          </table:table-cell>
          <table:table-cell office:value-type="float" office:value="1.75" table:style-name="ce21">
            <text:p>1,75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1" table:style-name="ce24">
            <text:p>1</text:p>
          </table:table-cell>
          <table:table-cell office:value-type="float" office:value="6.0776470588235298" table:formula="of:=([.F21] + [.G21]) / (2 * ( ((([.H21] + [.I21]) / 2) + [.J21]) / 10 )) * [.L21]" table:style-name="ce25">
            <text:p>6,0776</text:p>
          </table:table-cell>
          <table:table-cell office:value-type="float" office:value="2.9647058823529415E-2" table:formula="of:=[.Z21]/[.D21]" table:style-name="ce26">
            <text:p>0,0296</text:p>
          </table:table-cell>
          <table:table-cell office:value-type="float" office:value="5.0647058823529413E-2" table:formula="of:=-1*[.Z21]/[.E21]" table:style-name="ce27">
            <text:p>0,0506</text:p>
          </table:table-cell>
          <table:table-cell office:value-type="float" office:value="7.5970588235294123" table:formula="of:=[.Z21] * ([.N21] + [.O21] + [.P21]) / (3 - [.Q21] - [.R21])" table:style-name="ce26">
            <text:p>7,597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Plasma Cannon</text:p>
          </table:table-cell>
          <table:table-cell office:value-type="string" table:style-name="ce17">
            <text:p>S</text:p>
          </table:table-cell>
          <table:table-cell office:value-type="float" office:value="25" table:style-name="ce17">
            <text:p>25</text:p>
          </table:table-cell>
          <table:table-cell office:value-type="float" office:value="-17" table:style-name="ce18">
            <text:p>-17</text:p>
          </table:table-cell>
          <table:table-cell office:value-type="float" office:value="21" table:style-name="ce17">
            <text:p>21</text:p>
          </table:table-cell>
          <table:table-cell office:value-type="float" office:value="56" table:style-name="ce18">
            <text:p>56</text:p>
          </table:table-cell>
          <table:table-cell office:value-type="float" office:value="6" table:style-name="ce17">
            <text:p>6</text:p>
          </table:table-cell>
          <table:table-cell office:value-type="float" office:value="24" table:style-name="ce18">
            <text:p>24</text:p>
          </table:table-cell>
          <table:table-cell office:value-type="float" office:value="35" table:style-name="ce18">
            <text:p>35</text:p>
          </table:table-cell>
          <table:table-cell office:value-type="float" office:value="7" table:style-name="ce17">
            <text:p>7</text:p>
          </table:table-cell>
          <table:table-cell office:value-type="float" office:value="0.8" table:style-name="ce18">
            <text:p>0,8</text:p>
          </table:table-cell>
          <table:table-cell office:value-type="float" office:value="0.4" table:style-name="ce18">
            <text:p>0,4</text:p>
          </table:table-cell>
          <table:table-cell office:value-type="float" office:value="1.5" table:style-name="ce17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" table:style-name="ce19">
            <text:p>0</text:p>
          </table:table-cell>
          <table:table-cell office:value-type="float" office:value="6.16" table:formula="of:=([.F22] + [.G22]) / (2 * ( ((([.H22] + [.I22]) / 2) + [.J22]) / 10 )) * [.L22]" table:style-name="ce11">
            <text:p>6,1600</text:p>
          </table:table-cell>
          <table:table-cell office:value-type="float" office:value="0.24640000000000001" table:formula="of:=[.Z22]/[.D22]" table:style-name="ce12">
            <text:p>0,2464</text:p>
          </table:table-cell>
          <table:table-cell office:value-type="float" office:value="0.3623529411764706" table:formula="of:=-1*[.Z22]/[.E22]" table:style-name="ce13">
            <text:p>0,3624</text:p>
          </table:table-cell>
          <table:table-cell office:value-type="float" office:value="7.7" table:formula="of:=[.Z22] * ([.N22] + [.O22] + [.P22]) / (3 - [.Q22] - [.R22])" table:style-name="ce12">
            <text:p>7,7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Plasma Cannon</text:p>
          </table:table-cell>
          <table:table-cell office:value-type="string" table:style-name="ce17">
            <text:p>M</text:p>
          </table:table-cell>
          <table:table-cell office:value-type="float" office:value="50" table:style-name="ce17">
            <text:p>50</text:p>
          </table:table-cell>
          <table:table-cell office:value-type="float" office:value="-30" table:style-name="ce18">
            <text:p>-30</text:p>
          </table:table-cell>
          <table:table-cell office:value-type="float" office:value="53" table:style-name="ce17">
            <text:p>53</text:p>
          </table:table-cell>
          <table:table-cell office:value-type="float" office:value="140" table:style-name="ce18">
            <text:p>140</text:p>
          </table:table-cell>
          <table:table-cell office:value-type="float" office:value="7" table:style-name="ce17">
            <text:p>7</text:p>
          </table:table-cell>
          <table:table-cell office:value-type="float" office:value="27" table:style-name="ce18">
            <text:p>27</text:p>
          </table:table-cell>
          <table:table-cell office:value-type="float" office:value="40" table:style-name="ce18">
            <text:p>40</text:p>
          </table:table-cell>
          <table:table-cell office:value-type="float" office:value="10" table:style-name="ce17">
            <text:p>10</text:p>
          </table:table-cell>
          <table:table-cell office:value-type="float" office:value="0.8" table:style-name="ce18">
            <text:p>0,8</text:p>
          </table:table-cell>
          <table:table-cell office:value-type="float" office:value="0.2" table:style-name="ce18">
            <text:p>0,2</text:p>
          </table:table-cell>
          <table:table-cell office:value-type="float" office:value="1.5" table:style-name="ce17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" table:style-name="ce19">
            <text:p>0</text:p>
          </table:table-cell>
          <table:table-cell office:value-type="float" office:value="13.543859649122806" table:formula="of:=([.F23] + [.G23]) / (2 * ( ((([.H23] + [.I23]) / 2) + [.J23]) / 10 )) * [.L23]" table:style-name="ce11">
            <text:p>13,5439</text:p>
          </table:table-cell>
          <table:table-cell office:value-type="float" office:value="0.27087719298245611" table:formula="of:=[.Z23]/[.D23]" table:style-name="ce12">
            <text:p>0,2709</text:p>
          </table:table-cell>
          <table:table-cell office:value-type="float" office:value="0.45146198830409356" table:formula="of:=-1*[.Z23]/[.E23]" table:style-name="ce13">
            <text:p>0,4515</text:p>
          </table:table-cell>
          <table:table-cell office:value-type="float" office:value="16.92982456140351" table:formula="of:=[.Z23] * ([.N23] + [.O23] + [.P23]) / (3 - [.Q23] - [.R23])" table:style-name="ce12">
            <text:p>16,929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Plasma Cannon</text:p>
          </table:table-cell>
          <table:table-cell office:value-type="string" table:style-name="ce17">
            <text:p>L</text:p>
          </table:table-cell>
          <table:table-cell office:value-type="float" office:value="100" table:style-name="ce17">
            <text:p>100</text:p>
          </table:table-cell>
          <table:table-cell office:value-type="float" office:value="-59" table:style-name="ce18">
            <text:p>-59</text:p>
          </table:table-cell>
          <table:table-cell office:value-type="float" office:value="126" table:style-name="ce17">
            <text:p>126</text:p>
          </table:table-cell>
          <table:table-cell office:value-type="float" office:value="336" table:style-name="ce18">
            <text:p>336</text:p>
          </table:table-cell>
          <table:table-cell office:value-type="float" office:value="8" table:style-name="ce17">
            <text:p>8</text:p>
          </table:table-cell>
          <table:table-cell office:value-type="float" office:value="30" table:style-name="ce18">
            <text:p>30</text:p>
          </table:table-cell>
          <table:table-cell office:value-type="float" office:value="45" table:style-name="ce18">
            <text:p>45</text:p>
          </table:table-cell>
          <table:table-cell office:value-type="float" office:value="14" table:style-name="ce17">
            <text:p>14</text:p>
          </table:table-cell>
          <table:table-cell office:value-type="float" office:value="0.8" table:style-name="ce18">
            <text:p>0,8</text:p>
          </table:table-cell>
          <table:table-cell office:value-type="float" office:value="0.05" table:style-name="ce18">
            <text:p>0,05</text:p>
          </table:table-cell>
          <table:table-cell office:value-type="float" office:value="1.5" table:style-name="ce17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" table:style-name="ce19">
            <text:p>0</text:p>
          </table:table-cell>
          <table:table-cell office:value-type="float" office:value="28.875" table:formula="of:=([.F24] + [.G24]) / (2 * ( ((([.H24] + [.I24]) / 2) + [.J24]) / 10 )) * [.L24]" table:style-name="ce11">
            <text:p>28,8750</text:p>
          </table:table-cell>
          <table:table-cell office:value-type="float" office:value="0.28875000000000001" table:formula="of:=[.Z24]/[.D24]" table:style-name="ce12">
            <text:p>0,2888</text:p>
          </table:table-cell>
          <table:table-cell office:value-type="float" office:value="0.48940677966101692" table:formula="of:=-1*[.Z24]/[.E24]" table:style-name="ce13">
            <text:p>0,4894</text:p>
          </table:table-cell>
          <table:table-cell office:value-type="float" office:value="36.09375" table:formula="of:=[.Z24] * ([.N24] + [.O24] + [.P24]) / (3 - [.Q24] - [.R24])" table:style-name="ce12">
            <text:p>36,09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Plasma Cannon</text:p>
          </table:table-cell>
          <table:table-cell office:value-type="string" table:style-name="ce21">
            <text:p>S</text:p>
          </table:table-cell>
          <table:table-cell office:value-type="float" office:value="30" table:style-name="ce21">
            <text:p>30</text:p>
          </table:table-cell>
          <table:table-cell office:value-type="float" office:value="-20" table:style-name="ce24">
            <text:p>-20</text:p>
          </table:table-cell>
          <table:table-cell office:value-type="float" office:value="27" table:style-name="ce22">
            <text:p>27</text:p>
          </table:table-cell>
          <table:table-cell office:value-type="float" office:value="62" table:style-name="ce23">
            <text:p>62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7" table:style-name="ce21">
            <text:p>7</text:p>
          </table:table-cell>
          <table:table-cell office:value-type="float" office:value="0.8" table:style-name="ce24">
            <text:p>0,8</text:p>
          </table:table-cell>
          <table:table-cell office:value-type="float" office:value="0.4" table:style-name="ce24">
            <text:p>0,4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.120000000000001" table:formula="of:=([.F25] + [.G25]) / (2 * ( ((([.H25] + [.I25]) / 2) + [.J25]) / 10 )) * [.L25]" table:style-name="ce25">
            <text:p>7,1200</text:p>
          </table:table-cell>
          <table:table-cell office:value-type="float" office:value="0.23733333333333337" table:formula="of:=[.Z25]/[.D25]" table:style-name="ce26">
            <text:p>0,2373</text:p>
          </table:table-cell>
          <table:table-cell office:value-type="float" office:value="0.35600000000000004" table:formula="of:=-1*[.Z25]/[.E25]" table:style-name="ce27">
            <text:p>0,3560</text:p>
          </table:table-cell>
          <table:table-cell office:value-type="float" office:value="8.9" table:formula="of:=[.Z25] * ([.N25] + [.O25] + [.P25]) / (3 - [.Q25] - [.R25])" table:style-name="ce26">
            <text:p>8,9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Plasma Cannon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71" table:style-name="ce22">
            <text:p>71</text:p>
          </table:table-cell>
          <table:table-cell office:value-type="float" office:value="160" table:style-name="ce23">
            <text:p>160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0" table:style-name="ce21">
            <text:p>10</text:p>
          </table:table-cell>
          <table:table-cell office:value-type="float" office:value="0.8" table:style-name="ce24">
            <text:p>0,8</text:p>
          </table:table-cell>
          <table:table-cell office:value-type="float" office:value="0.2" table:style-name="ce24">
            <text:p>0,2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210526315789476" table:formula="of:=([.F26] + [.G26]) / (2 * ( ((([.H26] + [.I26]) / 2) + [.J26]) / 10 )) * [.L26]" table:style-name="ce25">
            <text:p>16,2105</text:p>
          </table:table-cell>
          <table:table-cell office:value-type="float" office:value="0.27017543859649129" table:formula="of:=[.Z26]/[.D26]" table:style-name="ce26">
            <text:p>0,2702</text:p>
          </table:table-cell>
          <table:table-cell office:value-type="float" office:value="0.476780185758514" table:formula="of:=-1*[.Z26]/[.E26]" table:style-name="ce27">
            <text:p>0,4768</text:p>
          </table:table-cell>
          <table:table-cell office:value-type="float" office:value="20.263157894736846" table:formula="of:=[.Z26] * ([.N26] + [.O26] + [.P26]) / (3 - [.Q26] - [.R26])" table:style-name="ce26">
            <text:p>20,263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Plasma Cannon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70" table:style-name="ce22">
            <text:p>170</text:p>
          </table:table-cell>
          <table:table-cell office:value-type="float" office:value="356" table:style-name="ce23">
            <text:p>356</text:p>
          </table:table-cell>
          <table:table-cell office:value-type="float" office:value="8" table:style-name="ce22">
            <text:p>8</text:p>
          </table:table-cell>
          <table:table-cell office:value-type="float" office:value="30" table:style-name="ce23">
            <text:p>30</text:p>
          </table:table-cell>
          <table:table-cell office:value-type="float" office:value="45" table:style-name="ce23">
            <text:p>45</text:p>
          </table:table-cell>
          <table:table-cell office:value-type="float" office:value="14" table:style-name="ce21">
            <text:p>14</text:p>
          </table:table-cell>
          <table:table-cell office:value-type="float" office:value="0.8" table:style-name="ce24">
            <text:p>0,8</text:p>
          </table:table-cell>
          <table:table-cell office:value-type="float" office:value="0.05" table:style-name="ce24">
            <text:p>0,05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2.875" table:formula="of:=([.F27] + [.G27]) / (2 * ( ((([.H27] + [.I27]) / 2) + [.J27]) / 10 )) * [.L27]" table:style-name="ce25">
            <text:p>32,8750</text:p>
          </table:table-cell>
          <table:table-cell office:value-type="float" office:value="0.27395833333333336" table:formula="of:=[.Z27]/[.D27]" table:style-name="ce26">
            <text:p>0,2740</text:p>
          </table:table-cell>
          <table:table-cell office:value-type="float" office:value="0.513671875" table:formula="of:=-1*[.Z27]/[.E27]" table:style-name="ce27">
            <text:p>0,5137</text:p>
          </table:table-cell>
          <table:table-cell office:value-type="float" office:value="41.09375" table:formula="of:=[.Z27] * ([.N27] + [.O27] + [.P27]) / (3 - [.Q27] - [.R27])" table:style-name="ce26">
            <text:p>41,09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ragonbreath Cannon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31" table:style-name="ce22">
            <text:p>31</text:p>
          </table:table-cell>
          <table:table-cell office:value-type="float" office:value="72" table:style-name="ce23">
            <text:p>72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7" table:style-name="ce21">
            <text:p>7</text:p>
          </table:table-cell>
          <table:table-cell office:value-type="float" office:value="0.8" table:style-name="ce24">
            <text:p>0,8</text:p>
          </table:table-cell>
          <table:table-cell office:value-type="float" office:value="0.4" table:style-name="ce24">
            <text:p>0,4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8.24" table:formula="of:=([.F28] + [.G28]) / (2 * ( ((([.H28] + [.I28]) / 2) + [.J28]) / 10 )) * [.L28]" table:style-name="ce25">
            <text:p>8,2400</text:p>
          </table:table-cell>
          <table:table-cell office:value-type="float" office:value="0.22888888888888889" table:formula="of:=[.Z28]/[.D28]" table:style-name="ce26">
            <text:p>0,2289</text:p>
          </table:table-cell>
          <table:table-cell office:value-type="float" office:value="0.34333333333333332" table:formula="of:=-1*[.Z28]/[.E28]" table:style-name="ce27">
            <text:p>0,3433</text:p>
          </table:table-cell>
          <table:table-cell office:value-type="float" office:value="10.3" table:formula="of:=[.Z28] * ([.N28] + [.O28] + [.P28]) / (3 - [.Q28] - [.R28])" table:style-name="ce26">
            <text:p>10,3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ragonbreath Cannon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79" table:style-name="ce22">
            <text:p>79</text:p>
          </table:table-cell>
          <table:table-cell office:value-type="float" office:value="195" table:style-name="ce23">
            <text:p>195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0" table:style-name="ce21">
            <text:p>10</text:p>
          </table:table-cell>
          <table:table-cell office:value-type="float" office:value="0.8" table:style-name="ce24">
            <text:p>0,8</text:p>
          </table:table-cell>
          <table:table-cell office:value-type="float" office:value="0.2" table:style-name="ce24">
            <text:p>0,2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9.228070175438599" table:formula="of:=([.F29] + [.G29]) / (2 * ( ((([.H29] + [.I29]) / 2) + [.J29]) / 10 )) * [.L29]" table:style-name="ce25">
            <text:p>19,2281</text:p>
          </table:table-cell>
          <table:table-cell office:value-type="float" office:value="0.26705653021442499" table:formula="of:=[.Z29]/[.D29]" table:style-name="ce26">
            <text:p>0,2671</text:p>
          </table:table-cell>
          <table:table-cell office:value-type="float" office:value="0.41800152555301301" table:formula="of:=-1*[.Z29]/[.E29]" table:style-name="ce27">
            <text:p>0,4180</text:p>
          </table:table-cell>
          <table:table-cell office:value-type="float" office:value="24.03508771929825" table:formula="of:=[.Z29] * ([.N29] + [.O29] + [.P29]) / (3 - [.Q29] - [.R29])" table:style-name="ce26">
            <text:p>24,035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ragonbreath Cannon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92" table:style-name="ce22">
            <text:p>192</text:p>
          </table:table-cell>
          <table:table-cell office:value-type="float" office:value="400" table:style-name="ce23">
            <text:p>400</text:p>
          </table:table-cell>
          <table:table-cell office:value-type="float" office:value="8" table:style-name="ce22">
            <text:p>8</text:p>
          </table:table-cell>
          <table:table-cell office:value-type="float" office:value="30" table:style-name="ce23">
            <text:p>30</text:p>
          </table:table-cell>
          <table:table-cell office:value-type="float" office:value="45" table:style-name="ce23">
            <text:p>45</text:p>
          </table:table-cell>
          <table:table-cell office:value-type="float" office:value="14" table:style-name="ce21">
            <text:p>14</text:p>
          </table:table-cell>
          <table:table-cell office:value-type="float" office:value="0.8" table:style-name="ce24">
            <text:p>0,8</text:p>
          </table:table-cell>
          <table:table-cell office:value-type="float" office:value="0.05" table:style-name="ce24">
            <text:p>0,05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7" table:formula="of:=([.F30] + [.G30]) / (2 * ( ((([.H30] + [.I30]) / 2) + [.J30]) / 10 )) * [.L30]" table:style-name="ce25">
            <text:p>37,0000</text:p>
          </table:table-cell>
          <table:table-cell office:value-type="float" office:value="0.25694444444444442" table:formula="of:=[.Z30]/[.D30]" table:style-name="ce26">
            <text:p>0,2569</text:p>
          </table:table-cell>
          <table:table-cell office:value-type="float" office:value="0.41111111111111109" table:formula="of:=-1*[.Z30]/[.E30]" table:style-name="ce27">
            <text:p>0,4111</text:p>
          </table:table-cell>
          <table:table-cell office:value-type="float" office:value="46.25" table:formula="of:=[.Z30] * ([.N30] + [.O30] + [.P30]) / (3 - [.Q30] - [.R30])" table:style-name="ce26">
            <text:p>46,2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Plasma Missile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24" table:style-name="ce22">
            <text:p>24</text:p>
          </table:table-cell>
          <table:table-cell office:value-type="float" office:value="66" table:style-name="ce23">
            <text:p>66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1" table:style-name="ce21">
            <text:p>11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23">
            <text:p>0</text:p>
          </table:table-cell>
          <table:table-cell office:value-type="float" office:value="15" table:style-name="ce23">
            <text:p>1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9" table:formula="of:=([.F31] + [.G31]) / (2 * ( ((([.H31] + [.I31]) / 2) + [.J31]) / 10 )) * [.L31]" table:style-name="ce25">
            <text:p>9,0000</text:p>
          </table:table-cell>
          <table:table-cell office:value-type="float" office:value="0.3" table:formula="of:=[.Z31]/[.D31]" table:style-name="ce26">
            <text:p>0,3000</text:p>
          </table:table-cell>
          <table:table-cell office:value-type="float" office:value="0.45" table:formula="of:=-1*[.Z31]/[.E31]" table:style-name="ce27">
            <text:p>0,4500</text:p>
          </table:table-cell>
          <table:table-cell office:value-type="float" office:value="10.74" table:formula="of:=[.Z31] * ([.N31] + [.O31] + [.P31]) / (3 - [.Q31] - [.R31])" table:style-name="ce26">
            <text:p>10,74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Plasma Missile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60" table:style-name="ce22">
            <text:p>60</text:p>
          </table:table-cell>
          <table:table-cell office:value-type="float" office:value="132" table:style-name="ce23">
            <text:p>132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3">
            <text:p>2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16.842105263157894" table:formula="of:=([.F32] + [.G32]) / (2 * ( ((([.H32] + [.I32]) / 2) + [.J32]) / 10 )) * [.L32]" table:style-name="ce25">
            <text:p>16,8421</text:p>
          </table:table-cell>
          <table:table-cell office:value-type="float" office:value="0.2807017543859649" table:formula="of:=[.Z32]/[.D32]" table:style-name="ce26">
            <text:p>0,2807</text:p>
          </table:table-cell>
          <table:table-cell office:value-type="float" office:value="0.49535603715170273" table:formula="of:=-1*[.Z32]/[.E32]" table:style-name="ce27">
            <text:p>0,4954</text:p>
          </table:table-cell>
          <table:table-cell office:value-type="float" office:value="20.098245614035086" table:formula="of:=[.Z32] * ([.N32] + [.O32] + [.P32]) / (3 - [.Q32] - [.R32])" table:style-name="ce26">
            <text:p>20,098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Plasma Missile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48" table:style-name="ce22">
            <text:p>148</text:p>
          </table:table-cell>
          <table:table-cell office:value-type="float" office:value="334" table:style-name="ce23">
            <text:p>334</text:p>
          </table:table-cell>
          <table:table-cell office:value-type="float" office:value="8" table:style-name="ce22">
            <text:p>8</text:p>
          </table:table-cell>
          <table:table-cell office:value-type="float" office:value="30" table:style-name="ce23">
            <text:p>30</text:p>
          </table:table-cell>
          <table:table-cell office:value-type="float" office:value="45" table:style-name="ce23">
            <text:p>45</text:p>
          </table:table-cell>
          <table:table-cell office:value-type="float" office:value="17" table:style-name="ce21">
            <text:p>17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25" table:style-name="ce23">
            <text:p>2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37.65625" table:formula="of:=([.F33] + [.G33]) / (2 * ( ((([.H33] + [.I33]) / 2) + [.J33]) / 10 )) * [.L33]" table:style-name="ce25">
            <text:p>37,6563</text:p>
          </table:table-cell>
          <table:table-cell office:value-type="float" office:value="0.31380208333333331" table:formula="of:=[.Z33]/[.D33]" table:style-name="ce26">
            <text:p>0,3138</text:p>
          </table:table-cell>
          <table:table-cell office:value-type="float" office:value="0.58837890625" table:formula="of:=-1*[.Z33]/[.E33]" table:style-name="ce27">
            <text:p>0,5884</text:p>
          </table:table-cell>
          <table:table-cell office:value-type="float" office:value="44.936458333333327" table:formula="of:=[.Z33] * ([.N33] + [.O33] + [.P33]) / (3 - [.Q33] - [.R33])" table:style-name="ce26">
            <text:p>44,936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mproved Plasma Missile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30" table:style-name="ce22">
            <text:p>30</text:p>
          </table:table-cell>
          <table:table-cell office:value-type="float" office:value="84" table:style-name="ce23">
            <text:p>84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1" table:style-name="ce21">
            <text:p>11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23">
            <text:p>0</text:p>
          </table:table-cell>
          <table:table-cell office:value-type="float" office:value="15" table:style-name="ce23">
            <text:p>1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11.4" table:formula="of:=([.F34] + [.G34]) / (2 * ( ((([.H34] + [.I34]) / 2) + [.J34]) / 10 )) * [.L34]" table:style-name="ce25">
            <text:p>11,4000</text:p>
          </table:table-cell>
          <table:table-cell office:value-type="float" office:value="0.31666666666666665" table:formula="of:=[.Z34]/[.D34]" table:style-name="ce26">
            <text:p>0,3167</text:p>
          </table:table-cell>
          <table:table-cell office:value-type="float" office:value="0.47500000000000003" table:formula="of:=-1*[.Z34]/[.E34]" table:style-name="ce27">
            <text:p>0,4750</text:p>
          </table:table-cell>
          <table:table-cell office:value-type="float" office:value="13.604000000000001" table:formula="of:=[.Z34] * ([.N34] + [.O34] + [.P34]) / (3 - [.Q34] - [.R34])" table:style-name="ce26">
            <text:p>13,604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mproved Plasma Missile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90" table:style-name="ce22">
            <text:p>90</text:p>
          </table:table-cell>
          <table:table-cell office:value-type="float" office:value="214" table:style-name="ce23">
            <text:p>214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3">
            <text:p>2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26.666666666666664" table:formula="of:=([.F35] + [.G35]) / (2 * ( ((([.H35] + [.I35]) / 2) + [.J35]) / 10 )) * [.L35]" table:style-name="ce25">
            <text:p>26,6667</text:p>
          </table:table-cell>
          <table:table-cell office:value-type="float" office:value="0.37037037037037035" table:formula="of:=[.Z35]/[.D35]" table:style-name="ce26">
            <text:p>0,3704</text:p>
          </table:table-cell>
          <table:table-cell office:value-type="float" office:value="0.57971014492753614" table:formula="of:=-1*[.Z35]/[.E35]" table:style-name="ce27">
            <text:p>0,5797</text:p>
          </table:table-cell>
          <table:table-cell office:value-type="float" office:value="31.822222222222219" table:formula="of:=[.Z35] * ([.N35] + [.O35] + [.P35]) / (3 - [.Q35] - [.R35])" table:style-name="ce26">
            <text:p>31,822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mproved Plasma Missile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212" table:style-name="ce22">
            <text:p>212</text:p>
          </table:table-cell>
          <table:table-cell office:value-type="float" office:value="438" table:style-name="ce23">
            <text:p>438</text:p>
          </table:table-cell>
          <table:table-cell office:value-type="float" office:value="8" table:style-name="ce22">
            <text:p>8</text:p>
          </table:table-cell>
          <table:table-cell office:value-type="float" office:value="30" table:style-name="ce23">
            <text:p>30</text:p>
          </table:table-cell>
          <table:table-cell office:value-type="float" office:value="45" table:style-name="ce23">
            <text:p>45</text:p>
          </table:table-cell>
          <table:table-cell office:value-type="float" office:value="17" table:style-name="ce21">
            <text:p>17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23">
            <text:p>0</text:p>
          </table:table-cell>
          <table:table-cell office:value-type="float" office:value="25" table:style-name="ce23">
            <text:p>2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50.78125" table:formula="of:=([.F36] + [.G36]) / (2 * ( ((([.H36] + [.I36]) / 2) + [.J36]) / 10 )) * [.L36]" table:style-name="ce25">
            <text:p>50,7813</text:p>
          </table:table-cell>
          <table:table-cell office:value-type="float" office:value="0.35264756944444442" table:formula="of:=[.Z36]/[.D36]" table:style-name="ce26">
            <text:p>0,3526</text:p>
          </table:table-cell>
          <table:table-cell office:value-type="float" office:value="0.56423611111111116" table:formula="of:=-1*[.Z36]/[.E36]" table:style-name="ce27">
            <text:p>0,5642</text:p>
          </table:table-cell>
          <table:table-cell office:value-type="float" office:value="60.598958333333336" table:formula="of:=[.Z36] * ([.N36] + [.O36] + [.P36]) / (3 - [.Q36] - [.R36])" table:style-name="ce26">
            <text:p>60,599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ncinerator Missile</text:p>
          </table:table-cell>
          <table:table-cell office:value-type="string" table:style-name="ce21">
            <text:p>S</text:p>
          </table:table-cell>
          <table:table-cell office:value-type="float" office:value="40" table:style-name="ce22">
            <text:p>40</text:p>
          </table:table-cell>
          <table:table-cell office:value-type="float" office:value="-28" table:style-name="ce23">
            <text:p>-28</text:p>
          </table:table-cell>
          <table:table-cell office:value-type="float" office:value="42" table:style-name="ce22">
            <text:p>42</text:p>
          </table:table-cell>
          <table:table-cell office:value-type="float" office:value="104" table:style-name="ce23">
            <text:p>104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1" table:style-name="ce21">
            <text:p>11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15" table:style-name="ce23">
            <text:p>1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14.6" table:formula="of:=([.F37] + [.G37]) / (2 * ( ((([.H37] + [.I37]) / 2) + [.J37]) / 10 )) * [.L37]" table:style-name="ce25">
            <text:p>14,6000</text:p>
          </table:table-cell>
          <table:table-cell office:value-type="float" office:value="0.36499999999999999" table:formula="of:=[.Z37]/[.D37]" table:style-name="ce26">
            <text:p>0,3650</text:p>
          </table:table-cell>
          <table:table-cell office:value-type="float" office:value="0.52142857142857146" table:formula="of:=-1*[.Z37]/[.E37]" table:style-name="ce27">
            <text:p>0,5214</text:p>
          </table:table-cell>
          <table:table-cell office:value-type="float" office:value="17.422666666666668" table:formula="of:=[.Z37] * ([.N37] + [.O37] + [.P37]) / (3 - [.Q37] - [.R37])" table:style-name="ce26">
            <text:p>17,422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ncinerator Missile</text:p>
          </table:table-cell>
          <table:table-cell office:value-type="string" table:style-name="ce21">
            <text:p>M</text:p>
          </table:table-cell>
          <table:table-cell office:value-type="float" office:value="80" table:style-name="ce22">
            <text:p>80</text:p>
          </table:table-cell>
          <table:table-cell office:value-type="float" office:value="-52" table:style-name="ce23">
            <text:p>-52</text:p>
          </table:table-cell>
          <table:table-cell office:value-type="float" office:value="118" table:style-name="ce22">
            <text:p>118</text:p>
          </table:table-cell>
          <table:table-cell office:value-type="float" office:value="246" table:style-name="ce23">
            <text:p>246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3">
            <text:p>2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31.929824561403507" table:formula="of:=([.F38] + [.G38]) / (2 * ( ((([.H38] + [.I38]) / 2) + [.J38]) / 10 )) * [.L38]" table:style-name="ce25">
            <text:p>31,9298</text:p>
          </table:table-cell>
          <table:table-cell office:value-type="float" office:value="0.39912280701754382" table:formula="of:=[.Z38]/[.D38]" table:style-name="ce26">
            <text:p>0,3991</text:p>
          </table:table-cell>
          <table:table-cell office:value-type="float" office:value="0.61403508771929816" table:formula="of:=-1*[.Z38]/[.E38]" table:style-name="ce27">
            <text:p>0,6140</text:p>
          </table:table-cell>
          <table:table-cell office:value-type="float" office:value="38.102923976608189" table:formula="of:=[.Z38] * ([.N38] + [.O38] + [.P38]) / (3 - [.Q38] - [.R38])" table:style-name="ce26">
            <text:p>38,102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ncinerator Missile</text:p>
          </table:table-cell>
          <table:table-cell office:value-type="string" table:style-name="ce21">
            <text:p>L</text:p>
          </table:table-cell>
          <table:table-cell office:value-type="float" office:value="160" table:style-name="ce22">
            <text:p>160</text:p>
          </table:table-cell>
          <table:table-cell office:value-type="float" office:value="-100" table:style-name="ce23">
            <text:p>-100</text:p>
          </table:table-cell>
          <table:table-cell office:value-type="float" office:value="256" table:style-name="ce22">
            <text:p>256</text:p>
          </table:table-cell>
          <table:table-cell office:value-type="float" office:value="508" table:style-name="ce23">
            <text:p>508</text:p>
          </table:table-cell>
          <table:table-cell office:value-type="float" office:value="8" table:style-name="ce22">
            <text:p>8</text:p>
          </table:table-cell>
          <table:table-cell office:value-type="float" office:value="30" table:style-name="ce23">
            <text:p>30</text:p>
          </table:table-cell>
          <table:table-cell office:value-type="float" office:value="45" table:style-name="ce23">
            <text:p>45</text:p>
          </table:table-cell>
          <table:table-cell office:value-type="float" office:value="17" table:style-name="ce21">
            <text:p>17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6" table:style-name="ce23">
            <text:p>36</text:p>
          </table:table-cell>
          <table:table-cell office:value-type="float" office:value="0" table:style-name="ce23">
            <text:p>0</text:p>
          </table:table-cell>
          <table:table-cell office:value-type="float" office:value="25" table:style-name="ce23">
            <text:p>2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59.6875" table:formula="of:=([.F39] + [.G39]) / (2 * ( ((([.H39] + [.I39]) / 2) + [.J39]) / 10 )) * [.L39]" table:style-name="ce25">
            <text:p>59,6875</text:p>
          </table:table-cell>
          <table:table-cell office:value-type="float" office:value="0.373046875" table:formula="of:=[.Z39]/[.D39]" table:style-name="ce26">
            <text:p>0,3730</text:p>
          </table:table-cell>
          <table:table-cell office:value-type="float" office:value="0.59687500000000004" table:formula="of:=-1*[.Z39]/[.E39]" table:style-name="ce27">
            <text:p>0,5969</text:p>
          </table:table-cell>
          <table:table-cell office:value-type="float" office:value="71.22708333333334" table:formula="of:=[.Z39] * ([.N39] + [.O39] + [.P39]) / (3 - [.Q39] - [.R39])" table:style-name="ce26">
            <text:p>71,227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Tachyon Lance</text:p>
          </table:table-cell>
          <table:table-cell office:value-type="string" table:style-name="ce17">
            <text:p>X</text:p>
          </table:table-cell>
          <table:table-cell office:value-type="float" office:value="325" table:style-name="ce17">
            <text:p>325</text:p>
          </table:table-cell>
          <table:table-cell office:value-type="float" office:value="-250" table:style-name="ce18">
            <text:p>-250</text:p>
          </table:table-cell>
          <table:table-cell office:value-type="float" office:value="780" table:style-name="ce17">
            <text:p>780</text:p>
          </table:table-cell>
          <table:table-cell office:value-type="float" office:value="1950" table:style-name="ce18">
            <text:p>1950</text:p>
          </table:table-cell>
          <table:table-cell office:value-type="float" office:value="12" table:style-name="ce17">
            <text:p>12</text:p>
          </table:table-cell>
          <table:table-cell office:value-type="float" office:value="47" table:style-name="ce18">
            <text:p>47</text:p>
          </table:table-cell>
          <table:table-cell office:value-type="float" office:value="70" table:style-name="ce18">
            <text:p>70</text:p>
          </table:table-cell>
          <table:table-cell office:value-type="float" office:value="20" table:style-name="ce17">
            <text:p>20</text:p>
          </table:table-cell>
          <table:table-cell office:value-type="float" office:value="0.85" table:style-name="ce18">
            <text:p>0,85</text:p>
          </table:table-cell>
          <table:table-cell office:value-type="float" office:value="0" table:style-name="ce18">
            <text:p>0</text:p>
          </table:table-cell>
          <table:table-cell office:value-type="float" office:value="1.5" table:style-name="ce17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" table:style-name="ce19">
            <text:p>0</text:p>
          </table:table-cell>
          <table:table-cell office:value-type="float" office:value="116.60804020100504" table:formula="of:=([.F40] + [.G40]) / (2 * ( ((([.H40] + [.I40]) / 2) + [.J40]) / 10 )) * [.L40]" table:style-name="ce11">
            <text:p>116,6080</text:p>
          </table:table-cell>
          <table:table-cell office:value-type="float" office:value="0.35879396984924627" table:formula="of:=[.Z40]/[.D40]" table:style-name="ce12">
            <text:p>0,3588</text:p>
          </table:table-cell>
          <table:table-cell office:value-type="float" office:value="0.46643216080402017" table:formula="of:=-1*[.Z40]/[.E40]" table:style-name="ce13">
            <text:p>0,4664</text:p>
          </table:table-cell>
          <table:table-cell office:value-type="float" office:value="155.47738693467338" table:formula="of:=[.Z40] * ([.N40] + [.O40] + [.P40]) / (3 - [.Q40] - [.R40])" table:style-name="ce12">
            <text:p>155,477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mproved Tachyon Lance</text:p>
          </table:table-cell>
          <table:table-cell office:value-type="string" table:style-name="ce21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280" table:style-name="ce23">
            <text:p>-280</text:p>
          </table:table-cell>
          <table:table-cell office:value-type="float" office:value="1000" table:style-name="ce22">
            <text:p>1000</text:p>
          </table:table-cell>
          <table:table-cell office:value-type="float" office:value="2300" table:style-name="ce23">
            <text:p>23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0" table:style-name="ce22">
            <text:p>20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40.95477386934675" table:formula="of:=([.F41] + [.G41]) / (2 * ( ((([.H41] + [.I41]) / 2) + [.J41]) / 10 )) * [.L41]" table:style-name="ce25">
            <text:p>140,9548</text:p>
          </table:table-cell>
          <table:table-cell office:value-type="float" office:value="0.37587939698492467" table:formula="of:=[.Z41]/[.D41]" table:style-name="ce26">
            <text:p>0,3759</text:p>
          </table:table-cell>
          <table:table-cell office:value-type="float" office:value="0.50340990667623842" table:formula="of:=-1*[.Z41]/[.E41]" table:style-name="ce27">
            <text:p>0,5034</text:p>
          </table:table-cell>
          <table:table-cell office:value-type="float" office:value="187.93969849246233" table:formula="of:=[.Z41] * ([.N41] + [.O41] + [.P41]) / (3 - [.Q41] - [.R41])" table:style-name="ce26">
            <text:p>187,939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1">
            <text:p>Hyperdimensional Lance</text:p>
          </table:table-cell>
          <table:table-cell office:value-type="string" table:style-name="ce21">
            <text:p>X</text:p>
          </table:table-cell>
          <table:table-cell office:value-type="float" office:value="425" table:style-name="ce22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250" table:style-name="ce22">
            <text:p>1250</text:p>
          </table:table-cell>
          <table:table-cell office:value-type="float" office:value="2600" table:style-name="ce23">
            <text:p>26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0" table:style-name="ce22">
            <text:p>20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4.44723618090453" table:formula="of:=([.F42] + [.G42]) / (2 * ( ((([.H42] + [.I42]) / 2) + [.J42]) / 10 )) * [.L42]" table:style-name="ce25">
            <text:p>164,4472</text:p>
          </table:table-cell>
          <table:table-cell office:value-type="float" office:value="0.38693467336683418" table:formula="of:=[.Z42]/[.D42]" table:style-name="ce26">
            <text:p>0,3869</text:p>
          </table:table-cell>
          <table:table-cell office:value-type="float" office:value="0.53047495542227263" table:formula="of:=-1*[.Z42]/[.E42]" table:style-name="ce27">
            <text:p>0,5305</text:p>
          </table:table-cell>
          <table:table-cell office:value-type="float" office:value="219.26298157453937" table:formula="of:=[.Z42] * ([.N42] + [.O42] + [.P42]) / (3 - [.Q42] - [.R42])" table:style-name="ce26">
            <text:p>219,263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Light of Destruction</text:p>
          </table:table-cell>
          <table:table-cell office:value-type="string" table:style-name="ce21">
            <text:p>T</text:p>
          </table:table-cell>
          <table:table-cell office:value-type="float" office:value="500" table:style-name="ce31">
            <text:p>500</text:p>
          </table:table-cell>
          <table:table-cell office:value-type="float" office:value="-500" table:style-name="ce32">
            <text:p>-500</text:p>
          </table:table-cell>
          <table:table-cell office:value-type="float" office:value="5000" table:style-name="ce22">
            <text:p>5000</text:p>
          </table:table-cell>
          <table:table-cell office:value-type="float" office:value="10000" table:style-name="ce23">
            <text:p>10000</text:p>
          </table:table-cell>
          <table:table-cell office:value-type="float" office:value="30" table:style-name="ce22">
            <text:p>30</text:p>
          </table:table-cell>
          <table:table-cell office:value-type="float" office:value="100" table:style-name="ce23">
            <text:p>100</text:p>
          </table:table-cell>
          <table:table-cell office:value-type="float" office:value="175" table:style-name="ce23">
            <text:p>175</text:p>
          </table:table-cell>
          <table:table-cell office:value-type="float" office:value="20" table:style-name="ce22">
            <text:p>20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65.625" table:formula="of:=([.F43] + [.G43]) / (2 * ( ((([.H43] + [.I43]) / 2) + [.J43]) / 10 )) * [.L43]" table:style-name="ce25">
            <text:p>265,6250</text:p>
          </table:table-cell>
          <table:table-cell office:value-type="float" office:value="0.53125" table:formula="of:=[.Z43]/[.D43]" table:style-name="ce26">
            <text:p>0,5313</text:p>
          </table:table-cell>
          <table:table-cell office:value-type="float" office:value="0.53125" table:formula="of:=-1*[.Z43]/[.E43]" table:style-name="ce27">
            <text:p>0,5313</text:p>
          </table:table-cell>
          <table:table-cell office:value-type="float" office:value="354.16666666666669" table:formula="of:=[.Z43] * ([.N43] + [.O43] + [.P43]) / (3 - [.Q43] - [.R43])" table:style-name="ce26">
            <text:p>354,1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Focused Arc Emitter</text:p>
          </table:table-cell>
          <table:table-cell office:value-type="string" table:style-name="ce17">
            <text:p>X</text:p>
          </table:table-cell>
          <table:table-cell office:value-type="float" office:value="325" table:style-name="ce17">
            <text:p>325</text:p>
          </table:table-cell>
          <table:table-cell office:value-type="float" office:value="-250" table:style-name="ce18">
            <text:p>-250</text:p>
          </table:table-cell>
          <table:table-cell office:value-type="float" office:value="2" table:style-name="ce17">
            <text:p>2</text:p>
          </table:table-cell>
          <table:table-cell office:value-type="float" office:value="1690" table:style-name="ce18">
            <text:p>1690</text:p>
          </table:table-cell>
          <table:table-cell office:value-type="float" office:value="12" table:style-name="ce17">
            <text:p>12</text:p>
          </table:table-cell>
          <table:table-cell office:value-type="float" office:value="48" table:style-name="ce18">
            <text:p>48</text:p>
          </table:table-cell>
          <table:table-cell office:value-type="float" office:value="71" table:style-name="ce18">
            <text:p>71</text:p>
          </table:table-cell>
          <table:table-cell office:value-type="float" office:value="20" table:style-name="ce17">
            <text:p>2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" table:style-name="ce19">
            <text:p>0</text:p>
          </table:table-cell>
          <table:table-cell office:value-type="float" office:value="83.762376237623769" table:formula="of:=([.F44] + [.G44]) / (2 * ( ((([.H44] + [.I44]) / 2) + [.J44]) / 10 )) * [.L44]" table:style-name="ce11">
            <text:p>83,7624</text:p>
          </table:table-cell>
          <table:table-cell office:value-type="float" office:value="0.25773038842345775" table:formula="of:=[.Z44]/[.D44]" table:style-name="ce12">
            <text:p>0,2577</text:p>
          </table:table-cell>
          <table:table-cell office:value-type="float" office:value="0.33504950495049507" table:formula="of:=-1*[.Z44]/[.E44]" table:style-name="ce13">
            <text:p>0,3350</text:p>
          </table:table-cell>
          <table:table-cell office:value-type="float" office:value="251.28712871287132" table:formula="of:=[.Z44] * ([.N44] + [.O44] + [.P44]) / (3 - [.Q44] - [.R44])" table:style-name="ce12">
            <text:p>251,287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Lightning Cannon</text:p>
          </table:table-cell>
          <table:table-cell office:value-type="string" table:style-name="ce21">
            <text:p>X</text:p>
          </table:table-cell>
          <table:table-cell office:value-type="float" office:value="375" table:style-name="ce21">
            <text:p>375</text:p>
          </table:table-cell>
          <table:table-cell office:value-type="float" office:value="-280" table:style-name="ce24">
            <text:p>-280</text:p>
          </table:table-cell>
          <table:table-cell office:value-type="float" office:value="50" table:style-name="ce22">
            <text:p>50</text:p>
          </table:table-cell>
          <table:table-cell office:value-type="float" office:value="2000" table:style-name="ce23">
            <text:p>2000</text:p>
          </table:table-cell>
          <table:table-cell office:value-type="float" office:value="12" table:style-name="ce22">
            <text:p>12</text:p>
          </table:table-cell>
          <table:table-cell office:value-type="float" office:value="48" table:style-name="ce23">
            <text:p>48</text:p>
          </table:table-cell>
          <table:table-cell office:value-type="float" office:value="70" table:style-name="ce23">
            <text:p>70</text:p>
          </table:table-cell>
          <table:table-cell office:value-type="float" office:value="20" table:style-name="ce21">
            <text:p>2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2.5" table:formula="of:=([.F45] + [.G45]) / (2 * ( ((([.H45] + [.I45]) / 2) + [.J45]) / 10 )) * [.L45]" table:style-name="ce25">
            <text:p>102,5000</text:p>
          </table:table-cell>
          <table:table-cell office:value-type="float" office:value="0.27333333333333332" table:formula="of:=[.Z45]/[.D45]" table:style-name="ce26">
            <text:p>0,2733</text:p>
          </table:table-cell>
          <table:table-cell office:value-type="float" office:value="0.36607142857142855" table:formula="of:=-1*[.Z45]/[.E45]" table:style-name="ce27">
            <text:p>0,3661</text:p>
          </table:table-cell>
          <table:table-cell office:value-type="float" office:value="307.5" table:formula="of:=[.Z45] * ([.N45] + [.O45] + [.P45]) / (3 - [.Q45] - [.R45])" table:style-name="ce26">
            <text:p>307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1">
            <text:p>Arc Cannon</text:p>
          </table:table-cell>
          <table:table-cell office:value-type="string" table:style-name="ce21">
            <text:p>X</text:p>
          </table:table-cell>
          <table:table-cell office:value-type="float" office:value="425" table:style-name="ce21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00" table:style-name="ce22">
            <text:p>100</text:p>
          </table:table-cell>
          <table:table-cell office:value-type="float" office:value="2300" table:style-name="ce23">
            <text:p>2300</text:p>
          </table:table-cell>
          <table:table-cell office:value-type="float" office:value="12" table:style-name="ce22">
            <text:p>12</text:p>
          </table:table-cell>
          <table:table-cell office:value-type="float" office:value="48" table:style-name="ce23">
            <text:p>48</text:p>
          </table:table-cell>
          <table:table-cell office:value-type="float" office:value="70" table:style-name="ce23">
            <text:p>70</text:p>
          </table:table-cell>
          <table:table-cell office:value-type="float" office:value="20" table:style-name="ce21">
            <text:p>2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0" table:formula="of:=([.F46] + [.G46]) / (2 * ( ((([.H46] + [.I46]) / 2) + [.J46]) / 10 )) * [.L46]" table:style-name="ce25">
            <text:p>120,0000</text:p>
          </table:table-cell>
          <table:table-cell office:value-type="float" office:value="0.28235294117647058" table:formula="of:=[.Z46]/[.D46]" table:style-name="ce26">
            <text:p>0,2824</text:p>
          </table:table-cell>
          <table:table-cell office:value-type="float" office:value="0.38709677419354838" table:formula="of:=-1*[.Z46]/[.E46]" table:style-name="ce27">
            <text:p>0,3871</text:p>
          </table:table-cell>
          <table:table-cell office:value-type="float" office:value="360" table:formula="of:=[.Z46] * ([.N46] + [.O46] + [.P46]) / (3 - [.Q46] - [.R46])" table:style-name="ce26">
            <text:p>36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ivine Thunder</text:p>
          </table:table-cell>
          <table:table-cell office:value-type="string" table:style-name="ce21">
            <text:p>T</text:p>
          </table:table-cell>
          <table:table-cell office:value-type="float" office:value="500" table:style-name="ce33">
            <text:p>500</text:p>
          </table:table-cell>
          <table:table-cell office:value-type="float" office:value="-500" table:style-name="ce34">
            <text:p>-500</text:p>
          </table:table-cell>
          <table:table-cell office:value-type="float" office:value="1000" table:style-name="ce21">
            <text:p>1000</text:p>
          </table:table-cell>
          <table:table-cell office:value-type="float" office:value="7000" table:style-name="ce23">
            <text:p>7000</text:p>
          </table:table-cell>
          <table:table-cell office:value-type="float" office:value="20" table:style-name="ce21">
            <text:p>20</text:p>
          </table:table-cell>
          <table:table-cell office:value-type="float" office:value="52" table:style-name="ce24">
            <text:p>52</text:p>
          </table:table-cell>
          <table:table-cell office:value-type="float" office:value="170" table:style-name="ce24">
            <text:p>170</text:p>
          </table:table-cell>
          <table:table-cell office:value-type="float" office:value="30" table:style-name="ce21">
            <text:p>3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94.17475728155338" table:formula="of:=([.F47] + [.G47]) / (2 * ( ((([.H47] + [.I47]) / 2) + [.J47]) / 10 )) * [.L47]" table:style-name="ce25">
            <text:p>194,1748</text:p>
          </table:table-cell>
          <table:table-cell office:value-type="float" office:value="0.38834951456310679" table:formula="of:=[.Z47]/[.D47]" table:style-name="ce26">
            <text:p>0,3883</text:p>
          </table:table-cell>
          <table:table-cell office:value-type="float" office:value="0.38834951456310679" table:formula="of:=-1*[.Z47]/[.E47]" table:style-name="ce27">
            <text:p>0,3883</text:p>
          </table:table-cell>
          <table:table-cell office:value-type="float" office:value="582.52427184466012" table:formula="of:=[.Z47] * ([.N47] + [.O47] + [.P47]) / (3 - [.Q47] - [.R47])" table:style-name="ce26">
            <text:p>582,52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Wave-Motion Gun</text:p>
          </table:table-cell>
          <table:table-cell office:value-type="string" table:style-name="ce22">
            <text:p>X</text:p>
          </table:table-cell>
          <table:table-cell office:value-type="float" office:value="325" table:style-name="ce31">
            <text:p>325</text:p>
          </table:table-cell>
          <table:table-cell office:value-type="float" office:value="-250" table:style-name="ce32">
            <text:p>-250</text:p>
          </table:table-cell>
          <table:table-cell office:value-type="float" office:value="1250" table:style-name="ce22">
            <text:p>1250</text:p>
          </table:table-cell>
          <table:table-cell office:value-type="float" office:value="2500" table:style-name="ce23">
            <text:p>2500</text:p>
          </table:table-cell>
          <table:table-cell office:value-type="float" office:value="9" table:style-name="ce22">
            <text:p>9</text:p>
          </table:table-cell>
          <table:table-cell office:value-type="float" office:value="28" table:style-name="ce23">
            <text:p>28</text:p>
          </table:table-cell>
          <table:table-cell office:value-type="float" office:value="70" table:style-name="ce23">
            <text:p>70</text:p>
          </table:table-cell>
          <table:table-cell office:value-type="float" office:value="18" table:style-name="ce21">
            <text:p>18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4">
            <text:p>0,1</text:p>
          </table:table-cell>
          <table:table-cell office:value-type="float" office:value="1.75" table:style-name="ce21">
            <text:p>1,7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80.08474576271189" table:formula="of:=([.F48] + [.G48]) / (2 * ( ((([.H48] + [.I48]) / 2) + [.J48]) / 10 )) * [.L48]" table:style-name="ce25">
            <text:p>180,0847</text:p>
          </table:table-cell>
          <table:table-cell office:value-type="float" office:value="0.5541069100391135" table:formula="of:=[.Z48]/[.D48]" table:style-name="ce26">
            <text:p>0,5541</text:p>
          </table:table-cell>
          <table:table-cell office:value-type="float" office:value="0.72033898305084754" table:formula="of:=-1*[.Z48]/[.E48]" table:style-name="ce27">
            <text:p>0,7203</text:p>
          </table:table-cell>
          <table:table-cell office:value-type="float" office:value="240.11299435028252" table:formula="of:=[.Z48] * ([.N48] + [.O48] + [.P48]) / (3 - [.Q48] - [.R48])" table:style-name="ce26">
            <text:p>240,113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imensional Wave Cannon</text:p>
          </table:table-cell>
          <table:table-cell office:value-type="string" table:style-name="ce22">
            <text:p>X</text:p>
          </table:table-cell>
          <table:table-cell office:value-type="float" office:value="375" table:style-name="ce31">
            <text:p>375</text:p>
          </table:table-cell>
          <table:table-cell office:value-type="float" office:value="-280" table:style-name="ce32">
            <text:p>-280</text:p>
          </table:table-cell>
          <table:table-cell office:value-type="float" office:value="1500" table:style-name="ce22">
            <text:p>1500</text:p>
          </table:table-cell>
          <table:table-cell office:value-type="float" office:value="2750" table:style-name="ce23">
            <text:p>2750</text:p>
          </table:table-cell>
          <table:table-cell office:value-type="float" office:value="9" table:style-name="ce22">
            <text:p>9</text:p>
          </table:table-cell>
          <table:table-cell office:value-type="float" office:value="28" table:style-name="ce23">
            <text:p>28</text:p>
          </table:table-cell>
          <table:table-cell office:value-type="float" office:value="70" table:style-name="ce23">
            <text:p>70</text:p>
          </table:table-cell>
          <table:table-cell office:value-type="float" office:value="18" table:style-name="ce21">
            <text:p>18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4">
            <text:p>0,1</text:p>
          </table:table-cell>
          <table:table-cell office:value-type="float" office:value="1.75" table:style-name="ce21">
            <text:p>1,7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04.09604519774012" table:formula="of:=([.F49] + [.G49]) / (2 * ( ((([.H49] + [.I49]) / 2) + [.J49]) / 10 )) * [.L49]" table:style-name="ce25">
            <text:p>204,0960</text:p>
          </table:table-cell>
          <table:table-cell office:value-type="float" office:value="0.54425612052730699" table:formula="of:=[.Z49]/[.D49]" table:style-name="ce26">
            <text:p>0,5443</text:p>
          </table:table-cell>
          <table:table-cell office:value-type="float" office:value="0.72891444713478615" table:formula="of:=-1*[.Z49]/[.E49]" table:style-name="ce27">
            <text:p>0,7289</text:p>
          </table:table-cell>
          <table:table-cell office:value-type="float" office:value="272.12806026365348" table:formula="of:=[.Z49] * ([.N49] + [.O49] + [.P49]) / (3 - [.Q49] - [.R49])" table:style-name="ce26">
            <text:p>272,128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Titanic Dimensional Wave Cannon</text:p>
          </table:table-cell>
          <table:table-cell office:value-type="string" table:style-name="ce21">
            <text:p>T</text:p>
          </table:table-cell>
          <table:table-cell office:value-type="float" office:value="500" table:style-name="ce33">
            <text:p>500</text:p>
          </table:table-cell>
          <table:table-cell office:value-type="float" office:value="-500" table:style-name="ce34">
            <text:p>-500</text:p>
          </table:table-cell>
          <table:table-cell office:value-type="float" office:value="5000" table:style-name="ce21">
            <text:p>5000</text:p>
          </table:table-cell>
          <table:table-cell office:value-type="float" office:value="9000" table:style-name="ce23">
            <text:p>9000</text:p>
          </table:table-cell>
          <table:table-cell office:value-type="float" office:value="20" table:style-name="ce22">
            <text:p>20</text:p>
          </table:table-cell>
          <table:table-cell office:value-type="float" office:value="100" table:style-name="ce23">
            <text:p>100</text:p>
          </table:table-cell>
          <table:table-cell office:value-type="float" office:value="150" table:style-name="ce23">
            <text:p>150</text:p>
          </table:table-cell>
          <table:table-cell office:value-type="float" office:value="27" table:style-name="ce21">
            <text:p>27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4">
            <text:p>0,1</text:p>
          </table:table-cell>
          <table:table-cell office:value-type="float" office:value="1.75" table:style-name="ce21">
            <text:p>1,7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83.33333333333331" table:formula="of:=([.F50] + [.G50]) / (2 * ( ((([.H50] + [.I50]) / 2) + [.J50]) / 10 )) * [.L50]" table:style-name="ce25">
            <text:p>283,3333</text:p>
          </table:table-cell>
          <table:table-cell office:value-type="float" office:value="0.56666666666666665" table:formula="of:=[.Z50]/[.D50]" table:style-name="ce26">
            <text:p>0,5667</text:p>
          </table:table-cell>
          <table:table-cell office:value-type="float" office:value="0.56666666666666665" table:formula="of:=-1*[.Z50]/[.E50]" table:style-name="ce27">
            <text:p>0,5667</text:p>
          </table:table-cell>
          <table:table-cell office:value-type="float" office:value="377.77777777777777" table:formula="of:=[.Z50] * ([.N50] + [.O50] + [.P50]) / (3 - [.Q50] - [.R50])" table:style-name="ce26">
            <text:p>377,777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Perdition Beam</text:p>
          </table:table-cell>
          <table:table-cell office:value-type="string" table:style-name="ce17">
            <text:p>T</text:p>
          </table:table-cell>
          <table:table-cell office:value-type="float" office:value="500" table:style-name="ce35">
            <text:p>500</text:p>
          </table:table-cell>
          <table:table-cell office:value-type="float" office:value="-500" table:style-name="ce36">
            <text:p>-500</text:p>
          </table:table-cell>
          <table:table-cell office:value-type="float" office:value="5000" table:style-name="ce17">
            <text:p>5000</text:p>
          </table:table-cell>
          <table:table-cell office:value-type="float" office:value="10000" table:style-name="ce18">
            <text:p>10000</text:p>
          </table:table-cell>
          <table:table-cell office:value-type="float" office:value="30" table:style-name="ce17">
            <text:p>30</text:p>
          </table:table-cell>
          <table:table-cell office:value-type="float" office:value="120" table:style-name="ce18">
            <text:p>120</text:p>
          </table:table-cell>
          <table:table-cell office:value-type="float" office:value="180" table:style-name="ce18">
            <text:p>180</text:p>
          </table:table-cell>
          <table:table-cell office:value-type="float" office:value="30" table:style-name="ce17">
            <text:p>30</text:p>
          </table:table-cell>
          <table:table-cell office:value-type="float" office:value="0.85" table:style-name="ce18">
            <text:p>0,85</text:p>
          </table:table-cell>
          <table:table-cell office:value-type="float" office:value="0" table:style-name="ce18">
            <text:p>0</text:p>
          </table:table-cell>
          <table:table-cell office:value-type="float" office:value="1.25" table:style-name="ce17">
            <text:p>1,25</text:p>
          </table:table-cell>
          <table:table-cell office:value-type="float" office:value="0.75" table:style-name="ce18">
            <text:p>0,7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250" table:formula="of:=([.F51] + [.G51]) / (2 * ( ((([.H51] + [.I51]) / 2) + [.J51]) / 10 )) * [.L51]" table:style-name="ce11">
            <text:p>250,0000</text:p>
          </table:table-cell>
          <table:table-cell office:value-type="float" office:value="0.5" table:formula="of:=[.Z51]/[.D51]" table:style-name="ce12">
            <text:p>0,5000</text:p>
          </table:table-cell>
          <table:table-cell office:value-type="float" office:value="0.5" table:formula="of:=-1*[.Z51]/[.E51]" table:style-name="ce13">
            <text:p>0,5000</text:p>
          </table:table-cell>
          <table:table-cell office:value-type="float" office:value="291.66666666666669" table:formula="of:=[.Z51] * ([.N51] + [.O51] + [.P51]) / (3 - [.Q51] - [.R51])" table:style-name="ce12">
            <text:p>291,6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Chrono-Vortex Cannon</text:p>
          </table:table-cell>
          <table:table-cell office:value-type="string" table:style-name="ce21">
            <text:p>S</text:p>
          </table:table-cell>
          <table:table-cell office:value-type="float" office:value="50" table:style-name="ce22">
            <text:p>50</text:p>
          </table:table-cell>
          <table:table-cell office:value-type="float" office:value="-40" table:style-name="ce23">
            <text:p>-40</text:p>
          </table:table-cell>
          <table:table-cell office:value-type="float" office:value="50" table:style-name="ce22">
            <text:p>50</text:p>
          </table:table-cell>
          <table:table-cell office:value-type="float" office:value="110" table:style-name="ce23">
            <text:p>110</text:p>
          </table:table-cell>
          <table:table-cell office:value-type="float" office:value="2" table:style-name="ce22">
            <text:p>2</text:p>
          </table:table-cell>
          <table:table-cell office:value-type="float" office:value="25" table:style-name="ce23">
            <text:p>25</text:p>
          </table:table-cell>
          <table:table-cell office:value-type="float" office:value="35" table:style-name="ce23">
            <text:p>35</text:p>
          </table:table-cell>
          <table:table-cell office:value-type="float" office:value="7" table:style-name="ce22">
            <text:p>7</text:p>
          </table:table-cell>
          <table:table-cell office:value-type="float" office:value="0.8" table:style-name="ce23">
            <text:p>0,8</text:p>
          </table:table-cell>
          <table:table-cell office:value-type="float" office:value="0.3" table:style-name="ce23">
            <text:p>0,3</text:p>
          </table:table-cell>
          <table:table-cell office:value-type="float" office:value="1.5" table:style-name="ce22">
            <text:p>1,5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3.195876288659797" table:formula="of:=([.F52] + [.G52]) / (2 * ( ((([.H52] + [.I52]) / 2) + [.J52]) / 10 )) * [.L52]" table:style-name="ce25">
            <text:p>13,1959</text:p>
          </table:table-cell>
          <table:table-cell office:value-type="float" office:value="0.26391752577319594" table:formula="of:=[.Z52]/[.D52]" table:style-name="ce26">
            <text:p>0,2639</text:p>
          </table:table-cell>
          <table:table-cell office:value-type="float" office:value="0.32989690721649489" table:formula="of:=-1*[.Z52]/[.E52]" table:style-name="ce27">
            <text:p>0,3299</text:p>
          </table:table-cell>
          <table:table-cell office:value-type="float" office:value="19.793814432989695" table:formula="of:=[.Z52] * ([.N52] + [.O52] + [.P52]) / (3 - [.Q52] - [.R52])" table:style-name="ce26">
            <text:p>19,79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Chrono-Vortex Cannon</text:p>
          </table:table-cell>
          <table:table-cell office:value-type="string" table:style-name="ce21">
            <text:p>M</text:p>
          </table:table-cell>
          <table:table-cell office:value-type="float" office:value="100" table:style-name="ce22">
            <text:p>100</text:p>
          </table:table-cell>
          <table:table-cell office:value-type="float" office:value="-70" table:style-name="ce23">
            <text:p>-70</text:p>
          </table:table-cell>
          <table:table-cell office:value-type="float" office:value="120" table:style-name="ce22">
            <text:p>120</text:p>
          </table:table-cell>
          <table:table-cell office:value-type="float" office:value="280" table:style-name="ce23">
            <text:p>280</text:p>
          </table:table-cell>
          <table:table-cell office:value-type="float" office:value="2" table:style-name="ce22">
            <text:p>2</text:p>
          </table:table-cell>
          <table:table-cell office:value-type="float" office:value="25" table:style-name="ce23">
            <text:p>25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2">
            <text:p>10</text:p>
          </table:table-cell>
          <table:table-cell office:value-type="float" office:value="0.8" table:style-name="ce23">
            <text:p>0,8</text:p>
          </table:table-cell>
          <table:table-cell office:value-type="float" office:value="0.15" table:style-name="ce23">
            <text:p>0,15</text:p>
          </table:table-cell>
          <table:table-cell office:value-type="float" office:value="1.5" table:style-name="ce22">
            <text:p>1,5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2.989690721649488" table:formula="of:=([.F53] + [.G53]) / (2 * ( ((([.H53] + [.I53]) / 2) + [.J53]) / 10 )) * [.L53]" table:style-name="ce25">
            <text:p>32,9897</text:p>
          </table:table-cell>
          <table:table-cell office:value-type="float" office:value="0.32989690721649489" table:formula="of:=[.Z53]/[.D53]" table:style-name="ce26">
            <text:p>0,3299</text:p>
          </table:table-cell>
          <table:table-cell office:value-type="float" office:value="0.47128129602356411" table:formula="of:=-1*[.Z53]/[.E53]" table:style-name="ce27">
            <text:p>0,4713</text:p>
          </table:table-cell>
          <table:table-cell office:value-type="float" office:value="49.484536082474229" table:formula="of:=[.Z53] * ([.N53] + [.O53] + [.P53]) / (3 - [.Q53] - [.R53])" table:style-name="ce26">
            <text:p>49,484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Chrono-Vortex Cannon</text:p>
          </table:table-cell>
          <table:table-cell office:value-type="string" table:style-name="ce21">
            <text:p>L</text:p>
          </table:table-cell>
          <table:table-cell office:value-type="float" office:value="200" table:style-name="ce22">
            <text:p>200</text:p>
          </table:table-cell>
          <table:table-cell office:value-type="float" office:value="-120" table:style-name="ce23">
            <text:p>-120</text:p>
          </table:table-cell>
          <table:table-cell office:value-type="float" office:value="280" table:style-name="ce22">
            <text:p>280</text:p>
          </table:table-cell>
          <table:table-cell office:value-type="float" office:value="520" table:style-name="ce23">
            <text:p>520</text:p>
          </table:table-cell>
          <table:table-cell office:value-type="float" office:value="2" table:style-name="ce22">
            <text:p>2</text:p>
          </table:table-cell>
          <table:table-cell office:value-type="float" office:value="25" table:style-name="ce23">
            <text:p>25</text:p>
          </table:table-cell>
          <table:table-cell office:value-type="float" office:value="35" table:style-name="ce23">
            <text:p>35</text:p>
          </table:table-cell>
          <table:table-cell office:value-type="float" office:value="14" table:style-name="ce22">
            <text:p>14</text:p>
          </table:table-cell>
          <table:table-cell office:value-type="float" office:value="0.8" table:style-name="ce23">
            <text:p>0,8</text:p>
          </table:table-cell>
          <table:table-cell office:value-type="float" office:value="0.05" table:style-name="ce23">
            <text:p>0,05</text:p>
          </table:table-cell>
          <table:table-cell office:value-type="float" office:value="1.5" table:style-name="ce22">
            <text:p>1,5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65.979381443298976" table:formula="of:=([.F54] + [.G54]) / (2 * ( ((([.H54] + [.I54]) / 2) + [.J54]) / 10 )) * [.L54]" table:style-name="ce25">
            <text:p>65,9794</text:p>
          </table:table-cell>
          <table:table-cell office:value-type="float" office:value="0.32989690721649489" table:formula="of:=[.Z54]/[.D54]" table:style-name="ce26">
            <text:p>0,3299</text:p>
          </table:table-cell>
          <table:table-cell office:value-type="float" office:value="0.54982817869415812" table:formula="of:=-1*[.Z54]/[.E54]" table:style-name="ce27">
            <text:p>0,5498</text:p>
          </table:table-cell>
          <table:table-cell office:value-type="float" office:value="98.969072164948457" table:formula="of:=[.Z54] * ([.N54] + [.O54] + [.P54]) / (3 - [.Q54] - [.R54])" table:style-name="ce26">
            <text:p>98,969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7">
            <text:p>Arc-en-Ciel Cannon</text:p>
          </table:table-cell>
          <table:table-cell office:value-type="string" table:style-name="ce21">
            <text:p>X</text:p>
          </table:table-cell>
          <table:table-cell office:value-type="float" office:value="450" table:style-name="ce22">
            <text:p>450</text:p>
          </table:table-cell>
          <table:table-cell office:value-type="float" office:value="-375" table:style-name="ce23">
            <text:p>-375</text:p>
          </table:table-cell>
          <table:table-cell office:value-type="float" office:value="2000" table:style-name="ce22">
            <text:p>2000</text:p>
          </table:table-cell>
          <table:table-cell office:value-type="float" office:value="4000" table:style-name="ce23">
            <text:p>4000</text:p>
          </table:table-cell>
          <table:table-cell office:value-type="float" office:value="20" table:style-name="ce22">
            <text:p>20</text:p>
          </table:table-cell>
          <table:table-cell office:value-type="float" office:value="50" table:style-name="ce23">
            <text:p>50</text:p>
          </table:table-cell>
          <table:table-cell office:value-type="float" office:value="70" table:style-name="ce23">
            <text:p>70</text:p>
          </table:table-cell>
          <table:table-cell office:value-type="float" office:value="22" table:style-name="ce21">
            <text:p>22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1499999999999999" table:style-name="ce21">
            <text:p>1,1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85.71428571428572" table:formula="of:=([.F55] + [.G55]) / (2 * ( ((([.H55] + [.I55]) / 2) + [.J55]) / 10 )) * [.L55]" table:style-name="ce25">
            <text:p>285,7143</text:p>
          </table:table-cell>
          <table:table-cell office:value-type="float" office:value="0.63492063492063489" table:formula="of:=[.Z55]/[.D55]" table:style-name="ce26">
            <text:p>0,6349</text:p>
          </table:table-cell>
          <table:table-cell office:value-type="float" office:value="0.76190476190476197" table:formula="of:=-1*[.Z55]/[.E55]" table:style-name="ce27">
            <text:p>0,7619</text:p>
          </table:table-cell>
          <table:table-cell office:value-type="float" office:value="900" table:formula="of:=[.Z55] * ([.N55] + [.O55] + [.P55]) / (3 - [.Q55] - [.R55])" table:style-name="ce26">
            <text:p>90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rc-en-Ciel Cannon (Titanic)</text:p>
          </table:table-cell>
          <table:table-cell office:value-type="string" table:style-name="ce21">
            <text:p>T</text:p>
          </table:table-cell>
          <table:table-cell office:value-type="float" office:value="500" table:style-name="ce31">
            <text:p>500</text:p>
          </table:table-cell>
          <table:table-cell office:value-type="float" office:value="-500" table:style-name="ce32">
            <text:p>-500</text:p>
          </table:table-cell>
          <table:table-cell office:value-type="float" office:value="5000" table:style-name="ce22">
            <text:p>5000</text:p>
          </table:table-cell>
          <table:table-cell office:value-type="float" office:value="10000" table:style-name="ce23">
            <text:p>10000</text:p>
          </table:table-cell>
          <table:table-cell office:value-type="float" office:value="20" table:style-name="ce22">
            <text:p>20</text:p>
          </table:table-cell>
          <table:table-cell office:value-type="float" office:value="60" table:style-name="ce23">
            <text:p>60</text:p>
          </table:table-cell>
          <table:table-cell office:value-type="float" office:value="170" table:style-name="ce23">
            <text:p>170</text:p>
          </table:table-cell>
          <table:table-cell office:value-type="float" office:value="35" table:style-name="ce21">
            <text:p>35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1499999999999999" table:style-name="ce21">
            <text:p>1,1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57.14285714285717" table:formula="of:=([.F56] + [.G56]) / (2 * ( ((([.H56] + [.I56]) / 2) + [.J56]) / 10 )) * [.L56]" table:style-name="ce25">
            <text:p>357,1429</text:p>
          </table:table-cell>
          <table:table-cell office:value-type="float" office:value="0.7142857142857143" table:formula="of:=[.Z56]/[.D56]" table:style-name="ce26">
            <text:p>0,7143</text:p>
          </table:table-cell>
          <table:table-cell office:value-type="float" office:value="0.7142857142857143" table:formula="of:=-1*[.Z56]/[.E56]" table:style-name="ce27">
            <text:p>0,7143</text:p>
          </table:table-cell>
          <table:table-cell office:value-type="float" office:value="1125" table:formula="of:=[.Z56] * ([.N56] + [.O56] + [.P56]) / (3 - [.Q56] - [.R56])" table:style-name="ce26">
            <text:p>1125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7">
            <text:p>Lightstorm Point Defense</text:p>
          </table:table-cell>
          <table:table-cell office:value-type="string" table:style-name="ce21">
            <text:p>P</text:p>
          </table:table-cell>
          <table:table-cell office:value-type="float" office:value="20" table:style-name="ce21">
            <text:p>20</text:p>
          </table:table-cell>
          <table:table-cell office:value-type="float" office:value="-20" table:style-name="ce24">
            <text:p>-20</text:p>
          </table:table-cell>
          <table:table-cell office:value-type="float" office:value="6" table:style-name="ce21">
            <text:p>6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0.75" table:style-name="ce24">
            <text:p>0,75</text:p>
          </table:table-cell>
          <table:table-cell office:value-type="float" office:value="0.4" table:style-name="ce24">
            <text:p>0,4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14">
            <text:p>n/a</text:p>
          </table:table-cell>
          <table:table-cell office:value-type="float" office:value="0" table:style-name="ce14">
            <text:p>0</text:p>
          </table:table-cell>
          <table:table-cell office:value-type="float" office:value="16.875" table:formula="of:=([.F57] + [.G57]) / (2 * ( ((([.H57] + [.I57]) / 2) + [.J57]) / 10 )) * [.L57]" table:style-name="ce25">
            <text:p>16,8750</text:p>
          </table:table-cell>
          <table:table-cell office:value-type="float" office:value="0.84375" table:formula="of:=[.Z57]/[.D57]" table:style-name="ce26">
            <text:p>0,8438</text:p>
          </table:table-cell>
          <table:table-cell office:value-type="float" office:value="0.84375" table:formula="of:=-1*[.Z57]/[.E57]" table:style-name="ce27">
            <text:p>0,8438</text:p>
          </table:table-cell>
          <table:table-cell office:value-type="float" office:value="16.875" table:formula="of:=[.Z57] * ([.N57] + [.O57] + [.P57]) / (3 - [.Q57] - [.R57])" table:style-name="ce26">
            <text:p>16,87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Extradimensional Spike</text:p>
          </table:table-cell>
          <table:table-cell office:value-type="string" table:style-name="ce22">
            <text:p>M</text:p>
          </table:table-cell>
          <table:table-cell office:value-type="float" office:value="45" table:style-name="ce22">
            <text:p>45</text:p>
          </table:table-cell>
          <table:table-cell office:value-type="float" office:value="-25" table:style-name="ce23">
            <text:p>-25</text:p>
          </table:table-cell>
          <table:table-cell office:value-type="float" office:value="20" table:style-name="ce22">
            <text:p>20</text:p>
          </table:table-cell>
          <table:table-cell office:value-type="float" office:value="28" table:style-name="ce23">
            <text:p>28</text:p>
          </table:table-cell>
          <table:table-cell office:value-type="float" office:value="1" table:style-name="ce22">
            <text:p>1</text:p>
          </table:table-cell>
          <table:table-cell office:value-type="float" office:value="3" table:style-name="ce23">
            <text:p>3</text:p>
          </table:table-cell>
          <table:table-cell office:value-type="float" office:value="8" table:style-name="ce23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0.8" table:style-name="ce23">
            <text:p>0,8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.25" table:style-name="ce23">
            <text:p>0,2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19.200000000000003" table:formula="of:=([.F58] + [.G58]) / (2 * ( ((([.H58] + [.I58]) / 2) + [.J58]) / 10 )) * [.L58]" table:style-name="ce40">
            <text:p>19,2000</text:p>
          </table:table-cell>
          <table:table-cell office:value-type="float" office:value="0.42666666666666675" table:formula="of:=[.Z58]/[.D58]" table:style-name="ce41">
            <text:p>0,4267</text:p>
          </table:table-cell>
          <table:table-cell office:value-type="float" office:value="0.76800000000000013" table:formula="of:=-1*[.Z58]/[.E58]" table:style-name="ce42">
            <text:p>0,7680</text:p>
          </table:table-cell>
          <table:table-cell office:value-type="float" office:value="32.914285714285718" table:formula="of:=[.Z58] * ([.N58] + [.O58] + [.P58]) / (3 - [.Q58] - [.R58])" table:style-name="ce26">
            <text:p>32,91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Cloud Lightning</text:p>
          </table:table-cell>
          <table:table-cell office:value-type="string" table:style-name="ce17">
            <text:p>L</text:p>
          </table:table-cell>
          <table:table-cell office:value-type="float" office:value="50" table:style-name="ce35">
            <text:p>50</text:p>
          </table:table-cell>
          <table:table-cell office:value-type="float" office:value="-40" table:style-name="ce36">
            <text:p>-40</text:p>
          </table:table-cell>
          <table:table-cell office:value-type="float" office:value="1" table:style-name="ce17">
            <text:p>1</text:p>
          </table:table-cell>
          <table:table-cell office:value-type="float" office:value="106" table:style-name="ce18">
            <text:p>106</text:p>
          </table:table-cell>
          <table:table-cell office:value-type="float" office:value="9" table:style-name="ce17">
            <text:p>9</text:p>
          </table:table-cell>
          <table:table-cell office:value-type="float" office:value="34" table:style-name="ce18">
            <text:p>34</text:p>
          </table:table-cell>
          <table:table-cell office:value-type="float" office:value="50" table:style-name="ce18">
            <text:p>50</text:p>
          </table:table-cell>
          <table:table-cell office:value-type="float" office:value="10" table:style-name="ce17">
            <text:p>10</text:p>
          </table:table-cell>
          <table:table-cell office:value-type="float" office:value="1" table:style-name="ce18">
            <text:p>1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7.4825174825174825" table:formula="of:=([.F59] + [.G59]) / (2 * ( ((([.H59] + [.I59]) / 2) + [.J59]) / 10 )) * [.L59]" table:style-name="ce11">
            <text:p>7,4825</text:p>
          </table:table-cell>
          <table:table-cell office:value-type="float" office:value="0.14965034965034965" table:formula="of:=[.Z59]/[.D59]" table:style-name="ce12">
            <text:p>0,1497</text:p>
          </table:table-cell>
          <table:table-cell office:value-type="float" office:value="0.18706293706293706" table:formula="of:=-1*[.Z59]/[.E59]" table:style-name="ce13">
            <text:p>0,1871</text:p>
          </table:table-cell>
          <table:table-cell office:value-type="float" office:value="22.447552447552447" table:formula="of:=[.Z59] * ([.N59] + [.O59] + [.P59]) / (3 - [.Q59] - [.R59])" table:style-name="ce12">
            <text:p>22,447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7">
            <text:p>Amplified Cloud Lightning</text:p>
          </table:table-cell>
          <table:table-cell office:value-type="string" table:style-name="ce21">
            <text:p>L</text:p>
          </table:table-cell>
          <table:table-cell office:value-type="float" office:value="70" table:style-name="ce21">
            <text:p>70</text:p>
          </table:table-cell>
          <table:table-cell office:value-type="float" office:value="-55" table:style-name="ce24">
            <text:p>-55</text:p>
          </table:table-cell>
          <table:table-cell office:value-type="float" office:value="10" table:style-name="ce22">
            <text:p>10</text:p>
          </table:table-cell>
          <table:table-cell office:value-type="float" office:value="176" table:style-name="ce23">
            <text:p>176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3">
            <text:p>50</text:p>
          </table:table-cell>
          <table:table-cell office:value-type="float" office:value="14" table:style-name="ce21">
            <text:p>14</text:p>
          </table:table-cell>
          <table:table-cell office:value-type="float" office:value="1" table:style-name="ce24">
            <text:p>1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14">
            <text:p>n/a</text:p>
          </table:table-cell>
          <table:table-cell office:value-type="float" office:value="0" table:style-name="ce14">
            <text:p>0</text:p>
          </table:table-cell>
          <table:table-cell office:value-type="float" office:value="13.006993006993007" table:formula="of:=([.F60] + [.G60]) / (2 * ( ((([.H60] + [.I60]) / 2) + [.J60]) / 10 )) * [.L60]" table:style-name="ce25">
            <text:p>13,0070</text:p>
          </table:table-cell>
          <table:table-cell office:value-type="float" office:value="0.18581418581418582" table:formula="of:=[.Z60]/[.D60]" table:style-name="ce26">
            <text:p>0,1858</text:p>
          </table:table-cell>
          <table:table-cell office:value-type="float" office:value="0.23649078194532738" table:formula="of:=-1*[.Z60]/[.E60]" table:style-name="ce27">
            <text:p>0,2365</text:p>
          </table:table-cell>
          <table:table-cell office:value-type="float" office:value="39.02097902097902" table:formula="of:=[.Z60] * ([.N60] + [.O60] + [.P60]) / (3 - [.Q60] - [.R60])" table:style-name="ce26">
            <text:p>39,021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Thunderstorm Generator</text:p>
          </table:table-cell>
          <table:table-cell office:value-type="string" table:style-name="ce22">
            <text:p>L</text:p>
          </table:table-cell>
          <table:table-cell office:value-type="float" office:value="90" table:style-name="ce22">
            <text:p>90</text:p>
          </table:table-cell>
          <table:table-cell office:value-type="float" office:value="-70" table:style-name="ce23">
            <text:p>-70</text:p>
          </table:table-cell>
          <table:table-cell office:value-type="float" office:value="20" table:style-name="ce22">
            <text:p>20</text:p>
          </table:table-cell>
          <table:table-cell office:value-type="float" office:value="256" table:style-name="ce23">
            <text:p>256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3">
            <text:p>5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3" table:style-name="ce23">
            <text:p>0,3</text:p>
          </table:table-cell>
          <table:table-cell office:value-type="float" office:value="1.1499999999999999" table:style-name="ce22">
            <text:p>1,1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19.3006993006993" table:formula="of:=([.F61] + [.G61]) / (2 * ( ((([.H61] + [.I61]) / 2) + [.J61]) / 10 )) * [.L61]" table:style-name="ce40">
            <text:p>19,3007</text:p>
          </table:table-cell>
          <table:table-cell office:value-type="float" office:value="0.21445221445221443" table:formula="of:=[.Z61]/[.D61]" table:style-name="ce41">
            <text:p>0,2145</text:p>
          </table:table-cell>
          <table:table-cell office:value-type="float" office:value="0.27572427572427571" table:formula="of:=-1*[.Z61]/[.E61]" table:style-name="ce42">
            <text:p>0,2757</text:p>
          </table:table-cell>
          <table:table-cell office:value-type="float" office:value="60.797202797202793" table:formula="of:=[.Z61] * ([.N61] + [.O61] + [.P61]) / (3 - [.Q61] - [.R61])" table:style-name="ce26">
            <text:p>60,797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Mining Drone Laser</text:p>
          </table:table-cell>
          <table:table-cell office:value-type="string" table:style-name="ce17">
            <text:p>S</text:p>
          </table:table-cell>
          <table:table-cell office:value-type="float" office:value="15" table:style-name="ce35">
            <text:p>15</text:p>
          </table:table-cell>
          <table:table-cell office:value-type="float" office:value="-7" table:style-name="ce36">
            <text:p>-7</text:p>
          </table:table-cell>
          <table:table-cell office:value-type="float" office:value="8" table:style-name="ce17">
            <text:p>8</text:p>
          </table:table-cell>
          <table:table-cell office:value-type="float" office:value="21" table:style-name="ce18">
            <text:p>21</text:p>
          </table:table-cell>
          <table:table-cell office:value-type="float" office:value="3" table:style-name="ce17">
            <text:p>3</text:p>
          </table:table-cell>
          <table:table-cell office:value-type="float" office:value="11" table:style-name="ce18">
            <text:p>11</text:p>
          </table:table-cell>
          <table:table-cell office:value-type="float" office:value="16" table:style-name="ce18">
            <text:p>16</text:p>
          </table:table-cell>
          <table:table-cell office:value-type="float" office:value="5" table:style-name="ce17">
            <text:p>5</text:p>
          </table:table-cell>
          <table:table-cell office:value-type="float" office:value="0.75" table:style-name="ce18">
            <text:p>0,75</text:p>
          </table:table-cell>
          <table:table-cell office:value-type="float" office:value="0.4" table:style-name="ce18">
            <text:p>0,4</text:p>
          </table:table-cell>
          <table:table-cell office:value-type="float" office:value="1.75" table:style-name="ce17">
            <text:p>1,75</text:p>
          </table:table-cell>
          <table:table-cell office:value-type="float" office:value="0.5" table:style-name="ce18">
            <text:p>0,5</text:p>
          </table:table-cell>
          <table:table-cell office:value-type="float" office:value="1.25" table:style-name="ce18">
            <text:p>1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4.7282608695652177" table:formula="of:=([.F62] + [.G62]) / (2 * ( ((([.H62] + [.I62]) / 2) + [.J62]) / 10 )) * [.L62]" table:style-name="ce11">
            <text:p>4,7283</text:p>
          </table:table-cell>
          <table:table-cell office:value-type="float" office:value="0.31521739130434784" table:formula="of:=[.Z62]/[.D62]" table:style-name="ce12">
            <text:p>0,3152</text:p>
          </table:table-cell>
          <table:table-cell office:value-type="float" office:value="0.67546583850931685" table:formula="of:=-1*[.Z62]/[.E62]" table:style-name="ce13">
            <text:p>0,6755</text:p>
          </table:table-cell>
          <table:table-cell office:value-type="float" office:value="5.5163043478260869" table:formula="of:=[.Z62] * ([.N62] + [.O62] + [.P62]) / (3 - [.Q62] - [.R62])" table:style-name="ce12">
            <text:p>5,516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Mining Drone Laser</text:p>
          </table:table-cell>
          <table:table-cell office:value-type="string" table:style-name="ce17">
            <text:p>M</text:p>
          </table:table-cell>
          <table:table-cell office:value-type="float" office:value="30" table:style-name="ce35">
            <text:p>30</text:p>
          </table:table-cell>
          <table:table-cell office:value-type="float" office:value="-13" table:style-name="ce36">
            <text:p>-13</text:p>
          </table:table-cell>
          <table:table-cell office:value-type="float" office:value="20" table:style-name="ce17">
            <text:p>20</text:p>
          </table:table-cell>
          <table:table-cell office:value-type="float" office:value="53" table:style-name="ce18">
            <text:p>53</text:p>
          </table:table-cell>
          <table:table-cell office:value-type="float" office:value="3" table:style-name="ce17">
            <text:p>3</text:p>
          </table:table-cell>
          <table:table-cell office:value-type="float" office:value="11" table:style-name="ce18">
            <text:p>11</text:p>
          </table:table-cell>
          <table:table-cell office:value-type="float" office:value="16" table:style-name="ce18">
            <text:p>16</text:p>
          </table:table-cell>
          <table:table-cell office:value-type="float" office:value="7" table:style-name="ce17">
            <text:p>7</text:p>
          </table:table-cell>
          <table:table-cell office:value-type="float" office:value="0.75" table:style-name="ce18">
            <text:p>0,75</text:p>
          </table:table-cell>
          <table:table-cell office:value-type="float" office:value="0.2" table:style-name="ce18">
            <text:p>0,2</text:p>
          </table:table-cell>
          <table:table-cell office:value-type="float" office:value="1.75" table:style-name="ce17">
            <text:p>1,75</text:p>
          </table:table-cell>
          <table:table-cell office:value-type="float" office:value="0.5" table:style-name="ce18">
            <text:p>0,5</text:p>
          </table:table-cell>
          <table:table-cell office:value-type="float" office:value="1.25" table:style-name="ce18">
            <text:p>1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1.90217391304348" table:formula="of:=([.F63] + [.G63]) / (2 * ( ((([.H63] + [.I63]) / 2) + [.J63]) / 10 )) * [.L63]" table:style-name="ce11">
            <text:p>11,9022</text:p>
          </table:table-cell>
          <table:table-cell office:value-type="float" office:value="0.39673913043478265" table:formula="of:=[.Z63]/[.D63]" table:style-name="ce12">
            <text:p>0,3967</text:p>
          </table:table-cell>
          <table:table-cell office:value-type="float" office:value="0.91555183946488305" table:formula="of:=-1*[.Z63]/[.E63]" table:style-name="ce13">
            <text:p>0,9156</text:p>
          </table:table-cell>
          <table:table-cell office:value-type="float" office:value="13.885869565217392" table:formula="of:=[.Z63] * ([.N63] + [.O63] + [.P63]) / (3 - [.Q63] - [.R63])" table:style-name="ce12">
            <text:p>13,885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Plasma Cutter</text:p>
          </table:table-cell>
          <table:table-cell office:value-type="string" table:style-name="ce22">
            <text:p>S</text:p>
          </table:table-cell>
          <table:table-cell office:value-type="float" office:value="20" table:style-name="ce22">
            <text:p>20</text:p>
          </table:table-cell>
          <table:table-cell office:value-type="float" office:value="-9" table:style-name="ce23">
            <text:p>-9</text:p>
          </table:table-cell>
          <table:table-cell office:value-type="float" office:value="14" table:style-name="ce22">
            <text:p>14</text:p>
          </table:table-cell>
          <table:table-cell office:value-type="float" office:value="36" table:style-name="ce23">
            <text:p>36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6" table:style-name="ce22">
            <text:p>6</text:p>
          </table:table-cell>
          <table:table-cell office:value-type="float" office:value="0.8" table:style-name="ce23">
            <text:p>0,8</text:p>
          </table:table-cell>
          <table:table-cell office:value-type="float" office:value="0.45" table:style-name="ce23">
            <text:p>0,45</text:p>
          </table:table-cell>
          <table:table-cell office:value-type="float" office:value="1.75" table:style-name="ce22">
            <text:p>1,7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3">
            <text:p>1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8.6956521739130448" table:formula="of:=([.F64] + [.G64]) / (2 * ( ((([.H64] + [.I64]) / 2) + [.J64]) / 10 )) * [.L64]" table:style-name="ce25">
            <text:p>8,6957</text:p>
          </table:table-cell>
          <table:table-cell office:value-type="float" office:value="0.43478260869565222" table:formula="of:=[.Z64]/[.D64]" table:style-name="ce26">
            <text:p>0,4348</text:p>
          </table:table-cell>
          <table:table-cell office:value-type="float" office:value="0.96618357487922724" table:formula="of:=-1*[.Z64]/[.E64]" table:style-name="ce27">
            <text:p>0,9662</text:p>
          </table:table-cell>
          <table:table-cell office:value-type="float" office:value="10.144927536231885" table:formula="of:=[.Z64] * ([.N64] + [.O64] + [.P64]) / (3 - [.Q64] - [.R64])" table:style-name="ce26">
            <text:p>10,144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Plasma Cutter</text:p>
          </table:table-cell>
          <table:table-cell office:value-type="string" table:style-name="ce22">
            <text:p>M</text:p>
          </table:table-cell>
          <table:table-cell office:value-type="float" office:value="40" table:style-name="ce22">
            <text:p>40</text:p>
          </table:table-cell>
          <table:table-cell office:value-type="float" office:value="-17" table:style-name="ce23">
            <text:p>-17</text:p>
          </table:table-cell>
          <table:table-cell office:value-type="float" office:value="32" table:style-name="ce22">
            <text:p>32</text:p>
          </table:table-cell>
          <table:table-cell office:value-type="float" office:value="88" table:style-name="ce23">
            <text:p>88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0.8" table:style-name="ce23">
            <text:p>0,8</text:p>
          </table:table-cell>
          <table:table-cell office:value-type="float" office:value="0.25" table:style-name="ce23">
            <text:p>0,25</text:p>
          </table:table-cell>
          <table:table-cell office:value-type="float" office:value="1.75" table:style-name="ce22">
            <text:p>1,7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3">
            <text:p>1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0.869565217391308" table:formula="of:=([.F65] + [.G65]) / (2 * ( ((([.H65] + [.I65]) / 2) + [.J65]) / 10 )) * [.L65]" table:style-name="ce25">
            <text:p>20,8696</text:p>
          </table:table-cell>
          <table:table-cell office:value-type="float" office:value="0.52173913043478271" table:formula="of:=[.Z65]/[.D65]" table:style-name="ce26">
            <text:p>0,5217</text:p>
          </table:table-cell>
          <table:table-cell office:value-type="float" office:value="1.2276214833759593" table:formula="of:=-1*[.Z65]/[.E65]" table:style-name="ce27">
            <text:p>1,2276</text:p>
          </table:table-cell>
          <table:table-cell office:value-type="float" office:value="24.347826086956527" table:formula="of:=[.Z65] * ([.N65] + [.O65] + [.P65]) / (3 - [.Q65] - [.R65])" table:style-name="ce26">
            <text:p>24,347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Advanced Plasma Cutter</text:p>
          </table:table-cell>
          <table:table-cell office:value-type="string" table:style-name="ce22">
            <text:p>S</text:p>
          </table:table-cell>
          <table:table-cell office:value-type="float" office:value="25" table:style-name="ce22">
            <text:p>25</text:p>
          </table:table-cell>
          <table:table-cell office:value-type="float" office:value="-12" table:style-name="ce23">
            <text:p>-12</text:p>
          </table:table-cell>
          <table:table-cell office:value-type="float" office:value="20" table:style-name="ce22">
            <text:p>20</text:p>
          </table:table-cell>
          <table:table-cell office:value-type="float" office:value="51" table:style-name="ce23">
            <text:p>51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7" table:style-name="ce22">
            <text:p>7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75" table:style-name="ce22">
            <text:p>1,7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3">
            <text:p>1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14">
            <text:p>n/a</text:p>
          </table:table-cell>
          <table:table-cell office:value-type="float" office:value="0" table:style-name="ce14">
            <text:p>0</text:p>
          </table:table-cell>
          <table:table-cell office:value-type="float" office:value="13.119565217391306" table:formula="of:=([.F66] + [.G66]) / (2 * ( ((([.H66] + [.I66]) / 2) + [.J66]) / 10 )) * [.L66]" table:style-name="ce25">
            <text:p>13,1196</text:p>
          </table:table-cell>
          <table:table-cell office:value-type="float" office:value="0.5247826086956523" table:formula="of:=[.Z66]/[.D66]" table:style-name="ce26">
            <text:p>0,5248</text:p>
          </table:table-cell>
          <table:table-cell office:value-type="float" office:value="1.0932971014492756" table:formula="of:=-1*[.Z66]/[.E66]" table:style-name="ce27">
            <text:p>1,0933</text:p>
          </table:table-cell>
          <table:table-cell office:value-type="float" office:value="15.306159420289857" table:formula="of:=[.Z66] * ([.N66] + [.O66] + [.P66]) / (3 - [.Q66] - [.R66])" table:style-name="ce26">
            <text:p>15,306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Advanced Plasma Cutter</text:p>
          </table:table-cell>
          <table:table-cell office:value-type="string" table:style-name="ce22">
            <text:p>M</text:p>
          </table:table-cell>
          <table:table-cell office:value-type="float" office:value="50" table:style-name="ce22">
            <text:p>50</text:p>
          </table:table-cell>
          <table:table-cell office:value-type="float" office:value="-20" table:style-name="ce23">
            <text:p>-20</text:p>
          </table:table-cell>
          <table:table-cell office:value-type="float" office:value="44" table:style-name="ce22">
            <text:p>44</text:p>
          </table:table-cell>
          <table:table-cell office:value-type="float" office:value="118" table:style-name="ce23">
            <text:p>118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10" table:style-name="ce22">
            <text:p>10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1.75" table:style-name="ce22">
            <text:p>1,7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3">
            <text:p>1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29.934782608695652" table:formula="of:=([.F67] + [.G67]) / (2 * ( ((([.H67] + [.I67]) / 2) + [.J67]) / 10 )) * [.L67]" table:style-name="ce40">
            <text:p>29,9348</text:p>
          </table:table-cell>
          <table:table-cell office:value-type="float" office:value="0.59869565217391307" table:formula="of:=[.Z67]/[.D67]" table:style-name="ce41">
            <text:p>0,5987</text:p>
          </table:table-cell>
          <table:table-cell office:value-type="float" office:value="1.4967391304347826" table:formula="of:=-1*[.Z67]/[.E67]" table:style-name="ce42">
            <text:p>1,4967</text:p>
          </table:table-cell>
          <table:table-cell office:value-type="float" office:value="34.923913043478258" table:formula="of:=[.Z67] * ([.N67] + [.O67] + [.P67]) / (3 - [.Q67] - [.R67])" table:style-name="ce26">
            <text:p>34,923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Tiyanki Beam Cannon</text:p>
          </table:table-cell>
          <table:table-cell office:value-type="string" table:style-name="ce22">
            <text:p>X</text:p>
          </table:table-cell>
          <table:table-cell office:value-type="float" office:value="400" table:style-name="ce22">
            <text:p>400</text:p>
          </table:table-cell>
          <table:table-cell office:value-type="float" office:value="-290" table:style-name="ce23">
            <text:p>-290</text:p>
          </table:table-cell>
          <table:table-cell office:value-type="float" office:value="1000" table:style-name="ce22">
            <text:p>1000</text:p>
          </table:table-cell>
          <table:table-cell office:value-type="float" office:value="2500" table:style-name="ce23">
            <text:p>2500</text:p>
          </table:table-cell>
          <table:table-cell office:value-type="float" office:value="2" table:style-name="ce22">
            <text:p>2</text:p>
          </table:table-cell>
          <table:table-cell office:value-type="float" office:value="20" table:style-name="ce23">
            <text:p>20</text:p>
          </table:table-cell>
          <table:table-cell office:value-type="float" office:value="70" table:style-name="ce23">
            <text:p>70</text:p>
          </table:table-cell>
          <table:table-cell office:value-type="float" office:value="21" table:style-name="ce22">
            <text:p>21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183.64197530864197" table:formula="of:=([.F68] + [.G68]) / (2 * ( ((([.H68] + [.I68]) / 2) + [.J68]) / 10 )) * [.L68]" table:style-name="ce40">
            <text:p>183,6420</text:p>
          </table:table-cell>
          <table:table-cell office:value-type="float" office:value="0.45910493827160492" table:formula="of:=[.Z68]/[.D68]" table:style-name="ce41">
            <text:p>0,4591</text:p>
          </table:table-cell>
          <table:table-cell office:value-type="float" office:value="0.63324819071945504" table:formula="of:=-1*[.Z68]/[.E68]" table:style-name="ce42">
            <text:p>0,6332</text:p>
          </table:table-cell>
          <table:table-cell office:value-type="float" office:value="275.46296296296299" table:formula="of:=[.Z68] * ([.N68] + [.O68] + [.P68]) / (3 - [.Q68] - [.R68])" table:style-name="ce26">
            <text:p>275,463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Tiyanki Beam Cannon (Titanic)</text:p>
          </table:table-cell>
          <table:table-cell office:value-type="string" table:style-name="ce22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4500" table:style-name="ce22">
            <text:p>4500</text:p>
          </table:table-cell>
          <table:table-cell office:value-type="float" office:value="9500" table:style-name="ce23">
            <text:p>9500</text:p>
          </table:table-cell>
          <table:table-cell office:value-type="float" office:value="20" table:style-name="ce22">
            <text:p>20</text:p>
          </table:table-cell>
          <table:table-cell office:value-type="float" office:value="35" table:style-name="ce23">
            <text:p>35</text:p>
          </table:table-cell>
          <table:table-cell office:value-type="float" office:value="165" table:style-name="ce23">
            <text:p>165</text:p>
          </table:table-cell>
          <table:table-cell office:value-type="float" office:value="30" table:style-name="ce22">
            <text:p>30</text:p>
          </table:table-cell>
          <table:table-cell office:value-type="float" office:value="0.85" table:style-name="ce23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309.09090909090907" table:formula="of:=([.F69] + [.G69]) / (2 * ( ((([.H69] + [.I69]) / 2) + [.J69]) / 10 )) * [.L69]" table:style-name="ce40">
            <text:p>309,0909</text:p>
          </table:table-cell>
          <table:table-cell office:value-type="float" office:value="0.61818181818181817" table:formula="of:=[.Z69]/[.D69]" table:style-name="ce41">
            <text:p>0,6182</text:p>
          </table:table-cell>
          <table:table-cell office:value-type="float" office:value="0.61818181818181817" table:formula="of:=-1*[.Z69]/[.E69]" table:style-name="ce42">
            <text:p>0,6182</text:p>
          </table:table-cell>
          <table:table-cell office:value-type="float" office:value="463.63636363636357" table:formula="of:=[.Z69] * ([.N69] + [.O69] + [.P69]) / (3 - [.Q69] - [.R69])" table:style-name="ce26">
            <text:p>463,636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Juggernaut Beam Cannon</text:p>
          </table:table-cell>
          <table:table-cell office:value-type="string" table:style-name="ce22">
            <text:p>M</text:p>
          </table:table-cell>
          <table:table-cell office:value-type="float" office:value="180" table:style-name="ce21">
            <text:p>180</text:p>
          </table:table-cell>
          <table:table-cell office:value-type="float" office:value="-105" table:style-name="ce24">
            <text:p>-105</text:p>
          </table:table-cell>
          <table:table-cell office:value-type="float" office:value="410" table:style-name="ce21">
            <text:p>410</text:p>
          </table:table-cell>
          <table:table-cell office:value-type="float" office:value="635" table:style-name="ce24">
            <text:p>635</text:p>
          </table:table-cell>
          <table:table-cell office:value-type="float" office:value="1" table:style-name="ce21">
            <text:p>1</text:p>
          </table:table-cell>
          <table:table-cell office:value-type="float" office:value="19" table:style-name="ce24">
            <text:p>19</text:p>
          </table:table-cell>
          <table:table-cell office:value-type="float" office:value="75" table:style-name="ce24">
            <text:p>75</text:p>
          </table:table-cell>
          <table:table-cell office:value-type="float" office:value="16" table:style-name="ce21">
            <text:p>16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4">
            <text:p>0,05</text:p>
          </table:table-cell>
          <table:table-cell office:value-type="float" office:value="1.75" table:style-name="ce21">
            <text:p>1,75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52.25" table:formula="of:=([.F70] + [.G70]) / (2 * ( ((([.H70] + [.I70]) / 2) + [.J70]) / 10 )) * [.L70]" table:style-name="ce40">
            <text:p>52,2500</text:p>
          </table:table-cell>
          <table:table-cell office:value-type="float" office:value="0.2902777777777778" table:formula="of:=[.Z70]/[.D70]" table:style-name="ce41">
            <text:p>0,2903</text:p>
          </table:table-cell>
          <table:table-cell office:value-type="float" office:value="0.49761904761904763" table:formula="of:=-1*[.Z70]/[.E70]" table:style-name="ce42">
            <text:p>0,4976</text:p>
          </table:table-cell>
          <table:table-cell office:value-type="float" office:value="65.3125" table:formula="of:=[.Z70] * ([.N70] + [.O70] + [.P70]) / (3 - [.Q70] - [.R70])" table:style-name="ce26">
            <text:p>65,312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Improved Juggernaut Beam Cannon</text:p>
          </table:table-cell>
          <table:table-cell office:value-type="string" table:style-name="ce22">
            <text:p>M</text:p>
          </table:table-cell>
          <table:table-cell office:value-type="float" office:value="205" table:style-name="ce21">
            <text:p>205</text:p>
          </table:table-cell>
          <table:table-cell office:value-type="float" office:value="-120" table:style-name="ce24">
            <text:p>-120</text:p>
          </table:table-cell>
          <table:table-cell office:value-type="float" office:value="460" table:style-name="ce21">
            <text:p>460</text:p>
          </table:table-cell>
          <table:table-cell office:value-type="float" office:value="790" table:style-name="ce23">
            <text:p>790</text:p>
          </table:table-cell>
          <table:table-cell office:value-type="float" office:value="1" table:style-name="ce21">
            <text:p>1</text:p>
          </table:table-cell>
          <table:table-cell office:value-type="float" office:value="19" table:style-name="ce24">
            <text:p>19</text:p>
          </table:table-cell>
          <table:table-cell office:value-type="float" office:value="75" table:style-name="ce24">
            <text:p>75</text:p>
          </table:table-cell>
          <table:table-cell office:value-type="float" office:value="15" table:style-name="ce21">
            <text:p>15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4">
            <text:p>0,05</text:p>
          </table:table-cell>
          <table:table-cell office:value-type="float" office:value="1.75" table:style-name="ce21">
            <text:p>1,75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62.5" table:formula="of:=([.F71] + [.G71]) / (2 * ( ((([.H71] + [.I71]) / 2) + [.J71]) / 10 )) * [.L71]" table:style-name="ce40">
            <text:p>62,5000</text:p>
          </table:table-cell>
          <table:table-cell office:value-type="float" office:value="0.3048780487804878" table:formula="of:=[.Z71]/[.D71]" table:style-name="ce41">
            <text:p>0,3049</text:p>
          </table:table-cell>
          <table:table-cell office:value-type="float" office:value="0.52083333333333337" table:formula="of:=-1*[.Z71]/[.E71]" table:style-name="ce42">
            <text:p>0,5208</text:p>
          </table:table-cell>
          <table:table-cell office:value-type="float" office:value="78.125" table:formula="of:=[.Z71] * ([.N71] + [.O71] + [.P71]) / (3 - [.Q71] - [.R71])" table:style-name="ce26">
            <text:p>78,1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3" table:style-name="ce1"/>
          <table:table-cell table:number-columns-repeated="5" table:style-name="ce43"/>
          <table:table-cell table:number-columns-repeated="20" table:style-name="ce1"/>
          <table:table-cell table:style-name="ce26"/>
          <table:table-cell table:number-columns-repeated="16355" table:style-name="ce1"/>
        </table:table-row>
        <table:table-row table:style-name="ro1">
          <table:table-cell office:value-type="string" table:style-name="ce44">
            <text:p>enigma</text:p>
          </table:table-cell>
          <table:table-cell office:value-type="string" table:style-name="ce45">
            <text:p>Enigmatic Energy Autocannon</text:p>
          </table:table-cell>
          <table:table-cell office:value-type="string" table:style-name="ce22">
            <text:p>S</text:p>
          </table:table-cell>
          <table:table-cell office:value-type="float" office:value="35" table:style-name="ce22">
            <text:p>35</text:p>
          </table:table-cell>
          <table:table-cell office:value-type="float" office:value="-25" table:style-name="ce23">
            <text:p>-25</text:p>
          </table:table-cell>
          <table:table-cell office:value-type="float" office:value="25" table:style-name="ce22">
            <text:p>25</text:p>
          </table:table-cell>
          <table:table-cell office:value-type="float" office:value="35" table:style-name="ce23">
            <text:p>35</text:p>
          </table:table-cell>
          <table:table-cell office:value-type="float" office:value="2" table:style-name="ce22">
            <text:p>2</text:p>
          </table:table-cell>
          <table:table-cell office:value-type="float" office:value="14" table:style-name="ce23">
            <text:p>14</text:p>
          </table:table-cell>
          <table:table-cell office:value-type="float" office:value="15" table:style-name="ce23">
            <text:p>15</text:p>
          </table:table-cell>
          <table:table-cell office:value-type="float" office:value="8" table:style-name="ce22">
            <text:p>8</text:p>
          </table:table-cell>
          <table:table-cell office:value-type="float" office:value="0.9" table:style-name="ce23">
            <text:p>0,9</text:p>
          </table:table-cell>
          <table:table-cell office:value-type="float" office:value="0.65" table:style-name="ce23">
            <text:p>0,65</text:p>
          </table:table-cell>
          <table:table-cell office:value-type="float" office:value="1.25" table:style-name="ce22">
            <text:p>1,2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11.739130434782609" table:formula="of:=([.F73] + [.G73]) / (2 * ( ((([.H73] + [.I73]) / 2) + [.J73]) / 10 )) * [.L73]" table:style-name="ce40">
            <text:p>11,7391</text:p>
          </table:table-cell>
          <table:table-cell office:value-type="float" office:value="0.33540372670807456" table:formula="of:=[.Z73]/[.D73]" table:style-name="ce41">
            <text:p>0,3354</text:p>
          </table:table-cell>
          <table:table-cell office:value-type="float" office:value="0.46956521739130436" table:formula="of:=-1*[.Z73]/[.E73]" table:style-name="ce42">
            <text:p>0,4696</text:p>
          </table:table-cell>
          <table:table-cell office:value-type="float" office:value="17.608695652173914" table:formula="of:=[.Z73] * ([.N73] + [.O73] + [.P73]) / (3 - [.Q73] - [.R73])" table:style-name="ce26">
            <text:p>17,608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4">
            <text:p>enigma</text:p>
          </table:table-cell>
          <table:table-cell office:value-type="string" table:style-name="ce45">
            <text:p>Enigmatic Energy Lash</text:p>
          </table:table-cell>
          <table:table-cell office:value-type="string" table:style-name="ce22">
            <text:p>M</text:p>
          </table:table-cell>
          <table:table-cell office:value-type="float" office:value="30" table:style-name="ce22">
            <text:p>30</text:p>
          </table:table-cell>
          <table:table-cell office:value-type="float" office:value="-25" table:style-name="ce23">
            <text:p>-25</text:p>
          </table:table-cell>
          <table:table-cell office:value-type="float" office:value="10" table:style-name="ce22">
            <text:p>10</text:p>
          </table:table-cell>
          <table:table-cell office:value-type="float" office:value="20" table:style-name="ce23">
            <text:p>2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5" table:style-name="ce23">
            <text:p>5</text:p>
          </table:table-cell>
          <table:table-cell office:value-type="float" office:value="8" table:style-name="ce22">
            <text:p>8</text:p>
          </table:table-cell>
          <table:table-cell office:value-type="float" office:value="0.75" table:style-name="ce23">
            <text:p>0,7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2">
            <text:p>1,2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18.75" table:formula="of:=([.F74] + [.G74]) / (2 * ( ((([.H74] + [.I74]) / 2) + [.J74]) / 10 )) * [.L74]" table:style-name="ce40">
            <text:p>18,7500</text:p>
          </table:table-cell>
          <table:table-cell office:value-type="float" office:value="0.625" table:formula="of:=[.Z74]/[.D74]" table:style-name="ce41">
            <text:p>0,6250</text:p>
          </table:table-cell>
          <table:table-cell office:value-type="float" office:value="0.75" table:formula="of:=-1*[.Z74]/[.E74]" table:style-name="ce42">
            <text:p>0,7500</text:p>
          </table:table-cell>
          <table:table-cell office:value-type="float" office:value="28.125" table:formula="of:=[.Z74] * ([.N74] + [.O74] + [.P74]) / (3 - [.Q74] - [.R74])" table:style-name="ce26">
            <text:p>28,1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4">
            <text:p>enigma</text:p>
          </table:table-cell>
          <table:table-cell office:value-type="string" table:style-name="ce45">
            <text:p>Enigmatic Energy Discharger</text:p>
          </table:table-cell>
          <table:table-cell office:value-type="string" table:style-name="ce22">
            <text:p>L</text:p>
          </table:table-cell>
          <table:table-cell office:value-type="float" office:value="190" table:style-name="ce22">
            <text:p>190</text:p>
          </table:table-cell>
          <table:table-cell office:value-type="float" office:value="-110" table:style-name="ce23">
            <text:p>-110</text:p>
          </table:table-cell>
          <table:table-cell office:value-type="float" office:value="285" table:style-name="ce22">
            <text:p>285</text:p>
          </table:table-cell>
          <table:table-cell office:value-type="float" office:value="685" table:style-name="ce23">
            <text:p>685</text:p>
          </table:table-cell>
          <table:table-cell office:value-type="float" office:value="2" table:style-name="ce22">
            <text:p>2</text:p>
          </table:table-cell>
          <table:table-cell office:value-type="float" office:value="20" table:style-name="ce23">
            <text:p>20</text:p>
          </table:table-cell>
          <table:table-cell office:value-type="float" office:value="55" table:style-name="ce23">
            <text:p>55</text:p>
          </table:table-cell>
          <table:table-cell office:value-type="float" office:value="19" table:style-name="ce22">
            <text:p>19</text:p>
          </table:table-cell>
          <table:table-cell office:value-type="float" office:value="0.9" table:style-name="ce23">
            <text:p>0,9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66.13636363636364" table:formula="of:=([.F75] + [.G75]) / (2 * ( ((([.H75] + [.I75]) / 2) + [.J75]) / 10 )) * [.L75]" table:style-name="ce40">
            <text:p>66,1364</text:p>
          </table:table-cell>
          <table:table-cell office:value-type="float" office:value="0.34808612440191389" table:formula="of:=[.Z75]/[.D75]" table:style-name="ce41">
            <text:p>0,3481</text:p>
          </table:table-cell>
          <table:table-cell office:value-type="float" office:value="0.60123966942148765" table:formula="of:=-1*[.Z75]/[.E75]" table:style-name="ce42">
            <text:p>0,6012</text:p>
          </table:table-cell>
          <table:table-cell office:value-type="float" office:value="99.204545454545467" table:formula="of:=[.Z75] * ([.N75] + [.O75] + [.P75]) / (3 - [.Q75] - [.R75])" table:style-name="ce26">
            <text:p>99,204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4">
            <text:p>enigma</text:p>
          </table:table-cell>
          <table:table-cell office:value-type="string" table:style-name="ce45">
            <text:p>Enigmatic Energy Lance</text:p>
          </table:table-cell>
          <table:table-cell office:value-type="string" table:style-name="ce22">
            <text:p>X</text:p>
          </table:table-cell>
          <table:table-cell office:value-type="float" office:value="300" table:style-name="ce22">
            <text:p>300</text:p>
          </table:table-cell>
          <table:table-cell office:value-type="float" office:value="-300" table:style-name="ce23">
            <text:p>-300</text:p>
          </table:table-cell>
          <table:table-cell office:value-type="float" office:value="1750" table:style-name="ce22">
            <text:p>1750</text:p>
          </table:table-cell>
          <table:table-cell office:value-type="float" office:value="2500" table:style-name="ce23">
            <text:p>25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2" table:style-name="ce22">
            <text:p>22</text:p>
          </table:table-cell>
          <table:table-cell office:value-type="float" office:value="0.85" table:style-name="ce23">
            <text:p>0,85</text:p>
          </table:table-cell>
          <table:table-cell office:value-type="float" office:value="0.15" table:style-name="ce23">
            <text:p>0,15</text:p>
          </table:table-cell>
          <table:table-cell office:value-type="float" office:value="1.25" table:style-name="ce22">
            <text:p>1,2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181.53266331658293" table:formula="of:=([.F76] + [.G76]) / (2 * ( ((([.H76] + [.I76]) / 2) + [.J76]) / 10 )) * [.L76]" table:style-name="ce40">
            <text:p>181,5327</text:p>
          </table:table-cell>
          <table:table-cell office:value-type="float" office:value="0.60510887772194311" table:formula="of:=[.Z76]/[.D76]" table:style-name="ce41">
            <text:p>0,6051</text:p>
          </table:table-cell>
          <table:table-cell office:value-type="float" office:value="0.60510887772194311" table:formula="of:=-1*[.Z76]/[.E76]" table:style-name="ce42">
            <text:p>0,6051</text:p>
          </table:table-cell>
          <table:table-cell office:value-type="float" office:value="272.2989949748744" table:formula="of:=[.Z76] * ([.N76] + [.O76] + [.P76]) / (3 - [.Q76] - [.R76])" table:style-name="ce26">
            <text:p>272,299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4">
            <text:p>enigma</text:p>
          </table:table-cell>
          <table:table-cell office:value-type="string" table:style-name="ce45">
            <text:p>Enigmatic Energy Lance (Titanic)</text:p>
          </table:table-cell>
          <table:table-cell office:value-type="string" table:style-name="ce22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5500" table:style-name="ce22">
            <text:p>5500</text:p>
          </table:table-cell>
          <table:table-cell office:value-type="float" office:value="8500" table:style-name="ce23">
            <text:p>8500</text:p>
          </table:table-cell>
          <table:table-cell office:value-type="float" office:value="30" table:style-name="ce22">
            <text:p>30</text:p>
          </table:table-cell>
          <table:table-cell office:value-type="float" office:value="100" table:style-name="ce23">
            <text:p>100</text:p>
          </table:table-cell>
          <table:table-cell office:value-type="float" office:value="165" table:style-name="ce23">
            <text:p>165</text:p>
          </table:table-cell>
          <table:table-cell office:value-type="float" office:value="31" table:style-name="ce22">
            <text:p>31</text:p>
          </table:table-cell>
          <table:table-cell office:value-type="float" office:value="0.85" table:style-name="ce23">
            <text:p>0,85</text:p>
          </table:table-cell>
          <table:table-cell office:value-type="float" office:value="0.15" table:style-name="ce23">
            <text:p>0,15</text:p>
          </table:table-cell>
          <table:table-cell office:value-type="float" office:value="1.25" table:style-name="ce22">
            <text:p>1,2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258.695652173913" table:formula="of:=([.F77] + [.G77]) / (2 * ( ((([.H77] + [.I77]) / 2) + [.J77]) / 10 )) * [.L77]" table:style-name="ce40">
            <text:p>258,6957</text:p>
          </table:table-cell>
          <table:table-cell office:value-type="float" office:value="0.51739130434782599" table:formula="of:=[.Z77]/[.D77]" table:style-name="ce41">
            <text:p>0,5174</text:p>
          </table:table-cell>
          <table:table-cell office:value-type="float" office:value="0.51739130434782599" table:formula="of:=-1*[.Z77]/[.E77]" table:style-name="ce42">
            <text:p>0,5174</text:p>
          </table:table-cell>
          <table:table-cell office:value-type="float" office:value="388.04347826086951" table:formula="of:=[.Z77] * ([.N77] + [.O77] + [.P77]) / (3 - [.Q77] - [.R77])" table:style-name="ce26">
            <text:p>388,043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8" table:style-name="ce1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Gravitational Anomaly Projector</text:p>
          </table:table-cell>
          <table:table-cell office:value-type="string" table:style-name="ce22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34" table:style-name="ce22">
            <text:p>34</text:p>
          </table:table-cell>
          <table:table-cell office:value-type="float" office:value="66" table:style-name="ce23">
            <text:p>66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" table:formula="of:=([.F79] + [.G79]) / (2 * ( ((([.H79] + [.I79]) / 2) + [.J79]) / 10 )) * [.L79]" table:style-name="ce25">
            <text:p>10,0000</text:p>
          </table:table-cell>
          <table:table-cell office:value-type="float" office:value="0.33333333333333331" table:formula="of:=[.Z79]/[.D79]" table:style-name="ce26">
            <text:p>0,3333</text:p>
          </table:table-cell>
          <table:table-cell office:value-type="float" office:value="0.5" table:formula="of:=-1*[.Z79]/[.E79]" table:style-name="ce27">
            <text:p>0,5000</text:p>
          </table:table-cell>
          <table:table-cell office:value-type="float" office:value="12.5" table:formula="of:=[.Z79] * ([.N79] + [.O79] + [.P79]) / (3 - [.Q79] - [.R79])" table:style-name="ce26">
            <text:p>12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Gravitational Anomaly Projector</text:p>
          </table:table-cell>
          <table:table-cell office:value-type="string" table:style-name="ce22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68" table:style-name="ce22">
            <text:p>68</text:p>
          </table:table-cell>
          <table:table-cell office:value-type="float" office:value="138" table:style-name="ce23">
            <text:p>138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7.510000000000002" table:formula="of:=([.F80] + [.G80]) / (2 * ( ((([.H80] + [.I80]) / 2) + [.J80]) / 10 )) * [.L80]" table:style-name="ce25">
            <text:p>17,5100</text:p>
          </table:table-cell>
          <table:table-cell office:value-type="float" office:value="0.29183333333333333" table:formula="of:=[.Z80]/[.D80]" table:style-name="ce26">
            <text:p>0,2918</text:p>
          </table:table-cell>
          <table:table-cell office:value-type="float" office:value="0.51500000000000001" table:formula="of:=-1*[.Z80]/[.E80]" table:style-name="ce27">
            <text:p>0,5150</text:p>
          </table:table-cell>
          <table:table-cell office:value-type="float" office:value="21.887500000000003" table:formula="of:=[.Z80] * ([.N80] + [.O80] + [.P80]) / (3 - [.Q80] - [.R80])" table:style-name="ce26">
            <text:p>21,887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Gravitational Anomaly Projector</text:p>
          </table:table-cell>
          <table:table-cell office:value-type="string" table:style-name="ce22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82" table:style-name="ce22">
            <text:p>182</text:p>
          </table:table-cell>
          <table:table-cell office:value-type="float" office:value="358" table:style-name="ce23">
            <text:p>358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0.263157894736835" table:formula="of:=([.F81] + [.G81]) / (2 * ( ((([.H81] + [.I81]) / 2) + [.J81]) / 10 )) * [.L81]" table:style-name="ce25">
            <text:p>40,2632</text:p>
          </table:table-cell>
          <table:table-cell office:value-type="float" office:value="0.33552631578947362" table:formula="of:=[.Z81]/[.D81]" table:style-name="ce26">
            <text:p>0,3355</text:p>
          </table:table-cell>
          <table:table-cell office:value-type="float" office:value="0.62911184210526305" table:formula="of:=-1*[.Z81]/[.E81]" table:style-name="ce27">
            <text:p>0,6291</text:p>
          </table:table-cell>
          <table:table-cell office:value-type="float" office:value="50.328947368421041" table:formula="of:=[.Z81] * ([.N81] + [.O81] + [.P81]) / (3 - [.Q81] - [.R81])" table:style-name="ce26">
            <text:p>50,328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Microsingularity Cannon</text:p>
          </table:table-cell>
          <table:table-cell office:value-type="string" table:style-name="ce21">
            <text:p>S</text:p>
          </table:table-cell>
          <table:table-cell office:value-type="float" office:value="40" table:style-name="ce22">
            <text:p>40</text:p>
          </table:table-cell>
          <table:table-cell office:value-type="float" office:value="-28" table:style-name="ce23">
            <text:p>-28</text:p>
          </table:table-cell>
          <table:table-cell office:value-type="float" office:value="48" table:style-name="ce22">
            <text:p>48</text:p>
          </table:table-cell>
          <table:table-cell office:value-type="float" office:value="88" table:style-name="ce23">
            <text:p>8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3.6" table:formula="of:=([.F82] + [.G82]) / (2 * ( ((([.H82] + [.I82]) / 2) + [.J82]) / 10 )) * [.L82]" table:style-name="ce25">
            <text:p>13,6000</text:p>
          </table:table-cell>
          <table:table-cell office:value-type="float" office:value="0.33999999999999997" table:formula="of:=[.Z82]/[.D82]" table:style-name="ce26">
            <text:p>0,3400</text:p>
          </table:table-cell>
          <table:table-cell office:value-type="float" office:value="0.48571428571428571" table:formula="of:=-1*[.Z82]/[.E82]" table:style-name="ce27">
            <text:p>0,4857</text:p>
          </table:table-cell>
          <table:table-cell office:value-type="float" office:value="17" table:formula="of:=[.Z82] * ([.N82] + [.O82] + [.P82]) / (3 - [.Q82] - [.R82])" table:style-name="ce26">
            <text:p>17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Microsingularity Cannon</text:p>
          </table:table-cell>
          <table:table-cell office:value-type="string" table:style-name="ce21">
            <text:p>M</text:p>
          </table:table-cell>
          <table:table-cell office:value-type="float" office:value="80" table:style-name="ce22">
            <text:p>80</text:p>
          </table:table-cell>
          <table:table-cell office:value-type="float" office:value="-52" table:style-name="ce23">
            <text:p>-52</text:p>
          </table:table-cell>
          <table:table-cell office:value-type="float" office:value="106" table:style-name="ce22">
            <text:p>106</text:p>
          </table:table-cell>
          <table:table-cell office:value-type="float" office:value="242" table:style-name="ce23">
            <text:p>242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9.58" table:formula="of:=([.F83] + [.G83]) / (2 * ( ((([.H83] + [.I83]) / 2) + [.J83]) / 10 )) * [.L83]" table:style-name="ce25">
            <text:p>29,5800</text:p>
          </table:table-cell>
          <table:table-cell office:value-type="float" office:value="0.36974999999999997" table:formula="of:=[.Z83]/[.D83]" table:style-name="ce26">
            <text:p>0,3698</text:p>
          </table:table-cell>
          <table:table-cell office:value-type="float" office:value="0.56884615384615378" table:formula="of:=-1*[.Z83]/[.E83]" table:style-name="ce27">
            <text:p>0,5688</text:p>
          </table:table-cell>
          <table:table-cell office:value-type="float" office:value="36.975000000000001" table:formula="of:=[.Z83] * ([.N83] + [.O83] + [.P83]) / (3 - [.Q83] - [.R83])" table:style-name="ce26">
            <text:p>36,97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Microsingularity Cannon</text:p>
          </table:table-cell>
          <table:table-cell office:value-type="string" table:style-name="ce21">
            <text:p>L</text:p>
          </table:table-cell>
          <table:table-cell office:value-type="float" office:value="160" table:style-name="ce22">
            <text:p>160</text:p>
          </table:table-cell>
          <table:table-cell office:value-type="float" office:value="-100" table:style-name="ce23">
            <text:p>-100</text:p>
          </table:table-cell>
          <table:table-cell office:value-type="float" office:value="256" table:style-name="ce22">
            <text:p>256</text:p>
          </table:table-cell>
          <table:table-cell office:value-type="float" office:value="488" table:style-name="ce23">
            <text:p>488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55.473684210526308" table:formula="of:=([.F84] + [.G84]) / (2 * ( ((([.H84] + [.I84]) / 2) + [.J84]) / 10 )) * [.L84]" table:style-name="ce25">
            <text:p>55,4737</text:p>
          </table:table-cell>
          <table:table-cell office:value-type="float" office:value="0.34671052631578941" table:formula="of:=[.Z84]/[.D84]" table:style-name="ce26">
            <text:p>0,3467</text:p>
          </table:table-cell>
          <table:table-cell office:value-type="float" office:value="0.55473684210526308" table:formula="of:=-1*[.Z84]/[.E84]" table:style-name="ce27">
            <text:p>0,5547</text:p>
          </table:table-cell>
          <table:table-cell office:value-type="float" office:value="69.342105263157876" table:formula="of:=[.Z84] * ([.N84] + [.O84] + [.P84]) / (3 - [.Q84] - [.R84])" table:style-name="ce26">
            <text:p>69,342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Spatial Distortion Warhead</text:p>
          </table:table-cell>
          <table:table-cell office:value-type="string" table:style-name="ce21">
            <text:p>G</text:p>
          </table:table-cell>
          <table:table-cell office:value-type="float" office:value="110" table:style-name="ce21">
            <text:p>110</text:p>
          </table:table-cell>
          <table:table-cell office:value-type="float" office:value="-70" table:style-name="ce23">
            <text:p>-70</text:p>
          </table:table-cell>
          <table:table-cell office:value-type="float" office:value="85" table:style-name="ce22">
            <text:p>85</text:p>
          </table:table-cell>
          <table:table-cell office:value-type="float" office:value="140" table:style-name="ce23">
            <text:p>14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3" table:style-name="ce23">
            <text:p>0,3</text:p>
          </table:table-cell>
          <table:table-cell office:value-type="float" office:value="1.5" table:style-name="ce22">
            <text:p>1,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3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1" table:style-name="ce23">
            <text:p>1</text:p>
          </table:table-cell>
          <table:table-cell office:value-type="float" office:value="10.465116279069768" table:formula="of:=([.F85] + [.G85]) / (2 * ( ((([.H85] + [.I85]) / 2) + [.J85]) / 10 )) * [.L85]" table:style-name="ce25">
            <text:p>10,4651</text:p>
          </table:table-cell>
          <table:table-cell office:value-type="float" office:value="9.5137420718816076E-2" table:formula="of:=[.Z85]/[.D85]" table:style-name="ce26">
            <text:p>0,0951</text:p>
          </table:table-cell>
          <table:table-cell office:value-type="float" office:value="0.14950166112956811" table:formula="of:=-1*[.Z85]/[.E85]" table:style-name="ce27">
            <text:p>0,1495</text:p>
          </table:table-cell>
          <table:table-cell office:value-type="float" office:value="13.953488372093025" table:formula="of:=[.Z85] * ([.N85] + [.O85] + [.P85]) / (3 - [.Q85] - [.R85])" table:style-name="ce26">
            <text:p>13,953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Microsingularity Warhead</text:p>
          </table:table-cell>
          <table:table-cell office:value-type="string" table:style-name="ce21">
            <text:p>G</text:p>
          </table:table-cell>
          <table:table-cell office:value-type="float" office:value="140" table:style-name="ce21">
            <text:p>140</text:p>
          </table:table-cell>
          <table:table-cell office:value-type="float" office:value="-80" table:style-name="ce23">
            <text:p>-80</text:p>
          </table:table-cell>
          <table:table-cell office:value-type="float" office:value="100" table:style-name="ce22">
            <text:p>100</text:p>
          </table:table-cell>
          <table:table-cell office:value-type="float" office:value="175" table:style-name="ce23">
            <text:p>17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3" table:style-name="ce23">
            <text:p>0,3</text:p>
          </table:table-cell>
          <table:table-cell office:value-type="float" office:value="1.5" table:style-name="ce22">
            <text:p>1,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1" table:style-name="ce23">
            <text:p>1</text:p>
          </table:table-cell>
          <table:table-cell office:value-type="float" office:value="12.790697674418604" table:formula="of:=([.F86] + [.G86]) / (2 * ( ((([.H86] + [.I86]) / 2) + [.J86]) / 10 )) * [.L86]" table:style-name="ce25">
            <text:p>12,7907</text:p>
          </table:table-cell>
          <table:table-cell office:value-type="float" office:value="9.1362126245847178E-2" table:formula="of:=[.Z86]/[.D86]" table:style-name="ce26">
            <text:p>0,0914</text:p>
          </table:table-cell>
          <table:table-cell office:value-type="float" office:value="0.15988372093023256" table:formula="of:=-1*[.Z86]/[.E86]" table:style-name="ce27">
            <text:p>0,1599</text:p>
          </table:table-cell>
          <table:table-cell office:value-type="float" office:value="17.054263565891471" table:formula="of:=[.Z86] * ([.N86] + [.O86] + [.P86]) / (3 - [.Q86] - [.R86])" table:style-name="ce26">
            <text:p>17,05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Super-Graviton Cannon</text:p>
          </table:table-cell>
          <table:table-cell office:value-type="string" table:style-name="ce21">
            <text:p>X</text:p>
          </table:table-cell>
          <table:table-cell office:value-type="float" office:value="375" table:style-name="ce21">
            <text:p>375</text:p>
          </table:table-cell>
          <table:table-cell office:value-type="float" office:value="-275" table:style-name="ce24">
            <text:p>-275</text:p>
          </table:table-cell>
          <table:table-cell office:value-type="float" office:value="1300" table:style-name="ce22">
            <text:p>1300</text:p>
          </table:table-cell>
          <table:table-cell office:value-type="float" office:value="2600" table:style-name="ce23">
            <text:p>26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1" table:style-name="ce22">
            <text:p>21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.5" table:style-name="ce21">
            <text:p>1,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6.58291457286433" table:formula="of:=([.F87] + [.G87]) / (2 * ( ((([.H87] + [.I87]) / 2) + [.J87]) / 10 )) * [.L87]" table:style-name="ce25">
            <text:p>166,5829</text:p>
          </table:table-cell>
          <table:table-cell office:value-type="float" office:value="0.44422110552763822" table:formula="of:=[.Z87]/[.D87]" table:style-name="ce26">
            <text:p>0,4442</text:p>
          </table:table-cell>
          <table:table-cell office:value-type="float" office:value="0.6057560529922339" table:formula="of:=-1*[.Z87]/[.E87]" table:style-name="ce27">
            <text:p>0,6058</text:p>
          </table:table-cell>
          <table:table-cell office:value-type="float" office:value="222.1105527638191" table:formula="of:=[.Z87] * ([.N87] + [.O87] + [.P87]) / (3 - [.Q87] - [.R87])" table:style-name="ce26">
            <text:p>222,110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Focused Super-Graviton Cannon</text:p>
          </table:table-cell>
          <table:table-cell office:value-type="string" table:style-name="ce21">
            <text:p>X</text:p>
          </table:table-cell>
          <table:table-cell office:value-type="float" office:value="425" table:style-name="ce21">
            <text:p>425</text:p>
          </table:table-cell>
          <table:table-cell office:value-type="float" office:value="-310" table:style-name="ce24">
            <text:p>-310</text:p>
          </table:table-cell>
          <table:table-cell office:value-type="float" office:value="1600" table:style-name="ce22">
            <text:p>1600</text:p>
          </table:table-cell>
          <table:table-cell office:value-type="float" office:value="2800" table:style-name="ce23">
            <text:p>28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1" table:style-name="ce22">
            <text:p>21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.5" table:style-name="ce21">
            <text:p>1,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87.93969849246233" table:formula="of:=([.F88] + [.G88]) / (2 * ( ((([.H88] + [.I88]) / 2) + [.J88]) / 10 )) * [.L88]" table:style-name="ce25">
            <text:p>187,9397</text:p>
          </table:table-cell>
          <table:table-cell office:value-type="float" office:value="0.44221105527638194" table:formula="of:=[.Z88]/[.D88]" table:style-name="ce26">
            <text:p>0,4422</text:p>
          </table:table-cell>
          <table:table-cell office:value-type="float" office:value="0.60625709191116883" table:formula="of:=-1*[.Z88]/[.E88]" table:style-name="ce27">
            <text:p>0,6063</text:p>
          </table:table-cell>
          <table:table-cell office:value-type="float" office:value="250.58626465661644" table:formula="of:=[.Z88] * ([.N88] + [.O88] + [.P88]) / (3 - [.Q88] - [.R88])" table:style-name="ce26">
            <text:p>250,586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Focused Super-Graviton Cannon</text:p>
          </table:table-cell>
          <table:table-cell office:value-type="string" table:style-name="ce21">
            <text:p>T</text:p>
          </table:table-cell>
          <table:table-cell office:value-type="float" office:value="500" table:style-name="ce21">
            <text:p>500</text:p>
          </table:table-cell>
          <table:table-cell office:value-type="float" office:value="-500" table:style-name="ce24">
            <text:p>-500</text:p>
          </table:table-cell>
          <table:table-cell office:value-type="float" office:value="5000" table:style-name="ce22">
            <text:p>5000</text:p>
          </table:table-cell>
          <table:table-cell office:value-type="float" office:value="9500" table:style-name="ce23">
            <text:p>9500</text:p>
          </table:table-cell>
          <table:table-cell office:value-type="float" office:value="30" table:style-name="ce22">
            <text:p>30</text:p>
          </table:table-cell>
          <table:table-cell office:value-type="float" office:value="100" table:style-name="ce23">
            <text:p>100</text:p>
          </table:table-cell>
          <table:table-cell office:value-type="float" office:value="165" table:style-name="ce23">
            <text:p>165</text:p>
          </table:table-cell>
          <table:table-cell office:value-type="float" office:value="30" table:style-name="ce22">
            <text:p>30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.5" table:style-name="ce21">
            <text:p>1,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67.93478260869563" table:formula="of:=([.F89] + [.G89]) / (2 * ( ((([.H89] + [.I89]) / 2) + [.J89]) / 10 )) * [.L89]" table:style-name="ce25">
            <text:p>267,9348</text:p>
          </table:table-cell>
          <table:table-cell office:value-type="float" office:value="0.53586956521739126" table:formula="of:=[.Z89]/[.D89]" table:style-name="ce26">
            <text:p>0,5359</text:p>
          </table:table-cell>
          <table:table-cell office:value-type="float" office:value="0.53586956521739126" table:formula="of:=-1*[.Z89]/[.E89]" table:style-name="ce27">
            <text:p>0,5359</text:p>
          </table:table-cell>
          <table:table-cell office:value-type="float" office:value="357.24637681159419" table:formula="of:=[.Z89] * ([.N89] + [.O89] + [.P89]) / (3 - [.Q89] - [.R89])" table:style-name="ce26">
            <text:p>357,246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8" table:style-name="ce1"/>
          <table:table-cell table:style-name="ce26"/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Energy Projector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25" table:style-name="ce22">
            <text:p>25</text:p>
          </table:table-cell>
          <table:table-cell office:value-type="float" office:value="70" table:style-name="ce23">
            <text:p>7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6" table:style-name="ce23">
            <text:p>0,6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.5" table:formula="of:=([.F91] + [.G91]) / (2 * ( ((([.H91] + [.I91]) / 2) + [.J91]) / 10 )) * [.L91]" table:style-name="ce25">
            <text:p>9,5000</text:p>
          </table:table-cell>
          <table:table-cell office:value-type="float" office:value="0.31666666666666665" table:formula="of:=[.Z91]/[.D91]" table:style-name="ce26">
            <text:p>0,3167</text:p>
          </table:table-cell>
          <table:table-cell office:value-type="float" office:value="0.47499999999999998" table:formula="of:=-1*[.Z91]/[.E91]" table:style-name="ce27">
            <text:p>0,4750</text:p>
          </table:table-cell>
          <table:table-cell office:value-type="float" office:value="13.0625" table:formula="of:=[.Z91] * ([.N91] + [.O91] + [.P91]) / (3 - [.Q91] - [.R91])" table:style-name="ce26">
            <text:p>13,0625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Energy Projector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60" table:style-name="ce22">
            <text:p>60</text:p>
          </table:table-cell>
          <table:table-cell office:value-type="float" office:value="130" table:style-name="ce23">
            <text:p>130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5" table:style-name="ce23">
            <text:p>0,35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149999999999999" table:formula="of:=([.F92] + [.G92]) / (2 * ( ((([.H92] + [.I92]) / 2) + [.J92]) / 10 )) * [.L92]" table:style-name="ce25">
            <text:p>16,1500</text:p>
          </table:table-cell>
          <table:table-cell office:value-type="float" office:value="0.26916666666666667" table:formula="of:=[.Z92]/[.D92]" table:style-name="ce26">
            <text:p>0,2692</text:p>
          </table:table-cell>
          <table:table-cell office:value-type="float" office:value="0.47499999999999998" table:formula="of:=-1*[.Z92]/[.E92]" table:style-name="ce27">
            <text:p>0,4750</text:p>
          </table:table-cell>
          <table:table-cell office:value-type="float" office:value="22.206249999999997" table:formula="of:=[.Z92] * ([.N92] + [.O92] + [.P92]) / (3 - [.Q92] - [.R92])" table:style-name="ce26">
            <text:p>22,2063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Energy Projector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60" table:style-name="ce22">
            <text:p>160</text:p>
          </table:table-cell>
          <table:table-cell office:value-type="float" office:value="330" table:style-name="ce23">
            <text:p>330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6.535087719298247" table:formula="of:=([.F93] + [.G93]) / (2 * ( ((([.H93] + [.I93]) / 2) + [.J93]) / 10 )) * [.L93]" table:style-name="ce25">
            <text:p>36,5351</text:p>
          </table:table-cell>
          <table:table-cell office:value-type="float" office:value="0.30445906432748537" table:formula="of:=[.Z93]/[.D93]" table:style-name="ce26">
            <text:p>0,3045</text:p>
          </table:table-cell>
          <table:table-cell office:value-type="float" office:value="0.5708607456140351" table:formula="of:=-1*[.Z93]/[.E93]" table:style-name="ce27">
            <text:p>0,5709</text:p>
          </table:table-cell>
          <table:table-cell office:value-type="float" office:value="50.235745614035089" table:formula="of:=[.Z93] * ([.N93] + [.O93] + [.P93]) / (3 - [.Q93] - [.R93])" table:style-name="ce26">
            <text:p>50,2357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Wave Cannon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35" table:style-name="ce22">
            <text:p>35</text:p>
          </table:table-cell>
          <table:table-cell office:value-type="float" office:value="90" table:style-name="ce23">
            <text:p>9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6" table:style-name="ce23">
            <text:p>0,6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.499999999999998" table:formula="of:=([.F94] + [.G94]) / (2 * ( ((([.H94] + [.I94]) / 2) + [.J94]) / 10 )) * [.L94]" table:style-name="ce25">
            <text:p>12,5000</text:p>
          </table:table-cell>
          <table:table-cell office:value-type="float" office:value="0.34722222222222215" table:formula="of:=[.Z94]/[.D94]" table:style-name="ce26">
            <text:p>0,3472</text:p>
          </table:table-cell>
          <table:table-cell office:value-type="float" office:value="0.52083333333333326" table:formula="of:=-1*[.Z94]/[.E94]" table:style-name="ce27">
            <text:p>0,5208</text:p>
          </table:table-cell>
          <table:table-cell office:value-type="float" office:value="17.187499999999996" table:formula="of:=[.Z94] * ([.N94] + [.O94] + [.P94]) / (3 - [.Q94] - [.R94])" table:style-name="ce26">
            <text:p>17,1875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Wave Cannon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95" table:style-name="ce22">
            <text:p>95</text:p>
          </table:table-cell>
          <table:table-cell office:value-type="float" office:value="220" table:style-name="ce23">
            <text:p>220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5" table:style-name="ce23">
            <text:p>0,35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6.774999999999999" table:formula="of:=([.F95] + [.G95]) / (2 * ( ((([.H95] + [.I95]) / 2) + [.J95]) / 10 )) * [.L95]" table:style-name="ce25">
            <text:p>26,7750</text:p>
          </table:table-cell>
          <table:table-cell office:value-type="float" office:value="0.37187499999999996" table:formula="of:=[.Z95]/[.D95]" table:style-name="ce26">
            <text:p>0,3719</text:p>
          </table:table-cell>
          <table:table-cell office:value-type="float" office:value="0.58206521739130435" table:formula="of:=-1*[.Z95]/[.E95]" table:style-name="ce27">
            <text:p>0,5821</text:p>
          </table:table-cell>
          <table:table-cell office:value-type="float" office:value="36.815624999999997" table:formula="of:=[.Z95] * ([.N95] + [.O95] + [.P95]) / (3 - [.Q95] - [.R95])" table:style-name="ce26">
            <text:p>36,8156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Wave Cannon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230" table:style-name="ce22">
            <text:p>230</text:p>
          </table:table-cell>
          <table:table-cell office:value-type="float" office:value="450" table:style-name="ce23">
            <text:p>450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50.701754385964911" table:formula="of:=([.F96] + [.G96]) / (2 * ( ((([.H96] + [.I96]) / 2) + [.J96]) / 10 )) * [.L96]" table:style-name="ce25">
            <text:p>50,7018</text:p>
          </table:table-cell>
          <table:table-cell office:value-type="float" office:value="0.35209551656920079" table:formula="of:=[.Z96]/[.D96]" table:style-name="ce26">
            <text:p>0,3521</text:p>
          </table:table-cell>
          <table:table-cell office:value-type="float" office:value="0.56335282651072127" table:formula="of:=-1*[.Z96]/[.E96]" table:style-name="ce27">
            <text:p>0,5634</text:p>
          </table:table-cell>
          <table:table-cell office:value-type="float" office:value="69.714912280701753" table:formula="of:=[.Z96] * ([.N96] + [.O96] + [.P96]) / (3 - [.Q96] - [.R96])" table:style-name="ce26">
            <text:p>69,7149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Strike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15" table:style-name="ce22">
            <text:p>15</text:p>
          </table:table-cell>
          <table:table-cell office:value-type="float" office:value="35" table:style-name="ce23">
            <text:p>35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3">
            <text:p>12</text:p>
          </table:table-cell>
          <table:table-cell office:value-type="float" office:value="20" table:style-name="ce23">
            <text:p>20</text:p>
          </table:table-cell>
          <table:table-cell office:value-type="float" office:value="6" table:style-name="ce21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0.4" table:style-name="ce23">
            <text:p>0,4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.0909090909090917" table:formula="of:=([.F97] + [.G97]) / (2 * ( ((([.H97] + [.I97]) / 2) + [.J97]) / 10 )) * [.L97]" table:style-name="ce25">
            <text:p>9,0909</text:p>
          </table:table-cell>
          <table:table-cell office:value-type="float" office:value="0.30303030303030304" table:formula="of:=[.Z97]/[.D97]" table:style-name="ce26">
            <text:p>0,3030</text:p>
          </table:table-cell>
          <table:table-cell office:value-type="float" office:value="0.45454545454545459" table:formula="of:=-1*[.Z97]/[.E97]" table:style-name="ce27">
            <text:p>0,4545</text:p>
          </table:table-cell>
          <table:table-cell office:value-type="float" office:value="27.272727272727273" table:formula="of:=[.Z97] * ([.N97] + [.O97] + [.P97]) / (3 - [.Q97] - [.R97])" table:style-name="ce26">
            <text:p>27,272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Strike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30" table:style-name="ce22">
            <text:p>30</text:p>
          </table:table-cell>
          <table:table-cell office:value-type="float" office:value="65" table:style-name="ce23">
            <text:p>65</text:p>
          </table:table-cell>
          <table:table-cell office:value-type="float" office:value="4" table:style-name="ce22">
            <text:p>4</text:p>
          </table:table-cell>
          <table:table-cell office:value-type="float" office:value="15" table:style-name="ce23">
            <text:p>15</text:p>
          </table:table-cell>
          <table:table-cell office:value-type="float" office:value="22" table:style-name="ce23">
            <text:p>22</text:p>
          </table:table-cell>
          <table:table-cell office:value-type="float" office:value="9" table:style-name="ce21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0.2" table:style-name="ce23">
            <text:p>0,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5.079365079365079" table:formula="of:=([.F98] + [.G98]) / (2 * ( ((([.H98] + [.I98]) / 2) + [.J98]) / 10 )) * [.L98]" table:style-name="ce25">
            <text:p>15,0794</text:p>
          </table:table-cell>
          <table:table-cell office:value-type="float" office:value="0.25132275132275134" table:formula="of:=[.Z98]/[.D98]" table:style-name="ce26">
            <text:p>0,2513</text:p>
          </table:table-cell>
          <table:table-cell office:value-type="float" office:value="0.44351073762838467" table:formula="of:=-1*[.Z98]/[.E98]" table:style-name="ce27">
            <text:p>0,4435</text:p>
          </table:table-cell>
          <table:table-cell office:value-type="float" office:value="45.238095238095241" table:formula="of:=[.Z98] * ([.N98] + [.O98] + [.P98]) / (3 - [.Q98] - [.R98])" table:style-name="ce26">
            <text:p>45,238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Strike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80" table:style-name="ce22">
            <text:p>80</text:p>
          </table:table-cell>
          <table:table-cell office:value-type="float" office:value="140" table:style-name="ce23">
            <text:p>140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1">
            <text:p>13</text:p>
          </table:table-cell>
          <table:table-cell office:value-type="float" office:value="1" table:style-name="ce24">
            <text:p>1</text:p>
          </table:table-cell>
          <table:table-cell office:value-type="float" office:value="0.05" table:style-name="ce23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0.555555555555554" table:formula="of:=([.F99] + [.G99]) / (2 * ( ((([.H99] + [.I99]) / 2) + [.J99]) / 10 )) * [.L99]" table:style-name="ce25">
            <text:p>30,5556</text:p>
          </table:table-cell>
          <table:table-cell office:value-type="float" office:value="0.25462962962962959" table:formula="of:=[.Z99]/[.D99]" table:style-name="ce26">
            <text:p>0,2546</text:p>
          </table:table-cell>
          <table:table-cell office:value-type="float" office:value="0.47743055555555552" table:formula="of:=-1*[.Z99]/[.E99]" table:style-name="ce27">
            <text:p>0,4774</text:p>
          </table:table-cell>
          <table:table-cell office:value-type="float" office:value="91.666666666666657" table:formula="of:=[.Z99] * ([.N99] + [.O99] + [.P99]) / (3 - [.Q99] - [.R99])" table:style-name="ce26">
            <text:p>91,6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Wrath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20" table:style-name="ce22">
            <text:p>20</text:p>
          </table:table-cell>
          <table:table-cell office:value-type="float" office:value="50" table:style-name="ce23">
            <text:p>50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3">
            <text:p>12</text:p>
          </table:table-cell>
          <table:table-cell office:value-type="float" office:value="20" table:style-name="ce23">
            <text:p>20</text:p>
          </table:table-cell>
          <table:table-cell office:value-type="float" office:value="6" table:style-name="ce21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0.4" table:style-name="ce23">
            <text:p>0,4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.727272727272727" table:formula="of:=([.F100] + [.G100]) / (2 * ( ((([.H100] + [.I100]) / 2) + [.J100]) / 10 )) * [.L100]" table:style-name="ce25">
            <text:p>12,7273</text:p>
          </table:table-cell>
          <table:table-cell office:value-type="float" office:value="0.35353535353535354" table:formula="of:=[.Z100]/[.D100]" table:style-name="ce26">
            <text:p>0,3535</text:p>
          </table:table-cell>
          <table:table-cell office:value-type="float" office:value="0.53030303030303028" table:formula="of:=-1*[.Z100]/[.E100]" table:style-name="ce27">
            <text:p>0,5303</text:p>
          </table:table-cell>
          <table:table-cell office:value-type="float" office:value="38.18181818181818" table:formula="of:=[.Z100] * ([.N100] + [.O100] + [.P100]) / (3 - [.Q100] - [.R100])" table:style-name="ce26">
            <text:p>38,181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Wrath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45" table:style-name="ce22">
            <text:p>45</text:p>
          </table:table-cell>
          <table:table-cell office:value-type="float" office:value="90" table:style-name="ce23">
            <text:p>90</text:p>
          </table:table-cell>
          <table:table-cell office:value-type="float" office:value="4" table:style-name="ce22">
            <text:p>4</text:p>
          </table:table-cell>
          <table:table-cell office:value-type="float" office:value="15" table:style-name="ce23">
            <text:p>15</text:p>
          </table:table-cell>
          <table:table-cell office:value-type="float" office:value="22" table:style-name="ce23">
            <text:p>22</text:p>
          </table:table-cell>
          <table:table-cell office:value-type="float" office:value="9" table:style-name="ce21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0.2" table:style-name="ce23">
            <text:p>0,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1.428571428571431" table:formula="of:=([.F101] + [.G101]) / (2 * ( ((([.H101] + [.I101]) / 2) + [.J101]) / 10 )) * [.L101]" table:style-name="ce25">
            <text:p>21,4286</text:p>
          </table:table-cell>
          <table:table-cell office:value-type="float" office:value="0.29761904761904767" table:formula="of:=[.Z101]/[.D101]" table:style-name="ce26">
            <text:p>0,2976</text:p>
          </table:table-cell>
          <table:table-cell office:value-type="float" office:value="0.46583850931677023" table:formula="of:=-1*[.Z101]/[.E101]" table:style-name="ce27">
            <text:p>0,4658</text:p>
          </table:table-cell>
          <table:table-cell office:value-type="float" office:value="64.285714285714292" table:formula="of:=[.Z101] * ([.N101] + [.O101] + [.P101]) / (3 - [.Q101] - [.R101])" table:style-name="ce26">
            <text:p>64,285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Wrath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00" table:style-name="ce22">
            <text:p>100</text:p>
          </table:table-cell>
          <table:table-cell office:value-type="float" office:value="200" table:style-name="ce23">
            <text:p>200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1">
            <text:p>13</text:p>
          </table:table-cell>
          <table:table-cell office:value-type="float" office:value="1" table:style-name="ce24">
            <text:p>1</text:p>
          </table:table-cell>
          <table:table-cell office:value-type="float" office:value="0.05" table:style-name="ce23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1.666666666666664" table:formula="of:=([.F102] + [.G102]) / (2 * ( ((([.H102] + [.I102]) / 2) + [.J102]) / 10 )) * [.L102]" table:style-name="ce25">
            <text:p>41,6667</text:p>
          </table:table-cell>
          <table:table-cell office:value-type="float" office:value="0.28935185185185186" table:formula="of:=[.Z102]/[.D102]" table:style-name="ce26">
            <text:p>0,2894</text:p>
          </table:table-cell>
          <table:table-cell office:value-type="float" office:value="0.46296296296296291" table:formula="of:=-1*[.Z102]/[.E102]" table:style-name="ce27">
            <text:p>0,4630</text:p>
          </table:table-cell>
          <table:table-cell office:value-type="float" office:value="125" table:formula="of:=[.Z102] * ([.N102] + [.O102] + [.P102]) / (3 - [.Q102] - [.R102])" table:style-name="ce26">
            <text:p>125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Blast Torpedo</text:p>
          </table:table-cell>
          <table:table-cell office:value-type="string" table:style-name="ce21">
            <text:p>G</text:p>
          </table:table-cell>
          <table:table-cell office:value-type="float" office:value="100" table:style-name="ce21">
            <text:p>100</text:p>
          </table:table-cell>
          <table:table-cell office:value-type="float" office:value="-70" table:style-name="ce23">
            <text:p>-70</text:p>
          </table:table-cell>
          <table:table-cell office:value-type="float" office:value="50" table:style-name="ce22">
            <text:p>50</text:p>
          </table:table-cell>
          <table:table-cell office:value-type="float" office:value="100" table:style-name="ce23">
            <text:p>10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4" table:style-name="ce22">
            <text:p>14</text:p>
          </table:table-cell>
          <table:table-cell office:value-type="float" office:value="1" table:style-name="ce23">
            <text:p>1</text:p>
          </table:table-cell>
          <table:table-cell office:value-type="float" office:value="0.35" table:style-name="ce23">
            <text:p>0,35</text:p>
          </table:table-cell>
          <table:table-cell office:value-type="float" office:value="1.25" table:style-name="ce22">
            <text:p>1,25</text:p>
          </table:table-cell>
          <table:table-cell office:value-type="float" office:value="0.75" table:style-name="ce23">
            <text:p>0,7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7" table:style-name="ce22">
            <text:p>17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25" table:style-name="ce23">
            <text:p>2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1" table:style-name="ce23">
            <text:p>1</text:p>
          </table:table-cell>
          <table:table-cell office:value-type="float" office:value="6.9767441860465116" table:formula="of:=([.F103] + [.G103]) / (2 * ( ((([.H103] + [.I103]) / 2) + [.J103]) / 10 )) * [.L103]" table:style-name="ce25">
            <text:p>6,9767</text:p>
          </table:table-cell>
          <table:table-cell office:value-type="float" office:value="6.9767441860465115E-2" table:formula="of:=[.Z103]/[.D103]" table:style-name="ce26">
            <text:p>0,0698</text:p>
          </table:table-cell>
          <table:table-cell office:value-type="float" office:value="9.9667774086378738E-2" table:formula="of:=-1*[.Z103]/[.E103]" table:style-name="ce27">
            <text:p>0,0997</text:p>
          </table:table-cell>
          <table:table-cell office:value-type="float" office:value="10.465116279069768" table:formula="of:=[.Z103] * ([.N103] + [.O103] + [.P103]) / (3 - [.Q103] - [.R103])" table:style-name="ce26">
            <text:p>10,465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Improved Psionic Blast Torpedo</text:p>
          </table:table-cell>
          <table:table-cell office:value-type="string" table:style-name="ce21">
            <text:p>G</text:p>
          </table:table-cell>
          <table:table-cell office:value-type="float" office:value="140" table:style-name="ce21">
            <text:p>140</text:p>
          </table:table-cell>
          <table:table-cell office:value-type="float" office:value="-80" table:style-name="ce23">
            <text:p>-80</text:p>
          </table:table-cell>
          <table:table-cell office:value-type="float" office:value="65" table:style-name="ce22">
            <text:p>65</text:p>
          </table:table-cell>
          <table:table-cell office:value-type="float" office:value="125" table:style-name="ce23">
            <text:p>12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4" table:style-name="ce22">
            <text:p>14</text:p>
          </table:table-cell>
          <table:table-cell office:value-type="float" office:value="1" table:style-name="ce23">
            <text:p>1</text:p>
          </table:table-cell>
          <table:table-cell office:value-type="float" office:value="0.35" table:style-name="ce23">
            <text:p>0,35</text:p>
          </table:table-cell>
          <table:table-cell office:value-type="float" office:value="1.25" table:style-name="ce22">
            <text:p>1,25</text:p>
          </table:table-cell>
          <table:table-cell office:value-type="float" office:value="0.75" table:style-name="ce23">
            <text:p>0,7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7" table:style-name="ce22">
            <text:p>17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25" table:style-name="ce23">
            <text:p>2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1" table:style-name="ce23">
            <text:p>1</text:p>
          </table:table-cell>
          <table:table-cell office:value-type="float" office:value="8.8372093023255811" table:formula="of:=([.F104] + [.G104]) / (2 * ( ((([.H104] + [.I104]) / 2) + [.J104]) / 10 )) * [.L104]" table:style-name="ce25">
            <text:p>8,8372</text:p>
          </table:table-cell>
          <table:table-cell office:value-type="float" office:value="6.3122923588039864E-2" table:formula="of:=[.Z104]/[.D104]" table:style-name="ce26">
            <text:p>0,0631</text:p>
          </table:table-cell>
          <table:table-cell office:value-type="float" office:value="0.11046511627906977" table:formula="of:=-1*[.Z104]/[.E104]" table:style-name="ce27">
            <text:p>0,1105</text:p>
          </table:table-cell>
          <table:table-cell office:value-type="float" office:value="13.255813953488371" table:formula="of:=[.Z104] * ([.N104] + [.O104] + [.P104]) / (3 - [.Q104] - [.R104])" table:style-name="ce26">
            <text:p>13,255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Lance</text:p>
          </table:table-cell>
          <table:table-cell office:value-type="string" table:style-name="ce21">
            <text:p>X</text:p>
          </table:table-cell>
          <table:table-cell office:value-type="float" office:value="375" table:style-name="ce21">
            <text:p>375</text:p>
          </table:table-cell>
          <table:table-cell office:value-type="float" office:value="-275" table:style-name="ce23">
            <text:p>-275</text:p>
          </table:table-cell>
          <table:table-cell office:value-type="float" office:value="1000" table:style-name="ce22">
            <text:p>1000</text:p>
          </table:table-cell>
          <table:table-cell office:value-type="float" office:value="2500" table:style-name="ce23">
            <text:p>25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1" table:style-name="ce22">
            <text:p>21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49.49748743718592" table:formula="of:=([.F105] + [.G105]) / (2 * ( ((([.H105] + [.I105]) / 2) + [.J105]) / 10 )) * [.L105]" table:style-name="ce25">
            <text:p>149,4975</text:p>
          </table:table-cell>
          <table:table-cell office:value-type="float" office:value="0.39865996649916247" table:formula="of:=[.Z105]/[.D105]" table:style-name="ce26">
            <text:p>0,3987</text:p>
          </table:table-cell>
          <table:table-cell office:value-type="float" office:value="0.54362722704431243" table:formula="of:=-1*[.Z105]/[.E105]" table:style-name="ce27">
            <text:p>0,5436</text:p>
          </table:table-cell>
          <table:table-cell office:value-type="float" office:value="224.2462311557789" table:formula="of:=[.Z105] * ([.N105] + [.O105] + [.P105]) / (3 - [.Q105] - [.R105])" table:style-name="ce26">
            <text:p>224,246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Void Ray</text:p>
          </table:table-cell>
          <table:table-cell office:value-type="string" table:style-name="ce21">
            <text:p>X</text:p>
          </table:table-cell>
          <table:table-cell office:value-type="float" office:value="425" table:style-name="ce21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200" table:style-name="ce22">
            <text:p>1200</text:p>
          </table:table-cell>
          <table:table-cell office:value-type="float" office:value="2800" table:style-name="ce23">
            <text:p>28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1" table:style-name="ce22">
            <text:p>21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70.85427135678393" table:formula="of:=([.F106] + [.G106]) / (2 * ( ((([.H106] + [.I106]) / 2) + [.J106]) / 10 )) * [.L106]" table:style-name="ce25">
            <text:p>170,8543</text:p>
          </table:table-cell>
          <table:table-cell office:value-type="float" office:value="0.4020100502512563" table:formula="of:=[.Z106]/[.D106]" table:style-name="ce26">
            <text:p>0,4020</text:p>
          </table:table-cell>
          <table:table-cell office:value-type="float" office:value="0.55114281082833527" table:formula="of:=-1*[.Z106]/[.E106]" table:style-name="ce27">
            <text:p>0,5511</text:p>
          </table:table-cell>
          <table:table-cell office:value-type="float" office:value="256.2814070351759" table:formula="of:=[.Z106] * ([.N106] + [.O106] + [.P106]) / (3 - [.Q106] - [.R106])" table:style-name="ce26">
            <text:p>256,281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Void Ray (Titanic)</text:p>
          </table:table-cell>
          <table:table-cell office:value-type="string" table:style-name="ce21">
            <text:p>T</text:p>
          </table:table-cell>
          <table:table-cell office:value-type="float" office:value="500" table:style-name="ce21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5000" table:style-name="ce22">
            <text:p>5000</text:p>
          </table:table-cell>
          <table:table-cell office:value-type="float" office:value="9000" table:style-name="ce23">
            <text:p>9000</text:p>
          </table:table-cell>
          <table:table-cell office:value-type="float" office:value="30" table:style-name="ce22">
            <text:p>30</text:p>
          </table:table-cell>
          <table:table-cell office:value-type="float" office:value="100" table:style-name="ce23">
            <text:p>100</text:p>
          </table:table-cell>
          <table:table-cell office:value-type="float" office:value="170" table:style-name="ce23">
            <text:p>170</text:p>
          </table:table-cell>
          <table:table-cell office:value-type="float" office:value="30" table:style-name="ce22">
            <text:p>30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53.19148936170211" table:formula="of:=([.F107] + [.G107]) / (2 * ( ((([.H107] + [.I107]) / 2) + [.J107]) / 10 )) * [.L107]" table:style-name="ce25">
            <text:p>253,1915</text:p>
          </table:table-cell>
          <table:table-cell office:value-type="float" office:value="0.50638297872340421" table:formula="of:=[.Z107]/[.D107]" table:style-name="ce26">
            <text:p>0,5064</text:p>
          </table:table-cell>
          <table:table-cell office:value-type="float" office:value="0.50638297872340421" table:formula="of:=-1*[.Z107]/[.E107]" table:style-name="ce27">
            <text:p>0,5064</text:p>
          </table:table-cell>
          <table:table-cell office:value-type="float" office:value="379.78723404255317" table:formula="of:=[.Z107] * ([.N107] + [.O107] + [.P107]) / (3 - [.Q107] - [.R107])" table:style-name="ce26">
            <text:p>379,787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8" table:style-name="ce1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Tesla Coil</text:p>
          </table:table-cell>
          <table:table-cell office:value-type="string" table:style-name="ce49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35" table:style-name="ce22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9" table:style-name="ce24">
            <text:p>0,9</text:p>
          </table:table-cell>
          <table:table-cell office:value-type="float" office:value="0.6" table:style-name="ce50">
            <text:p>0,6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1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12.176470588235293" table:formula="of:=([.F109] + [.G109]) / (2 * ( ((([.H109] + [.I109]) / 2) + [.J109]) / 10 )) * [.L109]" table:style-name="ce25">
            <text:p>12,1765</text:p>
          </table:table-cell>
          <table:table-cell office:value-type="float" office:value="0.40588235294117647" table:formula="of:=[.Z109]/[.D109]" table:style-name="ce26">
            <text:p>0,4059</text:p>
          </table:table-cell>
          <table:table-cell office:value-type="float" office:value="0.60882352941176465" table:formula="of:=-1*[.Z109]/[.E109]" table:style-name="ce27">
            <text:p>0,6088</text:p>
          </table:table-cell>
          <table:table-cell office:value-type="float" office:value="12.955764705882354" table:formula="of:=[.Z109] * ([.N109] + [.O109] + [.P109]) / (3 - [.Q109] - [.R109])" table:style-name="ce26">
            <text:p>12,955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Tesla Coil</text:p>
          </table:table-cell>
          <table:table-cell office:value-type="string" table:style-name="ce49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70" table:style-name="ce22">
            <text:p>70</text:p>
          </table:table-cell>
          <table:table-cell office:value-type="float" office:value="160" table:style-name="ce23">
            <text:p>160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9" table:style-name="ce24">
            <text:p>0,9</text:p>
          </table:table-cell>
          <table:table-cell office:value-type="float" office:value="0.35" table:style-name="ce50">
            <text:p>0,35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1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20.7" table:formula="of:=([.F110] + [.G110]) / (2 * ( ((([.H110] + [.I110]) / 2) + [.J110]) / 10 )) * [.L110]" table:style-name="ce25">
            <text:p>20,7000</text:p>
          </table:table-cell>
          <table:table-cell office:value-type="float" office:value="0.34499999999999997" table:formula="of:=[.Z110]/[.D110]" table:style-name="ce26">
            <text:p>0,3450</text:p>
          </table:table-cell>
          <table:table-cell office:value-type="float" office:value="0.60882352941176465" table:formula="of:=-1*[.Z110]/[.E110]" table:style-name="ce27">
            <text:p>0,6088</text:p>
          </table:table-cell>
          <table:table-cell office:value-type="float" office:value="22.024799999999999" table:formula="of:=[.Z110] * ([.N110] + [.O110] + [.P110]) / (3 - [.Q110] - [.R110])" table:style-name="ce26">
            <text:p>22,024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Tesla Coil</text:p>
          </table:table-cell>
          <table:table-cell office:value-type="string" table:style-name="ce49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80" table:style-name="ce22">
            <text:p>180</text:p>
          </table:table-cell>
          <table:table-cell office:value-type="float" office:value="415" table:style-name="ce23">
            <text:p>415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9" table:style-name="ce24">
            <text:p>0,9</text:p>
          </table:table-cell>
          <table:table-cell office:value-type="float" office:value="0.1" table:style-name="ce50">
            <text:p>0,1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1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46.973684210526315" table:formula="of:=([.F111] + [.G111]) / (2 * ( ((([.H111] + [.I111]) / 2) + [.J111]) / 10 )) * [.L111]" table:style-name="ce25">
            <text:p>46,9737</text:p>
          </table:table-cell>
          <table:table-cell office:value-type="float" office:value="0.3914473684210526" table:formula="of:=[.Z111]/[.D111]" table:style-name="ce26">
            <text:p>0,3914</text:p>
          </table:table-cell>
          <table:table-cell office:value-type="float" office:value="0.73396381578947367" table:formula="of:=-1*[.Z111]/[.E111]" table:style-name="ce27">
            <text:p>0,7340</text:p>
          </table:table-cell>
          <table:table-cell office:value-type="float" office:value="49.980000000000004" table:formula="of:=[.Z111] * ([.N111] + [.O111] + [.P111]) / (3 - [.Q111] - [.R111])" table:style-name="ce26">
            <text:p>49,98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Improved Tesla Coil</text:p>
          </table:table-cell>
          <table:table-cell office:value-type="string" table:style-name="ce49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50" table:style-name="ce53">
            <text:p>50</text:p>
          </table:table-cell>
          <table:table-cell office:value-type="float" office:value="105" table:style-name="ce54">
            <text:p>105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9" table:style-name="ce24">
            <text:p>0,9</text:p>
          </table:table-cell>
          <table:table-cell office:value-type="float" office:value="0.6" table:style-name="ce50">
            <text:p>0,6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1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16.411764705882351" table:formula="of:=([.F112] + [.G112]) / (2 * ( ((([.H112] + [.I112]) / 2) + [.J112]) / 10 )) * [.L112]" table:style-name="ce25">
            <text:p>16,4118</text:p>
          </table:table-cell>
          <table:table-cell office:value-type="float" office:value="0.45588235294117641" table:formula="of:=[.Z112]/[.D112]" table:style-name="ce26">
            <text:p>0,4559</text:p>
          </table:table-cell>
          <table:table-cell office:value-type="float" office:value="0.68382352941176461" table:formula="of:=-1*[.Z112]/[.E112]" table:style-name="ce27">
            <text:p>0,6838</text:p>
          </table:table-cell>
          <table:table-cell office:value-type="float" office:value="17.462117647058825" table:formula="of:=[.Z112] * ([.N112] + [.O112] + [.P112]) / (3 - [.Q112] - [.R112])" table:style-name="ce26">
            <text:p>17,462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Improved Tesla Coil</text:p>
          </table:table-cell>
          <table:table-cell office:value-type="string" table:style-name="ce49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115" table:style-name="ce53">
            <text:p>115</text:p>
          </table:table-cell>
          <table:table-cell office:value-type="float" office:value="265" table:style-name="ce54">
            <text:p>265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9" table:style-name="ce24">
            <text:p>0,9</text:p>
          </table:table-cell>
          <table:table-cell office:value-type="float" office:value="0.35" table:style-name="ce50">
            <text:p>0,35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1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34.200000000000003" table:formula="of:=([.F113] + [.G113]) / (2 * ( ((([.H113] + [.I113]) / 2) + [.J113]) / 10 )) * [.L113]" table:style-name="ce25">
            <text:p>34,2000</text:p>
          </table:table-cell>
          <table:table-cell office:value-type="float" office:value="0.47500000000000003" table:formula="of:=[.Z113]/[.D113]" table:style-name="ce26">
            <text:p>0,4750</text:p>
          </table:table-cell>
          <table:table-cell office:value-type="float" office:value="0.74347826086956526" table:formula="of:=-1*[.Z113]/[.E113]" table:style-name="ce27">
            <text:p>0,7435</text:p>
          </table:table-cell>
          <table:table-cell office:value-type="float" office:value="36.388800000000003" table:formula="of:=[.Z113] * ([.N113] + [.O113] + [.P113]) / (3 - [.Q113] - [.R113])" table:style-name="ce26">
            <text:p>36,388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Improved Tesla Coil</text:p>
          </table:table-cell>
          <table:table-cell office:value-type="string" table:style-name="ce49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260" table:style-name="ce53">
            <text:p>260</text:p>
          </table:table-cell>
          <table:table-cell office:value-type="float" office:value="530" table:style-name="ce54">
            <text:p>530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9" table:style-name="ce24">
            <text:p>0,9</text:p>
          </table:table-cell>
          <table:table-cell office:value-type="float" office:value="0.1" table:style-name="ce50">
            <text:p>0,1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1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0">
            <text:p>0</text:p>
          </table:table-cell>
          <table:table-cell office:value-type="float" office:value="62.368421052631575" table:formula="of:=([.F114] + [.G114]) / (2 * ( ((([.H114] + [.I114]) / 2) + [.J114]) / 10 )) * [.L114]" table:style-name="ce25">
            <text:p>62,3684</text:p>
          </table:table-cell>
          <table:table-cell office:value-type="float" office:value="0.43311403508771928" table:formula="of:=[.Z114]/[.D114]" table:style-name="ce26">
            <text:p>0,4331</text:p>
          </table:table-cell>
          <table:table-cell office:value-type="float" office:value="0.69298245614035081" table:formula="of:=-1*[.Z114]/[.E114]" table:style-name="ce27">
            <text:p>0,6930</text:p>
          </table:table-cell>
          <table:table-cell office:value-type="float" office:value="66.36" table:formula="of:=[.Z114] * ([.N114] + [.O114] + [.P114]) / (3 - [.Q114] - [.R114])" table:style-name="ce26">
            <text:p>66,36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Tesla Bomb</text:p>
          </table:table-cell>
          <table:table-cell office:value-type="string" table:style-name="ce49">
            <text:p>G</text:p>
          </table:table-cell>
          <table:table-cell office:value-type="float" office:value="100" table:style-name="ce21">
            <text:p>100</text:p>
          </table:table-cell>
          <table:table-cell office:value-type="float" office:value="-70" table:style-name="ce23">
            <text:p>-70</text:p>
          </table:table-cell>
          <table:table-cell office:value-type="float" office:value="100" table:style-name="ce55">
            <text:p>100</text:p>
          </table:table-cell>
          <table:table-cell office:value-type="float" office:value="125" table:style-name="ce56">
            <text:p>12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6" table:style-name="ce55">
            <text:p>16</text:p>
          </table:table-cell>
          <table:table-cell office:value-type="float" office:value="1" table:style-name="ce57">
            <text:p>1</text:p>
          </table:table-cell>
          <table:table-cell office:value-type="float" office:value="0.3" table:style-name="ce56">
            <text:p>0,3</text:p>
          </table:table-cell>
          <table:table-cell office:value-type="float" office:value="1.5" table:style-name="ce57">
            <text:p>1,5</text:p>
          </table:table-cell>
          <table:table-cell office:value-type="float" office:value="1" table:style-name="ce57">
            <text:p>1</text:p>
          </table:table-cell>
          <table:table-cell office:value-type="float" office:value="0.66" table:style-name="ce57">
            <text:p>0,66</text:p>
          </table:table-cell>
          <table:table-cell office:value-type="float" office:value="1" table:style-name="ce57">
            <text:p>1</text:p>
          </table:table-cell>
          <table:table-cell office:value-type="float" office:value="0.5" table:style-name="ce57">
            <text:p>0,5</text:p>
          </table:table-cell>
          <table:table-cell office:value-type="float" office:value="17" table:style-name="ce22">
            <text:p>17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3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52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10.465116279069768" table:formula="of:=([.F115] + [.G115]) / (2 * ( ((([.H115] + [.I115]) / 2) + [.J115]) / 10 )) * [.L115]" table:style-name="ce25">
            <text:p>10,4651</text:p>
          </table:table-cell>
          <table:table-cell office:value-type="float" office:value="0.10465116279069768" table:formula="of:=[.Z115]/[.D115]" table:style-name="ce26">
            <text:p>0,1047</text:p>
          </table:table-cell>
          <table:table-cell office:value-type="float" office:value="0.14950166112956811" table:formula="of:=-1*[.Z115]/[.E115]" table:style-name="ce27">
            <text:p>0,1495</text:p>
          </table:table-cell>
          <table:table-cell office:value-type="float" office:value="22.04651162790698" table:formula="of:=[.Z115] * ([.N115] + [.O115] + [.P115]) / (3 - [.Q115] - [.R115])" table:style-name="ce26">
            <text:p>22,046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Improved Tesla Bomb</text:p>
          </table:table-cell>
          <table:table-cell office:value-type="string" table:style-name="ce49">
            <text:p>G</text:p>
          </table:table-cell>
          <table:table-cell office:value-type="float" office:value="140" table:style-name="ce21">
            <text:p>140</text:p>
          </table:table-cell>
          <table:table-cell office:value-type="float" office:value="-80" table:style-name="ce23">
            <text:p>-80</text:p>
          </table:table-cell>
          <table:table-cell office:value-type="float" office:value="125" table:style-name="ce55">
            <text:p>125</text:p>
          </table:table-cell>
          <table:table-cell office:value-type="float" office:value="150" table:style-name="ce56">
            <text:p>15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6" table:style-name="ce55">
            <text:p>16</text:p>
          </table:table-cell>
          <table:table-cell office:value-type="float" office:value="1" table:style-name="ce57">
            <text:p>1</text:p>
          </table:table-cell>
          <table:table-cell office:value-type="float" office:value="0.3" table:style-name="ce56">
            <text:p>0,3</text:p>
          </table:table-cell>
          <table:table-cell office:value-type="float" office:value="1.5" table:style-name="ce57">
            <text:p>1,5</text:p>
          </table:table-cell>
          <table:table-cell office:value-type="float" office:value="1" table:style-name="ce57">
            <text:p>1</text:p>
          </table:table-cell>
          <table:table-cell office:value-type="float" office:value="0.66" table:style-name="ce57">
            <text:p>0,66</text:p>
          </table:table-cell>
          <table:table-cell office:value-type="float" office:value="1" table:style-name="ce57">
            <text:p>1</text:p>
          </table:table-cell>
          <table:table-cell office:value-type="float" office:value="0.5" table:style-name="ce57">
            <text:p>0,5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52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12.790697674418604" table:formula="of:=([.F116] + [.G116]) / (2 * ( ((([.H116] + [.I116]) / 2) + [.J116]) / 10 )) * [.L116]" table:style-name="ce25">
            <text:p>12,7907</text:p>
          </table:table-cell>
          <table:table-cell office:value-type="float" office:value="9.1362126245847178E-2" table:formula="of:=[.Z116]/[.D116]" table:style-name="ce26">
            <text:p>0,0914</text:p>
          </table:table-cell>
          <table:table-cell office:value-type="float" office:value="0.15988372093023256" table:formula="of:=-1*[.Z116]/[.E116]" table:style-name="ce27">
            <text:p>0,1599</text:p>
          </table:table-cell>
          <table:table-cell office:value-type="float" office:value="26.945736434108525" table:formula="of:=[.Z116] * ([.N116] + [.O116] + [.P116]) / (3 - [.Q116] - [.R116])" table:style-name="ce26">
            <text:p>26,945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Tesla Cannon</text:p>
          </table:table-cell>
          <table:table-cell office:value-type="string" table:style-name="ce49">
            <text:p>X</text:p>
          </table:table-cell>
          <table:table-cell office:value-type="float" office:value="375" table:style-name="ce21">
            <text:p>375</text:p>
          </table:table-cell>
          <table:table-cell office:value-type="float" office:value="-275" table:style-name="ce23">
            <text:p>-275</text:p>
          </table:table-cell>
          <table:table-cell office:value-type="float" office:value="1500" table:style-name="ce55">
            <text:p>1500</text:p>
          </table:table-cell>
          <table:table-cell office:value-type="float" office:value="3000" table:style-name="ce56">
            <text:p>30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1" table:style-name="ce53">
            <text:p>21</text:p>
          </table:table-cell>
          <table:table-cell office:value-type="float" office:value="0.85" table:style-name="ce51">
            <text:p>0,85</text:p>
          </table:table-cell>
          <table:table-cell office:value-type="float" office:value="0.05" table:style-name="ce54">
            <text:p>0,05</text:p>
          </table:table-cell>
          <table:table-cell office:value-type="float" office:value="1.75" table:style-name="ce51">
            <text:p>1,7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1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192.21105527638193" table:formula="of:=([.F117] + [.G117]) / (2 * ( ((([.H117] + [.I117]) / 2) + [.J117]) / 10 )) * [.L117]" table:style-name="ce25">
            <text:p>192,2111</text:p>
          </table:table-cell>
          <table:table-cell office:value-type="float" office:value="0.51256281407035176" table:formula="of:=[.Z117]/[.D117]" table:style-name="ce26">
            <text:p>0,5126</text:p>
          </table:table-cell>
          <table:table-cell office:value-type="float" office:value="0.69894929191411614" table:formula="of:=-1*[.Z117]/[.E117]" table:style-name="ce27">
            <text:p>0,6989</text:p>
          </table:table-cell>
          <table:table-cell office:value-type="float" office:value="223.73366834170855" table:formula="of:=[.Z117] * ([.N117] + [.O117] + [.P117]) / (3 - [.Q117] - [.R117])" table:style-name="ce26">
            <text:p>223,733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Improved Tesla Cannon</text:p>
          </table:table-cell>
          <table:table-cell office:value-type="string" table:style-name="ce49">
            <text:p>X</text:p>
          </table:table-cell>
          <table:table-cell office:value-type="float" office:value="425" table:style-name="ce21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750" table:style-name="ce55">
            <text:p>1750</text:p>
          </table:table-cell>
          <table:table-cell office:value-type="float" office:value="3500" table:style-name="ce56">
            <text:p>35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1" table:style-name="ce53">
            <text:p>21</text:p>
          </table:table-cell>
          <table:table-cell office:value-type="float" office:value="0.85" table:style-name="ce51">
            <text:p>0,85</text:p>
          </table:table-cell>
          <table:table-cell office:value-type="float" office:value="0.05" table:style-name="ce54">
            <text:p>0,05</text:p>
          </table:table-cell>
          <table:table-cell office:value-type="float" office:value="1.75" table:style-name="ce51">
            <text:p>1,7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1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224.2462311557789" table:formula="of:=([.F118] + [.G118]) / (2 * ( ((([.H118] + [.I118]) / 2) + [.J118]) / 10 )) * [.L118]" table:style-name="ce25">
            <text:p>224,2462</text:p>
          </table:table-cell>
          <table:table-cell office:value-type="float" office:value="0.52763819095477393" table:formula="of:=[.Z118]/[.D118]" table:style-name="ce26">
            <text:p>0,5276</text:p>
          </table:table-cell>
          <table:table-cell office:value-type="float" office:value="0.72337493921218998" table:formula="of:=-1*[.Z118]/[.E118]" table:style-name="ce27">
            <text:p>0,7234</text:p>
          </table:table-cell>
          <table:table-cell office:value-type="float" office:value="261.02261306532665" table:formula="of:=[.Z118] * ([.N118] + [.O118] + [.P118]) / (3 - [.Q118] - [.R118])" table:style-name="ce26">
            <text:p>261,022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Supersized Tesla Cannon</text:p>
          </table:table-cell>
          <table:table-cell office:value-type="string" table:style-name="ce49">
            <text:p>T</text:p>
          </table:table-cell>
          <table:table-cell office:value-type="float" office:value="500" table:style-name="ce21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6000" table:style-name="ce55">
            <text:p>6000</text:p>
          </table:table-cell>
          <table:table-cell office:value-type="float" office:value="9000" table:style-name="ce56">
            <text:p>9000</text:p>
          </table:table-cell>
          <table:table-cell office:value-type="float" office:value="30" table:style-name="ce22">
            <text:p>30</text:p>
          </table:table-cell>
          <table:table-cell office:value-type="float" office:value="100" table:style-name="ce23">
            <text:p>100</text:p>
          </table:table-cell>
          <table:table-cell office:value-type="float" office:value="165" table:style-name="ce23">
            <text:p>165</text:p>
          </table:table-cell>
          <table:table-cell office:value-type="float" office:value="30" table:style-name="ce53">
            <text:p>30</text:p>
          </table:table-cell>
          <table:table-cell office:value-type="float" office:value="0.85" table:style-name="ce51">
            <text:p>0,85</text:p>
          </table:table-cell>
          <table:table-cell office:value-type="float" office:value="0.05" table:style-name="ce54">
            <text:p>0,05</text:p>
          </table:table-cell>
          <table:table-cell office:value-type="float" office:value="1.75" table:style-name="ce51">
            <text:p>1,7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1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277.17391304347825" table:formula="of:=([.F119] + [.G119]) / (2 * ( ((([.H119] + [.I119]) / 2) + [.J119]) / 10 )) * [.L119]" table:style-name="ce25">
            <text:p>277,1739</text:p>
          </table:table-cell>
          <table:table-cell office:value-type="float" office:value="0.55434782608695654" table:formula="of:=[.Z119]/[.D119]" table:style-name="ce26">
            <text:p>0,5543</text:p>
          </table:table-cell>
          <table:table-cell office:value-type="float" office:value="0.55434782608695654" table:formula="of:=-1*[.Z119]/[.E119]" table:style-name="ce27">
            <text:p>0,5543</text:p>
          </table:table-cell>
          <table:table-cell office:value-type="float" office:value="322.63043478260869" table:formula="of:=[.Z119] * ([.N119] + [.O119] + [.P119]) / (3 - [.Q119] - [.R119])" table:style-name="ce26">
            <text:p>322,630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8" table:style-name="ce1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29">
            <text:p>Matter Disintegrator</text:p>
          </table:table-cell>
          <table:table-cell office:value-type="string" table:style-name="ce17">
            <text:p>S</text:p>
          </table:table-cell>
          <table:table-cell office:value-type="float" office:value="36" table:style-name="ce17">
            <text:p>36</text:p>
          </table:table-cell>
          <table:table-cell office:value-type="float" office:value="-24" table:style-name="ce18">
            <text:p>-24</text:p>
          </table:table-cell>
          <table:table-cell office:value-type="float" office:value="32" table:style-name="ce17">
            <text:p>32</text:p>
          </table:table-cell>
          <table:table-cell office:value-type="float" office:value="82" table:style-name="ce18">
            <text:p>82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5" table:style-name="ce17">
            <text:p>5</text:p>
          </table:table-cell>
          <table:table-cell office:value-type="float" office:value="0.9" table:style-name="ce18">
            <text:p>0,9</text:p>
          </table:table-cell>
          <table:table-cell office:value-type="float" office:value="0.6" table:style-name="ce18">
            <text:p>0,6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.1" table:style-name="ce19">
            <text:p>0,1</text:p>
          </table:table-cell>
          <table:table-cell office:value-type="float" office:value="12.070588235294117" table:formula="of:=([.F121] + [.G121]) / (2 * ( ((([.H121] + [.I121]) / 2) + [.J121]) / 10 )) * [.L121]" table:style-name="ce11">
            <text:p>12,0706</text:p>
          </table:table-cell>
          <table:table-cell office:value-type="float" office:value="0.3352941176470588" table:formula="of:=[.Z121]/[.D121]" table:style-name="ce12">
            <text:p>0,3353</text:p>
          </table:table-cell>
          <table:table-cell office:value-type="float" office:value="0.50294117647058822" table:formula="of:=-1*[.Z121]/[.E121]" table:style-name="ce13">
            <text:p>0,5029</text:p>
          </table:table-cell>
          <table:table-cell office:value-type="float" office:value="16.094117647058823" table:formula="of:=[.Z121] * ([.N121] + [.O121] + [.P121]) / (3 - [.Q121] - [.R121])" table:style-name="ce12">
            <text:p>16,094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29">
            <text:p>Matter Disintegrator</text:p>
          </table:table-cell>
          <table:table-cell office:value-type="string" table:style-name="ce17">
            <text:p>M</text:p>
          </table:table-cell>
          <table:table-cell office:value-type="float" office:value="72" table:style-name="ce17">
            <text:p>72</text:p>
          </table:table-cell>
          <table:table-cell office:value-type="float" office:value="-46" table:style-name="ce18">
            <text:p>-46</text:p>
          </table:table-cell>
          <table:table-cell office:value-type="float" office:value="98" table:style-name="ce17">
            <text:p>98</text:p>
          </table:table-cell>
          <table:table-cell office:value-type="float" office:value="192" table:style-name="ce18">
            <text:p>192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8" table:style-name="ce17">
            <text:p>8</text:p>
          </table:table-cell>
          <table:table-cell office:value-type="float" office:value="0.9" table:style-name="ce18">
            <text:p>0,9</text:p>
          </table:table-cell>
          <table:table-cell office:value-type="float" office:value="0.3" table:style-name="ce18">
            <text:p>0,3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.1" table:style-name="ce19">
            <text:p>0,1</text:p>
          </table:table-cell>
          <table:table-cell office:value-type="float" office:value="30.705882352941178" table:formula="of:=([.F122] + [.G122]) / (2 * ( ((([.H122] + [.I122]) / 2) + [.J122]) / 10 )) * [.L122]" table:style-name="ce11">
            <text:p>30,7059</text:p>
          </table:table-cell>
          <table:table-cell office:value-type="float" office:value="0.42647058823529416" table:formula="of:=[.Z122]/[.D122]" table:style-name="ce12">
            <text:p>0,4265</text:p>
          </table:table-cell>
          <table:table-cell office:value-type="float" office:value="0.6675191815856778" table:formula="of:=-1*[.Z122]/[.E122]" table:style-name="ce13">
            <text:p>0,6675</text:p>
          </table:table-cell>
          <table:table-cell office:value-type="float" office:value="40.941176470588239" table:formula="of:=[.Z122] * ([.N122] + [.O122] + [.P122]) / (3 - [.Q122] - [.R122])" table:style-name="ce12">
            <text:p>40,941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29">
            <text:p>Matter Disintegrator</text:p>
          </table:table-cell>
          <table:table-cell office:value-type="string" table:style-name="ce17">
            <text:p>L</text:p>
          </table:table-cell>
          <table:table-cell office:value-type="float" office:value="144" table:style-name="ce17">
            <text:p>144</text:p>
          </table:table-cell>
          <table:table-cell office:value-type="float" office:value="-90" table:style-name="ce18">
            <text:p>-90</text:p>
          </table:table-cell>
          <table:table-cell office:value-type="float" office:value="208" table:style-name="ce17">
            <text:p>208</text:p>
          </table:table-cell>
          <table:table-cell office:value-type="float" office:value="414" table:style-name="ce18">
            <text:p>414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12" table:style-name="ce17">
            <text:p>12</text:p>
          </table:table-cell>
          <table:table-cell office:value-type="float" office:value="0.9" table:style-name="ce18">
            <text:p>0,9</text:p>
          </table:table-cell>
          <table:table-cell office:value-type="float" office:value="0.05" table:style-name="ce18">
            <text:p>0,05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.1" table:style-name="ce19">
            <text:p>0,1</text:p>
          </table:table-cell>
          <table:table-cell office:value-type="float" office:value="65.858823529411765" table:formula="of:=([.F123] + [.G123]) / (2 * ( ((([.H123] + [.I123]) / 2) + [.J123]) / 10 )) * [.L123]" table:style-name="ce11">
            <text:p>65,8588</text:p>
          </table:table-cell>
          <table:table-cell office:value-type="float" office:value="0.45735294117647057" table:formula="of:=[.Z123]/[.D123]" table:style-name="ce12">
            <text:p>0,4574</text:p>
          </table:table-cell>
          <table:table-cell office:value-type="float" office:value="0.73176470588235298" table:formula="of:=-1*[.Z123]/[.E123]" table:style-name="ce13">
            <text:p>0,7318</text:p>
          </table:table-cell>
          <table:table-cell office:value-type="float" office:value="87.811764705882354" table:formula="of:=[.Z123] * ([.N123] + [.O123] + [.P123]) / (3 - [.Q123] - [.R123])" table:style-name="ce12">
            <text:p>87,811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Matter Annihilator</text:p>
          </table:table-cell>
          <table:table-cell office:value-type="string" table:style-name="ce22">
            <text:p>S</text:p>
          </table:table-cell>
          <table:table-cell office:value-type="float" office:value="40" table:style-name="ce22">
            <text:p>40</text:p>
          </table:table-cell>
          <table:table-cell office:value-type="float" office:value="-28" table:style-name="ce23">
            <text:p>-28</text:p>
          </table:table-cell>
          <table:table-cell office:value-type="float" office:value="36" table:style-name="ce22">
            <text:p>36</text:p>
          </table:table-cell>
          <table:table-cell office:value-type="float" office:value="102" table:style-name="ce23">
            <text:p>102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2">
            <text:p>7</text:p>
          </table:table-cell>
          <table:table-cell office:value-type="float" office:value="0.9" table:style-name="ce23">
            <text:p>0,9</text:p>
          </table:table-cell>
          <table:table-cell office:value-type="float" office:value="0.6" table:style-name="ce23">
            <text:p>0,6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" table:style-name="ce39">
            <text:p>0,1</text:p>
          </table:table-cell>
          <table:table-cell office:value-type="float" office:value="14.611764705882353" table:formula="of:=([.F124] + [.G124]) / (2 * ( ((([.H124] + [.I124]) / 2) + [.J124]) / 10 )) * [.L124]" table:style-name="ce40">
            <text:p>14,6118</text:p>
          </table:table-cell>
          <table:table-cell office:value-type="float" office:value="0.36529411764705882" table:formula="of:=[.Z124]/[.D124]" table:style-name="ce41">
            <text:p>0,3653</text:p>
          </table:table-cell>
          <table:table-cell office:value-type="float" office:value="0.52184873949579835" table:formula="of:=-1*[.Z124]/[.E124]" table:style-name="ce42">
            <text:p>0,5218</text:p>
          </table:table-cell>
          <table:table-cell office:value-type="float" office:value="19.482352941176469" table:formula="of:=[.Z124] * ([.N124] + [.O124] + [.P124]) / (3 - [.Q124] - [.R124])" table:style-name="ce26">
            <text:p>19,482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Matter Annihilator</text:p>
          </table:table-cell>
          <table:table-cell office:value-type="string" table:style-name="ce22">
            <text:p>M</text:p>
          </table:table-cell>
          <table:table-cell office:value-type="float" office:value="80" table:style-name="ce22">
            <text:p>80</text:p>
          </table:table-cell>
          <table:table-cell office:value-type="float" office:value="-52" table:style-name="ce23">
            <text:p>-52</text:p>
          </table:table-cell>
          <table:table-cell office:value-type="float" office:value="114" table:style-name="ce22">
            <text:p>114</text:p>
          </table:table-cell>
          <table:table-cell office:value-type="float" office:value="218" table:style-name="ce23">
            <text:p>21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0" table:style-name="ce22">
            <text:p>10</text:p>
          </table:table-cell>
          <table:table-cell office:value-type="float" office:value="0.9" table:style-name="ce23">
            <text:p>0,9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" table:style-name="ce39">
            <text:p>0,1</text:p>
          </table:table-cell>
          <table:table-cell office:value-type="float" office:value="35.152941176470591" table:formula="of:=([.F125] + [.G125]) / (2 * ( ((([.H125] + [.I125]) / 2) + [.J125]) / 10 )) * [.L125]" table:style-name="ce40">
            <text:p>35,1529</text:p>
          </table:table-cell>
          <table:table-cell office:value-type="float" office:value="0.43941176470588239" table:formula="of:=[.Z125]/[.D125]" table:style-name="ce41">
            <text:p>0,4394</text:p>
          </table:table-cell>
          <table:table-cell office:value-type="float" office:value="0.67601809954751135" table:formula="of:=-1*[.Z125]/[.E125]" table:style-name="ce42">
            <text:p>0,6760</text:p>
          </table:table-cell>
          <table:table-cell office:value-type="float" office:value="46.870588235294122" table:formula="of:=[.Z125] * ([.N125] + [.O125] + [.P125]) / (3 - [.Q125] - [.R125])" table:style-name="ce26">
            <text:p>46,870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Matter Annihilator</text:p>
          </table:table-cell>
          <table:table-cell office:value-type="string" table:style-name="ce22">
            <text:p>L</text:p>
          </table:table-cell>
          <table:table-cell office:value-type="float" office:value="160" table:style-name="ce22">
            <text:p>160</text:p>
          </table:table-cell>
          <table:table-cell office:value-type="float" office:value="-100" table:style-name="ce23">
            <text:p>-100</text:p>
          </table:table-cell>
          <table:table-cell office:value-type="float" office:value="228" table:style-name="ce22">
            <text:p>228</text:p>
          </table:table-cell>
          <table:table-cell office:value-type="float" office:value="454" table:style-name="ce23">
            <text:p>454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2">
            <text:p>14</text:p>
          </table:table-cell>
          <table:table-cell office:value-type="float" office:value="0.9" table:style-name="ce23">
            <text:p>0,9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" table:style-name="ce39">
            <text:p>0,1</text:p>
          </table:table-cell>
          <table:table-cell office:value-type="float" office:value="72.211764705882359" table:formula="of:=([.F126] + [.G126]) / (2 * ( ((([.H126] + [.I126]) / 2) + [.J126]) / 10 )) * [.L126]" table:style-name="ce40">
            <text:p>72,2118</text:p>
          </table:table-cell>
          <table:table-cell office:value-type="float" office:value="0.45132352941176473" table:formula="of:=[.Z126]/[.D126]" table:style-name="ce41">
            <text:p>0,4513</text:p>
          </table:table-cell>
          <table:table-cell office:value-type="float" office:value="0.72211764705882364" table:formula="of:=-1*[.Z126]/[.E126]" table:style-name="ce42">
            <text:p>0,7221</text:p>
          </table:table-cell>
          <table:table-cell office:value-type="float" office:value="96.282352941176484" table:formula="of:=[.Z126] * ([.N126] + [.O126] + [.P126]) / (3 - [.Q126] - [.R126])" table:style-name="ce26">
            <text:p>96,282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Great Matter Annihilator</text:p>
          </table:table-cell>
          <table:table-cell office:value-type="string" table:style-name="ce22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280" table:style-name="ce23">
            <text:p>-280</text:p>
          </table:table-cell>
          <table:table-cell office:value-type="float" office:value="1500" table:style-name="ce22">
            <text:p>1500</text:p>
          </table:table-cell>
          <table:table-cell office:value-type="float" office:value="2700" table:style-name="ce23">
            <text:p>270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22" table:style-name="ce22">
            <text:p>22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" table:style-name="ce39">
            <text:p>0,1</text:p>
          </table:table-cell>
          <table:table-cell office:value-type="float" office:value="174.14634146341461" table:formula="of:=([.F127] + [.G127]) / (2 * ( ((([.H127] + [.I127]) / 2) + [.J127]) / 10 )) * [.L127]" table:style-name="ce40">
            <text:p>174,1463</text:p>
          </table:table-cell>
          <table:table-cell office:value-type="float" office:value="0.46439024390243899" table:formula="of:=[.Z127]/[.D127]" table:style-name="ce41">
            <text:p>0,4644</text:p>
          </table:table-cell>
          <table:table-cell office:value-type="float" office:value="0.62195121951219501" table:formula="of:=-1*[.Z127]/[.E127]" table:style-name="ce42">
            <text:p>0,6220</text:p>
          </table:table-cell>
          <table:table-cell office:value-type="float" office:value="232.19512195121948" table:formula="of:=[.Z127] * ([.N127] + [.O127] + [.P127]) / (3 - [.Q127] - [.R127])" table:style-name="ce26">
            <text:p>232,195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Titanic Matter Annihilator</text:p>
          </table:table-cell>
          <table:table-cell office:value-type="string" table:style-name="ce22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6000" table:style-name="ce22">
            <text:p>6000</text:p>
          </table:table-cell>
          <table:table-cell office:value-type="float" office:value="9000" table:style-name="ce23">
            <text:p>9000</text:p>
          </table:table-cell>
          <table:table-cell office:value-type="float" office:value="30" table:style-name="ce22">
            <text:p>30</text:p>
          </table:table-cell>
          <table:table-cell office:value-type="float" office:value="70" table:style-name="ce23">
            <text:p>70</text:p>
          </table:table-cell>
          <table:table-cell office:value-type="float" office:value="170" table:style-name="ce23">
            <text:p>170</text:p>
          </table:table-cell>
          <table:table-cell office:value-type="float" office:value="28" table:style-name="ce22">
            <text:p>28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" table:style-name="ce39">
            <text:p>0,1</text:p>
          </table:table-cell>
          <table:table-cell office:value-type="float" office:value="289.77272727272731" table:formula="of:=([.F128] + [.G128]) / (2 * ( ((([.H128] + [.I128]) / 2) + [.J128]) / 10 )) * [.L128]" table:style-name="ce40">
            <text:p>289,7727</text:p>
          </table:table-cell>
          <table:table-cell office:value-type="float" office:value="0.57954545454545459" table:formula="of:=[.Z128]/[.D128]" table:style-name="ce41">
            <text:p>0,5795</text:p>
          </table:table-cell>
          <table:table-cell office:value-type="float" office:value="0.57954545454545459" table:formula="of:=-1*[.Z128]/[.E128]" table:style-name="ce42">
            <text:p>0,5795</text:p>
          </table:table-cell>
          <table:table-cell office:value-type="float" office:value="386.36363636363643" table:formula="of:=[.Z128] * ([.N128] + [.O128] + [.P128]) / (3 - [.Q128] - [.R128])" table:style-name="ce26">
            <text:p>386,363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Reality Eraser</text:p>
          </table:table-cell>
          <table:table-cell office:value-type="string" table:style-name="ce22">
            <text:p>S</text:p>
          </table:table-cell>
          <table:table-cell office:value-type="float" office:value="50" table:style-name="ce22">
            <text:p>50</text:p>
          </table:table-cell>
          <table:table-cell office:value-type="float" office:value="-34" table:style-name="ce23">
            <text:p>-34</text:p>
          </table:table-cell>
          <table:table-cell office:value-type="float" office:value="42" table:style-name="ce22">
            <text:p>42</text:p>
          </table:table-cell>
          <table:table-cell office:value-type="float" office:value="118" table:style-name="ce23">
            <text:p>11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2">
            <text:p>7</text:p>
          </table:table-cell>
          <table:table-cell office:value-type="float" office:value="0.9" table:style-name="ce23">
            <text:p>0,9</text:p>
          </table:table-cell>
          <table:table-cell office:value-type="float" office:value="0.6" table:style-name="ce23">
            <text:p>0,6</text:p>
          </table:table-cell>
          <table:table-cell office:value-type="float" office:value="2" table:style-name="ce22">
            <text:p>2</text:p>
          </table:table-cell>
          <table:table-cell office:value-type="float" office:value="0.75" table:style-name="ce23">
            <text:p>0,7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5" table:style-name="ce39">
            <text:p>0,15</text:p>
          </table:table-cell>
          <table:table-cell office:value-type="float" office:value="16.941176470588236" table:formula="of:=([.F129] + [.G129]) / (2 * ( ((([.H129] + [.I129]) / 2) + [.J129]) / 10 )) * [.L129]" table:style-name="ce40">
            <text:p>16,9412</text:p>
          </table:table-cell>
          <table:table-cell office:value-type="float" office:value="0.33882352941176469" table:formula="of:=[.Z129]/[.D129]" table:style-name="ce41">
            <text:p>0,3388</text:p>
          </table:table-cell>
          <table:table-cell office:value-type="float" office:value="0.49826989619377166" table:formula="of:=-1*[.Z129]/[.E129]" table:style-name="ce42">
            <text:p>0,4983</text:p>
          </table:table-cell>
          <table:table-cell office:value-type="float" office:value="24" table:formula="of:=[.Z129] * ([.N129] + [.O129] + [.P129]) / (3 - [.Q129] - [.R129])" table:style-name="ce26">
            <text:p>24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Reality Eraser</text:p>
          </table:table-cell>
          <table:table-cell office:value-type="string" table:style-name="ce22">
            <text:p>M</text:p>
          </table:table-cell>
          <table:table-cell office:value-type="float" office:value="100" table:style-name="ce22">
            <text:p>100</text:p>
          </table:table-cell>
          <table:table-cell office:value-type="float" office:value="-60" table:style-name="ce23">
            <text:p>-60</text:p>
          </table:table-cell>
          <table:table-cell office:value-type="float" office:value="128" table:style-name="ce22">
            <text:p>128</text:p>
          </table:table-cell>
          <table:table-cell office:value-type="float" office:value="236" table:style-name="ce23">
            <text:p>236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0" table:style-name="ce22">
            <text:p>10</text:p>
          </table:table-cell>
          <table:table-cell office:value-type="float" office:value="0.9" table:style-name="ce23">
            <text:p>0,9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2">
            <text:p>2</text:p>
          </table:table-cell>
          <table:table-cell office:value-type="float" office:value="0.75" table:style-name="ce23">
            <text:p>0,7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5" table:style-name="ce39">
            <text:p>0,15</text:p>
          </table:table-cell>
          <table:table-cell office:value-type="float" office:value="38.541176470588233" table:formula="of:=([.F130] + [.G130]) / (2 * ( ((([.H130] + [.I130]) / 2) + [.J130]) / 10 )) * [.L130]" table:style-name="ce40">
            <text:p>38,5412</text:p>
          </table:table-cell>
          <table:table-cell office:value-type="float" office:value="0.38541176470588234" table:formula="of:=[.Z130]/[.D130]" table:style-name="ce41">
            <text:p>0,3854</text:p>
          </table:table-cell>
          <table:table-cell office:value-type="float" office:value="0.64235294117647057" table:formula="of:=-1*[.Z130]/[.E130]" table:style-name="ce42">
            <text:p>0,6424</text:p>
          </table:table-cell>
          <table:table-cell office:value-type="float" office:value="54.599999999999994" table:formula="of:=[.Z130] * ([.N130] + [.O130] + [.P130]) / (3 - [.Q130] - [.R130])" table:style-name="ce26">
            <text:p>54,6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Reality Eraser</text:p>
          </table:table-cell>
          <table:table-cell office:value-type="string" table:style-name="ce22">
            <text:p>L</text:p>
          </table:table-cell>
          <table:table-cell office:value-type="float" office:value="200" table:style-name="ce22">
            <text:p>200</text:p>
          </table:table-cell>
          <table:table-cell office:value-type="float" office:value="-110" table:style-name="ce23">
            <text:p>-110</text:p>
          </table:table-cell>
          <table:table-cell office:value-type="float" office:value="246" table:style-name="ce22">
            <text:p>246</text:p>
          </table:table-cell>
          <table:table-cell office:value-type="float" office:value="458" table:style-name="ce23">
            <text:p>45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2">
            <text:p>14</text:p>
          </table:table-cell>
          <table:table-cell office:value-type="float" office:value="0.9" table:style-name="ce23">
            <text:p>0,9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2">
            <text:p>2</text:p>
          </table:table-cell>
          <table:table-cell office:value-type="float" office:value="0.75" table:style-name="ce23">
            <text:p>0,7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5" table:style-name="ce39">
            <text:p>0,15</text:p>
          </table:table-cell>
          <table:table-cell office:value-type="float" office:value="74.54117647058824" table:formula="of:=([.F131] + [.G131]) / (2 * ( ((([.H131] + [.I131]) / 2) + [.J131]) / 10 )) * [.L131]" table:style-name="ce40">
            <text:p>74,5412</text:p>
          </table:table-cell>
          <table:table-cell office:value-type="float" office:value="0.37270588235294122" table:formula="of:=[.Z131]/[.D131]" table:style-name="ce41">
            <text:p>0,3727</text:p>
          </table:table-cell>
          <table:table-cell office:value-type="float" office:value="0.67764705882352949" table:formula="of:=-1*[.Z131]/[.E131]" table:style-name="ce42">
            <text:p>0,6776</text:p>
          </table:table-cell>
          <table:table-cell office:value-type="float" office:value="105.60000000000001" table:formula="of:=[.Z131] * ([.N131] + [.O131] + [.P131]) / (3 - [.Q131] - [.R131])" table:style-name="ce26">
            <text:p>105,6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Great Reality Eraser</text:p>
          </table:table-cell>
          <table:table-cell office:value-type="string" table:style-name="ce22">
            <text:p>X</text:p>
          </table:table-cell>
          <table:table-cell office:value-type="float" office:value="425" table:style-name="ce22">
            <text:p>425</text:p>
          </table:table-cell>
          <table:table-cell office:value-type="float" office:value="-330" table:style-name="ce23">
            <text:p>-330</text:p>
          </table:table-cell>
          <table:table-cell office:value-type="float" office:value="1700" table:style-name="ce22">
            <text:p>1700</text:p>
          </table:table-cell>
          <table:table-cell office:value-type="float" office:value="2850" table:style-name="ce23">
            <text:p>285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22" table:style-name="ce22">
            <text:p>22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.75" table:style-name="ce23">
            <text:p>0,7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5" table:style-name="ce39">
            <text:p>0,15</text:p>
          </table:table-cell>
          <table:table-cell office:value-type="float" office:value="188.65853658536585" table:formula="of:=([.F132] + [.G132]) / (2 * ( ((([.H132] + [.I132]) / 2) + [.J132]) / 10 )) * [.L132]" table:style-name="ce40">
            <text:p>188,6585</text:p>
          </table:table-cell>
          <table:table-cell office:value-type="float" office:value="0.44390243902439025" table:formula="of:=[.Z132]/[.D132]" table:style-name="ce41">
            <text:p>0,4439</text:p>
          </table:table-cell>
          <table:table-cell office:value-type="float" office:value="0.57169253510716922" table:formula="of:=-1*[.Z132]/[.E132]" table:style-name="ce42">
            <text:p>0,5717</text:p>
          </table:table-cell>
          <table:table-cell office:value-type="float" office:value="267.26626016260161" table:formula="of:=[.Z132] * ([.N132] + [.O132] + [.P132]) / (3 - [.Q132] - [.R132])" table:style-name="ce26">
            <text:p>267,266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Titanic Reality Eraser</text:p>
          </table:table-cell>
          <table:table-cell office:value-type="string" table:style-name="ce22">
            <text:p>T</text:p>
          </table:table-cell>
          <table:table-cell office:value-type="float" office:value="600" table:style-name="ce22">
            <text:p>600</text:p>
          </table:table-cell>
          <table:table-cell office:value-type="float" office:value="-550" table:style-name="ce23">
            <text:p>-550</text:p>
          </table:table-cell>
          <table:table-cell office:value-type="float" office:value="7000" table:style-name="ce22">
            <text:p>7000</text:p>
          </table:table-cell>
          <table:table-cell office:value-type="float" office:value="9000" table:style-name="ce23">
            <text:p>9000</text:p>
          </table:table-cell>
          <table:table-cell office:value-type="float" office:value="30" table:style-name="ce22">
            <text:p>30</text:p>
          </table:table-cell>
          <table:table-cell office:value-type="float" office:value="70" table:style-name="ce23">
            <text:p>70</text:p>
          </table:table-cell>
          <table:table-cell office:value-type="float" office:value="170" table:style-name="ce23">
            <text:p>170</text:p>
          </table:table-cell>
          <table:table-cell office:value-type="float" office:value="30" table:style-name="ce22">
            <text:p>30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.75" table:style-name="ce23">
            <text:p>0,7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5" table:style-name="ce39">
            <text:p>0,15</text:p>
          </table:table-cell>
          <table:table-cell office:value-type="float" office:value="309.09090909090907" table:formula="of:=([.F133] + [.G133]) / (2 * ( ((([.H133] + [.I133]) / 2) + [.J133]) / 10 )) * [.L133]" table:style-name="ce40">
            <text:p>309,0909</text:p>
          </table:table-cell>
          <table:table-cell office:value-type="float" office:value="0.51515151515151514" table:formula="of:=[.Z133]/[.D133]" table:style-name="ce41">
            <text:p>0,5152</text:p>
          </table:table-cell>
          <table:table-cell office:value-type="float" office:value="0.56198347107438007" table:formula="of:=-1*[.Z133]/[.E133]" table:style-name="ce42">
            <text:p>0,5620</text:p>
          </table:table-cell>
          <table:table-cell office:value-type="float" office:value="437.87878787878782" table:formula="of:=[.Z133] * ([.N133] + [.O133] + [.P133]) / (3 - [.Q133] - [.R133])" table:style-name="ce26">
            <text:p>437,878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style-name="ce58"/>
          <table:table-cell table:number-columns-repeated="2" table:style-name="ce1"/>
          <table:table-cell table:number-columns-repeated="20" table:style-name="ce24"/>
          <table:table-cell table:number-columns-repeated="5" table:style-name="ce1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29">
            <text:p>Marauder Missiles</text:p>
          </table:table-cell>
          <table:table-cell office:value-type="string" table:style-name="ce17">
            <text:p>S</text:p>
          </table:table-cell>
          <table:table-cell office:value-type="float" office:value="58" table:style-name="ce17">
            <text:p>58</text:p>
          </table:table-cell>
          <table:table-cell office:value-type="float" office:value="-26" table:style-name="ce18">
            <text:p>-26</text:p>
          </table:table-cell>
          <table:table-cell office:value-type="float" office:value="49" table:style-name="ce17">
            <text:p>49</text:p>
          </table:table-cell>
          <table:table-cell office:value-type="float" office:value="72" table:style-name="ce18">
            <text:p>72</text:p>
          </table:table-cell>
          <table:table-cell office:value-type="float" office:value="10" table:style-name="ce17">
            <text:p>10</text:p>
          </table:table-cell>
          <table:table-cell office:value-type="float" office:value="40" table:style-name="ce18">
            <text:p>40</text:p>
          </table:table-cell>
          <table:table-cell office:value-type="float" office:value="60" table:style-name="ce18">
            <text:p>60</text:p>
          </table:table-cell>
          <table:table-cell office:value-type="float" office:value="17" table:style-name="ce17">
            <text:p>17</text:p>
          </table:table-cell>
          <table:table-cell office:value-type="float" office:value="0.85" table:style-name="ce18">
            <text:p>0,85</text:p>
          </table:table-cell>
          <table:table-cell office:value-type="float" office:value="0.25" table:style-name="ce18">
            <text:p>0,25</text:p>
          </table:table-cell>
          <table:table-cell office:value-type="float" office:value="1.25" table:style-name="ce17">
            <text:p>1,25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0.4" table:style-name="ce18">
            <text:p>0,4</text:p>
          </table:table-cell>
          <table:table-cell office:value-type="float" office:value="100" table:style-name="ce18">
            <text:p>100</text:p>
          </table:table-cell>
          <table:table-cell office:value-type="float" office:value="0" table:style-name="ce18">
            <text:p>0</text:p>
          </table:table-cell>
          <table:table-cell office:value-type="float" office:value="6.05" table:formula="of:=([.F135] + [.G135]) / (2 * ( ((([.H135] + [.I135]) / 2) + [.J135]) / 10 )) * [.L135]" table:style-name="ce11">
            <text:p>6,0500</text:p>
          </table:table-cell>
          <table:table-cell office:value-type="float" office:value="0.10431034482758621" table:formula="of:=[.Z135]/[.D135]" table:style-name="ce12">
            <text:p>0,1043</text:p>
          </table:table-cell>
          <table:table-cell office:value-type="float" office:value="0.2326923076923077" table:formula="of:=-1*[.Z135]/[.E135]" table:style-name="ce13">
            <text:p>0,2327</text:p>
          </table:table-cell>
          <table:table-cell office:value-type="float" office:value="9.8312499999999989" table:formula="of:=[.Z135] * ([.N135] + [.O135] + [.P135]) / (3 - [.Q135] - [.R135])" table:style-name="ce12">
            <text:p>9,831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Joker Missile</text:p>
          </table:table-cell>
          <table:table-cell office:value-type="string" table:style-name="ce21">
            <text:p>S</text:p>
          </table:table-cell>
          <table:table-cell office:value-type="float" office:value="72" table:style-name="ce21">
            <text:p>72</text:p>
          </table:table-cell>
          <table:table-cell office:value-type="float" office:value="-30" table:style-name="ce24">
            <text:p>-30</text:p>
          </table:table-cell>
          <table:table-cell office:value-type="float" office:value="62" table:style-name="ce22">
            <text:p>62</text:p>
          </table:table-cell>
          <table:table-cell office:value-type="float" office:value="90" table:style-name="ce23">
            <text:p>90</text:p>
          </table:table-cell>
          <table:table-cell office:value-type="float" office:value="10" table:style-name="ce22">
            <text:p>10</text:p>
          </table:table-cell>
          <table:table-cell office:value-type="float" office:value="40" table:style-name="ce23">
            <text:p>40</text:p>
          </table:table-cell>
          <table:table-cell office:value-type="float" office:value="60" table:style-name="ce23">
            <text:p>60</text:p>
          </table:table-cell>
          <table:table-cell office:value-type="float" office:value="17" table:style-name="ce22">
            <text:p>1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7" table:style-name="ce21">
            <text:p>17</text:p>
          </table:table-cell>
          <table:table-cell office:value-type="float" office:value="10" table:style-name="ce23">
            <text:p>10</text:p>
          </table:table-cell>
          <table:table-cell office:value-type="float" office:value="10" table:style-name="ce23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0.45" table:style-name="ce23">
            <text:p>0,45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7.6" table:formula="of:=([.F136] + [.G136]) / (2 * ( ((([.H136] + [.I136]) / 2) + [.J136]) / 10 )) * [.L136]" table:style-name="ce25">
            <text:p>7,6000</text:p>
          </table:table-cell>
          <table:table-cell office:value-type="float" office:value="0.10555555555555556" table:formula="of:=[.Z136]/[.D136]" table:style-name="ce26">
            <text:p>0,1056</text:p>
          </table:table-cell>
          <table:table-cell office:value-type="float" office:value="0.2533333333333333" table:formula="of:=-1*[.Z136]/[.E136]" table:style-name="ce27">
            <text:p>0,2533</text:p>
          </table:table-cell>
          <table:table-cell office:value-type="float" office:value="12.35" table:formula="of:=[.Z136] * ([.N136] + [.O136] + [.P136]) / (3 - [.Q136] - [.R136])" table:style-name="ce26">
            <text:p>12,3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Wraith Missile</text:p>
          </table:table-cell>
          <table:table-cell office:value-type="string" table:style-name="ce21">
            <text:p>S</text:p>
          </table:table-cell>
          <table:table-cell office:value-type="float" office:value="86" table:style-name="ce21">
            <text:p>86</text:p>
          </table:table-cell>
          <table:table-cell office:value-type="float" office:value="-35" table:style-name="ce24">
            <text:p>-35</text:p>
          </table:table-cell>
          <table:table-cell office:value-type="float" office:value="75" table:style-name="ce22">
            <text:p>75</text:p>
          </table:table-cell>
          <table:table-cell office:value-type="float" office:value="120" table:style-name="ce23">
            <text:p>120</text:p>
          </table:table-cell>
          <table:table-cell office:value-type="float" office:value="10" table:style-name="ce22">
            <text:p>10</text:p>
          </table:table-cell>
          <table:table-cell office:value-type="float" office:value="40" table:style-name="ce23">
            <text:p>40</text:p>
          </table:table-cell>
          <table:table-cell office:value-type="float" office:value="60" table:style-name="ce23">
            <text:p>60</text:p>
          </table:table-cell>
          <table:table-cell office:value-type="float" office:value="17" table:style-name="ce22">
            <text:p>1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7" table:style-name="ce21">
            <text:p>17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3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4">
            <text:p>0,5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9.75" table:formula="of:=([.F137] + [.G137]) / (2 * ( ((([.H137] + [.I137]) / 2) + [.J137]) / 10 )) * [.L137]" table:style-name="ce25">
            <text:p>9,7500</text:p>
          </table:table-cell>
          <table:table-cell office:value-type="float" office:value="0.11337209302325581" table:formula="of:=[.Z137]/[.D137]" table:style-name="ce26">
            <text:p>0,1134</text:p>
          </table:table-cell>
          <table:table-cell office:value-type="float" office:value="0.27857142857142858" table:formula="of:=-1*[.Z137]/[.E137]" table:style-name="ce27">
            <text:p>0,2786</text:p>
          </table:table-cell>
          <table:table-cell office:value-type="float" office:value="15.84375" table:formula="of:=[.Z137] * ([.N137] + [.O137] + [.P137]) / (3 - [.Q137] - [.R137])" table:style-name="ce26">
            <text:p>15,84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29">
            <text:p>Whirlwind Missiles</text:p>
          </table:table-cell>
          <table:table-cell office:value-type="string" table:style-name="ce17">
            <text:p>M</text:p>
          </table:table-cell>
          <table:table-cell office:value-type="float" office:value="65" table:style-name="ce17">
            <text:p>65</text:p>
          </table:table-cell>
          <table:table-cell office:value-type="float" office:value="-26" table:style-name="ce18">
            <text:p>-26</text:p>
          </table:table-cell>
          <table:table-cell office:value-type="float" office:value="61" table:style-name="ce17">
            <text:p>61</text:p>
          </table:table-cell>
          <table:table-cell office:value-type="float" office:value="85" table:style-name="ce18">
            <text:p>85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18" table:style-name="ce17">
            <text:p>18</text:p>
          </table:table-cell>
          <table:table-cell office:value-type="float" office:value="0.85" table:style-name="ce18">
            <text:p>0,85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7" table:style-name="ce17">
            <text:p>17</text:p>
          </table:table-cell>
          <table:table-cell office:value-type="float" office:value="20" table:style-name="ce18">
            <text:p>20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00" table:style-name="ce18">
            <text:p>100</text:p>
          </table:table-cell>
          <table:table-cell office:value-type="float" office:value="0" table:style-name="ce18">
            <text:p>0</text:p>
          </table:table-cell>
          <table:table-cell office:value-type="float" office:value="14.6" table:formula="of:=([.F138] + [.G138]) / (2 * ( ((([.H138] + [.I138]) / 2) + [.J138]) / 10 )) * [.L138]" table:style-name="ce11">
            <text:p>14,6000</text:p>
          </table:table-cell>
          <table:table-cell office:value-type="float" office:value="0.22461538461538461" table:formula="of:=[.Z138]/[.D138]" table:style-name="ce12">
            <text:p>0,2246</text:p>
          </table:table-cell>
          <table:table-cell office:value-type="float" office:value="0.56153846153846154" table:formula="of:=-1*[.Z138]/[.E138]" table:style-name="ce13">
            <text:p>0,5615</text:p>
          </table:table-cell>
          <table:table-cell office:value-type="float" office:value="21.9" table:formula="of:=[.Z138] * ([.N138] + [.O138] + [.P138]) / (3 - [.Q138] - [.R138])" table:style-name="ce12">
            <text:p>21,9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Typhoon Missiles</text:p>
          </table:table-cell>
          <table:table-cell office:value-type="string" table:style-name="ce21">
            <text:p>M</text:p>
          </table:table-cell>
          <table:table-cell office:value-type="float" office:value="80" table:style-name="ce22">
            <text:p>80</text:p>
          </table:table-cell>
          <table:table-cell office:value-type="float" office:value="-35" table:style-name="ce23">
            <text:p>-35</text:p>
          </table:table-cell>
          <table:table-cell office:value-type="float" office:value="85" table:style-name="ce22">
            <text:p>85</text:p>
          </table:table-cell>
          <table:table-cell office:value-type="float" office:value="120" table:style-name="ce23">
            <text:p>12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8" table:style-name="ce22">
            <text:p>18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25" table:style-name="ce23">
            <text:p>25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23">
            <text:p>0</text:p>
          </table:table-cell>
          <table:table-cell office:value-type="float" office:value="0.05" table:style-name="ce24">
            <text:p>0,05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20.5" table:formula="of:=([.F139] + [.G139]) / (2 * ( ((([.H139] + [.I139]) / 2) + [.J139]) / 10 )) * [.L139]" table:style-name="ce25">
            <text:p>20,5000</text:p>
          </table:table-cell>
          <table:table-cell office:value-type="float" office:value="0.25624999999999998" table:formula="of:=[.Z139]/[.D139]" table:style-name="ce26">
            <text:p>0,2563</text:p>
          </table:table-cell>
          <table:table-cell office:value-type="float" office:value="0.58571428571428574" table:formula="of:=-1*[.Z139]/[.E139]" table:style-name="ce27">
            <text:p>0,5857</text:p>
          </table:table-cell>
          <table:table-cell office:value-type="float" office:value="30.75" table:formula="of:=[.Z139] * ([.N139] + [.O139] + [.P139]) / (3 - [.Q139] - [.R139])" table:style-name="ce26">
            <text:p>30,7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Hurricane Missiles</text:p>
          </table:table-cell>
          <table:table-cell office:value-type="string" table:style-name="ce21">
            <text:p>M</text:p>
          </table:table-cell>
          <table:table-cell office:value-type="float" office:value="95" table:style-name="ce22">
            <text:p>95</text:p>
          </table:table-cell>
          <table:table-cell office:value-type="float" office:value="-49" table:style-name="ce23">
            <text:p>-49</text:p>
          </table:table-cell>
          <table:table-cell office:value-type="float" office:value="120" table:style-name="ce22">
            <text:p>120</text:p>
          </table:table-cell>
          <table:table-cell office:value-type="float" office:value="150" table:style-name="ce23">
            <text:p>15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8" table:style-name="ce22">
            <text:p>18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0</text:p>
          </table:table-cell>
          <table:table-cell office:value-type="float" office:value="0.05" table:style-name="ce24">
            <text:p>0,05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27" table:formula="of:=([.F140] + [.G140]) / (2 * ( ((([.H140] + [.I140]) / 2) + [.J140]) / 10 )) * [.L140]" table:style-name="ce25">
            <text:p>27,0000</text:p>
          </table:table-cell>
          <table:table-cell office:value-type="float" office:value="0.28421052631578947" table:formula="of:=[.Z140]/[.D140]" table:style-name="ce26">
            <text:p>0,2842</text:p>
          </table:table-cell>
          <table:table-cell office:value-type="float" office:value="0.55102040816326525" table:formula="of:=-1*[.Z140]/[.E140]" table:style-name="ce27">
            <text:p>0,5510</text:p>
          </table:table-cell>
          <table:table-cell office:value-type="float" office:value="40.5" table:formula="of:=[.Z140] * ([.N140] + [.O140] + [.P140]) / (3 - [.Q140] - [.R140])" table:style-name="ce26">
            <text:p>40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29">
            <text:p>Devastator Torpedoes</text:p>
          </table:table-cell>
          <table:table-cell office:value-type="string" table:style-name="ce17">
            <text:p>G</text:p>
          </table:table-cell>
          <table:table-cell office:value-type="float" office:value="68" table:style-name="ce17">
            <text:p>68</text:p>
          </table:table-cell>
          <table:table-cell office:value-type="float" office:value="-26" table:style-name="ce18">
            <text:p>-26</text:p>
          </table:table-cell>
          <table:table-cell office:value-type="float" office:value="169" table:style-name="ce17">
            <text:p>169</text:p>
          </table:table-cell>
          <table:table-cell office:value-type="float" office:value="254" table:style-name="ce18">
            <text:p>254</text:p>
          </table:table-cell>
          <table:table-cell office:value-type="float" office:value="5" table:style-name="ce17">
            <text:p>5</text:p>
          </table:table-cell>
          <table:table-cell office:value-type="float" office:value="10" table:style-name="ce18">
            <text:p>10</text:p>
          </table:table-cell>
          <table:table-cell office:value-type="float" office:value="200" table:style-name="ce18">
            <text:p>200</text:p>
          </table:table-cell>
          <table:table-cell office:value-type="float" office:value="14" table:style-name="ce17">
            <text:p>14</text:p>
          </table:table-cell>
          <table:table-cell office:value-type="float" office:value="1" table:style-name="ce18">
            <text:p>1</text:p>
          </table:table-cell>
          <table:table-cell office:value-type="float" office:value="0.1" table:style-name="ce18">
            <text:p>0,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00" table:style-name="ce18">
            <text:p>100</text:p>
          </table:table-cell>
          <table:table-cell office:value-type="float" office:value="1" table:style-name="ce18">
            <text:p>1</text:p>
          </table:table-cell>
          <table:table-cell office:value-type="float" office:value="10.19277108433735" table:formula="of:=([.F141] + [.G141]) / (2 * ( ((([.H141] + [.I141]) / 2) + [.J141]) / 10 )) * [.L141]" table:style-name="ce11">
            <text:p>10,1928</text:p>
          </table:table-cell>
          <table:table-cell office:value-type="float" office:value="0.14989369241672573" table:formula="of:=[.Z141]/[.D141]" table:style-name="ce12">
            <text:p>0,1499</text:p>
          </table:table-cell>
          <table:table-cell office:value-type="float" office:value="0.39202965708989806" table:formula="of:=-1*[.Z141]/[.E141]" table:style-name="ce13">
            <text:p>0,3920</text:p>
          </table:table-cell>
          <table:table-cell office:value-type="float" office:value="17.837349397590362" table:formula="of:=[.Z141] * ([.N141] + [.O141] + [.P141]) / (3 - [.Q141] - [.R141])" table:style-name="ce12">
            <text:p>17,837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Desolator Torpedo</text:p>
          </table:table-cell>
          <table:table-cell office:value-type="string" table:style-name="ce22">
            <text:p>G</text:p>
          </table:table-cell>
          <table:table-cell office:value-type="float" office:value="84" table:style-name="ce22">
            <text:p>84</text:p>
          </table:table-cell>
          <table:table-cell office:value-type="float" office:value="-33" table:style-name="ce23">
            <text:p>-33</text:p>
          </table:table-cell>
          <table:table-cell office:value-type="float" office:value="210" table:style-name="ce22">
            <text:p>210</text:p>
          </table:table-cell>
          <table:table-cell office:value-type="float" office:value="315" table:style-name="ce23">
            <text:p>31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200" table:style-name="ce23">
            <text:p>200</text:p>
          </table:table-cell>
          <table:table-cell office:value-type="float" office:value="14" table:style-name="ce22">
            <text:p>14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5" table:style-name="ce21">
            <text:p>15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14">
            <text:p>100</text:p>
          </table:table-cell>
          <table:table-cell office:value-type="float" office:value="1" table:style-name="ce14">
            <text:p>1</text:p>
          </table:table-cell>
          <table:table-cell office:value-type="float" office:value="12.650602409638553" table:formula="of:=([.F142] + [.G142]) / (2 * ( ((([.H142] + [.I142]) / 2) + [.J142]) / 10 )) * [.L142]" table:style-name="ce25">
            <text:p>12,6506</text:p>
          </table:table-cell>
          <table:table-cell office:value-type="float" office:value="0.1506024096385542" table:formula="of:=[.Z142]/[.D142]" table:style-name="ce26">
            <text:p>0,1506</text:p>
          </table:table-cell>
          <table:table-cell office:value-type="float" office:value="0.38335158817086523" table:formula="of:=-1*[.Z142]/[.E142]" table:style-name="ce27">
            <text:p>0,3834</text:p>
          </table:table-cell>
          <table:table-cell office:value-type="float" office:value="22.138554216867469" table:formula="of:=[.Z142] * ([.N142] + [.O142] + [.P142]) / (3 - [.Q142] - [.R142])" table:style-name="ce26">
            <text:p>22,138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Eradicator Torpedo</text:p>
          </table:table-cell>
          <table:table-cell office:value-type="string" table:style-name="ce22">
            <text:p>G</text:p>
          </table:table-cell>
          <table:table-cell office:value-type="float" office:value="100" table:style-name="ce22">
            <text:p>100</text:p>
          </table:table-cell>
          <table:table-cell office:value-type="float" office:value="-41" table:style-name="ce23">
            <text:p>-41</text:p>
          </table:table-cell>
          <table:table-cell office:value-type="float" office:value="250" table:style-name="ce22">
            <text:p>250</text:p>
          </table:table-cell>
          <table:table-cell office:value-type="float" office:value="350" table:style-name="ce23">
            <text:p>35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200" table:style-name="ce23">
            <text:p>200</text:p>
          </table:table-cell>
          <table:table-cell office:value-type="float" office:value="14" table:style-name="ce22">
            <text:p>14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5" table:style-name="ce22">
            <text:p>15</text:p>
          </table:table-cell>
          <table:table-cell office:value-type="float" office:value="15" table:style-name="ce23">
            <text:p>15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14">
            <text:p>100</text:p>
          </table:table-cell>
          <table:table-cell office:value-type="float" office:value="1" table:style-name="ce14">
            <text:p>1</text:p>
          </table:table-cell>
          <table:table-cell office:value-type="float" office:value="14.457831325301205" table:formula="of:=([.F143] + [.G143]) / (2 * ( ((([.H143] + [.I143]) / 2) + [.J143]) / 10 )) * [.L143]" table:style-name="ce25">
            <text:p>14,4578</text:p>
          </table:table-cell>
          <table:table-cell office:value-type="float" office:value="0.14457831325301204" table:formula="of:=[.Z143]/[.D143]" table:style-name="ce26">
            <text:p>0,1446</text:p>
          </table:table-cell>
          <table:table-cell office:value-type="float" office:value="0.35263003232441964" table:formula="of:=-1*[.Z143]/[.E143]" table:style-name="ce27">
            <text:p>0,3526</text:p>
          </table:table-cell>
          <table:table-cell office:value-type="float" office:value="25.30120481927711" table:formula="of:=[.Z143] * ([.N143] + [.O143] + [.P143]) / (3 - [.Q143] - [.R143])" table:style-name="ce26">
            <text:p>25,301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Corrosive Warhead Torpedo</text:p>
          </table:table-cell>
          <table:table-cell office:value-type="string" table:style-name="ce21">
            <text:p>G</text:p>
          </table:table-cell>
          <table:table-cell office:value-type="float" office:value="150" table:style-name="ce21">
            <text:p>150</text:p>
          </table:table-cell>
          <table:table-cell office:value-type="float" office:value="-65" table:style-name="ce23">
            <text:p>-65</text:p>
          </table:table-cell>
          <table:table-cell office:value-type="float" office:value="275" table:style-name="ce22">
            <text:p>275</text:p>
          </table:table-cell>
          <table:table-cell office:value-type="float" office:value="450" table:style-name="ce23">
            <text:p>45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50" table:style-name="ce23">
            <text:p>150</text:p>
          </table:table-cell>
          <table:table-cell office:value-type="float" office:value="18" table:style-name="ce22">
            <text:p>18</text:p>
          </table:table-cell>
          <table:table-cell office:value-type="float" office:value="1" table:style-name="ce23">
            <text:p>1</text:p>
          </table:table-cell>
          <table:table-cell office:value-type="float" office:value="0.2" table:style-name="ce23">
            <text:p>0,2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3">
            <text:p>20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3">
            <text:p>1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14">
            <text:p>120</text:p>
          </table:table-cell>
          <table:table-cell office:value-type="float" office:value="1" table:style-name="ce14">
            <text:p>1</text:p>
          </table:table-cell>
          <table:table-cell office:value-type="float" office:value="23.015873015873016" table:formula="of:=([.F144] + [.G144]) / (2 * ( ((([.H144] + [.I144]) / 2) + [.J144]) / 10 )) * [.L144]" table:style-name="ce25">
            <text:p>23,0159</text:p>
          </table:table-cell>
          <table:table-cell office:value-type="float" office:value="0.15343915343915343" table:formula="of:=[.Z144]/[.D144]" table:style-name="ce26">
            <text:p>0,1534</text:p>
          </table:table-cell>
          <table:table-cell office:value-type="float" office:value="0.35409035409035411" table:formula="of:=-1*[.Z144]/[.E144]" table:style-name="ce27">
            <text:p>0,3541</text:p>
          </table:table-cell>
          <table:table-cell office:value-type="float" office:value="34.523809523809526" table:formula="of:=[.Z144] * ([.N144] + [.O144] + [.P144]) / (3 - [.Q144] - [.R144])" table:style-name="ce26">
            <text:p>34,52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Exotic Matter Warhead</text:p>
          </table:table-cell>
          <table:table-cell office:value-type="string" table:style-name="ce21">
            <text:p>X</text:p>
          </table:table-cell>
          <table:table-cell office:value-type="float" office:value="375" table:style-name="ce21">
            <text:p>375</text:p>
          </table:table-cell>
          <table:table-cell office:value-type="float" office:value="-300" table:style-name="ce23">
            <text:p>-300</text:p>
          </table:table-cell>
          <table:table-cell office:value-type="float" office:value="190" table:style-name="ce22">
            <text:p>190</text:p>
          </table:table-cell>
          <table:table-cell office:value-type="float" office:value="380" table:style-name="ce23">
            <text:p>38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75" table:style-name="ce23">
            <text:p>75</text:p>
          </table:table-cell>
          <table:table-cell office:value-type="float" office:value="25" table:style-name="ce22">
            <text:p>25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35" table:style-name="ce22">
            <text:p>1,35</text:p>
          </table:table-cell>
          <table:table-cell office:value-type="float" office:value="0.8" table:style-name="ce23">
            <text:p>0,8</text:p>
          </table:table-cell>
          <table:table-cell office:value-type="float" office:value="2.5" table:style-name="ce23">
            <text:p>2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float" office:value="20" table:style-name="ce22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20" table:style-name="ce23">
            <text:p>20</text:p>
          </table:table-cell>
          <table:table-cell office:value-type="float" office:value="10" table:style-name="ce23">
            <text:p>1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14">
            <text:p>100</text:p>
          </table:table-cell>
          <table:table-cell office:value-type="float" office:value="1" table:style-name="ce14">
            <text:p>1</text:p>
          </table:table-cell>
          <table:table-cell office:value-type="float" office:value="29.23076923076923" table:formula="of:=([.F145] + [.G145]) / (2 * ( ((([.H145] + [.I145]) / 2) + [.J145]) / 10 )) * [.L145]" table:style-name="ce25">
            <text:p>29,2308</text:p>
          </table:table-cell>
          <table:table-cell office:value-type="float" office:value="7.7948717948717952E-2" table:formula="of:=[.Z145]/[.D145]" table:style-name="ce26">
            <text:p>0,0779</text:p>
          </table:table-cell>
          <table:table-cell office:value-type="float" office:value="9.7435897435897437E-2" table:formula="of:=-1*[.Z145]/[.E145]" table:style-name="ce27">
            <text:p>0,0974</text:p>
          </table:table-cell>
          <table:table-cell office:value-type="float" office:value="54.369230769230775" table:formula="of:=[.Z145] * ([.N145] + [.O145] + [.P145]) / (3 - [.Q145] - [.R145])" table:style-name="ce26">
            <text:p>54,369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Strange Matter Warhead</text:p>
          </table:table-cell>
          <table:table-cell office:value-type="string" table:style-name="ce21">
            <text:p>X</text:p>
          </table:table-cell>
          <table:table-cell office:value-type="float" office:value="415" table:style-name="ce21">
            <text:p>415</text:p>
          </table:table-cell>
          <table:table-cell office:value-type="float" office:value="-325" table:style-name="ce23">
            <text:p>-325</text:p>
          </table:table-cell>
          <table:table-cell office:value-type="float" office:value="220" table:style-name="ce22">
            <text:p>220</text:p>
          </table:table-cell>
          <table:table-cell office:value-type="float" office:value="440" table:style-name="ce23">
            <text:p>44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75" table:style-name="ce23">
            <text:p>75</text:p>
          </table:table-cell>
          <table:table-cell office:value-type="float" office:value="25" table:style-name="ce22">
            <text:p>25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35" table:style-name="ce22">
            <text:p>1,35</text:p>
          </table:table-cell>
          <table:table-cell office:value-type="float" office:value="0.8" table:style-name="ce23">
            <text:p>0,8</text:p>
          </table:table-cell>
          <table:table-cell office:value-type="float" office:value="2.5" table:style-name="ce23">
            <text:p>2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float" office:value="20" table:style-name="ce22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25" table:style-name="ce23">
            <text:p>25</text:p>
          </table:table-cell>
          <table:table-cell office:value-type="float" office:value="15" table:style-name="ce23">
            <text:p>1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14">
            <text:p>100</text:p>
          </table:table-cell>
          <table:table-cell office:value-type="float" office:value="1" table:style-name="ce14">
            <text:p>1</text:p>
          </table:table-cell>
          <table:table-cell office:value-type="float" office:value="33.846153846153847" table:formula="of:=([.F146] + [.G146]) / (2 * ( ((([.H146] + [.I146]) / 2) + [.J146]) / 10 )) * [.L146]" table:style-name="ce25">
            <text:p>33,8462</text:p>
          </table:table-cell>
          <table:table-cell office:value-type="float" office:value="8.155699721964782E-2" table:formula="of:=[.Z146]/[.D146]" table:style-name="ce26">
            <text:p>0,0816</text:p>
          </table:table-cell>
          <table:table-cell office:value-type="float" office:value="0.10414201183431952" table:formula="of:=-1*[.Z146]/[.E146]" table:style-name="ce27">
            <text:p>0,1041</text:p>
          </table:table-cell>
          <table:table-cell office:value-type="float" office:value="62.953846153846158" table:formula="of:=[.Z146] * ([.N146] + [.O146] + [.P146]) / (3 - [.Q146] - [.R146])" table:style-name="ce26">
            <text:p>62,95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Reflex Warhead Launcher</text:p>
          </table:table-cell>
          <table:table-cell office:value-type="string" table:style-name="ce21">
            <text:p>T</text:p>
          </table:table-cell>
          <table:table-cell office:value-type="float" office:value="500" table:style-name="ce21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500" table:style-name="ce22">
            <text:p>500</text:p>
          </table:table-cell>
          <table:table-cell office:value-type="float" office:value="750" table:style-name="ce23">
            <text:p>750</text:p>
          </table:table-cell>
          <table:table-cell office:value-type="float" office:value="15" table:style-name="ce22">
            <text:p>15</text:p>
          </table:table-cell>
          <table:table-cell office:value-type="float" office:value="45" table:style-name="ce23">
            <text:p>45</text:p>
          </table:table-cell>
          <table:table-cell office:value-type="float" office:value="60" table:style-name="ce23">
            <text:p>60</text:p>
          </table:table-cell>
          <table:table-cell office:value-type="float" office:value="27" table:style-name="ce22">
            <text:p>27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35" table:style-name="ce22">
            <text:p>1,35</text:p>
          </table:table-cell>
          <table:table-cell office:value-type="float" office:value="0.8" table:style-name="ce23">
            <text:p>0,8</text:p>
          </table:table-cell>
          <table:table-cell office:value-type="float" office:value="2.5" table:style-name="ce23">
            <text:p>2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float" office:value="20" table:style-name="ce22">
            <text:p>20</text:p>
          </table:table-cell>
          <table:table-cell office:value-type="float" office:value="45" table:style-name="ce23">
            <text:p>45</text:p>
          </table:table-cell>
          <table:table-cell office:value-type="float" office:value="30" table:style-name="ce23">
            <text:p>30</text:p>
          </table:table-cell>
          <table:table-cell office:value-type="float" office:value="20" table:style-name="ce23">
            <text:p>2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14">
            <text:p>100</text:p>
          </table:table-cell>
          <table:table-cell office:value-type="float" office:value="1" table:style-name="ce14">
            <text:p>1</text:p>
          </table:table-cell>
          <table:table-cell office:value-type="float" office:value="69.444444444444443" table:formula="of:=([.F147] + [.G147]) / (2 * ( ((([.H147] + [.I147]) / 2) + [.J147]) / 10 )) * [.L147]" table:style-name="ce25">
            <text:p>69,4444</text:p>
          </table:table-cell>
          <table:table-cell office:value-type="float" office:value="0.1388888888888889" table:formula="of:=[.Z147]/[.D147]" table:style-name="ce26">
            <text:p>0,1389</text:p>
          </table:table-cell>
          <table:table-cell office:value-type="float" office:value="0.1388888888888889" table:formula="of:=-1*[.Z147]/[.E147]" table:style-name="ce27">
            <text:p>0,1389</text:p>
          </table:table-cell>
          <table:table-cell office:value-type="float" office:value="129.16666666666669" table:formula="of:=[.Z147] * ([.N147] + [.O147] + [.P147]) / (3 - [.Q147] - [.R147])" table:style-name="ce26">
            <text:p>129,1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Junk Mine Launcher</text:p>
          </table:table-cell>
          <table:table-cell office:value-type="string" table:style-name="ce21">
            <text:p>G</text:p>
          </table:table-cell>
          <table:table-cell office:value-type="float" office:value="45" table:style-name="ce21">
            <text:p>45</text:p>
          </table:table-cell>
          <table:table-cell office:value-type="float" office:value="-20" table:style-name="ce23">
            <text:p>-20</text:p>
          </table:table-cell>
          <table:table-cell office:value-type="float" office:value="50" table:style-name="ce22">
            <text:p>50</text:p>
          </table:table-cell>
          <table:table-cell office:value-type="float" office:value="100" table:style-name="ce23">
            <text:p>100</text:p>
          </table:table-cell>
          <table:table-cell office:value-type="float" office:value="2" table:style-name="ce22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40" table:style-name="ce23">
            <text:p>40</text:p>
          </table:table-cell>
          <table:table-cell office:value-type="float" office:value="18" table:style-name="ce22">
            <text:p>18</text:p>
          </table:table-cell>
          <table:table-cell office:value-type="float" office:value="1" table:style-name="ce23">
            <text:p>1</text:p>
          </table:table-cell>
          <table:table-cell office:value-type="float" office:value="0.25" table:style-name="ce23">
            <text:p>0,25</text:p>
          </table:table-cell>
          <table:table-cell office:value-type="float" office:value="1.5" table:style-name="ce22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10" table:style-name="ce23">
            <text:p>10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14">
            <text:p>120</text:p>
          </table:table-cell>
          <table:table-cell office:value-type="float" office:value="0.5" table:style-name="ce14">
            <text:p>0,5</text:p>
          </table:table-cell>
          <table:table-cell office:value-type="float" office:value="15.463917525773198" table:formula="of:=([.F148] + [.G148]) / (2 * ( ((([.H148] + [.I148]) / 2) + [.J148]) / 10 )) * [.L148]" table:style-name="ce25">
            <text:p>15,4639</text:p>
          </table:table-cell>
          <table:table-cell office:value-type="float" office:value="0.34364261168384885" table:formula="of:=[.Z148]/[.D148]" table:style-name="ce26">
            <text:p>0,3436</text:p>
          </table:table-cell>
          <table:table-cell office:value-type="float" office:value="0.77319587628865993" table:formula="of:=-1*[.Z148]/[.E148]" table:style-name="ce27">
            <text:p>0,7732</text:p>
          </table:table-cell>
          <table:table-cell office:value-type="float" office:value="25.515463917525775" table:formula="of:=[.Z148] * ([.N148] + [.O148] + [.P148]) / (3 - [.Q148] - [.R148])" table:style-name="ce26">
            <text:p>25,515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Voidspawn Missile</text:p>
          </table:table-cell>
          <table:table-cell office:value-type="string" table:style-name="ce21">
            <text:p>G</text:p>
          </table:table-cell>
          <table:table-cell office:value-type="float" office:value="100" table:style-name="ce21">
            <text:p>100</text:p>
          </table:table-cell>
          <table:table-cell office:value-type="float" office:value="-50" table:style-name="ce23">
            <text:p>-50</text:p>
          </table:table-cell>
          <table:table-cell office:value-type="float" office:value="120" table:style-name="ce22">
            <text:p>120</text:p>
          </table:table-cell>
          <table:table-cell office:value-type="float" office:value="160" table:style-name="ce23">
            <text:p>160</text:p>
          </table:table-cell>
          <table:table-cell office:value-type="float" office:value="2" table:style-name="ce22">
            <text:p>2</text:p>
          </table:table-cell>
          <table:table-cell office:value-type="float" office:value="20" table:style-name="ce23">
            <text:p>20</text:p>
          </table:table-cell>
          <table:table-cell office:value-type="float" office:value="80" table:style-name="ce23">
            <text:p>80</text:p>
          </table:table-cell>
          <table:table-cell office:value-type="float" office:value="19" table:style-name="ce22">
            <text:p>19</text:p>
          </table:table-cell>
          <table:table-cell office:value-type="float" office:value="1" table:style-name="ce23">
            <text:p>1</text:p>
          </table:table-cell>
          <table:table-cell office:value-type="float" office:value="0.15" table:style-name="ce23">
            <text:p>0,15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50" table:style-name="ce23">
            <text:p>5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14">
            <text:p>120</text:p>
          </table:table-cell>
          <table:table-cell office:value-type="float" office:value="0.5" table:style-name="ce14">
            <text:p>0,5</text:p>
          </table:table-cell>
          <table:table-cell office:value-type="float" office:value="15.384615384615385" table:formula="of:=([.F149] + [.G149]) / (2 * ( ((([.H149] + [.I149]) / 2) + [.J149]) / 10 )) * [.L149]" table:style-name="ce25">
            <text:p>15,3846</text:p>
          </table:table-cell>
          <table:table-cell office:value-type="float" office:value="0.15384615384615385" table:formula="of:=[.Z149]/[.D149]" table:style-name="ce26">
            <text:p>0,1538</text:p>
          </table:table-cell>
          <table:table-cell office:value-type="float" office:value="0.30769230769230771" table:formula="of:=-1*[.Z149]/[.E149]" table:style-name="ce27">
            <text:p>0,3077</text:p>
          </table:table-cell>
          <table:table-cell office:value-type="float" office:value="36.92307692307692" table:formula="of:=[.Z149] * ([.N149] + [.O149] + [.P149]) / (3 - [.Q149] - [.R149])" table:style-name="ce26">
            <text:p>36,923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missile</text:p>
          </table:table-cell>
          <table:table-cell office:value-type="string" table:style-name="ce37">
            <text:p>Voidspawn Missile Barrage</text:p>
          </table:table-cell>
          <table:table-cell office:value-type="string" table:style-name="ce21">
            <text:p>X</text:p>
          </table:table-cell>
          <table:table-cell office:value-type="float" office:value="420" table:style-name="ce21">
            <text:p>420</text:p>
          </table:table-cell>
          <table:table-cell office:value-type="float" office:value="-330" table:style-name="ce23">
            <text:p>-330</text:p>
          </table:table-cell>
          <table:table-cell office:value-type="float" office:value="300" table:style-name="ce22">
            <text:p>300</text:p>
          </table:table-cell>
          <table:table-cell office:value-type="float" office:value="600" table:style-name="ce23">
            <text:p>600</text:p>
          </table:table-cell>
          <table:table-cell office:value-type="float" office:value="2" table:style-name="ce22">
            <text:p>2</text:p>
          </table:table-cell>
          <table:table-cell office:value-type="float" office:value="20" table:style-name="ce23">
            <text:p>20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75" table:style-name="ce23">
            <text:p>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14">
            <text:p>120</text:p>
          </table:table-cell>
          <table:table-cell office:value-type="float" office:value="0.5" table:style-name="ce14">
            <text:p>0,5</text:p>
          </table:table-cell>
          <table:table-cell office:value-type="float" office:value="49.450549450549453" table:formula="of:=([.F150] + [.G150]) / (2 * ( ((([.H150] + [.I150]) / 2) + [.J150]) / 10 )) * [.L150]" table:style-name="ce25">
            <text:p>49,4505</text:p>
          </table:table-cell>
          <table:table-cell office:value-type="float" office:value="0.11773940345368918" table:formula="of:=[.Z150]/[.D150]" table:style-name="ce26">
            <text:p>0,1177</text:p>
          </table:table-cell>
          <table:table-cell office:value-type="float" office:value="0.14985014985014986" table:formula="of:=-1*[.Z150]/[.E150]" table:style-name="ce27">
            <text:p>0,1499</text:p>
          </table:table-cell>
          <table:table-cell office:value-type="float" office:value="118.68131868131869" table:formula="of:=[.Z150] * ([.N150] + [.O150] + [.P150]) / (3 - [.Q150] - [.R150])" table:style-name="ce26">
            <text:p>118,681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8" table:style-name="ce1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0">
            <text:p>scourge</text:p>
          </table:table-cell>
          <table:table-cell office:value-type="string" table:style-name="ce29">
            <text:p>Scourge Missiles</text:p>
          </table:table-cell>
          <table:table-cell office:value-type="string" table:style-name="ce17">
            <text:p>L</text:p>
          </table:table-cell>
          <table:table-cell office:value-type="float" office:value="100" table:style-name="ce17">
            <text:p>100</text:p>
          </table:table-cell>
          <table:table-cell office:value-type="float" office:value="-45" table:style-name="ce18">
            <text:p>-45</text:p>
          </table:table-cell>
          <table:table-cell office:value-type="float" office:value="196" table:style-name="ce17">
            <text:p>196</text:p>
          </table:table-cell>
          <table:table-cell office:value-type="float" office:value="388" table:style-name="ce18">
            <text:p>388</text:p>
          </table:table-cell>
          <table:table-cell office:value-type="float" office:value="1" table:style-name="ce17">
            <text:p>1</text:p>
          </table:table-cell>
          <table:table-cell office:value-type="float" office:value="19" table:style-name="ce18">
            <text:p>19</text:p>
          </table:table-cell>
          <table:table-cell office:value-type="float" office:value="40" table:style-name="ce18">
            <text:p>40</text:p>
          </table:table-cell>
          <table:table-cell office:value-type="float" office:value="18" table:style-name="ce17">
            <text:p>18</text:p>
          </table:table-cell>
          <table:table-cell office:value-type="float" office:value="1" table:style-name="ce18">
            <text:p>1</text:p>
          </table:table-cell>
          <table:table-cell office:value-type="float" office:value="0.05" table:style-name="ce18">
            <text:p>0,05</text:p>
          </table:table-cell>
          <table:table-cell office:value-type="float" office:value="1.5" table:style-name="ce17">
            <text:p>1,5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.1" table:style-name="ce18">
            <text:p>0,1</text:p>
          </table:table-cell>
          <table:table-cell office:value-type="float" office:value="120" table:style-name="ce19">
            <text:p>120</text:p>
          </table:table-cell>
          <table:table-cell office:value-type="float" office:value="0.5" table:style-name="ce19">
            <text:p>0,5</text:p>
          </table:table-cell>
          <table:table-cell office:value-type="float" office:value="58.4" table:formula="of:=([.F152] + [.G152]) / (2 * ( ((([.H152] + [.I152]) / 2) + [.J152]) / 10 )) * [.L152]" table:style-name="ce11">
            <text:p>58,4000</text:p>
          </table:table-cell>
          <table:table-cell office:value-type="float" office:value="0.58399999999999996" table:formula="of:=[.Z152]/[.D152]" table:style-name="ce12">
            <text:p>0,5840</text:p>
          </table:table-cell>
          <table:table-cell office:value-type="float" office:value="1.2977777777777777" table:formula="of:=-1*[.Z152]/[.E152]" table:style-name="ce13">
            <text:p>1,2978</text:p>
          </table:table-cell>
          <table:table-cell office:value-type="float" office:value="204.4" table:formula="of:=[.Z152] * ([.N152] + [.O152] + [.P152]) / (3 - [.Q152] - [.R152])" table:style-name="ce12">
            <text:p>204,4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8" table:style-name="ce1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nanite</text:p>
          </table:table-cell>
          <table:table-cell office:value-type="string" table:style-name="ce37">
            <text:p>Nanite Cannon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30" table:style-name="ce22">
            <text:p>30</text:p>
          </table:table-cell>
          <table:table-cell office:value-type="float" office:value="72" table:style-name="ce23">
            <text:p>72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2">
            <text:p>7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4.948275862068966" table:formula="of:=([.F154] + [.G154]) / (2 * ( ((([.H154] + [.I154]) / 2) + [.J154]) / 10 )) * [.L154]" table:style-name="ce25">
            <text:p>14,9483</text:p>
          </table:table-cell>
          <table:table-cell office:value-type="float" office:value="0.49827586206896551" table:formula="of:=[.Z154]/[.D154]" table:style-name="ce26">
            <text:p>0,4983</text:p>
          </table:table-cell>
          <table:table-cell office:value-type="float" office:value="0.74741379310344835" table:formula="of:=-1*[.Z154]/[.E154]" table:style-name="ce27">
            <text:p>0,7474</text:p>
          </table:table-cell>
          <table:table-cell office:value-type="float" office:value="18.187068965517241" table:formula="of:=[.Z154] * ([.N154] + [.O154] + [.P154]) / (3 - [.Q154] - [.R154])" table:style-name="ce26">
            <text:p>18,187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nanite</text:p>
          </table:table-cell>
          <table:table-cell office:value-type="string" table:style-name="ce37">
            <text:p>Nanite Cannon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70" table:style-name="ce22">
            <text:p>70</text:p>
          </table:table-cell>
          <table:table-cell office:value-type="float" office:value="136" table:style-name="ce23">
            <text:p>136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2">
            <text:p>10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4.319444444444443" table:formula="of:=([.F155] + [.G155]) / (2 * ( ((([.H155] + [.I155]) / 2) + [.J155]) / 10 )) * [.L155]" table:style-name="ce25">
            <text:p>24,3194</text:p>
          </table:table-cell>
          <table:table-cell office:value-type="float" office:value="0.40532407407407406" table:formula="of:=[.Z155]/[.D155]" table:style-name="ce26">
            <text:p>0,4053</text:p>
          </table:table-cell>
          <table:table-cell office:value-type="float" office:value="0.71527777777777768" table:formula="of:=-1*[.Z155]/[.E155]" table:style-name="ce27">
            <text:p>0,7153</text:p>
          </table:table-cell>
          <table:table-cell office:value-type="float" office:value="29.588657407407407" table:formula="of:=[.Z155] * ([.N155] + [.O155] + [.P155]) / (3 - [.Q155] - [.R155])" table:style-name="ce26">
            <text:p>29,588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nanite</text:p>
          </table:table-cell>
          <table:table-cell office:value-type="string" table:style-name="ce37">
            <text:p>Nanite Cannon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60" table:style-name="ce22">
            <text:p>160</text:p>
          </table:table-cell>
          <table:table-cell office:value-type="float" office:value="334" table:style-name="ce23">
            <text:p>334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2">
            <text:p>14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49.4" table:formula="of:=([.F156] + [.G156]) / (2 * ( ((([.H156] + [.I156]) / 2) + [.J156]) / 10 )) * [.L156]" table:style-name="ce25">
            <text:p>49,4000</text:p>
          </table:table-cell>
          <table:table-cell office:value-type="float" office:value="0.41166666666666668" table:formula="of:=[.Z156]/[.D156]" table:style-name="ce26">
            <text:p>0,4117</text:p>
          </table:table-cell>
          <table:table-cell office:value-type="float" office:value="0.77187499999999998" table:formula="of:=-1*[.Z156]/[.E156]" table:style-name="ce27">
            <text:p>0,7719</text:p>
          </table:table-cell>
          <table:table-cell office:value-type="float" office:value="60.103333333333332" table:formula="of:=[.Z156] * ([.N156] + [.O156] + [.P156]) / (3 - [.Q156] - [.R156])" table:style-name="ce26">
            <text:p>60,103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nanite</text:p>
          </table:table-cell>
          <table:table-cell office:value-type="string" table:style-name="ce37">
            <text:p>Improved Nanite Cannon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40" table:style-name="ce22">
            <text:p>40</text:p>
          </table:table-cell>
          <table:table-cell office:value-type="float" office:value="86" table:style-name="ce23">
            <text:p>86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2">
            <text:p>7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8.46551724137931" table:formula="of:=([.F157] + [.G157]) / (2 * ( ((([.H157] + [.I157]) / 2) + [.J157]) / 10 )) * [.L157]" table:style-name="ce25">
            <text:p>18,4655</text:p>
          </table:table-cell>
          <table:table-cell office:value-type="float" office:value="0.51293103448275856" table:formula="of:=[.Z157]/[.D157]" table:style-name="ce26">
            <text:p>0,5129</text:p>
          </table:table-cell>
          <table:table-cell office:value-type="float" office:value="0.7693965517241379" table:formula="of:=-1*[.Z157]/[.E157]" table:style-name="ce27">
            <text:p>0,7694</text:p>
          </table:table-cell>
          <table:table-cell office:value-type="float" office:value="22.466379310344823" table:formula="of:=[.Z157] * ([.N157] + [.O157] + [.P157]) / (3 - [.Q157] - [.R157])" table:style-name="ce26">
            <text:p>22,466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nanite</text:p>
          </table:table-cell>
          <table:table-cell office:value-type="string" table:style-name="ce37">
            <text:p>Improved Nanite Cannon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100" table:style-name="ce22">
            <text:p>100</text:p>
          </table:table-cell>
          <table:table-cell office:value-type="float" office:value="230" table:style-name="ce23">
            <text:p>230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2">
            <text:p>10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38.958333333333336" table:formula="of:=([.F158] + [.G158]) / (2 * ( ((([.H158] + [.I158]) / 2) + [.J158]) / 10 )) * [.L158]" table:style-name="ce25">
            <text:p>38,9583</text:p>
          </table:table-cell>
          <table:table-cell office:value-type="float" office:value="0.54108796296296302" table:formula="of:=[.Z158]/[.D158]" table:style-name="ce26">
            <text:p>0,5411</text:p>
          </table:table-cell>
          <table:table-cell office:value-type="float" office:value="0.84692028985507251" table:formula="of:=-1*[.Z158]/[.E158]" table:style-name="ce27">
            <text:p>0,8469</text:p>
          </table:table-cell>
          <table:table-cell office:value-type="float" office:value="47.399305555555564" table:formula="of:=[.Z158] * ([.N158] + [.O158] + [.P158]) / (3 - [.Q158] - [.R158])" table:style-name="ce26">
            <text:p>47,399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nanite</text:p>
          </table:table-cell>
          <table:table-cell office:value-type="string" table:style-name="ce37">
            <text:p>Improved Nanite Cannon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210" table:style-name="ce22">
            <text:p>210</text:p>
          </table:table-cell>
          <table:table-cell office:value-type="float" office:value="440" table:style-name="ce23">
            <text:p>44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2">
            <text:p>14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65" table:formula="of:=([.F159] + [.G159]) / (2 * ( ((([.H159] + [.I159]) / 2) + [.J159]) / 10 )) * [.L159]" table:style-name="ce25">
            <text:p>65,0000</text:p>
          </table:table-cell>
          <table:table-cell office:value-type="float" office:value="0.4513888888888889" table:formula="of:=[.Z159]/[.D159]" table:style-name="ce26">
            <text:p>0,4514</text:p>
          </table:table-cell>
          <table:table-cell office:value-type="float" office:value="0.72222222222222221" table:formula="of:=-1*[.Z159]/[.E159]" table:style-name="ce27">
            <text:p>0,7222</text:p>
          </table:table-cell>
          <table:table-cell office:value-type="float" office:value="79.083333333333329" table:formula="of:=[.Z159] * ([.N159] + [.O159] + [.P159]) / (3 - [.Q159] - [.R159])" table:style-name="ce26">
            <text:p>79,083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nanite</text:p>
          </table:table-cell>
          <table:table-cell office:value-type="string" table:style-name="ce37">
            <text:p>Nanite Warhead Torpedo</text:p>
          </table:table-cell>
          <table:table-cell office:value-type="string" table:style-name="ce21">
            <text:p>G</text:p>
          </table:table-cell>
          <table:table-cell office:value-type="float" office:value="100" table:style-name="ce22">
            <text:p>100</text:p>
          </table:table-cell>
          <table:table-cell office:value-type="float" office:value="-50" table:style-name="ce23">
            <text:p>-50</text:p>
          </table:table-cell>
          <table:table-cell office:value-type="float" office:value="85" table:style-name="ce22">
            <text:p>85</text:p>
          </table:table-cell>
          <table:table-cell office:value-type="float" office:value="140" table:style-name="ce23">
            <text:p>14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3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100" table:style-name="ce39">
            <text:p>100</text:p>
          </table:table-cell>
          <table:table-cell office:value-type="float" office:value="1" table:style-name="ce39">
            <text:p>1</text:p>
          </table:table-cell>
          <table:table-cell office:value-type="float" office:value="10.465116279069768" table:formula="of:=([.F160] + [.G160]) / (2 * ( ((([.H160] + [.I160]) / 2) + [.J160]) / 10 )) * [.L160]" table:style-name="ce25">
            <text:p>10,4651</text:p>
          </table:table-cell>
          <table:table-cell office:value-type="float" office:value="0.10465116279069768" table:formula="of:=[.Z160]/[.D160]" table:style-name="ce26">
            <text:p>0,1047</text:p>
          </table:table-cell>
          <table:table-cell office:value-type="float" office:value="0.20930232558139536" table:formula="of:=-1*[.Z160]/[.E160]" table:style-name="ce27">
            <text:p>0,2093</text:p>
          </table:table-cell>
          <table:table-cell office:value-type="float" office:value="19.622093023255815" table:formula="of:=[.Z160] * ([.N160] + [.O160] + [.P160]) / (3 - [.Q160] - [.R160])" table:style-name="ce26">
            <text:p>19,622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nanite</text:p>
          </table:table-cell>
          <table:table-cell office:value-type="string" table:style-name="ce37">
            <text:p>Gray Goo Warhead Torpedo</text:p>
          </table:table-cell>
          <table:table-cell office:value-type="string" table:style-name="ce21">
            <text:p>G</text:p>
          </table:table-cell>
          <table:table-cell office:value-type="float" office:value="120" table:style-name="ce22">
            <text:p>120</text:p>
          </table:table-cell>
          <table:table-cell office:value-type="float" office:value="-60" table:style-name="ce23">
            <text:p>-60</text:p>
          </table:table-cell>
          <table:table-cell office:value-type="float" office:value="110" table:style-name="ce22">
            <text:p>110</text:p>
          </table:table-cell>
          <table:table-cell office:value-type="float" office:value="165" table:style-name="ce23">
            <text:p>16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100" table:style-name="ce39">
            <text:p>100</text:p>
          </table:table-cell>
          <table:table-cell office:value-type="float" office:value="1" table:style-name="ce39">
            <text:p>1</text:p>
          </table:table-cell>
          <table:table-cell office:value-type="float" office:value="12.790697674418604" table:formula="of:=([.F161] + [.G161]) / (2 * ( ((([.H161] + [.I161]) / 2) + [.J161]) / 10 )) * [.L161]" table:style-name="ce25">
            <text:p>12,7907</text:p>
          </table:table-cell>
          <table:table-cell office:value-type="float" office:value="0.1065891472868217" table:formula="of:=[.Z161]/[.D161]" table:style-name="ce26">
            <text:p>0,1066</text:p>
          </table:table-cell>
          <table:table-cell office:value-type="float" office:value="0.2131782945736434" table:formula="of:=-1*[.Z161]/[.E161]" table:style-name="ce27">
            <text:p>0,2132</text:p>
          </table:table-cell>
          <table:table-cell office:value-type="float" office:value="23.982558139534884" table:formula="of:=[.Z161] * ([.N161] + [.O161] + [.P161]) / (3 - [.Q161] - [.R161])" table:style-name="ce26">
            <text:p>23,982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nanite</text:p>
          </table:table-cell>
          <table:table-cell office:value-type="string" table:style-name="ce1">
            <text:p>Nanite Warhead Missile Launcher</text:p>
          </table:table-cell>
          <table:table-cell office:value-type="string" table:style-name="ce22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300" table:style-name="ce23">
            <text:p>-300</text:p>
          </table:table-cell>
          <table:table-cell office:value-type="float" office:value="160" table:style-name="ce22">
            <text:p>160</text:p>
          </table:table-cell>
          <table:table-cell office:value-type="float" office:value="280" table:style-name="ce23">
            <text:p>28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20" table:style-name="ce23">
            <text:p>20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14">
            <text:p>120</text:p>
          </table:table-cell>
          <table:table-cell office:value-type="float" office:value="1" table:style-name="ce14">
            <text:p>1</text:p>
          </table:table-cell>
          <table:table-cell office:value-type="float" office:value="21.463414634146343" table:formula="of:=([.F162] + [.G162]) / (2 * ( ((([.H162] + [.I162]) / 2) + [.J162]) / 10 )) * [.L162]" table:style-name="ce25">
            <text:p>21,4634</text:p>
          </table:table-cell>
          <table:table-cell office:value-type="float" office:value="5.7235772357723584E-2" table:formula="of:=[.Z162]/[.D162]" table:style-name="ce26">
            <text:p>0,0572</text:p>
          </table:table-cell>
          <table:table-cell office:value-type="float" office:value="7.1544715447154475E-2" table:formula="of:=-1*[.Z162]/[.E162]" table:style-name="ce27">
            <text:p>0,0715</text:p>
          </table:table-cell>
          <table:table-cell office:value-type="float" office:value="40.243902439024396" table:formula="of:=[.Z162] * ([.N162] + [.O162] + [.P162]) / (3 - [.Q162] - [.R162])" table:style-name="ce26">
            <text:p>40,243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nanite</text:p>
          </table:table-cell>
          <table:table-cell office:value-type="string" table:style-name="ce1">
            <text:p>Nanite Warhead Multi-Missile Launcher</text:p>
          </table:table-cell>
          <table:table-cell office:value-type="string" table:style-name="ce22">
            <text:p>X</text:p>
          </table:table-cell>
          <table:table-cell office:value-type="float" office:value="415" table:style-name="ce22">
            <text:p>415</text:p>
          </table:table-cell>
          <table:table-cell office:value-type="float" office:value="-325" table:style-name="ce23">
            <text:p>-325</text:p>
          </table:table-cell>
          <table:table-cell office:value-type="float" office:value="190" table:style-name="ce22">
            <text:p>190</text:p>
          </table:table-cell>
          <table:table-cell office:value-type="float" office:value="310" table:style-name="ce23">
            <text:p>31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20" table:style-name="ce23">
            <text:p>20</text:p>
          </table:table-cell>
          <table:table-cell office:value-type="float" office:value="25" table:style-name="ce23">
            <text:p>25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14">
            <text:p>120</text:p>
          </table:table-cell>
          <table:table-cell office:value-type="float" office:value="1" table:style-name="ce14">
            <text:p>1</text:p>
          </table:table-cell>
          <table:table-cell office:value-type="float" office:value="24.390243902439025" table:formula="of:=([.F163] + [.G163]) / (2 * ( ((([.H163] + [.I163]) / 2) + [.J163]) / 10 )) * [.L163]" table:style-name="ce25">
            <text:p>24,3902</text:p>
          </table:table-cell>
          <table:table-cell office:value-type="float" office:value="5.877167205406994E-2" table:formula="of:=[.Z163]/[.D163]" table:style-name="ce26">
            <text:p>0,0588</text:p>
          </table:table-cell>
          <table:table-cell office:value-type="float" office:value="7.5046904315197005E-2" table:formula="of:=-1*[.Z163]/[.E163]" table:style-name="ce27">
            <text:p>0,0750</text:p>
          </table:table-cell>
          <table:table-cell office:value-type="float" office:value="45.731707317073173" table:formula="of:=[.Z163] * ([.N163] + [.O163] + [.P163]) / (3 - [.Q163] - [.R163])" table:style-name="ce26">
            <text:p>45,731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nanite</text:p>
          </table:table-cell>
          <table:table-cell office:value-type="string" table:style-name="ce62">
            <text:p>Nanite Warhead Rocket Artillery</text:p>
          </table:table-cell>
          <table:table-cell office:value-type="string" table:style-name="ce22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300" table:style-name="ce22">
            <text:p>300</text:p>
          </table:table-cell>
          <table:table-cell office:value-type="float" office:value="450" table:style-name="ce23">
            <text:p>450</text:p>
          </table:table-cell>
          <table:table-cell office:value-type="float" office:value="15" table:style-name="ce22">
            <text:p>15</text:p>
          </table:table-cell>
          <table:table-cell office:value-type="float" office:value="45" table:style-name="ce23">
            <text:p>45</text:p>
          </table:table-cell>
          <table:table-cell office:value-type="float" office:value="60" table:style-name="ce23">
            <text:p>60</text:p>
          </table:table-cell>
          <table:table-cell office:value-type="float" office:value="32" table:style-name="ce22">
            <text:p>32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14">
            <text:p>120</text:p>
          </table:table-cell>
          <table:table-cell office:value-type="float" office:value="1" table:style-name="ce14">
            <text:p>1</text:p>
          </table:table-cell>
          <table:table-cell office:value-type="float" office:value="41.666666666666664" table:formula="of:=([.F164] + [.G164]) / (2 * ( ((([.H164] + [.I164]) / 2) + [.J164]) / 10 )) * [.L164]" table:style-name="ce25">
            <text:p>41,6667</text:p>
          </table:table-cell>
          <table:table-cell office:value-type="float" office:value="8.3333333333333329E-2" table:formula="of:=[.Z164]/[.D164]" table:style-name="ce26">
            <text:p>0,0833</text:p>
          </table:table-cell>
          <table:table-cell office:value-type="float" office:value="8.3333333333333329E-2" table:formula="of:=-1*[.Z164]/[.E164]" table:style-name="ce27">
            <text:p>0,0833</text:p>
          </table:table-cell>
          <table:table-cell office:value-type="float" office:value="78.125" table:formula="of:=[.Z164] * ([.N164] + [.O164] + [.P164]) / (3 - [.Q164] - [.R164])" table:style-name="ce26">
            <text:p>78,1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style-name="ce58"/>
          <table:table-cell table:number-columns-repeated="2" table:style-name="ce1"/>
          <table:table-cell table:number-columns-repeated="20" table:style-name="ce24"/>
          <table:table-cell table:number-columns-repeated="5" table:style-name="ce1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Bile Spitter</text:p>
          </table:table-cell>
          <table:table-cell office:value-type="string" table:style-name="ce21">
            <text:p>S</text:p>
          </table:table-cell>
          <table:table-cell office:value-type="float" office:value="19" table:style-name="ce22">
            <text:p>19</text:p>
          </table:table-cell>
          <table:table-cell office:value-type="float" office:value="-11" table:style-name="ce23">
            <text:p>-11</text:p>
          </table:table-cell>
          <table:table-cell office:value-type="float" office:value="14" table:style-name="ce22">
            <text:p>14</text:p>
          </table:table-cell>
          <table:table-cell office:value-type="float" office:value="42" table:style-name="ce23">
            <text:p>42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8.206896551724137" table:formula="of:=([.F166] + [.G166]) / (2 * ( ((([.H166] + [.I166]) / 2) + [.J166]) / 10 )) * [.L166]" table:style-name="ce25">
            <text:p>8,2069</text:p>
          </table:table-cell>
          <table:table-cell office:value-type="float" office:value="0.43194192377495461" table:formula="of:=[.Z166]/[.D166]" table:style-name="ce26">
            <text:p>0,4319</text:p>
          </table:table-cell>
          <table:table-cell office:value-type="float" office:value="0.74608150470219425" table:formula="of:=-1*[.Z166]/[.E166]" table:style-name="ce27">
            <text:p>0,7461</text:p>
          </table:table-cell>
          <table:table-cell office:value-type="float" office:value="8.7540229885057474" table:formula="of:=[.Z166] * ([.N166] + [.O166] + [.P166]) / (3 - [.Q166] - [.R166])" table:style-name="ce26">
            <text:p>8,754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Bile Spitter</text:p>
          </table:table-cell>
          <table:table-cell office:value-type="string" table:style-name="ce21">
            <text:p>M</text:p>
          </table:table-cell>
          <table:table-cell office:value-type="float" office:value="39" table:style-name="ce22">
            <text:p>39</text:p>
          </table:table-cell>
          <table:table-cell office:value-type="float" office:value="-20" table:style-name="ce23">
            <text:p>-20</text:p>
          </table:table-cell>
          <table:table-cell office:value-type="float" office:value="36" table:style-name="ce22">
            <text:p>36</text:p>
          </table:table-cell>
          <table:table-cell office:value-type="float" office:value="98" table:style-name="ce23">
            <text:p>98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5.819444444444443" table:formula="of:=([.F167] + [.G167]) / (2 * ( ((([.H167] + [.I167]) / 2) + [.J167]) / 10 )) * [.L167]" table:style-name="ce25">
            <text:p>15,8194</text:p>
          </table:table-cell>
          <table:table-cell office:value-type="float" office:value="0.40562678062678059" table:formula="of:=[.Z167]/[.D167]" table:style-name="ce26">
            <text:p>0,4056</text:p>
          </table:table-cell>
          <table:table-cell office:value-type="float" office:value="0.79097222222222219" table:formula="of:=-1*[.Z167]/[.E167]" table:style-name="ce27">
            <text:p>0,7910</text:p>
          </table:table-cell>
          <table:table-cell office:value-type="float" office:value="16.874074074074073" table:formula="of:=[.Z167] * ([.N167] + [.O167] + [.P167]) / (3 - [.Q167] - [.R167])" table:style-name="ce26">
            <text:p>16,874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Bile Spitter</text:p>
          </table:table-cell>
          <table:table-cell office:value-type="string" table:style-name="ce21">
            <text:p>L</text:p>
          </table:table-cell>
          <table:table-cell office:value-type="float" office:value="78" table:style-name="ce22">
            <text:p>78</text:p>
          </table:table-cell>
          <table:table-cell office:value-type="float" office:value="-40" table:style-name="ce23">
            <text:p>-40</text:p>
          </table:table-cell>
          <table:table-cell office:value-type="float" office:value="92" table:style-name="ce22">
            <text:p>92</text:p>
          </table:table-cell>
          <table:table-cell office:value-type="float" office:value="198" table:style-name="ce23">
            <text:p>19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9" table:formula="of:=([.F168] + [.G168]) / (2 * ( ((([.H168] + [.I168]) / 2) + [.J168]) / 10 )) * [.L168]" table:style-name="ce25">
            <text:p>29,0000</text:p>
          </table:table-cell>
          <table:table-cell office:value-type="float" office:value="0.37179487179487181" table:formula="of:=[.Z168]/[.D168]" table:style-name="ce26">
            <text:p>0,3718</text:p>
          </table:table-cell>
          <table:table-cell office:value-type="float" office:value="0.72499999999999998" table:formula="of:=-1*[.Z168]/[.E168]" table:style-name="ce27">
            <text:p>0,7250</text:p>
          </table:table-cell>
          <table:table-cell office:value-type="float" office:value="30.933333333333337" table:formula="of:=[.Z168] * ([.N168] + [.O168] + [.P168]) / (3 - [.Q168] - [.R168])" table:style-name="ce26">
            <text:p>30,933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Vile Bile Spitter</text:p>
          </table:table-cell>
          <table:table-cell office:value-type="string" table:style-name="ce21">
            <text:p>S</text:p>
          </table:table-cell>
          <table:table-cell office:value-type="float" office:value="28" table:style-name="ce22">
            <text:p>28</text:p>
          </table:table-cell>
          <table:table-cell office:value-type="float" office:value="-17" table:style-name="ce23">
            <text:p>-17</text:p>
          </table:table-cell>
          <table:table-cell office:value-type="float" office:value="18" table:style-name="ce21">
            <text:p>18</text:p>
          </table:table-cell>
          <table:table-cell office:value-type="float" office:value="56" table:style-name="ce50">
            <text:p>56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0.844827586206897" table:formula="of:=([.F169] + [.G169]) / (2 * ( ((([.H169] + [.I169]) / 2) + [.J169]) / 10 )) * [.L169]" table:style-name="ce25">
            <text:p>10,8448</text:p>
          </table:table-cell>
          <table:table-cell office:value-type="float" office:value="0.38731527093596058" table:formula="of:=[.Z169]/[.D169]" table:style-name="ce26">
            <text:p>0,3873</text:p>
          </table:table-cell>
          <table:table-cell office:value-type="float" office:value="0.63793103448275867" table:formula="of:=-1*[.Z169]/[.E169]" table:style-name="ce27">
            <text:p>0,6379</text:p>
          </table:table-cell>
          <table:table-cell office:value-type="float" office:value="11.567816091954024" table:formula="of:=[.Z169] * ([.N169] + [.O169] + [.P169]) / (3 - [.Q169] - [.R169])" table:style-name="ce26">
            <text:p>11,567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Vile Bile Spitter</text:p>
          </table:table-cell>
          <table:table-cell office:value-type="string" table:style-name="ce21">
            <text:p>M</text:p>
          </table:table-cell>
          <table:table-cell office:value-type="float" office:value="56" table:style-name="ce22">
            <text:p>56</text:p>
          </table:table-cell>
          <table:table-cell office:value-type="float" office:value="-30" table:style-name="ce23">
            <text:p>-30</text:p>
          </table:table-cell>
          <table:table-cell office:value-type="float" office:value="50" table:style-name="ce21">
            <text:p>50</text:p>
          </table:table-cell>
          <table:table-cell office:value-type="float" office:value="112" table:style-name="ce50">
            <text:p>112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9.125" table:formula="of:=([.F170] + [.G170]) / (2 * ( ((([.H170] + [.I170]) / 2) + [.J170]) / 10 )) * [.L170]" table:style-name="ce25">
            <text:p>19,1250</text:p>
          </table:table-cell>
          <table:table-cell office:value-type="float" office:value="0.34151785714285715" table:formula="of:=[.Z170]/[.D170]" table:style-name="ce26">
            <text:p>0,3415</text:p>
          </table:table-cell>
          <table:table-cell office:value-type="float" office:value="0.63749999999999996" table:formula="of:=-1*[.Z170]/[.E170]" table:style-name="ce27">
            <text:p>0,6375</text:p>
          </table:table-cell>
          <table:table-cell office:value-type="float" office:value="20.400000000000002" table:formula="of:=[.Z170] * ([.N170] + [.O170] + [.P170]) / (3 - [.Q170] - [.R170])" table:style-name="ce26">
            <text:p>20,4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Vile Bile Spitter</text:p>
          </table:table-cell>
          <table:table-cell office:value-type="string" table:style-name="ce21">
            <text:p>L</text:p>
          </table:table-cell>
          <table:table-cell office:value-type="float" office:value="110" table:style-name="ce22">
            <text:p>110</text:p>
          </table:table-cell>
          <table:table-cell office:value-type="float" office:value="-58" table:style-name="ce23">
            <text:p>-58</text:p>
          </table:table-cell>
          <table:table-cell office:value-type="float" office:value="114" table:style-name="ce21">
            <text:p>114</text:p>
          </table:table-cell>
          <table:table-cell office:value-type="float" office:value="238" table:style-name="ce50">
            <text:p>23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35.200000000000003" table:formula="of:=([.F171] + [.G171]) / (2 * ( ((([.H171] + [.I171]) / 2) + [.J171]) / 10 )) * [.L171]" table:style-name="ce25">
            <text:p>35,2000</text:p>
          </table:table-cell>
          <table:table-cell office:value-type="float" office:value="0.32" table:formula="of:=[.Z171]/[.D171]" table:style-name="ce26">
            <text:p>0,3200</text:p>
          </table:table-cell>
          <table:table-cell office:value-type="float" office:value="0.60689655172413803" table:formula="of:=-1*[.Z171]/[.E171]" table:style-name="ce27">
            <text:p>0,6069</text:p>
          </table:table-cell>
          <table:table-cell office:value-type="float" office:value="37.546666666666674" table:formula="of:=[.Z171] * ([.N171] + [.O171] + [.P171]) / (3 - [.Q171] - [.R171])" table:style-name="ce26">
            <text:p>37,54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Acid Spitter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28" table:style-name="ce21">
            <text:p>28</text:p>
          </table:table-cell>
          <table:table-cell office:value-type="float" office:value="76" table:style-name="ce50">
            <text:p>76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5.241379310344829" table:formula="of:=([.F172] + [.G172]) / (2 * ( ((([.H172] + [.I172]) / 2) + [.J172]) / 10 )) * [.L172]" table:style-name="ce25">
            <text:p>15,2414</text:p>
          </table:table-cell>
          <table:table-cell office:value-type="float" office:value="0.50804597701149434" table:formula="of:=[.Z172]/[.D172]" table:style-name="ce26">
            <text:p>0,5080</text:p>
          </table:table-cell>
          <table:table-cell office:value-type="float" office:value="0.76206896551724146" table:formula="of:=-1*[.Z172]/[.E172]" table:style-name="ce27">
            <text:p>0,7621</text:p>
          </table:table-cell>
          <table:table-cell office:value-type="float" office:value="16.257471264367819" table:formula="of:=[.Z172] * ([.N172] + [.O172] + [.P172]) / (3 - [.Q172] - [.R172])" table:style-name="ce26">
            <text:p>16,257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Acid Spitter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74" table:style-name="ce21">
            <text:p>74</text:p>
          </table:table-cell>
          <table:table-cell office:value-type="float" office:value="162" table:style-name="ce50">
            <text:p>162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7.861111111111111" table:formula="of:=([.F173] + [.G173]) / (2 * ( ((([.H173] + [.I173]) / 2) + [.J173]) / 10 )) * [.L173]" table:style-name="ce25">
            <text:p>27,8611</text:p>
          </table:table-cell>
          <table:table-cell office:value-type="float" office:value="0.46435185185185185" table:formula="of:=[.Z173]/[.D173]" table:style-name="ce26">
            <text:p>0,4644</text:p>
          </table:table-cell>
          <table:table-cell office:value-type="float" office:value="0.81944444444444442" table:formula="of:=-1*[.Z173]/[.E173]" table:style-name="ce27">
            <text:p>0,8194</text:p>
          </table:table-cell>
          <table:table-cell office:value-type="float" office:value="29.718518518518522" table:formula="of:=[.Z173] * ([.N173] + [.O173] + [.P173]) / (3 - [.Q173] - [.R173])" table:style-name="ce26">
            <text:p>29,718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Acid Spitter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68" table:style-name="ce21">
            <text:p>168</text:p>
          </table:table-cell>
          <table:table-cell office:value-type="float" office:value="334" table:style-name="ce50">
            <text:p>334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50.2" table:formula="of:=([.F174] + [.G174]) / (2 * ( ((([.H174] + [.I174]) / 2) + [.J174]) / 10 )) * [.L174]" table:style-name="ce25">
            <text:p>50,2000</text:p>
          </table:table-cell>
          <table:table-cell office:value-type="float" office:value="0.41833333333333333" table:formula="of:=[.Z174]/[.D174]" table:style-name="ce26">
            <text:p>0,4183</text:p>
          </table:table-cell>
          <table:table-cell office:value-type="float" office:value="0.78437500000000004" table:formula="of:=-1*[.Z174]/[.E174]" table:style-name="ce27">
            <text:p>0,7844</text:p>
          </table:table-cell>
          <table:table-cell office:value-type="float" office:value="53.546666666666674" table:formula="of:=[.Z174] * ([.N174] + [.O174] + [.P174]) / (3 - [.Q174] - [.R174])" table:style-name="ce26">
            <text:p>53,54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Acid Erucator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36" table:style-name="ce21">
            <text:p>36</text:p>
          </table:table-cell>
          <table:table-cell office:value-type="float" office:value="106" table:style-name="ce50">
            <text:p>106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0.810344827586206" table:formula="of:=([.F175] + [.G175]) / (2 * ( ((([.H175] + [.I175]) / 2) + [.J175]) / 10 )) * [.L175]" table:style-name="ce25">
            <text:p>20,8103</text:p>
          </table:table-cell>
          <table:table-cell office:value-type="float" office:value="0.5780651340996168" table:formula="of:=[.Z175]/[.D175]" table:style-name="ce26">
            <text:p>0,5781</text:p>
          </table:table-cell>
          <table:table-cell office:value-type="float" office:value="0.8670977011494253" table:formula="of:=-1*[.Z175]/[.E175]" table:style-name="ce27">
            <text:p>0,8671</text:p>
          </table:table-cell>
          <table:table-cell office:value-type="float" office:value="22.197701149425288" table:formula="of:=[.Z175] * ([.N175] + [.O175] + [.P175]) / (3 - [.Q175] - [.R175])" table:style-name="ce26">
            <text:p>22,197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Acid Erucator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102" table:style-name="ce21">
            <text:p>102</text:p>
          </table:table-cell>
          <table:table-cell office:value-type="float" office:value="268" table:style-name="ce50">
            <text:p>268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43.68055555555555" table:formula="of:=([.F176] + [.G176]) / (2 * ( ((([.H176] + [.I176]) / 2) + [.J176]) / 10 )) * [.L176]" table:style-name="ce25">
            <text:p>43,6806</text:p>
          </table:table-cell>
          <table:table-cell office:value-type="float" office:value="0.60667438271604934" table:formula="of:=[.Z176]/[.D176]" table:style-name="ce26">
            <text:p>0,6067</text:p>
          </table:table-cell>
          <table:table-cell office:value-type="float" office:value="0.94957729468599017" table:formula="of:=-1*[.Z176]/[.E176]" table:style-name="ce27">
            <text:p>0,9496</text:p>
          </table:table-cell>
          <table:table-cell office:value-type="float" office:value="46.592592592592588" table:formula="of:=[.Z176] * ([.N176] + [.O176] + [.P176]) / (3 - [.Q176] - [.R176])" table:style-name="ce26">
            <text:p>46,592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Acid Erucator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254" table:style-name="ce21">
            <text:p>254</text:p>
          </table:table-cell>
          <table:table-cell office:value-type="float" office:value="452" table:style-name="ce50">
            <text:p>452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70.599999999999994" table:formula="of:=([.F177] + [.G177]) / (2 * ( ((([.H177] + [.I177]) / 2) + [.J177]) / 10 )) * [.L177]" table:style-name="ce25">
            <text:p>70,6000</text:p>
          </table:table-cell>
          <table:table-cell office:value-type="float" office:value="0.49027777777777776" table:formula="of:=[.Z177]/[.D177]" table:style-name="ce26">
            <text:p>0,4903</text:p>
          </table:table-cell>
          <table:table-cell office:value-type="float" office:value="0.78444444444444439" table:formula="of:=-1*[.Z177]/[.E177]" table:style-name="ce27">
            <text:p>0,7844</text:p>
          </table:table-cell>
          <table:table-cell office:value-type="float" office:value="75.306666666666658" table:formula="of:=[.Z177] * ([.N177] + [.O177] + [.P177]) / (3 - [.Q177] - [.R177])" table:style-name="ce26">
            <text:p>75,30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Acid Blob Bomb</text:p>
          </table:table-cell>
          <table:table-cell office:value-type="string" table:style-name="ce21">
            <text:p>G</text:p>
          </table:table-cell>
          <table:table-cell office:value-type="float" office:value="72" table:style-name="ce21">
            <text:p>72</text:p>
          </table:table-cell>
          <table:table-cell office:value-type="float" office:value="-30" table:style-name="ce24">
            <text:p>-30</text:p>
          </table:table-cell>
          <table:table-cell office:value-type="float" office:value="60" table:style-name="ce22">
            <text:p>60</text:p>
          </table:table-cell>
          <table:table-cell office:value-type="float" office:value="110" table:style-name="ce50">
            <text:p>11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45" table:style-name="ce23">
            <text:p>4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90" table:style-name="ce23">
            <text:p>90</text:p>
          </table:table-cell>
          <table:table-cell office:value-type="float" office:value="1" table:style-name="ce23">
            <text:p>1</text:p>
          </table:table-cell>
          <table:table-cell office:value-type="float" office:value="7.9069767441860463" table:formula="of:=([.F178] + [.G178]) / (2 * ( ((([.H178] + [.I178]) / 2) + [.J178]) / 10 )) * [.L178]" table:style-name="ce25">
            <text:p>7,9070</text:p>
          </table:table-cell>
          <table:table-cell office:value-type="float" office:value="0.10981912144702842" table:formula="of:=[.Z178]/[.D178]" table:style-name="ce26">
            <text:p>0,1098</text:p>
          </table:table-cell>
          <table:table-cell office:value-type="float" office:value="0.26356589147286819" table:formula="of:=-1*[.Z178]/[.E178]" table:style-name="ce27">
            <text:p>0,2636</text:p>
          </table:table-cell>
          <table:table-cell office:value-type="float" office:value="15.023255813953487" table:formula="of:=[.Z178] * ([.N178] + [.O178] + [.P178]) / (3 - [.Q178] - [.R178])" table:style-name="ce26">
            <text:p>15,023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Vile Acid Blob Bomb</text:p>
          </table:table-cell>
          <table:table-cell office:value-type="string" table:style-name="ce21">
            <text:p>G</text:p>
          </table:table-cell>
          <table:table-cell office:value-type="float" office:value="100" table:style-name="ce22">
            <text:p>100</text:p>
          </table:table-cell>
          <table:table-cell office:value-type="float" office:value="-50" table:style-name="ce23">
            <text:p>-50</text:p>
          </table:table-cell>
          <table:table-cell office:value-type="float" office:value="75" table:style-name="ce22">
            <text:p>75</text:p>
          </table:table-cell>
          <table:table-cell office:value-type="float" office:value="125" table:style-name="ce50">
            <text:p>12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50" table:style-name="ce23">
            <text:p>5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90" table:style-name="ce23">
            <text:p>90</text:p>
          </table:table-cell>
          <table:table-cell office:value-type="float" office:value="1" table:style-name="ce23">
            <text:p>1</text:p>
          </table:table-cell>
          <table:table-cell office:value-type="float" office:value="9.3023255813953494" table:formula="of:=([.F179] + [.G179]) / (2 * ( ((([.H179] + [.I179]) / 2) + [.J179]) / 10 )) * [.L179]" table:style-name="ce25">
            <text:p>9,3023</text:p>
          </table:table-cell>
          <table:table-cell office:value-type="float" office:value="9.3023255813953487E-2" table:formula="of:=[.Z179]/[.D179]" table:style-name="ce26">
            <text:p>0,0930</text:p>
          </table:table-cell>
          <table:table-cell office:value-type="float" office:value="0.18604651162790697" table:formula="of:=-1*[.Z179]/[.E179]" table:style-name="ce27">
            <text:p>0,1860</text:p>
          </table:table-cell>
          <table:table-cell office:value-type="float" office:value="17.674418604651162" table:formula="of:=[.Z179] * ([.N179] + [.O179] + [.P179]) / (3 - [.Q179] - [.R179])" table:style-name="ce26">
            <text:p>17,674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Devouring Acid Blob Bomb</text:p>
          </table:table-cell>
          <table:table-cell office:value-type="string" table:style-name="ce21">
            <text:p>G</text:p>
          </table:table-cell>
          <table:table-cell office:value-type="float" office:value="120" table:style-name="ce22">
            <text:p>120</text:p>
          </table:table-cell>
          <table:table-cell office:value-type="float" office:value="-60" table:style-name="ce23">
            <text:p>-60</text:p>
          </table:table-cell>
          <table:table-cell office:value-type="float" office:value="90" table:style-name="ce22">
            <text:p>90</text:p>
          </table:table-cell>
          <table:table-cell office:value-type="float" office:value="155" table:style-name="ce50">
            <text:p>15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55" table:style-name="ce23">
            <text:p>5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90" table:style-name="ce23">
            <text:p>90</text:p>
          </table:table-cell>
          <table:table-cell office:value-type="float" office:value="1" table:style-name="ce23">
            <text:p>1</text:p>
          </table:table-cell>
          <table:table-cell office:value-type="float" office:value="11.395348837209303" table:formula="of:=([.F180] + [.G180]) / (2 * ( ((([.H180] + [.I180]) / 2) + [.J180]) / 10 )) * [.L180]" table:style-name="ce25">
            <text:p>11,3953</text:p>
          </table:table-cell>
          <table:table-cell office:value-type="float" office:value="9.4961240310077522E-2" table:formula="of:=[.Z180]/[.D180]" table:style-name="ce26">
            <text:p>0,0950</text:p>
          </table:table-cell>
          <table:table-cell office:value-type="float" office:value="0.18992248062015504" table:formula="of:=-1*[.Z180]/[.E180]" table:style-name="ce27">
            <text:p>0,1899</text:p>
          </table:table-cell>
          <table:table-cell office:value-type="float" office:value="21.651162790697676" table:formula="of:=[.Z180] * ([.N180] + [.O180] + [.P180]) / (3 - [.Q180] - [.R180])" table:style-name="ce26">
            <text:p>21,651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Acid Blob Barrage</text:p>
          </table:table-cell>
          <table:table-cell office:value-type="string" table:style-name="ce21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300" table:style-name="ce23">
            <text:p>-300</text:p>
          </table:table-cell>
          <table:table-cell office:value-type="float" office:value="150" table:style-name="ce22">
            <text:p>150</text:p>
          </table:table-cell>
          <table:table-cell office:value-type="float" office:value="300" table:style-name="ce50">
            <text:p>30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75" table:style-name="ce23">
            <text:p>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120" table:style-name="ce23">
            <text:p>120</text:p>
          </table:table-cell>
          <table:table-cell office:value-type="float" office:value="1" table:style-name="ce23">
            <text:p>1</text:p>
          </table:table-cell>
          <table:table-cell office:value-type="float" office:value="21.951219512195124" table:formula="of:=([.F181] + [.G181]) / (2 * ( ((([.H181] + [.I181]) / 2) + [.J181]) / 10 )) * [.L181]" table:style-name="ce25">
            <text:p>21,9512</text:p>
          </table:table-cell>
          <table:table-cell office:value-type="float" office:value="5.8536585365853662E-2" table:formula="of:=[.Z181]/[.D181]" table:style-name="ce26">
            <text:p>0,0585</text:p>
          </table:table-cell>
          <table:table-cell office:value-type="float" office:value="7.3170731707317083E-2" table:formula="of:=-1*[.Z181]/[.E181]" table:style-name="ce27">
            <text:p>0,0732</text:p>
          </table:table-cell>
          <table:table-cell office:value-type="float" office:value="41.707317073170735" table:formula="of:=[.Z181] * ([.N181] + [.O181] + [.P181]) / (3 - [.Q181] - [.R181])" table:style-name="ce26">
            <text:p>41,707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Devouring Acid Blob Barrage</text:p>
          </table:table-cell>
          <table:table-cell office:value-type="string" table:style-name="ce21">
            <text:p>X</text:p>
          </table:table-cell>
          <table:table-cell office:value-type="float" office:value="415" table:style-name="ce22">
            <text:p>415</text:p>
          </table:table-cell>
          <table:table-cell office:value-type="float" office:value="-325" table:style-name="ce23">
            <text:p>-325</text:p>
          </table:table-cell>
          <table:table-cell office:value-type="float" office:value="175" table:style-name="ce22">
            <text:p>175</text:p>
          </table:table-cell>
          <table:table-cell office:value-type="float" office:value="325" table:style-name="ce50">
            <text:p>325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85" table:style-name="ce23">
            <text:p>8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120" table:style-name="ce23">
            <text:p>120</text:p>
          </table:table-cell>
          <table:table-cell office:value-type="float" office:value="1" table:style-name="ce23">
            <text:p>1</text:p>
          </table:table-cell>
          <table:table-cell office:value-type="float" office:value="24.390243902439025" table:formula="of:=([.F182] + [.G182]) / (2 * ( ((([.H182] + [.I182]) / 2) + [.J182]) / 10 )) * [.L182]" table:style-name="ce25">
            <text:p>24,3902</text:p>
          </table:table-cell>
          <table:table-cell office:value-type="float" office:value="5.877167205406994E-2" table:formula="of:=[.Z182]/[.D182]" table:style-name="ce26">
            <text:p>0,0588</text:p>
          </table:table-cell>
          <table:table-cell office:value-type="float" office:value="7.5046904315197005E-2" table:formula="of:=-1*[.Z182]/[.E182]" table:style-name="ce27">
            <text:p>0,0750</text:p>
          </table:table-cell>
          <table:table-cell office:value-type="float" office:value="46.341463414634141" table:formula="of:=[.Z182] * ([.N182] + [.O182] + [.P182]) / (3 - [.Q182] - [.R182])" table:style-name="ce26">
            <text:p>46,341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bio</text:p>
          </table:table-cell>
          <table:table-cell office:value-type="string" table:style-name="ce1">
            <text:p>Acid Blob Storm</text:p>
          </table:table-cell>
          <table:table-cell office:value-type="string" table:style-name="ce21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250" table:style-name="ce22">
            <text:p>250</text:p>
          </table:table-cell>
          <table:table-cell office:value-type="float" office:value="500" table:style-name="ce50">
            <text:p>500</text:p>
          </table:table-cell>
          <table:table-cell office:value-type="float" office:value="15" table:style-name="ce22">
            <text:p>15</text:p>
          </table:table-cell>
          <table:table-cell office:value-type="float" office:value="45" table:style-name="ce23">
            <text:p>45</text:p>
          </table:table-cell>
          <table:table-cell office:value-type="float" office:value="60" table:style-name="ce23">
            <text:p>60</text:p>
          </table:table-cell>
          <table:table-cell office:value-type="float" office:value="32" table:style-name="ce22">
            <text:p>32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100" table:style-name="ce23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120" table:style-name="ce23">
            <text:p>120</text:p>
          </table:table-cell>
          <table:table-cell office:value-type="float" office:value="1" table:style-name="ce23">
            <text:p>1</text:p>
          </table:table-cell>
          <table:table-cell office:value-type="float" office:value="41.666666666666664" table:formula="of:=([.F183] + [.G183]) / (2 * ( ((([.H183] + [.I183]) / 2) + [.J183]) / 10 )) * [.L183]" table:style-name="ce25">
            <text:p>41,6667</text:p>
          </table:table-cell>
          <table:table-cell office:value-type="float" office:value="8.3333333333333329E-2" table:formula="of:=[.Z183]/[.D183]" table:style-name="ce26">
            <text:p>0,0833</text:p>
          </table:table-cell>
          <table:table-cell office:value-type="float" office:value="8.3333333333333329E-2" table:formula="of:=-1*[.Z183]/[.E183]" table:style-name="ce27">
            <text:p>0,0833</text:p>
          </table:table-cell>
          <table:table-cell office:value-type="float" office:value="79.166666666666657" table:formula="of:=[.Z183] * ([.N183] + [.O183] + [.P183]) / (3 - [.Q183] - [.R183])" table:style-name="ce26">
            <text:p>79,1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style-name="ce58"/>
          <table:table-cell table:number-columns-repeated="2" table:style-name="ce1"/>
          <table:table-cell table:number-columns-repeated="20" table:style-name="ce24"/>
          <table:table-cell table:number-columns-repeated="5" table:style-name="ce1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Shard Thrower</text:p>
          </table:table-cell>
          <table:table-cell office:value-type="string" table:style-name="ce22">
            <text:p>S</text:p>
          </table:table-cell>
          <table:table-cell office:value-type="float" office:value="12" table:style-name="ce22">
            <text:p>12</text:p>
          </table:table-cell>
          <table:table-cell office:value-type="float" office:value="-7" table:style-name="ce23">
            <text:p>-7</text:p>
          </table:table-cell>
          <table:table-cell office:value-type="float" office:value="8" table:style-name="ce22">
            <text:p>8</text:p>
          </table:table-cell>
          <table:table-cell office:value-type="float" office:value="20" table:style-name="ce23">
            <text:p>20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4.1034482758620685" table:formula="of:=([.F185] + [.G185]) / (2 * ( ((([.H185] + [.I185]) / 2) + [.J185]) / 10 )) * [.L185]" table:style-name="ce40">
            <text:p>4,1034</text:p>
          </table:table-cell>
          <table:table-cell office:value-type="float" office:value="0.34195402298850569" table:formula="of:=[.Z185]/[.D185]" table:style-name="ce41">
            <text:p>0,3420</text:p>
          </table:table-cell>
          <table:table-cell office:value-type="float" office:value="0.58620689655172409" table:formula="of:=-1*[.Z185]/[.E185]" table:style-name="ce42">
            <text:p>0,5862</text:p>
          </table:table-cell>
          <table:table-cell office:value-type="float" office:value="4.1034482758620685" table:formula="of:=[.Z185] * ([.N185] + [.O185] + [.P185]) / (3 - [.Q185] - [.R185])" table:style-name="ce26">
            <text:p>4,103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Shard Thrower</text:p>
          </table:table-cell>
          <table:table-cell office:value-type="string" table:style-name="ce22">
            <text:p>M</text:p>
          </table:table-cell>
          <table:table-cell office:value-type="float" office:value="24" table:style-name="ce22">
            <text:p>24</text:p>
          </table:table-cell>
          <table:table-cell office:value-type="float" office:value="-13" table:style-name="ce23">
            <text:p>-13</text:p>
          </table:table-cell>
          <table:table-cell office:value-type="float" office:value="20" table:style-name="ce22">
            <text:p>20</text:p>
          </table:table-cell>
          <table:table-cell office:value-type="float" office:value="50" table:style-name="ce23">
            <text:p>50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2">
            <text:p>13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8.2638888888888875" table:formula="of:=([.F186] + [.G186]) / (2 * ( ((([.H186] + [.I186]) / 2) + [.J186]) / 10 )) * [.L186]" table:style-name="ce40">
            <text:p>8,2639</text:p>
          </table:table-cell>
          <table:table-cell office:value-type="float" office:value="0.34432870370370366" table:formula="of:=[.Z186]/[.D186]" table:style-name="ce41">
            <text:p>0,3443</text:p>
          </table:table-cell>
          <table:table-cell office:value-type="float" office:value="0.63568376068376053" table:formula="of:=-1*[.Z186]/[.E186]" table:style-name="ce42">
            <text:p>0,6357</text:p>
          </table:table-cell>
          <table:table-cell office:value-type="float" office:value="8.2638888888888875" table:formula="of:=[.Z186] * ([.N186] + [.O186] + [.P186]) / (3 - [.Q186] - [.R186])" table:style-name="ce26">
            <text:p>8,263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Shard Thrower</text:p>
          </table:table-cell>
          <table:table-cell office:value-type="string" table:style-name="ce22">
            <text:p>L</text:p>
          </table:table-cell>
          <table:table-cell office:value-type="float" office:value="48" table:style-name="ce22">
            <text:p>48</text:p>
          </table:table-cell>
          <table:table-cell office:value-type="float" office:value="-25" table:style-name="ce23">
            <text:p>-25</text:p>
          </table:table-cell>
          <table:table-cell office:value-type="float" office:value="50" table:style-name="ce22">
            <text:p>50</text:p>
          </table:table-cell>
          <table:table-cell office:value-type="float" office:value="120" table:style-name="ce23">
            <text:p>12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5" table:style-name="ce22">
            <text:p>1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7" table:formula="of:=([.F187] + [.G187]) / (2 * ( ((([.H187] + [.I187]) / 2) + [.J187]) / 10 )) * [.L187]" table:style-name="ce40">
            <text:p>17,0000</text:p>
          </table:table-cell>
          <table:table-cell office:value-type="float" office:value="0.35416666666666669" table:formula="of:=[.Z187]/[.D187]" table:style-name="ce41">
            <text:p>0,3542</text:p>
          </table:table-cell>
          <table:table-cell office:value-type="float" office:value="0.68" table:formula="of:=-1*[.Z187]/[.E187]" table:style-name="ce42">
            <text:p>0,6800</text:p>
          </table:table-cell>
          <table:table-cell office:value-type="float" office:value="17" table:formula="of:=[.Z187] * ([.N187] + [.O187] + [.P187]) / (3 - [.Q187] - [.R187])" table:style-name="ce26">
            <text:p>17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Improved Crystal Shard Thrower</text:p>
          </table:table-cell>
          <table:table-cell office:value-type="string" table:style-name="ce22">
            <text:p>S</text:p>
          </table:table-cell>
          <table:table-cell office:value-type="float" office:value="19" table:style-name="ce22">
            <text:p>19</text:p>
          </table:table-cell>
          <table:table-cell office:value-type="float" office:value="-11" table:style-name="ce23">
            <text:p>-11</text:p>
          </table:table-cell>
          <table:table-cell office:value-type="float" office:value="10" table:style-name="ce22">
            <text:p>10</text:p>
          </table:table-cell>
          <table:table-cell office:value-type="float" office:value="32" table:style-name="ce23">
            <text:p>32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6.1551724137931032" table:formula="of:=([.F188] + [.G188]) / (2 * ( ((([.H188] + [.I188]) / 2) + [.J188]) / 10 )) * [.L188]" table:style-name="ce40">
            <text:p>6,1552</text:p>
          </table:table-cell>
          <table:table-cell office:value-type="float" office:value="0.32395644283121594" table:formula="of:=[.Z188]/[.D188]" table:style-name="ce41">
            <text:p>0,3240</text:p>
          </table:table-cell>
          <table:table-cell office:value-type="float" office:value="0.55956112852664575" table:formula="of:=-1*[.Z188]/[.E188]" table:style-name="ce42">
            <text:p>0,5596</text:p>
          </table:table-cell>
          <table:table-cell office:value-type="float" office:value="6.1551724137931032" table:formula="of:=[.Z188] * ([.N188] + [.O188] + [.P188]) / (3 - [.Q188] - [.R188])" table:style-name="ce26">
            <text:p>6,155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Improved Crystal Shard Thrower</text:p>
          </table:table-cell>
          <table:table-cell office:value-type="string" table:style-name="ce22">
            <text:p>M</text:p>
          </table:table-cell>
          <table:table-cell office:value-type="float" office:value="39" table:style-name="ce22">
            <text:p>39</text:p>
          </table:table-cell>
          <table:table-cell office:value-type="float" office:value="-20" table:style-name="ce23">
            <text:p>-20</text:p>
          </table:table-cell>
          <table:table-cell office:value-type="float" office:value="27" table:style-name="ce22">
            <text:p>27</text:p>
          </table:table-cell>
          <table:table-cell office:value-type="float" office:value="78" table:style-name="ce23">
            <text:p>78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2">
            <text:p>13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2.395833333333332" table:formula="of:=([.F189] + [.G189]) / (2 * ( ((([.H189] + [.I189]) / 2) + [.J189]) / 10 )) * [.L189]" table:style-name="ce40">
            <text:p>12,3958</text:p>
          </table:table-cell>
          <table:table-cell office:value-type="float" office:value="0.31784188034188032" table:formula="of:=[.Z189]/[.D189]" table:style-name="ce41">
            <text:p>0,3178</text:p>
          </table:table-cell>
          <table:table-cell office:value-type="float" office:value="0.61979166666666663" table:formula="of:=-1*[.Z189]/[.E189]" table:style-name="ce42">
            <text:p>0,6198</text:p>
          </table:table-cell>
          <table:table-cell office:value-type="float" office:value="12.395833333333334" table:formula="of:=[.Z189] * ([.N189] + [.O189] + [.P189]) / (3 - [.Q189] - [.R189])" table:style-name="ce26">
            <text:p>12,395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Improved Crystal Shard Thrower</text:p>
          </table:table-cell>
          <table:table-cell office:value-type="string" table:style-name="ce22">
            <text:p>L</text:p>
          </table:table-cell>
          <table:table-cell office:value-type="float" office:value="78" table:style-name="ce22">
            <text:p>78</text:p>
          </table:table-cell>
          <table:table-cell office:value-type="float" office:value="-40" table:style-name="ce23">
            <text:p>-40</text:p>
          </table:table-cell>
          <table:table-cell office:value-type="float" office:value="58" table:style-name="ce22">
            <text:p>58</text:p>
          </table:table-cell>
          <table:table-cell office:value-type="float" office:value="190" table:style-name="ce23">
            <text:p>19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5" table:style-name="ce22">
            <text:p>1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4.799999999999997" table:formula="of:=([.F190] + [.G190]) / (2 * ( ((([.H190] + [.I190]) / 2) + [.J190]) / 10 )) * [.L190]" table:style-name="ce40">
            <text:p>24,8000</text:p>
          </table:table-cell>
          <table:table-cell office:value-type="float" office:value="0.31794871794871793" table:formula="of:=[.Z190]/[.D190]" table:style-name="ce41">
            <text:p>0,3179</text:p>
          </table:table-cell>
          <table:table-cell office:value-type="float" office:value="0.61999999999999988" table:formula="of:=-1*[.Z190]/[.E190]" table:style-name="ce42">
            <text:p>0,6200</text:p>
          </table:table-cell>
          <table:table-cell office:value-type="float" office:value="24.799999999999997" table:formula="of:=[.Z190] * ([.N190] + [.O190] + [.P190]) / (3 - [.Q190] - [.R190])" table:style-name="ce26">
            <text:p>24,8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Spike Thrower</text:p>
          </table:table-cell>
          <table:table-cell office:value-type="string" table:style-name="ce22">
            <text:p>S</text:p>
          </table:table-cell>
          <table:table-cell office:value-type="float" office:value="28" table:style-name="ce22">
            <text:p>28</text:p>
          </table:table-cell>
          <table:table-cell office:value-type="float" office:value="-17" table:style-name="ce23">
            <text:p>-17</text:p>
          </table:table-cell>
          <table:table-cell office:value-type="float" office:value="14" table:style-name="ce22">
            <text:p>14</text:p>
          </table:table-cell>
          <table:table-cell office:value-type="float" office:value="44" table:style-name="ce23">
            <text:p>44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8.5" table:formula="of:=([.F191] + [.G191]) / (2 * ( ((([.H191] + [.I191]) / 2) + [.J191]) / 10 )) * [.L191]" table:style-name="ce40">
            <text:p>8,5000</text:p>
          </table:table-cell>
          <table:table-cell office:value-type="float" office:value="0.30357142857142855" table:formula="of:=[.Z191]/[.D191]" table:style-name="ce41">
            <text:p>0,3036</text:p>
          </table:table-cell>
          <table:table-cell office:value-type="float" office:value="0.5" table:formula="of:=-1*[.Z191]/[.E191]" table:style-name="ce42">
            <text:p>0,5000</text:p>
          </table:table-cell>
          <table:table-cell office:value-type="float" office:value="8.5" table:formula="of:=[.Z191] * ([.N191] + [.O191] + [.P191]) / (3 - [.Q191] - [.R191])" table:style-name="ce26">
            <text:p>8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Spike Thrower</text:p>
          </table:table-cell>
          <table:table-cell office:value-type="string" table:style-name="ce22">
            <text:p>M</text:p>
          </table:table-cell>
          <table:table-cell office:value-type="float" office:value="56" table:style-name="ce22">
            <text:p>56</text:p>
          </table:table-cell>
          <table:table-cell office:value-type="float" office:value="-30" table:style-name="ce23">
            <text:p>-30</text:p>
          </table:table-cell>
          <table:table-cell office:value-type="float" office:value="42" table:style-name="ce22">
            <text:p>42</text:p>
          </table:table-cell>
          <table:table-cell office:value-type="float" office:value="86" table:style-name="ce23">
            <text:p>86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2">
            <text:p>13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5.111111111111111" table:formula="of:=([.F192] + [.G192]) / (2 * ( ((([.H192] + [.I192]) / 2) + [.J192]) / 10 )) * [.L192]" table:style-name="ce40">
            <text:p>15,1111</text:p>
          </table:table-cell>
          <table:table-cell office:value-type="float" office:value="0.26984126984126983" table:formula="of:=[.Z192]/[.D192]" table:style-name="ce41">
            <text:p>0,2698</text:p>
          </table:table-cell>
          <table:table-cell office:value-type="float" office:value="0.50370370370370365" table:formula="of:=-1*[.Z192]/[.E192]" table:style-name="ce42">
            <text:p>0,5037</text:p>
          </table:table-cell>
          <table:table-cell office:value-type="float" office:value="15.111111111111109" table:formula="of:=[.Z192] * ([.N192] + [.O192] + [.P192]) / (3 - [.Q192] - [.R192])" table:style-name="ce26">
            <text:p>15,111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Spike Thrower</text:p>
          </table:table-cell>
          <table:table-cell office:value-type="string" table:style-name="ce22">
            <text:p>L</text:p>
          </table:table-cell>
          <table:table-cell office:value-type="float" office:value="110" table:style-name="ce22">
            <text:p>110</text:p>
          </table:table-cell>
          <table:table-cell office:value-type="float" office:value="-58" table:style-name="ce23">
            <text:p>-58</text:p>
          </table:table-cell>
          <table:table-cell office:value-type="float" office:value="88" table:style-name="ce22">
            <text:p>88</text:p>
          </table:table-cell>
          <table:table-cell office:value-type="float" office:value="220" table:style-name="ce23">
            <text:p>22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5" table:style-name="ce22">
            <text:p>1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30.799999999999997" table:formula="of:=([.F193] + [.G193]) / (2 * ( ((([.H193] + [.I193]) / 2) + [.J193]) / 10 )) * [.L193]" table:style-name="ce40">
            <text:p>30,8000</text:p>
          </table:table-cell>
          <table:table-cell office:value-type="float" office:value="0.27999999999999997" table:formula="of:=[.Z193]/[.D193]" table:style-name="ce41">
            <text:p>0,2800</text:p>
          </table:table-cell>
          <table:table-cell office:value-type="float" office:value="0.53103448275862064" table:formula="of:=-1*[.Z193]/[.E193]" table:style-name="ce42">
            <text:p>0,5310</text:p>
          </table:table-cell>
          <table:table-cell office:value-type="float" office:value="30.799999999999997" table:formula="of:=[.Z193] * ([.N193] + [.O193] + [.P193]) / (3 - [.Q193] - [.R193])" table:style-name="ce26">
            <text:p>30,8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Improved Crystal Spike Thrower</text:p>
          </table:table-cell>
          <table:table-cell office:value-type="string" table:style-name="ce22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18" table:style-name="ce22">
            <text:p>18</text:p>
          </table:table-cell>
          <table:table-cell office:value-type="float" office:value="47" table:style-name="ce23">
            <text:p>47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9.5258620689655178" table:formula="of:=([.F194] + [.G194]) / (2 * ( ((([.H194] + [.I194]) / 2) + [.J194]) / 10 )) * [.L194]" table:style-name="ce40">
            <text:p>9,5259</text:p>
          </table:table-cell>
          <table:table-cell office:value-type="float" office:value="0.31752873563218392" table:formula="of:=[.Z194]/[.D194]" table:style-name="ce41">
            <text:p>0,3175</text:p>
          </table:table-cell>
          <table:table-cell office:value-type="float" office:value="0.47629310344827591" table:formula="of:=-1*[.Z194]/[.E194]" table:style-name="ce42">
            <text:p>0,4763</text:p>
          </table:table-cell>
          <table:table-cell office:value-type="float" office:value="9.5258620689655178" table:formula="of:=[.Z194] * ([.N194] + [.O194] + [.P194]) / (3 - [.Q194] - [.R194])" table:style-name="ce26">
            <text:p>9,525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Improved Crystal Spike Thrower</text:p>
          </table:table-cell>
          <table:table-cell office:value-type="string" table:style-name="ce22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52" table:style-name="ce22">
            <text:p>52</text:p>
          </table:table-cell>
          <table:table-cell office:value-type="float" office:value="108" table:style-name="ce23">
            <text:p>108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2">
            <text:p>13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8.888888888888889" table:formula="of:=([.F195] + [.G195]) / (2 * ( ((([.H195] + [.I195]) / 2) + [.J195]) / 10 )) * [.L195]" table:style-name="ce40">
            <text:p>18,8889</text:p>
          </table:table-cell>
          <table:table-cell office:value-type="float" office:value="0.31481481481481483" table:formula="of:=[.Z195]/[.D195]" table:style-name="ce41">
            <text:p>0,3148</text:p>
          </table:table-cell>
          <table:table-cell office:value-type="float" office:value="0.55555555555555558" table:formula="of:=-1*[.Z195]/[.E195]" table:style-name="ce42">
            <text:p>0,5556</text:p>
          </table:table-cell>
          <table:table-cell office:value-type="float" office:value="18.888888888888889" table:formula="of:=[.Z195] * ([.N195] + [.O195] + [.P195]) / (3 - [.Q195] - [.R195])" table:style-name="ce26">
            <text:p>18,888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Improved Crystal Spike Thrower</text:p>
          </table:table-cell>
          <table:table-cell office:value-type="string" table:style-name="ce22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18" table:style-name="ce22">
            <text:p>118</text:p>
          </table:table-cell>
          <table:table-cell office:value-type="float" office:value="238" table:style-name="ce23">
            <text:p>23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5" table:style-name="ce22">
            <text:p>1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35.6" table:formula="of:=([.F196] + [.G196]) / (2 * ( ((([.H196] + [.I196]) / 2) + [.J196]) / 10 )) * [.L196]" table:style-name="ce40">
            <text:p>35,6000</text:p>
          </table:table-cell>
          <table:table-cell office:value-type="float" office:value="0.29666666666666669" table:formula="of:=[.Z196]/[.D196]" table:style-name="ce41">
            <text:p>0,2967</text:p>
          </table:table-cell>
          <table:table-cell office:value-type="float" office:value="0.55625000000000002" table:formula="of:=-1*[.Z196]/[.E196]" table:style-name="ce42">
            <text:p>0,5563</text:p>
          </table:table-cell>
          <table:table-cell office:value-type="float" office:value="35.6" table:formula="of:=[.Z196] * ([.N196] + [.O196] + [.P196]) / (3 - [.Q196] - [.R196])" table:style-name="ce26">
            <text:p>35,6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Spear Cannon</text:p>
          </table:table-cell>
          <table:table-cell office:value-type="string" table:style-name="ce22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22" table:style-name="ce22">
            <text:p>22</text:p>
          </table:table-cell>
          <table:table-cell office:value-type="float" office:value="58" table:style-name="ce23">
            <text:p>58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1.724137931034484" table:formula="of:=([.F197] + [.G197]) / (2 * ( ((([.H197] + [.I197]) / 2) + [.J197]) / 10 )) * [.L197]" table:style-name="ce40">
            <text:p>11,7241</text:p>
          </table:table-cell>
          <table:table-cell office:value-type="float" office:value="0.32567049808429122" table:formula="of:=[.Z197]/[.D197]" table:style-name="ce41">
            <text:p>0,3257</text:p>
          </table:table-cell>
          <table:table-cell office:value-type="float" office:value="0.48850574712643685" table:formula="of:=-1*[.Z197]/[.E197]" table:style-name="ce42">
            <text:p>0,4885</text:p>
          </table:table-cell>
          <table:table-cell office:value-type="float" office:value="11.724137931034484" table:formula="of:=[.Z197] * ([.N197] + [.O197] + [.P197]) / (3 - [.Q197] - [.R197])" table:style-name="ce26">
            <text:p>11,724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Spear Cannon</text:p>
          </table:table-cell>
          <table:table-cell office:value-type="string" table:style-name="ce22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72" table:style-name="ce22">
            <text:p>72</text:p>
          </table:table-cell>
          <table:table-cell office:value-type="float" office:value="162" table:style-name="ce23">
            <text:p>162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2">
            <text:p>13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7.625" table:formula="of:=([.F198] + [.G198]) / (2 * ( ((([.H198] + [.I198]) / 2) + [.J198]) / 10 )) * [.L198]" table:style-name="ce40">
            <text:p>27,6250</text:p>
          </table:table-cell>
          <table:table-cell office:value-type="float" office:value="0.38368055555555558" table:formula="of:=[.Z198]/[.D198]" table:style-name="ce41">
            <text:p>0,3837</text:p>
          </table:table-cell>
          <table:table-cell office:value-type="float" office:value="0.60054347826086951" table:formula="of:=-1*[.Z198]/[.E198]" table:style-name="ce42">
            <text:p>0,6005</text:p>
          </table:table-cell>
          <table:table-cell office:value-type="float" office:value="27.625" table:formula="of:=[.Z198] * ([.N198] + [.O198] + [.P198]) / (3 - [.Q198] - [.R198])" table:style-name="ce26">
            <text:p>27,6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Spear Cannon</text:p>
          </table:table-cell>
          <table:table-cell office:value-type="string" table:style-name="ce22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54" table:style-name="ce22">
            <text:p>154</text:p>
          </table:table-cell>
          <table:table-cell office:value-type="float" office:value="326" table:style-name="ce23">
            <text:p>326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5" table:style-name="ce22">
            <text:p>1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48" table:formula="of:=([.F199] + [.G199]) / (2 * ( ((([.H199] + [.I199]) / 2) + [.J199]) / 10 )) * [.L199]" table:style-name="ce40">
            <text:p>48,0000</text:p>
          </table:table-cell>
          <table:table-cell office:value-type="float" office:value="0.33333333333333331" table:formula="of:=[.Z199]/[.D199]" table:style-name="ce41">
            <text:p>0,3333</text:p>
          </table:table-cell>
          <table:table-cell office:value-type="float" office:value="0.53333333333333333" table:formula="of:=-1*[.Z199]/[.E199]" table:style-name="ce42">
            <text:p>0,5333</text:p>
          </table:table-cell>
          <table:table-cell office:value-type="float" office:value="48" table:formula="of:=[.Z199] * ([.N199] + [.O199] + [.P199]) / (3 - [.Q199] - [.R199])" table:style-name="ce26">
            <text:p>48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Javelin Thrower</text:p>
          </table:table-cell>
          <table:table-cell office:value-type="string" table:style-name="ce22">
            <text:p>X</text:p>
          </table:table-cell>
          <table:table-cell office:value-type="float" office:value="275" table:style-name="ce22">
            <text:p>275</text:p>
          </table:table-cell>
          <table:table-cell office:value-type="float" office:value="-175" table:style-name="ce23">
            <text:p>-175</text:p>
          </table:table-cell>
          <table:table-cell office:value-type="float" office:value="1250" table:style-name="ce22">
            <text:p>1250</text:p>
          </table:table-cell>
          <table:table-cell office:value-type="float" office:value="2000" table:style-name="ce23">
            <text:p>2000</text:p>
          </table:table-cell>
          <table:table-cell office:value-type="float" office:value="20" table:style-name="ce22">
            <text:p>20</text:p>
          </table:table-cell>
          <table:table-cell office:value-type="float" office:value="60" table:style-name="ce23">
            <text:p>60</text:p>
          </table:table-cell>
          <table:table-cell office:value-type="float" office:value="80" table:style-name="ce23">
            <text:p>80</text:p>
          </table:table-cell>
          <table:table-cell office:value-type="float" office:value="20" table:style-name="ce22">
            <text:p>20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15.10416666666666" table:formula="of:=([.F200] + [.G200]) / (2 * ( ((([.H200] + [.I200]) / 2) + [.J200]) / 10 )) * [.L200]" table:style-name="ce40">
            <text:p>115,1042</text:p>
          </table:table-cell>
          <table:table-cell office:value-type="float" office:value="0.41856060606060602" table:formula="of:=[.Z200]/[.D200]" table:style-name="ce41">
            <text:p>0,4186</text:p>
          </table:table-cell>
          <table:table-cell office:value-type="float" office:value="0.65773809523809523" table:formula="of:=-1*[.Z200]/[.E200]" table:style-name="ce42">
            <text:p>0,6577</text:p>
          </table:table-cell>
          <table:table-cell office:value-type="float" office:value="124.69618055555554" table:formula="of:=[.Z200] * ([.N200] + [.O200] + [.P200]) / (3 - [.Q200] - [.R200])" table:style-name="ce26">
            <text:p>124,696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Javelin Cannon</text:p>
          </table:table-cell>
          <table:table-cell office:value-type="string" table:style-name="ce22">
            <text:p>X</text:p>
          </table:table-cell>
          <table:table-cell office:value-type="float" office:value="300" table:style-name="ce22">
            <text:p>300</text:p>
          </table:table-cell>
          <table:table-cell office:value-type="float" office:value="-225" table:style-name="ce23">
            <text:p>-225</text:p>
          </table:table-cell>
          <table:table-cell office:value-type="float" office:value="1750" table:style-name="ce22">
            <text:p>1750</text:p>
          </table:table-cell>
          <table:table-cell office:value-type="float" office:value="3000" table:style-name="ce23">
            <text:p>3000</text:p>
          </table:table-cell>
          <table:table-cell office:value-type="float" office:value="20" table:style-name="ce22">
            <text:p>20</text:p>
          </table:table-cell>
          <table:table-cell office:value-type="float" office:value="60" table:style-name="ce23">
            <text:p>60</text:p>
          </table:table-cell>
          <table:table-cell office:value-type="float" office:value="80" table:style-name="ce23">
            <text:p>80</text:p>
          </table:table-cell>
          <table:table-cell office:value-type="float" office:value="20" table:style-name="ce22">
            <text:p>20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68.22916666666666" table:formula="of:=([.F201] + [.G201]) / (2 * ( ((([.H201] + [.I201]) / 2) + [.J201]) / 10 )) * [.L201]" table:style-name="ce40">
            <text:p>168,2292</text:p>
          </table:table-cell>
          <table:table-cell office:value-type="float" office:value="0.56076388888888884" table:formula="of:=[.Z201]/[.D201]" table:style-name="ce41">
            <text:p>0,5608</text:p>
          </table:table-cell>
          <table:table-cell office:value-type="float" office:value="0.74768518518518512" table:formula="of:=-1*[.Z201]/[.E201]" table:style-name="ce42">
            <text:p>0,7477</text:p>
          </table:table-cell>
          <table:table-cell office:value-type="float" office:value="182.24826388888889" table:formula="of:=[.Z201] * ([.N201] + [.O201] + [.P201]) / (3 - [.Q201] - [.R201])" table:style-name="ce26">
            <text:p>182,248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 Lance Cannon</text:p>
          </table:table-cell>
          <table:table-cell office:value-type="string" table:style-name="ce22">
            <text:p>X</text:p>
          </table:table-cell>
          <table:table-cell office:value-type="float" office:value="350" table:style-name="ce22">
            <text:p>350</text:p>
          </table:table-cell>
          <table:table-cell office:value-type="float" office:value="-275" table:style-name="ce23">
            <text:p>-275</text:p>
          </table:table-cell>
          <table:table-cell office:value-type="float" office:value="2000" table:style-name="ce22">
            <text:p>2000</text:p>
          </table:table-cell>
          <table:table-cell office:value-type="float" office:value="3500" table:style-name="ce23">
            <text:p>3500</text:p>
          </table:table-cell>
          <table:table-cell office:value-type="float" office:value="20" table:style-name="ce22">
            <text:p>20</text:p>
          </table:table-cell>
          <table:table-cell office:value-type="float" office:value="60" table:style-name="ce23">
            <text:p>60</text:p>
          </table:table-cell>
          <table:table-cell office:value-type="float" office:value="80" table:style-name="ce23">
            <text:p>80</text:p>
          </table:table-cell>
          <table:table-cell office:value-type="float" office:value="20" table:style-name="ce22">
            <text:p>20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94.79166666666666" table:formula="of:=([.F202] + [.G202]) / (2 * ( ((([.H202] + [.I202]) / 2) + [.J202]) / 10 )) * [.L202]" table:style-name="ce40">
            <text:p>194,7917</text:p>
          </table:table-cell>
          <table:table-cell office:value-type="float" office:value="0.55654761904761907" table:formula="of:=[.Z202]/[.D202]" table:style-name="ce41">
            <text:p>0,5565</text:p>
          </table:table-cell>
          <table:table-cell office:value-type="float" office:value="0.70833333333333326" table:formula="of:=-1*[.Z202]/[.E202]" table:style-name="ce42">
            <text:p>0,7083</text:p>
          </table:table-cell>
          <table:table-cell office:value-type="float" office:value="211.02430555555554" table:formula="of:=[.Z202] * ([.N202] + [.O202] + [.P202]) / (3 - [.Q202] - [.R202])" table:style-name="ce26">
            <text:p>211,02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4">
            <text:p>crystal</text:p>
          </table:table-cell>
          <table:table-cell office:value-type="string" table:style-name="ce38">
            <text:p>Crystalline Impaler</text:p>
          </table:table-cell>
          <table:table-cell office:value-type="string" table:style-name="ce22">
            <text:p>T</text:p>
          </table:table-cell>
          <table:table-cell office:value-type="float" office:value="450" table:style-name="ce22">
            <text:p>450</text:p>
          </table:table-cell>
          <table:table-cell office:value-type="float" office:value="-500" table:style-name="ce23">
            <text:p>-500</text:p>
          </table:table-cell>
          <table:table-cell office:value-type="float" office:value="5000" table:style-name="ce22">
            <text:p>5000</text:p>
          </table:table-cell>
          <table:table-cell office:value-type="float" office:value="8000" table:style-name="ce23">
            <text:p>8000</text:p>
          </table:table-cell>
          <table:table-cell office:value-type="float" office:value="20" table:style-name="ce22">
            <text:p>20</text:p>
          </table:table-cell>
          <table:table-cell office:value-type="float" office:value="60" table:style-name="ce23">
            <text:p>60</text:p>
          </table:table-cell>
          <table:table-cell office:value-type="float" office:value="155" table:style-name="ce23">
            <text:p>155</text:p>
          </table:table-cell>
          <table:table-cell office:value-type="float" office:value="30" table:style-name="ce22">
            <text:p>30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83.33333333333331" table:formula="of:=([.F203] + [.G203]) / (2 * ( ((([.H203] + [.I203]) / 2) + [.J203]) / 10 )) * [.L203]" table:style-name="ce40">
            <text:p>283,3333</text:p>
          </table:table-cell>
          <table:table-cell office:value-type="float" office:value="0.62962962962962954" table:formula="of:=[.Z203]/[.D203]" table:style-name="ce41">
            <text:p>0,6296</text:p>
          </table:table-cell>
          <table:table-cell office:value-type="float" office:value="0.56666666666666665" table:formula="of:=-1*[.Z203]/[.E203]" table:style-name="ce42">
            <text:p>0,5667</text:p>
          </table:table-cell>
          <table:table-cell office:value-type="float" office:value="306.9444444444444" table:formula="of:=[.Z203] * ([.N203] + [.O203] + [.P203]) / (3 - [.Q203] - [.R203])" table:style-name="ce26">
            <text:p>306,944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8" table:style-name="ce1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29">
            <text:p>Gauss Cannon</text:p>
          </table:table-cell>
          <table:table-cell office:value-type="string" table:style-name="ce17">
            <text:p>S</text:p>
          </table:table-cell>
          <table:table-cell office:value-type="float" office:value="28" table:style-name="ce17">
            <text:p>28</text:p>
          </table:table-cell>
          <table:table-cell office:value-type="float" office:value="-17" table:style-name="ce18">
            <text:p>-17</text:p>
          </table:table-cell>
          <table:table-cell office:value-type="float" office:value="14" table:style-name="ce17">
            <text:p>14</text:p>
          </table:table-cell>
          <table:table-cell office:value-type="float" office:value="46" table:style-name="ce18">
            <text:p>46</text:p>
          </table:table-cell>
          <table:table-cell office:value-type="float" office:value="4" table:style-name="ce17">
            <text:p>4</text:p>
          </table:table-cell>
          <table:table-cell office:value-type="float" office:value="14" table:style-name="ce18">
            <text:p>14</text:p>
          </table:table-cell>
          <table:table-cell office:value-type="float" office:value="20" table:style-name="ce18">
            <text:p>20</text:p>
          </table:table-cell>
          <table:table-cell office:value-type="float" office:value="9" table:style-name="ce17">
            <text:p>9</text:p>
          </table:table-cell>
          <table:table-cell office:value-type="float" office:value="0.75" table:style-name="ce18">
            <text:p>0,75</text:p>
          </table:table-cell>
          <table:table-cell office:value-type="float" office:value="0.5" table:style-name="ce18">
            <text:p>0,5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7.7586206896551726" table:formula="of:=([.F205] + [.G205]) / (2 * ( ((([.H205] + [.I205]) / 2) + [.J205]) / 10 )) * [.L205]" table:style-name="ce11">
            <text:p>7,7586</text:p>
          </table:table-cell>
          <table:table-cell office:value-type="float" office:value="0.27709359605911332" table:formula="of:=[.Z205]/[.D205]" table:style-name="ce12">
            <text:p>0,2771</text:p>
          </table:table-cell>
          <table:table-cell office:value-type="float" office:value="0.45638945233265721" table:formula="of:=-1*[.Z205]/[.E205]" table:style-name="ce13">
            <text:p>0,4564</text:p>
          </table:table-cell>
          <table:table-cell office:value-type="float" office:value="7.7586206896551717" table:formula="of:=[.Z205] * ([.N205] + [.O205] + [.P205]) / (3 - [.Q205] - [.R205])" table:style-name="ce12">
            <text:p>7,758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29">
            <text:p>Gauss Cannon</text:p>
          </table:table-cell>
          <table:table-cell office:value-type="string" table:style-name="ce17">
            <text:p>M</text:p>
          </table:table-cell>
          <table:table-cell office:value-type="float" office:value="56" table:style-name="ce17">
            <text:p>56</text:p>
          </table:table-cell>
          <table:table-cell office:value-type="float" office:value="-30" table:style-name="ce18">
            <text:p>-30</text:p>
          </table:table-cell>
          <table:table-cell office:value-type="float" office:value="40" table:style-name="ce17">
            <text:p>40</text:p>
          </table:table-cell>
          <table:table-cell office:value-type="float" office:value="115" table:style-name="ce18">
            <text:p>115</text:p>
          </table:table-cell>
          <table:table-cell office:value-type="float" office:value="5" table:style-name="ce17">
            <text:p>5</text:p>
          </table:table-cell>
          <table:table-cell office:value-type="float" office:value="17" table:style-name="ce18">
            <text:p>17</text:p>
          </table:table-cell>
          <table:table-cell office:value-type="float" office:value="25" table:style-name="ce18">
            <text:p>25</text:p>
          </table:table-cell>
          <table:table-cell office:value-type="float" office:value="13" table:style-name="ce17">
            <text:p>13</text:p>
          </table:table-cell>
          <table:table-cell office:value-type="float" office:value="0.75" table:style-name="ce18">
            <text:p>0,75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6.145833333333336" table:formula="of:=([.F206] + [.G206]) / (2 * ( ((([.H206] + [.I206]) / 2) + [.J206]) / 10 )) * [.L206]" table:style-name="ce11">
            <text:p>16,1458</text:p>
          </table:table-cell>
          <table:table-cell office:value-type="float" office:value="0.28831845238095244" table:formula="of:=[.Z206]/[.D206]" table:style-name="ce12">
            <text:p>0,2883</text:p>
          </table:table-cell>
          <table:table-cell office:value-type="float" office:value="0.53819444444444453" table:formula="of:=-1*[.Z206]/[.E206]" table:style-name="ce13">
            <text:p>0,5382</text:p>
          </table:table-cell>
          <table:table-cell office:value-type="float" office:value="16.145833333333336" table:formula="of:=[.Z206] * ([.N206] + [.O206] + [.P206]) / (3 - [.Q206] - [.R206])" table:style-name="ce12">
            <text:p>16,145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29">
            <text:p>Gauss Cannon</text:p>
          </table:table-cell>
          <table:table-cell office:value-type="string" table:style-name="ce17">
            <text:p>L</text:p>
          </table:table-cell>
          <table:table-cell office:value-type="float" office:value="112" table:style-name="ce17">
            <text:p>112</text:p>
          </table:table-cell>
          <table:table-cell office:value-type="float" office:value="-59" table:style-name="ce18">
            <text:p>-59</text:p>
          </table:table-cell>
          <table:table-cell office:value-type="float" office:value="96" table:style-name="ce17">
            <text:p>96</text:p>
          </table:table-cell>
          <table:table-cell office:value-type="float" office:value="276" table:style-name="ce18">
            <text:p>276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17" table:style-name="ce17">
            <text:p>17</text:p>
          </table:table-cell>
          <table:table-cell office:value-type="float" office:value="0.75" table:style-name="ce18">
            <text:p>0,75</text:p>
          </table:table-cell>
          <table:table-cell office:value-type="float" office:value="0.05" table:style-name="ce18">
            <text:p>0,05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32.82352941176471" table:formula="of:=([.F207] + [.G207]) / (2 * ( ((([.H207] + [.I207]) / 2) + [.J207]) / 10 )) * [.L207]" table:style-name="ce11">
            <text:p>32,8235</text:p>
          </table:table-cell>
          <table:table-cell office:value-type="float" office:value="0.29306722689075632" table:formula="of:=[.Z207]/[.D207]" table:style-name="ce12">
            <text:p>0,2931</text:p>
          </table:table-cell>
          <table:table-cell office:value-type="float" office:value="0.5563310069790629" table:formula="of:=-1*[.Z207]/[.E207]" table:style-name="ce13">
            <text:p>0,5563</text:p>
          </table:table-cell>
          <table:table-cell office:value-type="float" office:value="32.82352941176471" table:formula="of:=[.Z207] * ([.N207] + [.O207] + [.P207]) / (3 - [.Q207] - [.R207])" table:style-name="ce12">
            <text:p>32,823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Advanced Gauss Cannon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18" table:style-name="ce22">
            <text:p>18</text:p>
          </table:table-cell>
          <table:table-cell office:value-type="float" office:value="57" table:style-name="ce23">
            <text:p>57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1">
            <text:p>9</text:p>
          </table:table-cell>
          <table:table-cell office:value-type="float" office:value="0.75" table:style-name="ce24">
            <text:p>0,7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.6982758620689662" table:formula="of:=([.F208] + [.G208]) / (2 * ( ((([.H208] + [.I208]) / 2) + [.J208]) / 10 )) * [.L208]" table:style-name="ce25">
            <text:p>9,6983</text:p>
          </table:table-cell>
          <table:table-cell office:value-type="float" office:value="0.32327586206896552" table:formula="of:=[.Z208]/[.D208]" table:style-name="ce26">
            <text:p>0,3233</text:p>
          </table:table-cell>
          <table:table-cell office:value-type="float" office:value="0.48491379310344829" table:formula="of:=-1*[.Z208]/[.E208]" table:style-name="ce27">
            <text:p>0,4849</text:p>
          </table:table-cell>
          <table:table-cell office:value-type="float" office:value="9.6982758620689662" table:formula="of:=[.Z208] * ([.N208] + [.O208] + [.P208]) / (3 - [.Q208] - [.R208])" table:style-name="ce26">
            <text:p>9,698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Advanced Gauss Cannon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50" table:style-name="ce22">
            <text:p>50</text:p>
          </table:table-cell>
          <table:table-cell office:value-type="float" office:value="148" table:style-name="ce23">
            <text:p>148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1">
            <text:p>13</text:p>
          </table:table-cell>
          <table:table-cell office:value-type="float" office:value="0.75" table:style-name="ce24">
            <text:p>0,75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0.625" table:formula="of:=([.F209] + [.G209]) / (2 * ( ((([.H209] + [.I209]) / 2) + [.J209]) / 10 )) * [.L209]" table:style-name="ce25">
            <text:p>20,6250</text:p>
          </table:table-cell>
          <table:table-cell office:value-type="float" office:value="0.34375" table:formula="of:=[.Z209]/[.D209]" table:style-name="ce26">
            <text:p>0,3438</text:p>
          </table:table-cell>
          <table:table-cell office:value-type="float" office:value="0.60661764705882348" table:formula="of:=-1*[.Z209]/[.E209]" table:style-name="ce27">
            <text:p>0,6066</text:p>
          </table:table-cell>
          <table:table-cell office:value-type="float" office:value="20.625" table:formula="of:=[.Z209] * ([.N209] + [.O209] + [.P209]) / (3 - [.Q209] - [.R209])" table:style-name="ce26">
            <text:p>20,6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Advanced Gauss Cannon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14" table:style-name="ce22">
            <text:p>114</text:p>
          </table:table-cell>
          <table:table-cell office:value-type="float" office:value="318" table:style-name="ce23">
            <text:p>31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7" table:style-name="ce21">
            <text:p>17</text:p>
          </table:table-cell>
          <table:table-cell office:value-type="float" office:value="0.75" table:style-name="ce24">
            <text:p>0,75</text:p>
          </table:table-cell>
          <table:table-cell office:value-type="float" office:value="0.05" table:style-name="ce24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8.117647058823529" table:formula="of:=([.F210] + [.G210]) / (2 * ( ((([.H210] + [.I210]) / 2) + [.J210]) / 10 )) * [.L210]" table:style-name="ce25">
            <text:p>38,1176</text:p>
          </table:table-cell>
          <table:table-cell office:value-type="float" office:value="0.31764705882352939" table:formula="of:=[.Z210]/[.D210]" table:style-name="ce26">
            <text:p>0,3176</text:p>
          </table:table-cell>
          <table:table-cell office:value-type="float" office:value="0.59558823529411764" table:formula="of:=-1*[.Z210]/[.E210]" table:style-name="ce27">
            <text:p>0,5956</text:p>
          </table:table-cell>
          <table:table-cell office:value-type="float" office:value="38.117647058823529" table:formula="of:=[.Z210] * ([.N210] + [.O210] + [.P210]) / (3 - [.Q210] - [.R210])" table:style-name="ce26">
            <text:p>38,117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Strike Cannon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24" table:style-name="ce22">
            <text:p>24</text:p>
          </table:table-cell>
          <table:table-cell office:value-type="float" office:value="74" table:style-name="ce23">
            <text:p>74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1">
            <text:p>9</text:p>
          </table:table-cell>
          <table:table-cell office:value-type="float" office:value="0.75" table:style-name="ce24">
            <text:p>0,7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.672413793103448" table:formula="of:=([.F211] + [.G211]) / (2 * ( ((([.H211] + [.I211]) / 2) + [.J211]) / 10 )) * [.L211]" table:style-name="ce25">
            <text:p>12,6724</text:p>
          </table:table-cell>
          <table:table-cell office:value-type="float" office:value="0.35201149425287359" table:formula="of:=[.Z211]/[.D211]" table:style-name="ce26">
            <text:p>0,3520</text:p>
          </table:table-cell>
          <table:table-cell office:value-type="float" office:value="0.52801724137931039" table:formula="of:=-1*[.Z211]/[.E211]" table:style-name="ce27">
            <text:p>0,5280</text:p>
          </table:table-cell>
          <table:table-cell office:value-type="float" office:value="12.67241379310345" table:formula="of:=[.Z211] * ([.N211] + [.O211] + [.P211]) / (3 - [.Q211] - [.R211])" table:style-name="ce26">
            <text:p>12,672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Strike Cannon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67" table:style-name="ce22">
            <text:p>67</text:p>
          </table:table-cell>
          <table:table-cell office:value-type="float" office:value="192" table:style-name="ce23">
            <text:p>192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1">
            <text:p>13</text:p>
          </table:table-cell>
          <table:table-cell office:value-type="float" office:value="0.75" table:style-name="ce24">
            <text:p>0,75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6.979166666666664" table:formula="of:=([.F212] + [.G212]) / (2 * ( ((([.H212] + [.I212]) / 2) + [.J212]) / 10 )) * [.L212]" table:style-name="ce25">
            <text:p>26,9792</text:p>
          </table:table-cell>
          <table:table-cell office:value-type="float" office:value="0.37471064814814814" table:formula="of:=[.Z212]/[.D212]" table:style-name="ce26">
            <text:p>0,3747</text:p>
          </table:table-cell>
          <table:table-cell office:value-type="float" office:value="0.58650362318840576" table:formula="of:=-1*[.Z212]/[.E212]" table:style-name="ce27">
            <text:p>0,5865</text:p>
          </table:table-cell>
          <table:table-cell office:value-type="float" office:value="26.979166666666668" table:formula="of:=[.Z212] * ([.N212] + [.O212] + [.P212]) / (3 - [.Q212] - [.R212])" table:style-name="ce26">
            <text:p>26,979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Strike Cannon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58" table:style-name="ce22">
            <text:p>158</text:p>
          </table:table-cell>
          <table:table-cell office:value-type="float" office:value="378" table:style-name="ce23">
            <text:p>37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7" table:style-name="ce21">
            <text:p>17</text:p>
          </table:table-cell>
          <table:table-cell office:value-type="float" office:value="0.75" table:style-name="ce24">
            <text:p>0,75</text:p>
          </table:table-cell>
          <table:table-cell office:value-type="float" office:value="0.05" table:style-name="ce24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7.294117647058826" table:formula="of:=([.F213] + [.G213]) / (2 * ( ((([.H213] + [.I213]) / 2) + [.J213]) / 10 )) * [.L213]" table:style-name="ce25">
            <text:p>47,2941</text:p>
          </table:table-cell>
          <table:table-cell office:value-type="float" office:value="0.32843137254901961" table:formula="of:=[.Z213]/[.D213]" table:style-name="ce26">
            <text:p>0,3284</text:p>
          </table:table-cell>
          <table:table-cell office:value-type="float" office:value="0.52549019607843139" table:formula="of:=-1*[.Z213]/[.E213]" table:style-name="ce27">
            <text:p>0,5255</text:p>
          </table:table-cell>
          <table:table-cell office:value-type="float" office:value="47.294117647058819" table:formula="of:=[.Z213] * ([.N213] + [.O213] + [.P213]) / (3 - [.Q213] - [.R213])" table:style-name="ce26">
            <text:p>47,294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29">
            <text:p>Stormfire Autocannon</text:p>
          </table:table-cell>
          <table:table-cell office:value-type="string" table:style-name="ce17">
            <text:p>S</text:p>
          </table:table-cell>
          <table:table-cell office:value-type="float" office:value="25" table:style-name="ce17">
            <text:p>25</text:p>
          </table:table-cell>
          <table:table-cell office:value-type="float" office:value="-17" table:style-name="ce18">
            <text:p>-17</text:p>
          </table:table-cell>
          <table:table-cell office:value-type="float" office:value="13" table:style-name="ce17">
            <text:p>13</text:p>
          </table:table-cell>
          <table:table-cell office:value-type="float" office:value="27" table:style-name="ce18">
            <text:p>27</text:p>
          </table:table-cell>
          <table:table-cell office:value-type="float" office:value="1" table:style-name="ce17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17">
            <text:p>5</text:p>
          </table:table-cell>
          <table:table-cell office:value-type="float" office:value="0.85" table:style-name="ce18">
            <text:p>0,85</text:p>
          </table:table-cell>
          <table:table-cell office:value-type="float" office:value="0.75" table:style-name="ce18">
            <text:p>0,75</text:p>
          </table:table-cell>
          <table:table-cell office:value-type="float" office:value="1.25" table:style-name="ce17">
            <text:p>1,25</text:p>
          </table:table-cell>
          <table:table-cell office:value-type="float" office:value="1.5" table:style-name="ce18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20" table:formula="of:=([.F214] + [.G214]) / (2 * ( ((([.H214] + [.I214]) / 2) + [.J214]) / 10 )) * [.L214]" table:style-name="ce11">
            <text:p>20,0000</text:p>
          </table:table-cell>
          <table:table-cell office:value-type="float" office:value="0.8" table:formula="of:=[.Z214]/[.D214]" table:style-name="ce12">
            <text:p>0,8000</text:p>
          </table:table-cell>
          <table:table-cell office:value-type="float" office:value="1.1764705882352942" table:formula="of:=-1*[.Z214]/[.E214]" table:style-name="ce13">
            <text:p>1,1765</text:p>
          </table:table-cell>
          <table:table-cell office:value-type="float" office:value="20" table:formula="of:=[.Z214] * ([.N214] + [.O214] + [.P214]) / (3 - [.Q214] - [.R214])" table:style-name="ce12">
            <text:p>2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29">
            <text:p>Stormfire Autocannon</text:p>
          </table:table-cell>
          <table:table-cell office:value-type="string" table:style-name="ce17">
            <text:p>M</text:p>
          </table:table-cell>
          <table:table-cell office:value-type="float" office:value="25" table:style-name="ce17">
            <text:p>25</text:p>
          </table:table-cell>
          <table:table-cell office:value-type="float" office:value="-17" table:style-name="ce18">
            <text:p>-17</text:p>
          </table:table-cell>
          <table:table-cell office:value-type="float" office:value="33" table:style-name="ce17">
            <text:p>33</text:p>
          </table:table-cell>
          <table:table-cell office:value-type="float" office:value="68" table:style-name="ce18">
            <text:p>68</text:p>
          </table:table-cell>
          <table:table-cell office:value-type="float" office:value="2" table:style-name="ce17">
            <text:p>2</text:p>
          </table:table-cell>
          <table:table-cell office:value-type="float" office:value="6" table:style-name="ce18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6" table:style-name="ce17">
            <text:p>6</text:p>
          </table:table-cell>
          <table:table-cell office:value-type="float" office:value="0.85" table:style-name="ce18">
            <text:p>0,85</text:p>
          </table:table-cell>
          <table:table-cell office:value-type="float" office:value="0.5" table:style-name="ce18">
            <text:p>0,5</text:p>
          </table:table-cell>
          <table:table-cell office:value-type="float" office:value="1.25" table:style-name="ce17">
            <text:p>1,25</text:p>
          </table:table-cell>
          <table:table-cell office:value-type="float" office:value="1.5" table:style-name="ce18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33.019230769230766" table:formula="of:=([.F215] + [.G215]) / (2 * ( ((([.H215] + [.I215]) / 2) + [.J215]) / 10 )) * [.L215]" table:style-name="ce11">
            <text:p>33,0192</text:p>
          </table:table-cell>
          <table:table-cell office:value-type="float" office:value="1.3207692307692307" table:formula="of:=[.Z215]/[.D215]" table:style-name="ce12">
            <text:p>1,3208</text:p>
          </table:table-cell>
          <table:table-cell office:value-type="float" office:value="1.9423076923076921" table:formula="of:=-1*[.Z215]/[.E215]" table:style-name="ce13">
            <text:p>1,9423</text:p>
          </table:table-cell>
          <table:table-cell office:value-type="float" office:value="33.019230769230766" table:formula="of:=[.Z215] * ([.N215] + [.O215] + [.P215]) / (3 - [.Q215] - [.R215])" table:style-name="ce12">
            <text:p>33,019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29">
            <text:p>Stormfire Autocannon</text:p>
          </table:table-cell>
          <table:table-cell office:value-type="string" table:style-name="ce17">
            <text:p>L</text:p>
          </table:table-cell>
          <table:table-cell office:value-type="float" office:value="25" table:style-name="ce17">
            <text:p>25</text:p>
          </table:table-cell>
          <table:table-cell office:value-type="float" office:value="-17" table:style-name="ce18">
            <text:p>-17</text:p>
          </table:table-cell>
          <table:table-cell office:value-type="float" office:value="78" table:style-name="ce17">
            <text:p>78</text:p>
          </table:table-cell>
          <table:table-cell office:value-type="float" office:value="162" table:style-name="ce18">
            <text:p>162</text:p>
          </table:table-cell>
          <table:table-cell office:value-type="float" office:value="2" table:style-name="ce17">
            <text:p>2</text:p>
          </table:table-cell>
          <table:table-cell office:value-type="float" office:value="8" table:style-name="ce18">
            <text:p>8</text:p>
          </table:table-cell>
          <table:table-cell office:value-type="float" office:value="12" table:style-name="ce18">
            <text:p>12</text:p>
          </table:table-cell>
          <table:table-cell office:value-type="float" office:value="7" table:style-name="ce17">
            <text:p>7</text:p>
          </table:table-cell>
          <table:table-cell office:value-type="float" office:value="0.85" table:style-name="ce18">
            <text:p>0,85</text:p>
          </table:table-cell>
          <table:table-cell office:value-type="float" office:value="0.25" table:style-name="ce18">
            <text:p>0,25</text:p>
          </table:table-cell>
          <table:table-cell office:value-type="float" office:value="1.25" table:style-name="ce17">
            <text:p>1,25</text:p>
          </table:table-cell>
          <table:table-cell office:value-type="float" office:value="1.5" table:style-name="ce18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60" table:formula="of:=([.F216] + [.G216]) / (2 * ( ((([.H216] + [.I216]) / 2) + [.J216]) / 10 )) * [.L216]" table:style-name="ce11">
            <text:p>60,0000</text:p>
          </table:table-cell>
          <table:table-cell office:value-type="float" office:value="2.4" table:formula="of:=[.Z216]/[.D216]" table:style-name="ce12">
            <text:p>2,4000</text:p>
          </table:table-cell>
          <table:table-cell office:value-type="float" office:value="3.5294117647058822" table:formula="of:=-1*[.Z216]/[.E216]" table:style-name="ce13">
            <text:p>3,5294</text:p>
          </table:table-cell>
          <table:table-cell office:value-type="float" office:value="60" table:formula="of:=[.Z216] * ([.N216] + [.O216] + [.P216]) / (3 - [.Q216] - [.R216])" table:style-name="ce12">
            <text:p>6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Improved Stormfire Autocannon</text:p>
          </table:table-cell>
          <table:table-cell office:value-type="string" table:style-name="ce21">
            <text:p>S</text:p>
          </table:table-cell>
          <table:table-cell office:value-type="float" office:value="30" table:style-name="ce21">
            <text:p>30</text:p>
          </table:table-cell>
          <table:table-cell office:value-type="float" office:value="-20" table:style-name="ce24">
            <text:p>-20</text:p>
          </table:table-cell>
          <table:table-cell office:value-type="float" office:value="17" table:style-name="ce22">
            <text:p>17</text:p>
          </table:table-cell>
          <table:table-cell office:value-type="float" office:value="35" table:style-name="ce23">
            <text:p>35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3">
            <text:p>4</text:p>
          </table:table-cell>
          <table:table-cell office:value-type="float" office:value="6" table:style-name="ce23">
            <text:p>6</text:p>
          </table:table-cell>
          <table:table-cell office:value-type="float" office:value="5" table:style-name="ce22">
            <text:p>5</text:p>
          </table:table-cell>
          <table:table-cell office:value-type="float" office:value="0.85" table:style-name="ce23">
            <text:p>0,85</text:p>
          </table:table-cell>
          <table:table-cell office:value-type="float" office:value="0.75" table:style-name="ce23">
            <text:p>0,75</text:p>
          </table:table-cell>
          <table:table-cell office:value-type="float" office:value="1.25" table:style-name="ce21">
            <text:p>1,25</text:p>
          </table:table-cell>
          <table:table-cell office:value-type="float" office:value="1.5" table:style-name="ce24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6" table:formula="of:=([.F217] + [.G217]) / (2 * ( ((([.H217] + [.I217]) / 2) + [.J217]) / 10 )) * [.L217]" table:style-name="ce25">
            <text:p>26,0000</text:p>
          </table:table-cell>
          <table:table-cell office:value-type="float" office:value="0.8666666666666667" table:formula="of:=[.Z217]/[.D217]" table:style-name="ce26">
            <text:p>0,8667</text:p>
          </table:table-cell>
          <table:table-cell office:value-type="float" office:value="1.3" table:formula="of:=-1*[.Z217]/[.E217]" table:style-name="ce27">
            <text:p>1,3000</text:p>
          </table:table-cell>
          <table:table-cell office:value-type="float" office:value="26" table:formula="of:=[.Z217] * ([.N217] + [.O217] + [.P217]) / (3 - [.Q217] - [.R217])" table:style-name="ce26">
            <text:p>26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Improved Stormfire Autocannon</text:p>
          </table:table-cell>
          <table:table-cell office:value-type="string" table:style-name="ce22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43" table:style-name="ce22">
            <text:p>43</text:p>
          </table:table-cell>
          <table:table-cell office:value-type="float" office:value="88" table:style-name="ce23">
            <text:p>88</text:p>
          </table:table-cell>
          <table:table-cell office:value-type="float" office:value="2" table:style-name="ce22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9" table:style-name="ce23">
            <text:p>9</text:p>
          </table:table-cell>
          <table:table-cell office:value-type="float" office:value="6" table:style-name="ce22">
            <text:p>6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42.826923076923073" table:formula="of:=([.F218] + [.G218]) / (2 * ( ((([.H218] + [.I218]) / 2) + [.J218]) / 10 )) * [.L218]" table:style-name="ce40">
            <text:p>42,8269</text:p>
          </table:table-cell>
          <table:table-cell office:value-type="float" office:value="0.71378205128205119" table:formula="of:=[.Z218]/[.D218]" table:style-name="ce41">
            <text:p>0,7138</text:p>
          </table:table-cell>
          <table:table-cell office:value-type="float" office:value="1.2596153846153846" table:formula="of:=-1*[.Z218]/[.E218]" table:style-name="ce42">
            <text:p>1,2596</text:p>
          </table:table-cell>
          <table:table-cell office:value-type="float" office:value="42.826923076923073" table:formula="of:=[.Z218] * ([.N218] + [.O218] + [.P218]) / (3 - [.Q218] - [.R218])" table:style-name="ce26">
            <text:p>42,826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Improved Stormfire Autocannon</text:p>
          </table:table-cell>
          <table:table-cell office:value-type="string" table:style-name="ce22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02" table:style-name="ce22">
            <text:p>102</text:p>
          </table:table-cell>
          <table:table-cell office:value-type="float" office:value="210" table:style-name="ce23">
            <text:p>210</text:p>
          </table:table-cell>
          <table:table-cell office:value-type="float" office:value="2" table:style-name="ce22">
            <text:p>2</text:p>
          </table:table-cell>
          <table:table-cell office:value-type="float" office:value="8" table:style-name="ce23">
            <text:p>8</text:p>
          </table:table-cell>
          <table:table-cell office:value-type="float" office:value="12" table:style-name="ce23">
            <text:p>12</text:p>
          </table:table-cell>
          <table:table-cell office:value-type="float" office:value="7" table:style-name="ce22">
            <text:p>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78" table:formula="of:=([.F219] + [.G219]) / (2 * ( ((([.H219] + [.I219]) / 2) + [.J219]) / 10 )) * [.L219]" table:style-name="ce40">
            <text:p>78,0000</text:p>
          </table:table-cell>
          <table:table-cell office:value-type="float" office:value="0.65" table:formula="of:=[.Z219]/[.D219]" table:style-name="ce41">
            <text:p>0,6500</text:p>
          </table:table-cell>
          <table:table-cell office:value-type="float" office:value="1.21875" table:formula="of:=-1*[.Z219]/[.E219]" table:style-name="ce42">
            <text:p>1,2188</text:p>
          </table:table-cell>
          <table:table-cell office:value-type="float" office:value="78" table:formula="of:=[.Z219] * ([.N219] + [.O219] + [.P219]) / (3 - [.Q219] - [.R219])" table:style-name="ce26">
            <text:p>78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Shredder Autocannon</text:p>
          </table:table-cell>
          <table:table-cell office:value-type="string" table:style-name="ce22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22" table:style-name="ce22">
            <text:p>22</text:p>
          </table:table-cell>
          <table:table-cell office:value-type="float" office:value="44" table:style-name="ce23">
            <text:p>44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3">
            <text:p>4</text:p>
          </table:table-cell>
          <table:table-cell office:value-type="float" office:value="6" table:style-name="ce23">
            <text:p>6</text:p>
          </table:table-cell>
          <table:table-cell office:value-type="float" office:value="5" table:style-name="ce22">
            <text:p>5</text:p>
          </table:table-cell>
          <table:table-cell office:value-type="float" office:value="0.85" table:style-name="ce23">
            <text:p>0,85</text:p>
          </table:table-cell>
          <table:table-cell office:value-type="float" office:value="0.75" table:style-name="ce23">
            <text:p>0,7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33" table:formula="of:=([.F220] + [.G220]) / (2 * ( ((([.H220] + [.I220]) / 2) + [.J220]) / 10 )) * [.L220]" table:style-name="ce40">
            <text:p>33,0000</text:p>
          </table:table-cell>
          <table:table-cell office:value-type="float" office:value="0.91666666666666663" table:formula="of:=[.Z220]/[.D220]" table:style-name="ce41">
            <text:p>0,9167</text:p>
          </table:table-cell>
          <table:table-cell office:value-type="float" office:value="1.375" table:formula="of:=-1*[.Z220]/[.E220]" table:style-name="ce42">
            <text:p>1,3750</text:p>
          </table:table-cell>
          <table:table-cell office:value-type="float" office:value="33" table:formula="of:=[.Z220] * ([.N220] + [.O220] + [.P220]) / (3 - [.Q220] - [.R220])" table:style-name="ce26">
            <text:p>33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Shredder Autocannon</text:p>
          </table:table-cell>
          <table:table-cell office:value-type="string" table:style-name="ce22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54" table:style-name="ce22">
            <text:p>54</text:p>
          </table:table-cell>
          <table:table-cell office:value-type="float" office:value="110" table:style-name="ce23">
            <text:p>110</text:p>
          </table:table-cell>
          <table:table-cell office:value-type="float" office:value="2" table:style-name="ce22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9" table:style-name="ce23">
            <text:p>9</text:p>
          </table:table-cell>
          <table:table-cell office:value-type="float" office:value="6" table:style-name="ce22">
            <text:p>6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53.615384615384613" table:formula="of:=([.F221] + [.G221]) / (2 * ( ((([.H221] + [.I221]) / 2) + [.J221]) / 10 )) * [.L221]" table:style-name="ce40">
            <text:p>53,6154</text:p>
          </table:table-cell>
          <table:table-cell office:value-type="float" office:value="0.74465811965811968" table:formula="of:=[.Z221]/[.D221]" table:style-name="ce41">
            <text:p>0,7447</text:p>
          </table:table-cell>
          <table:table-cell office:value-type="float" office:value="1.1655518394648829" table:formula="of:=-1*[.Z221]/[.E221]" table:style-name="ce42">
            <text:p>1,1656</text:p>
          </table:table-cell>
          <table:table-cell office:value-type="float" office:value="53.615384615384613" table:formula="of:=[.Z221] * ([.N221] + [.O221] + [.P221]) / (3 - [.Q221] - [.R221])" table:style-name="ce26">
            <text:p>53,615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Shredder Autocannon</text:p>
          </table:table-cell>
          <table:table-cell office:value-type="string" table:style-name="ce22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32" table:style-name="ce22">
            <text:p>132</text:p>
          </table:table-cell>
          <table:table-cell office:value-type="float" office:value="246" table:style-name="ce23">
            <text:p>246</text:p>
          </table:table-cell>
          <table:table-cell office:value-type="float" office:value="2" table:style-name="ce22">
            <text:p>2</text:p>
          </table:table-cell>
          <table:table-cell office:value-type="float" office:value="8" table:style-name="ce23">
            <text:p>8</text:p>
          </table:table-cell>
          <table:table-cell office:value-type="float" office:value="12" table:style-name="ce23">
            <text:p>12</text:p>
          </table:table-cell>
          <table:table-cell office:value-type="float" office:value="7" table:style-name="ce22">
            <text:p>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94.5" table:formula="of:=([.F222] + [.G222]) / (2 * ( ((([.H222] + [.I222]) / 2) + [.J222]) / 10 )) * [.L222]" table:style-name="ce40">
            <text:p>94,5000</text:p>
          </table:table-cell>
          <table:table-cell office:value-type="float" office:value="0.65625" table:formula="of:=[.Z222]/[.D222]" table:style-name="ce41">
            <text:p>0,6563</text:p>
          </table:table-cell>
          <table:table-cell office:value-type="float" office:value="1.05" table:formula="of:=-1*[.Z222]/[.E222]" table:style-name="ce42">
            <text:p>1,0500</text:p>
          </table:table-cell>
          <table:table-cell office:value-type="float" office:value="94.5" table:formula="of:=[.Z222] * ([.N222] + [.O222] + [.P222]) / (3 - [.Q222] - [.R222])" table:style-name="ce26">
            <text:p>94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Hailstorm Autocannon</text:p>
          </table:table-cell>
          <table:table-cell office:value-type="string" table:style-name="ce22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275" table:style-name="ce23">
            <text:p>-275</text:p>
          </table:table-cell>
          <table:table-cell office:value-type="float" office:value="400" table:style-name="ce22">
            <text:p>400</text:p>
          </table:table-cell>
          <table:table-cell office:value-type="float" office:value="750" table:style-name="ce23">
            <text:p>750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3">
            <text:p>12</text:p>
          </table:table-cell>
          <table:table-cell office:value-type="float" office:value="22" table:style-name="ce23">
            <text:p>22</text:p>
          </table:table-cell>
          <table:table-cell office:value-type="float" office:value="17" table:style-name="ce22">
            <text:p>1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65.67796610169489" table:formula="of:=([.F223] + [.G223]) / (2 * ( ((([.H223] + [.I223]) / 2) + [.J223]) / 10 )) * [.L223]" table:style-name="ce40">
            <text:p>165,6780</text:p>
          </table:table-cell>
          <table:table-cell office:value-type="float" office:value="0.44180790960451971" table:formula="of:=[.Z223]/[.D223]" table:style-name="ce41">
            <text:p>0,4418</text:p>
          </table:table-cell>
          <table:table-cell office:value-type="float" office:value="0.60246533127889057" table:formula="of:=-1*[.Z223]/[.E223]" table:style-name="ce42">
            <text:p>0,6025</text:p>
          </table:table-cell>
          <table:table-cell office:value-type="float" office:value="179.48446327683612" table:formula="of:=[.Z223] * ([.N223] + [.O223] + [.P223]) / (3 - [.Q223] - [.R223])" table:style-name="ce26">
            <text:p>179,484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Firestorm Autocannon</text:p>
          </table:table-cell>
          <table:table-cell office:value-type="string" table:style-name="ce22">
            <text:p>X</text:p>
          </table:table-cell>
          <table:table-cell office:value-type="float" office:value="425" table:style-name="ce22">
            <text:p>425</text:p>
          </table:table-cell>
          <table:table-cell office:value-type="float" office:value="-300" table:style-name="ce23">
            <text:p>-300</text:p>
          </table:table-cell>
          <table:table-cell office:value-type="float" office:value="500" table:style-name="ce22">
            <text:p>500</text:p>
          </table:table-cell>
          <table:table-cell office:value-type="float" office:value="850" table:style-name="ce23">
            <text:p>850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3">
            <text:p>12</text:p>
          </table:table-cell>
          <table:table-cell office:value-type="float" office:value="22" table:style-name="ce23">
            <text:p>22</text:p>
          </table:table-cell>
          <table:table-cell office:value-type="float" office:value="17" table:style-name="ce22">
            <text:p>1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94.4915254237288" table:formula="of:=([.F224] + [.G224]) / (2 * ( ((([.H224] + [.I224]) / 2) + [.J224]) / 10 )) * [.L224]" table:style-name="ce40">
            <text:p>194,4915</text:p>
          </table:table-cell>
          <table:table-cell office:value-type="float" office:value="0.45762711864406774" table:formula="of:=[.Z224]/[.D224]" table:style-name="ce41">
            <text:p>0,4576</text:p>
          </table:table-cell>
          <table:table-cell office:value-type="float" office:value="0.64830508474576265" table:formula="of:=-1*[.Z224]/[.E224]" table:style-name="ce42">
            <text:p>0,6483</text:p>
          </table:table-cell>
          <table:table-cell office:value-type="float" office:value="210.69915254237287" table:formula="of:=[.Z224] * ([.N224] + [.O224] + [.P224]) / (3 - [.Q224] - [.R224])" table:style-name="ce26">
            <text:p>210,699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Tempest Autocannon</text:p>
          </table:table-cell>
          <table:table-cell office:value-type="string" table:style-name="ce22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750" table:style-name="ce22">
            <text:p>750</text:p>
          </table:table-cell>
          <table:table-cell office:value-type="float" office:value="1250" table:style-name="ce23">
            <text:p>1250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3">
            <text:p>12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88.13559322033893" table:formula="of:=([.F225] + [.G225]) / (2 * ( ((([.H225] + [.I225]) / 2) + [.J225]) / 10 )) * [.L225]" table:style-name="ce40">
            <text:p>288,1356</text:p>
          </table:table-cell>
          <table:table-cell office:value-type="float" office:value="0.57627118644067787" table:formula="of:=[.Z225]/[.D225]" table:style-name="ce41">
            <text:p>0,5763</text:p>
          </table:table-cell>
          <table:table-cell office:value-type="float" office:value="0.57627118644067787" table:formula="of:=-1*[.Z225]/[.E225]" table:style-name="ce42">
            <text:p>0,5763</text:p>
          </table:table-cell>
          <table:table-cell office:value-type="float" office:value="312.14689265536714" table:formula="of:=[.Z225] * ([.N225] + [.O225] + [.P225]) / (3 - [.Q225] - [.R225])" table:style-name="ce26">
            <text:p>312,146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29">
            <text:p>Kinetic Artillery</text:p>
          </table:table-cell>
          <table:table-cell office:value-type="string" table:style-name="ce17">
            <text:p>L</text:p>
          </table:table-cell>
          <table:table-cell office:value-type="float" office:value="155" table:style-name="ce17">
            <text:p>155</text:p>
          </table:table-cell>
          <table:table-cell office:value-type="float" office:value="-90" table:style-name="ce18">
            <text:p>-90</text:p>
          </table:table-cell>
          <table:table-cell office:value-type="float" office:value="195" table:style-name="ce17">
            <text:p>195</text:p>
          </table:table-cell>
          <table:table-cell office:value-type="float" office:value="585" table:style-name="ce18">
            <text:p>585</text:p>
          </table:table-cell>
          <table:table-cell office:value-type="float" office:value="9" table:style-name="ce17">
            <text:p>9</text:p>
          </table:table-cell>
          <table:table-cell office:value-type="float" office:value="34" table:style-name="ce18">
            <text:p>34</text:p>
          </table:table-cell>
          <table:table-cell office:value-type="float" office:value="50" table:style-name="ce18">
            <text:p>50</text:p>
          </table:table-cell>
          <table:table-cell office:value-type="float" office:value="18" table:style-name="ce17">
            <text:p>18</text:p>
          </table:table-cell>
          <table:table-cell office:value-type="float" office:value="0.75" table:style-name="ce18">
            <text:p>0,75</text:p>
          </table:table-cell>
          <table:table-cell office:value-type="float" office:value="0.05" table:style-name="ce18">
            <text:p>0,05</text:p>
          </table:table-cell>
          <table:table-cell office:value-type="float" office:value="1.25" table:style-name="ce17">
            <text:p>1,25</text:p>
          </table:table-cell>
          <table:table-cell office:value-type="float" office:value="2" table:style-name="ce18">
            <text:p>2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40.909090909090907" table:formula="of:=([.F226] + [.G226]) / (2 * ( ((([.H226] + [.I226]) / 2) + [.J226]) / 10 )) * [.L226]" table:style-name="ce11">
            <text:p>40,9091</text:p>
          </table:table-cell>
          <table:table-cell office:value-type="float" office:value="0.26392961876832843" table:formula="of:=[.Z226]/[.D226]" table:style-name="ce12">
            <text:p>0,2639</text:p>
          </table:table-cell>
          <table:table-cell office:value-type="float" office:value="0.45454545454545453" table:formula="of:=-1*[.Z226]/[.E226]" table:style-name="ce13">
            <text:p>0,4545</text:p>
          </table:table-cell>
          <table:table-cell office:value-type="float" office:value="51.136363636363633" table:formula="of:=[.Z226] * ([.N226] + [.O226] + [.P226]) / (3 - [.Q226] - [.R226])" table:style-name="ce12">
            <text:p>51,136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Improved Kinetic Artillery</text:p>
          </table:table-cell>
          <table:table-cell office:value-type="string" table:style-name="ce21">
            <text:p>L</text:p>
          </table:table-cell>
          <table:table-cell office:value-type="float" office:value="180" table:style-name="ce21">
            <text:p>180</text:p>
          </table:table-cell>
          <table:table-cell office:value-type="float" office:value="-110" table:style-name="ce24">
            <text:p>-110</text:p>
          </table:table-cell>
          <table:table-cell office:value-type="float" office:value="245" table:style-name="ce21">
            <text:p>245</text:p>
          </table:table-cell>
          <table:table-cell office:value-type="float" office:value="720" table:style-name="ce24">
            <text:p>720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4">
            <text:p>50</text:p>
          </table:table-cell>
          <table:table-cell office:value-type="float" office:value="18" table:style-name="ce21">
            <text:p>18</text:p>
          </table:table-cell>
          <table:table-cell office:value-type="float" office:value="0.75" table:style-name="ce24">
            <text:p>0,7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50.611888111888106" table:formula="of:=([.F227] + [.G227]) / (2 * ( ((([.H227] + [.I227]) / 2) + [.J227]) / 10 )) * [.L227]" table:style-name="ce25">
            <text:p>50,6119</text:p>
          </table:table-cell>
          <table:table-cell office:value-type="float" office:value="0.28117715617715616" table:formula="of:=[.Z227]/[.D227]" table:style-name="ce26">
            <text:p>0,2812</text:p>
          </table:table-cell>
          <table:table-cell office:value-type="float" office:value="0.46010807374443735" table:formula="of:=-1*[.Z227]/[.E227]" table:style-name="ce27">
            <text:p>0,4601</text:p>
          </table:table-cell>
          <table:table-cell office:value-type="float" office:value="63.264860139860133" table:formula="of:=[.Z227] * ([.N227] + [.O227] + [.P227]) / (3 - [.Q227] - [.R227])" table:style-name="ce26">
            <text:p>63,264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Skypiercer Artillery</text:p>
          </table:table-cell>
          <table:table-cell office:value-type="string" table:style-name="ce21">
            <text:p>L</text:p>
          </table:table-cell>
          <table:table-cell office:value-type="float" office:value="205" table:style-name="ce21">
            <text:p>205</text:p>
          </table:table-cell>
          <table:table-cell office:value-type="float" office:value="-130" table:style-name="ce24">
            <text:p>-130</text:p>
          </table:table-cell>
          <table:table-cell office:value-type="float" office:value="300" table:style-name="ce21">
            <text:p>300</text:p>
          </table:table-cell>
          <table:table-cell office:value-type="float" office:value="870" table:style-name="ce24">
            <text:p>870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4">
            <text:p>50</text:p>
          </table:table-cell>
          <table:table-cell office:value-type="float" office:value="18" table:style-name="ce21">
            <text:p>18</text:p>
          </table:table-cell>
          <table:table-cell office:value-type="float" office:value="0.75" table:style-name="ce24">
            <text:p>0,7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61.36363636363636" table:formula="of:=([.F228] + [.G228]) / (2 * ( ((([.H228] + [.I228]) / 2) + [.J228]) / 10 )) * [.L228]" table:style-name="ce25">
            <text:p>61,3636</text:p>
          </table:table-cell>
          <table:table-cell office:value-type="float" office:value="0.29933481152993346" table:formula="of:=[.Z228]/[.D228]" table:style-name="ce26">
            <text:p>0,2993</text:p>
          </table:table-cell>
          <table:table-cell office:value-type="float" office:value="0.47202797202797198" table:formula="of:=-1*[.Z228]/[.E228]" table:style-name="ce27">
            <text:p>0,4720</text:p>
          </table:table-cell>
          <table:table-cell office:value-type="float" office:value="76.704545454545453" table:formula="of:=[.Z228] * ([.N228] + [.O228] + [.P228]) / (3 - [.Q228] - [.R228])" table:style-name="ce26">
            <text:p>76,704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29">
            <text:p>Giga Cannon</text:p>
          </table:table-cell>
          <table:table-cell office:value-type="string" table:style-name="ce17">
            <text:p>X</text:p>
          </table:table-cell>
          <table:table-cell office:value-type="float" office:value="325" table:style-name="ce17">
            <text:p>325</text:p>
          </table:table-cell>
          <table:table-cell office:value-type="float" office:value="-250" table:style-name="ce18">
            <text:p>-250</text:p>
          </table:table-cell>
          <table:table-cell office:value-type="float" office:value="910" table:style-name="ce17">
            <text:p>910</text:p>
          </table:table-cell>
          <table:table-cell office:value-type="float" office:value="2600" table:style-name="ce18">
            <text:p>2600</text:p>
          </table:table-cell>
          <table:table-cell office:value-type="float" office:value="14" table:style-name="ce17">
            <text:p>14</text:p>
          </table:table-cell>
          <table:table-cell office:value-type="float" office:value="54" table:style-name="ce18">
            <text:p>54</text:p>
          </table:table-cell>
          <table:table-cell office:value-type="float" office:value="80" table:style-name="ce18">
            <text:p>80</text:p>
          </table:table-cell>
          <table:table-cell office:value-type="float" office:value="20" table:style-name="ce17">
            <text:p>20</text:p>
          </table:table-cell>
          <table:table-cell office:value-type="float" office:value="0.75" table:style-name="ce18">
            <text:p>0,75</text:p>
          </table:table-cell>
          <table:table-cell office:value-type="float" office:value="0" table:style-name="ce18">
            <text:p>0</text:p>
          </table:table-cell>
          <table:table-cell office:value-type="float" office:value="1.25" table:style-name="ce17">
            <text:p>1,25</text:p>
          </table:table-cell>
          <table:table-cell office:value-type="float" office:value="1.5" table:style-name="ce18">
            <text:p>1,5</text:p>
          </table:table-cell>
          <table:table-cell office:value-type="float" office:value="0.75" table:style-name="ce18">
            <text:p>0,7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15.46052631578948" table:formula="of:=([.F229] + [.G229]) / (2 * ( ((([.H229] + [.I229]) / 2) + [.J229]) / 10 )) * [.L229]" table:style-name="ce11">
            <text:p>115,4605</text:p>
          </table:table-cell>
          <table:table-cell office:value-type="float" office:value="0.35526315789473684" table:formula="of:=[.Z229]/[.D229]" table:style-name="ce12">
            <text:p>0,3553</text:p>
          </table:table-cell>
          <table:table-cell office:value-type="float" office:value="0.46184210526315794" table:formula="of:=-1*[.Z229]/[.E229]" table:style-name="ce13">
            <text:p>0,4618</text:p>
          </table:table-cell>
          <table:table-cell office:value-type="float" office:value="134.70394736842107" table:formula="of:=[.Z229] * ([.N229] + [.O229] + [.P229]) / (3 - [.Q229] - [.R229])" table:style-name="ce12">
            <text:p>134,703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Improved Giga-Cannon</text:p>
          </table:table-cell>
          <table:table-cell office:value-type="string" table:style-name="ce21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280" table:style-name="ce23">
            <text:p>-280</text:p>
          </table:table-cell>
          <table:table-cell office:value-type="float" office:value="1200" table:style-name="ce22">
            <text:p>1200</text:p>
          </table:table-cell>
          <table:table-cell office:value-type="float" office:value="3200" table:style-name="ce23">
            <text:p>3200</text:p>
          </table:table-cell>
          <table:table-cell office:value-type="float" office:value="14" table:style-name="ce22">
            <text:p>14</text:p>
          </table:table-cell>
          <table:table-cell office:value-type="float" office:value="54" table:style-name="ce23">
            <text:p>54</text:p>
          </table:table-cell>
          <table:table-cell office:value-type="float" office:value="80" table:style-name="ce23">
            <text:p>80</text:p>
          </table:table-cell>
          <table:table-cell office:value-type="float" office:value="20" table:style-name="ce22">
            <text:p>20</text:p>
          </table:table-cell>
          <table:table-cell office:value-type="float" office:value="0.75" table:style-name="ce23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1.25" table:style-name="ce21">
            <text:p>1,2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44.73684210526315" table:formula="of:=([.F230] + [.G230]) / (2 * ( ((([.H230] + [.I230]) / 2) + [.J230]) / 10 )) * [.L230]" table:style-name="ce25">
            <text:p>144,7368</text:p>
          </table:table-cell>
          <table:table-cell office:value-type="float" office:value="0.38596491228070173" table:formula="of:=[.Z230]/[.D230]" table:style-name="ce26">
            <text:p>0,3860</text:p>
          </table:table-cell>
          <table:table-cell office:value-type="float" office:value="0.51691729323308266" table:formula="of:=-1*[.Z230]/[.E230]" table:style-name="ce27">
            <text:p>0,5169</text:p>
          </table:table-cell>
          <table:table-cell office:value-type="float" office:value="168.85964912280701" table:formula="of:=[.Z230] * ([.N230] + [.O230] + [.P230]) / (3 - [.Q230] - [.R230])" table:style-name="ce26">
            <text:p>168,859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The Grand Cannon</text:p>
          </table:table-cell>
          <table:table-cell office:value-type="string" table:style-name="ce21">
            <text:p>X</text:p>
          </table:table-cell>
          <table:table-cell office:value-type="float" office:value="425" table:style-name="ce22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500" table:style-name="ce22">
            <text:p>1500</text:p>
          </table:table-cell>
          <table:table-cell office:value-type="float" office:value="3700" table:style-name="ce23">
            <text:p>3700</text:p>
          </table:table-cell>
          <table:table-cell office:value-type="float" office:value="14" table:style-name="ce22">
            <text:p>14</text:p>
          </table:table-cell>
          <table:table-cell office:value-type="float" office:value="54" table:style-name="ce23">
            <text:p>54</text:p>
          </table:table-cell>
          <table:table-cell office:value-type="float" office:value="80" table:style-name="ce23">
            <text:p>80</text:p>
          </table:table-cell>
          <table:table-cell office:value-type="float" office:value="20" table:style-name="ce22">
            <text:p>20</text:p>
          </table:table-cell>
          <table:table-cell office:value-type="float" office:value="0.75" table:style-name="ce23">
            <text:p>0,7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71.05263157894737" table:formula="of:=([.F231] + [.G231]) / (2 * ( ((([.H231] + [.I231]) / 2) + [.J231]) / 10 )) * [.L231]" table:style-name="ce25">
            <text:p>171,0526</text:p>
          </table:table-cell>
          <table:table-cell office:value-type="float" office:value="0.4024767801857585" table:formula="of:=[.Z231]/[.D231]" table:style-name="ce26">
            <text:p>0,4025</text:p>
          </table:table-cell>
          <table:table-cell office:value-type="float" office:value="0.55178268251273344" table:formula="of:=-1*[.Z231]/[.E231]" table:style-name="ce27">
            <text:p>0,5518</text:p>
          </table:table-cell>
          <table:table-cell office:value-type="float" office:value="199.56140350877195" table:formula="of:=[.Z231] * ([.N231] + [.O231] + [.P231]) / (3 - [.Q231] - [.R231])" table:style-name="ce26">
            <text:p>199,561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RKKV</text:p>
          </table:table-cell>
          <table:table-cell office:value-type="string" table:style-name="ce21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5500" table:style-name="ce22">
            <text:p>5500</text:p>
          </table:table-cell>
          <table:table-cell office:value-type="float" office:value="10000" table:style-name="ce23">
            <text:p>10000</text:p>
          </table:table-cell>
          <table:table-cell office:value-type="float" office:value="40" table:style-name="ce22">
            <text:p>40</text:p>
          </table:table-cell>
          <table:table-cell office:value-type="float" office:value="100" table:style-name="ce23">
            <text:p>100</text:p>
          </table:table-cell>
          <table:table-cell office:value-type="float" office:value="155" table:style-name="ce23">
            <text:p>155</text:p>
          </table:table-cell>
          <table:table-cell office:value-type="float" office:value="30" table:style-name="ce22">
            <text:p>30</text:p>
          </table:table-cell>
          <table:table-cell office:value-type="float" office:value="0.8" table:style-name="ce23">
            <text:p>0,8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1.5" table:style-name="ce24">
            <text:p>1,5</text:p>
          </table:table-cell>
          <table:table-cell office:value-type="float" office:value="0.85" table:style-name="ce24">
            <text:p>0,8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75.5555555555556" table:formula="of:=([.F232] + [.G232]) / (2 * ( ((([.H232] + [.I232]) / 2) + [.J232]) / 10 )) * [.L232]" table:style-name="ce25">
            <text:p>275,5556</text:p>
          </table:table-cell>
          <table:table-cell office:value-type="float" office:value="0.55111111111111122" table:formula="of:=[.Z232]/[.D232]" table:style-name="ce26">
            <text:p>0,5511</text:p>
          </table:table-cell>
          <table:table-cell office:value-type="float" office:value="0.55111111111111122" table:formula="of:=-1*[.Z232]/[.E232]" table:style-name="ce27">
            <text:p>0,5511</text:p>
          </table:table-cell>
          <table:table-cell office:value-type="float" office:value="330.66666666666674" table:formula="of:=[.Z232] * ([.N232] + [.O232] + [.P232]) / (3 - [.Q232] - [.R232])" table:style-name="ce26">
            <text:p>330,6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FerroMagnetic Liquid Cannon</text:p>
          </table:table-cell>
          <table:table-cell office:value-type="string" table:style-name="ce21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280" table:style-name="ce23">
            <text:p>-280</text:p>
          </table:table-cell>
          <table:table-cell office:value-type="float" office:value="1250" table:style-name="ce22">
            <text:p>1250</text:p>
          </table:table-cell>
          <table:table-cell office:value-type="float" office:value="2500" table:style-name="ce23">
            <text:p>2500</text:p>
          </table:table-cell>
          <table:table-cell office:value-type="float" office:value="14" table:style-name="ce22">
            <text:p>14</text:p>
          </table:table-cell>
          <table:table-cell office:value-type="float" office:value="54" table:style-name="ce23">
            <text:p>54</text:p>
          </table:table-cell>
          <table:table-cell office:value-type="float" office:value="80" table:style-name="ce23">
            <text:p>80</text:p>
          </table:table-cell>
          <table:table-cell office:value-type="float" office:value="20" table:style-name="ce22">
            <text:p>20</text:p>
          </table:table-cell>
          <table:table-cell office:value-type="float" office:value="0.85" table:style-name="ce23">
            <text:p>0,8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1.25" table:style-name="ce24">
            <text:p>1,2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.5" table:style-name="ce2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39.80263157894734" table:formula="of:=([.F233] + [.G233]) / (2 * ( ((([.H233] + [.I233]) / 2) + [.J233]) / 10 )) * [.L233]" table:style-name="ce25">
            <text:p>139,8026</text:p>
          </table:table-cell>
          <table:table-cell office:value-type="float" office:value="0.37280701754385959" table:formula="of:=[.Z233]/[.D233]" table:style-name="ce26">
            <text:p>0,3728</text:p>
          </table:table-cell>
          <table:table-cell office:value-type="float" office:value="0.49929511278195476" table:formula="of:=-1*[.Z233]/[.E233]" table:style-name="ce27">
            <text:p>0,4993</text:p>
          </table:table-cell>
          <table:table-cell office:value-type="float" office:value="195.7236842105263" table:formula="of:=[.Z233] * ([.N233] + [.O233] + [.P233]) / (3 - [.Q233] - [.R233])" table:style-name="ce26">
            <text:p>195,723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Improved FerroMagnetic Liquid Cannon</text:p>
          </table:table-cell>
          <table:table-cell office:value-type="string" table:style-name="ce21">
            <text:p>X</text:p>
          </table:table-cell>
          <table:table-cell office:value-type="float" office:value="425" table:style-name="ce22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500" table:style-name="ce22">
            <text:p>1500</text:p>
          </table:table-cell>
          <table:table-cell office:value-type="float" office:value="2750" table:style-name="ce23">
            <text:p>2750</text:p>
          </table:table-cell>
          <table:table-cell office:value-type="float" office:value="14" table:style-name="ce22">
            <text:p>14</text:p>
          </table:table-cell>
          <table:table-cell office:value-type="float" office:value="54" table:style-name="ce23">
            <text:p>54</text:p>
          </table:table-cell>
          <table:table-cell office:value-type="float" office:value="80" table:style-name="ce23">
            <text:p>80</text:p>
          </table:table-cell>
          <table:table-cell office:value-type="float" office:value="20" table:style-name="ce22">
            <text:p>20</text:p>
          </table:table-cell>
          <table:table-cell office:value-type="float" office:value="0.85" table:style-name="ce23">
            <text:p>0,8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1.25" table:style-name="ce24">
            <text:p>1,2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.5" table:style-name="ce2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58.44298245614033" table:formula="of:=([.F234] + [.G234]) / (2 * ( ((([.H234] + [.I234]) / 2) + [.J234]) / 10 )) * [.L234]" table:style-name="ce25">
            <text:p>158,4430</text:p>
          </table:table-cell>
          <table:table-cell office:value-type="float" office:value="0.37280701754385959" table:formula="of:=[.Z234]/[.D234]" table:style-name="ce26">
            <text:p>0,3728</text:p>
          </table:table-cell>
          <table:table-cell office:value-type="float" office:value="0.51110639501980748" table:formula="of:=-1*[.Z234]/[.E234]" table:style-name="ce27">
            <text:p>0,5111</text:p>
          </table:table-cell>
          <table:table-cell office:value-type="float" office:value="221.82017543859646" table:formula="of:=[.Z234] * ([.N234] + [.O234] + [.P234]) / (3 - [.Q234] - [.R234])" table:style-name="ce26">
            <text:p>221,820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MagnetoHydroDynamic Cannon</text:p>
          </table:table-cell>
          <table:table-cell office:value-type="string" table:style-name="ce21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4000" table:style-name="ce22">
            <text:p>4000</text:p>
          </table:table-cell>
          <table:table-cell office:value-type="float" office:value="9000" table:style-name="ce23">
            <text:p>9000</text:p>
          </table:table-cell>
          <table:table-cell office:value-type="float" office:value="40" table:style-name="ce22">
            <text:p>40</text:p>
          </table:table-cell>
          <table:table-cell office:value-type="float" office:value="100" table:style-name="ce23">
            <text:p>100</text:p>
          </table:table-cell>
          <table:table-cell office:value-type="float" office:value="160" table:style-name="ce23">
            <text:p>160</text:p>
          </table:table-cell>
          <table:table-cell office:value-type="float" office:value="30" table:style-name="ce22">
            <text:p>30</text:p>
          </table:table-cell>
          <table:table-cell office:value-type="float" office:value="0.85" table:style-name="ce23">
            <text:p>0,8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1.25" table:style-name="ce24">
            <text:p>1,2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.5" table:style-name="ce2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40.21739130434784" table:formula="of:=([.F235] + [.G235]) / (2 * ( ((([.H235] + [.I235]) / 2) + [.J235]) / 10 )) * [.L235]" table:style-name="ce25">
            <text:p>240,2174</text:p>
          </table:table-cell>
          <table:table-cell office:value-type="float" office:value="0.48043478260869571" table:formula="of:=[.Z235]/[.D235]" table:style-name="ce26">
            <text:p>0,4804</text:p>
          </table:table-cell>
          <table:table-cell office:value-type="float" office:value="0.48043478260869571" table:formula="of:=-1*[.Z235]/[.E235]" table:style-name="ce27">
            <text:p>0,4804</text:p>
          </table:table-cell>
          <table:table-cell office:value-type="float" office:value="336.304347826087" table:formula="of:=[.Z235] * ([.N235] + [.O235] + [.P235]) / (3 - [.Q235] - [.R235])" table:style-name="ce26">
            <text:p>336,30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29">
            <text:p>Flak Artillery (tier 3)</text:p>
          </table:table-cell>
          <table:table-cell office:value-type="string" table:style-name="ce17">
            <text:p>P</text:p>
          </table:table-cell>
          <table:table-cell office:value-type="float" office:value="13" table:style-name="ce17">
            <text:p>13</text:p>
          </table:table-cell>
          <table:table-cell office:value-type="float" office:value="-10" table:style-name="ce18">
            <text:p>-10</text:p>
          </table:table-cell>
          <table:table-cell office:value-type="float" office:value="4" table:style-name="ce17">
            <text:p>4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0.75" table:style-name="ce18">
            <text:p>0,75</text:p>
          </table:table-cell>
          <table:table-cell office:value-type="float" office:value="0.7" table:style-name="ce18">
            <text:p>0,7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9" table:formula="of:=([.F236] + [.G236]) / (2 * ( ((([.H236] + [.I236]) / 2) + [.J236]) / 10 )) * [.L236]" table:style-name="ce11">
            <text:p>9,0000</text:p>
          </table:table-cell>
          <table:table-cell office:value-type="float" office:value="0.69230769230769229" table:formula="of:=[.Z236]/[.D236]" table:style-name="ce12">
            <text:p>0,6923</text:p>
          </table:table-cell>
          <table:table-cell office:value-type="float" office:value="0.9" table:formula="of:=-1*[.Z236]/[.E236]" table:style-name="ce13">
            <text:p>0,9000</text:p>
          </table:table-cell>
          <table:table-cell office:value-type="float" office:value="9" table:formula="of:=[.Z236] * ([.N236] + [.O236] + [.P236]) / (3 - [.Q236] - [.R236])" table:style-name="ce12">
            <text:p>9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Improved Flak Artillery</text:p>
          </table:table-cell>
          <table:table-cell office:value-type="string" table:style-name="ce21">
            <text:p>P</text:p>
          </table:table-cell>
          <table:table-cell office:value-type="float" office:value="16" table:style-name="ce21">
            <text:p>16</text:p>
          </table:table-cell>
          <table:table-cell office:value-type="float" office:value="-12" table:style-name="ce24">
            <text:p>-12</text:p>
          </table:table-cell>
          <table:table-cell office:value-type="float" office:value="6" table:style-name="ce22">
            <text:p>6</text:p>
          </table:table-cell>
          <table:table-cell office:value-type="float" office:value="11" table:style-name="ce23">
            <text:p>1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3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0.75" table:style-name="ce23">
            <text:p>0,75</text:p>
          </table:table-cell>
          <table:table-cell office:value-type="float" office:value="0.75" table:style-name="ce23">
            <text:p>0,75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0.25" table:style-name="ce23">
            <text:p>0,2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.75" table:formula="of:=([.F237] + [.G237]) / (2 * ( ((([.H237] + [.I237]) / 2) + [.J237]) / 10 )) * [.L237]" table:style-name="ce25">
            <text:p>12,7500</text:p>
          </table:table-cell>
          <table:table-cell office:value-type="float" office:value="0.796875" table:formula="of:=[.Z237]/[.D237]" table:style-name="ce26">
            <text:p>0,7969</text:p>
          </table:table-cell>
          <table:table-cell office:value-type="float" office:value="1.0625" table:formula="of:=-1*[.Z237]/[.E237]" table:style-name="ce27">
            <text:p>1,0625</text:p>
          </table:table-cell>
          <table:table-cell office:value-type="float" office:value="15.068181818181818" table:formula="of:=[.Z237] * ([.N237] + [.O237] + [.P237]) / (3 - [.Q237] - [.R237])" table:style-name="ce26">
            <text:p>15,068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Ironcloud Defender</text:p>
          </table:table-cell>
          <table:table-cell office:value-type="string" table:style-name="ce21">
            <text:p>P</text:p>
          </table:table-cell>
          <table:table-cell office:value-type="float" office:value="20" table:style-name="ce21">
            <text:p>20</text:p>
          </table:table-cell>
          <table:table-cell office:value-type="float" office:value="-15" table:style-name="ce24">
            <text:p>-15</text:p>
          </table:table-cell>
          <table:table-cell office:value-type="float" office:value="8" table:style-name="ce22">
            <text:p>8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3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0.75" table:style-name="ce23">
            <text:p>0,75</text:p>
          </table:table-cell>
          <table:table-cell office:value-type="float" office:value="0.75" table:style-name="ce23">
            <text:p>0,75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0.25" table:style-name="ce23">
            <text:p>0,2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5" table:formula="of:=([.F238] + [.G238]) / (2 * ( ((([.H238] + [.I238]) / 2) + [.J238]) / 10 )) * [.L238]" table:style-name="ce25">
            <text:p>16,5000</text:p>
          </table:table-cell>
          <table:table-cell office:value-type="float" office:value="0.82499999999999996" table:formula="of:=[.Z238]/[.D238]" table:style-name="ce26">
            <text:p>0,8250</text:p>
          </table:table-cell>
          <table:table-cell office:value-type="float" office:value="1.1000000000000001" table:formula="of:=-1*[.Z238]/[.E238]" table:style-name="ce27">
            <text:p>1,1000</text:p>
          </table:table-cell>
          <table:table-cell office:value-type="float" office:value="19.5" table:formula="of:=[.Z238] * ([.N238] + [.O238] + [.P238]) / (3 - [.Q238] - [.R238])" table:style-name="ce26">
            <text:p>19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29">
            <text:p>Guardian Point-Defense</text:p>
          </table:table-cell>
          <table:table-cell office:value-type="string" table:style-name="ce17">
            <text:p>P</text:p>
          </table:table-cell>
          <table:table-cell office:value-type="float" office:value="13" table:style-name="ce17">
            <text:p>13</text:p>
          </table:table-cell>
          <table:table-cell office:value-type="float" office:value="-10" table:style-name="ce18">
            <text:p>-10</text:p>
          </table:table-cell>
          <table:table-cell office:value-type="float" office:value="4" table:style-name="ce17">
            <text:p>4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0.75" table:style-name="ce18">
            <text:p>0,75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9" table:formula="of:=([.F239] + [.G239]) / (2 * ( ((([.H239] + [.I239]) / 2) + [.J239]) / 10 )) * [.L239]" table:style-name="ce11">
            <text:p>9,0000</text:p>
          </table:table-cell>
          <table:table-cell office:value-type="float" office:value="0.69230769230769229" table:formula="of:=[.Z239]/[.D239]" table:style-name="ce12">
            <text:p>0,6923</text:p>
          </table:table-cell>
          <table:table-cell office:value-type="float" office:value="0.9" table:formula="of:=-1*[.Z239]/[.E239]" table:style-name="ce13">
            <text:p>0,9000</text:p>
          </table:table-cell>
          <table:table-cell office:value-type="float" office:value="9" table:formula="of:=[.Z239] * ([.N239] + [.O239] + [.P239]) / (3 - [.Q239] - [.R239])" table:style-name="ce12">
            <text:p>9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Protector Point-Defense</text:p>
          </table:table-cell>
          <table:table-cell office:value-type="string" table:style-name="ce21">
            <text:p>P</text:p>
          </table:table-cell>
          <table:table-cell office:value-type="float" office:value="16" table:style-name="ce21">
            <text:p>16</text:p>
          </table:table-cell>
          <table:table-cell office:value-type="float" office:value="-12" table:style-name="ce24">
            <text:p>-12</text:p>
          </table:table-cell>
          <table:table-cell office:value-type="float" office:value="6" table:style-name="ce22">
            <text:p>6</text:p>
          </table:table-cell>
          <table:table-cell office:value-type="float" office:value="11" table:style-name="ce23">
            <text:p>1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3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0.75" table:style-name="ce23">
            <text:p>0,75</text:p>
          </table:table-cell>
          <table:table-cell office:value-type="float" office:value="0.4" table:style-name="ce23">
            <text:p>0,4</text:p>
          </table:table-cell>
          <table:table-cell office:value-type="float" office:value="1" table:style-name="ce22">
            <text:p>1</text:p>
          </table:table-cell>
          <table:table-cell office:value-type="float" office:value="0.25" table:style-name="ce23">
            <text:p>0,25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office:value-type="float" office:value="0.25" table:style-name="ce23">
            <text:p>0,2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.75" table:formula="of:=([.F240] + [.G240]) / (2 * ( ((([.H240] + [.I240]) / 2) + [.J240]) / 10 )) * [.L240]" table:style-name="ce25">
            <text:p>12,7500</text:p>
          </table:table-cell>
          <table:table-cell office:value-type="float" office:value="0.796875" table:formula="of:=[.Z240]/[.D240]" table:style-name="ce26">
            <text:p>0,7969</text:p>
          </table:table-cell>
          <table:table-cell office:value-type="float" office:value="1.0625" table:formula="of:=-1*[.Z240]/[.E240]" table:style-name="ce27">
            <text:p>1,0625</text:p>
          </table:table-cell>
          <table:table-cell office:value-type="float" office:value="15.068181818181818" table:formula="of:=[.Z240] * ([.N240] + [.O240] + [.P240]) / (3 - [.Q240] - [.R240])" table:style-name="ce26">
            <text:p>15,068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Iron Curtain Point Defense</text:p>
          </table:table-cell>
          <table:table-cell office:value-type="string" table:style-name="ce21">
            <text:p>P</text:p>
          </table:table-cell>
          <table:table-cell office:value-type="float" office:value="20" table:style-name="ce21">
            <text:p>20</text:p>
          </table:table-cell>
          <table:table-cell office:value-type="float" office:value="-15" table:style-name="ce24">
            <text:p>-15</text:p>
          </table:table-cell>
          <table:table-cell office:value-type="float" office:value="8" table:style-name="ce22">
            <text:p>8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3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0.75" table:style-name="ce23">
            <text:p>0,75</text:p>
          </table:table-cell>
          <table:table-cell office:value-type="float" office:value="0.4" table:style-name="ce23">
            <text:p>0,4</text:p>
          </table:table-cell>
          <table:table-cell office:value-type="float" office:value="1" table:style-name="ce22">
            <text:p>1</text:p>
          </table:table-cell>
          <table:table-cell office:value-type="float" office:value="0.25" table:style-name="ce23">
            <text:p>0,25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office:value-type="float" office:value="0.25" table:style-name="ce23">
            <text:p>0,2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5" table:formula="of:=([.F241] + [.G241]) / (2 * ( ((([.H241] + [.I241]) / 2) + [.J241]) / 10 )) * [.L241]" table:style-name="ce25">
            <text:p>16,5000</text:p>
          </table:table-cell>
          <table:table-cell office:value-type="float" office:value="0.82499999999999996" table:formula="of:=[.Z241]/[.D241]" table:style-name="ce26">
            <text:p>0,8250</text:p>
          </table:table-cell>
          <table:table-cell office:value-type="float" office:value="1.1000000000000001" table:formula="of:=-1*[.Z241]/[.E241]" table:style-name="ce27">
            <text:p>1,1000</text:p>
          </table:table-cell>
          <table:table-cell office:value-type="float" office:value="19.5" table:formula="of:=[.Z241] * ([.N241] + [.O241] + [.P241]) / (3 - [.Q241] - [.R241])" table:style-name="ce26">
            <text:p>19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Juggernaut Artillery</text:p>
          </table:table-cell>
          <table:table-cell office:value-type="string" table:style-name="ce21">
            <text:p>M</text:p>
          </table:table-cell>
          <table:table-cell office:value-type="float" office:value="180" table:style-name="ce21">
            <text:p>180</text:p>
          </table:table-cell>
          <table:table-cell office:value-type="float" office:value="-110" table:style-name="ce24">
            <text:p>-110</text:p>
          </table:table-cell>
          <table:table-cell office:value-type="float" office:value="220" table:style-name="ce21">
            <text:p>220</text:p>
          </table:table-cell>
          <table:table-cell office:value-type="float" office:value="650" table:style-name="ce24">
            <text:p>650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4">
            <text:p>50</text:p>
          </table:table-cell>
          <table:table-cell office:value-type="float" office:value="15" table:style-name="ce21">
            <text:p>15</text:p>
          </table:table-cell>
          <table:table-cell office:value-type="float" office:value="0.8" table:style-name="ce24">
            <text:p>0,8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8.671328671328666" table:formula="of:=([.F242] + [.G242]) / (2 * ( ((([.H242] + [.I242]) / 2) + [.J242]) / 10 )) * [.L242]" table:style-name="ce25">
            <text:p>48,6713</text:p>
          </table:table-cell>
          <table:table-cell office:value-type="float" office:value="0.27039627039627034" table:formula="of:=[.Z242]/[.D242]" table:style-name="ce26">
            <text:p>0,2704</text:p>
          </table:table-cell>
          <table:table-cell office:value-type="float" office:value="0.44246662428480604" table:formula="of:=-1*[.Z242]/[.E242]" table:style-name="ce27">
            <text:p>0,4425</text:p>
          </table:table-cell>
          <table:table-cell office:value-type="float" office:value="60.839160839160833" table:formula="of:=[.Z242] * ([.N242] + [.O242] + [.P242]) / (3 - [.Q242] - [.R242])" table:style-name="ce26">
            <text:p>60,839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Improved Juggernaut Artillery</text:p>
          </table:table-cell>
          <table:table-cell office:value-type="string" table:style-name="ce21">
            <text:p>M</text:p>
          </table:table-cell>
          <table:table-cell office:value-type="float" office:value="205" table:style-name="ce21">
            <text:p>205</text:p>
          </table:table-cell>
          <table:table-cell office:value-type="float" office:value="-130" table:style-name="ce24">
            <text:p>-130</text:p>
          </table:table-cell>
          <table:table-cell office:value-type="float" office:value="280" table:style-name="ce21">
            <text:p>280</text:p>
          </table:table-cell>
          <table:table-cell office:value-type="float" office:value="760" table:style-name="ce24">
            <text:p>760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4">
            <text:p>50</text:p>
          </table:table-cell>
          <table:table-cell office:value-type="float" office:value="15" table:style-name="ce21">
            <text:p>15</text:p>
          </table:table-cell>
          <table:table-cell office:value-type="float" office:value="0.8" table:style-name="ce24">
            <text:p>0,8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58.18181818181818" table:formula="of:=([.F243] + [.G243]) / (2 * ( ((([.H243] + [.I243]) / 2) + [.J243]) / 10 )) * [.L243]" table:style-name="ce25">
            <text:p>58,1818</text:p>
          </table:table-cell>
          <table:table-cell office:value-type="float" office:value="0.28381374722838137" table:formula="of:=[.Z243]/[.D243]" table:style-name="ce26">
            <text:p>0,2838</text:p>
          </table:table-cell>
          <table:table-cell office:value-type="float" office:value="0.44755244755244755" table:formula="of:=-1*[.Z243]/[.E243]" table:style-name="ce27">
            <text:p>0,4476</text:p>
          </table:table-cell>
          <table:table-cell office:value-type="float" office:value="72.727272727272734" table:formula="of:=[.Z243] * ([.N243] + [.O243] + [.P243]) / (3 - [.Q243] - [.R243])" table:style-name="ce26">
            <text:p>72,727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Juggernaut PD System</text:p>
          </table:table-cell>
          <table:table-cell office:value-type="string" table:style-name="ce21">
            <text:p>M</text:p>
          </table:table-cell>
          <table:table-cell office:value-type="float" office:value="30" table:style-name="ce21">
            <text:p>30</text:p>
          </table:table-cell>
          <table:table-cell office:value-type="float" office:value="-24" table:style-name="ce24">
            <text:p>-24</text:p>
          </table:table-cell>
          <table:table-cell office:value-type="float" office:value="5" table:style-name="ce21">
            <text:p>5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0.8" table:style-name="ce24">
            <text:p>0,8</text:p>
          </table:table-cell>
          <table:table-cell office:value-type="float" office:value="0.75" table:style-name="ce24">
            <text:p>0,7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0" table:formula="of:=([.F244] + [.G244]) / (2 * ( ((([.H244] + [.I244]) / 2) + [.J244]) / 10 )) * [.L244]" table:style-name="ce25">
            <text:p>20,0000</text:p>
          </table:table-cell>
          <table:table-cell office:value-type="float" office:value="0.66666666666666663" table:formula="of:=[.Z244]/[.D244]" table:style-name="ce26">
            <text:p>0,6667</text:p>
          </table:table-cell>
          <table:table-cell office:value-type="float" office:value="0.83333333333333337" table:formula="of:=-1*[.Z244]/[.E244]" table:style-name="ce27">
            <text:p>0,8333</text:p>
          </table:table-cell>
          <table:table-cell office:value-type="float" office:value="20" table:formula="of:=[.Z244] * ([.N244] + [.O244] + [.P244]) / (3 - [.Q244] - [.R244])" table:style-name="ce26">
            <text:p>2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Improved Juggernaut PD System</text:p>
          </table:table-cell>
          <table:table-cell office:value-type="string" table:style-name="ce21">
            <text:p>M</text:p>
          </table:table-cell>
          <table:table-cell office:value-type="float" office:value="36" table:style-name="ce21">
            <text:p>36</text:p>
          </table:table-cell>
          <table:table-cell office:value-type="float" office:value="-30" table:style-name="ce24">
            <text:p>-30</text:p>
          </table:table-cell>
          <table:table-cell office:value-type="float" office:value="6" table:style-name="ce21">
            <text:p>6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0.8" table:style-name="ce24">
            <text:p>0,8</text:p>
          </table:table-cell>
          <table:table-cell office:value-type="float" office:value="0.75" table:style-name="ce24">
            <text:p>0,7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4" table:formula="of:=([.F245] + [.G245]) / (2 * ( ((([.H245] + [.I245]) / 2) + [.J245]) / 10 )) * [.L245]" table:style-name="ce25">
            <text:p>24,0000</text:p>
          </table:table-cell>
          <table:table-cell office:value-type="float" office:value="0.66666666666666663" table:formula="of:=[.Z245]/[.D245]" table:style-name="ce26">
            <text:p>0,6667</text:p>
          </table:table-cell>
          <table:table-cell office:value-type="float" office:value="0.8" table:formula="of:=-1*[.Z245]/[.E245]" table:style-name="ce27">
            <text:p>0,8000</text:p>
          </table:table-cell>
          <table:table-cell office:value-type="float" office:value="24" table:formula="of:=[.Z245] * ([.N245] + [.O245] + [.P245]) / (3 - [.Q245] - [.R245])" table:style-name="ce26">
            <text:p>24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5">
            <text:p>kinetic</text:p>
          </table:table-cell>
          <table:table-cell office:value-type="string" table:style-name="ce37">
            <text:p>Asteroid Thrower</text:p>
          </table:table-cell>
          <table:table-cell office:value-type="string" table:style-name="ce21">
            <text:p>T</text:p>
          </table:table-cell>
          <table:table-cell office:value-type="float" office:value="500" table:style-name="ce21">
            <text:p>500</text:p>
          </table:table-cell>
          <table:table-cell office:value-type="float" office:value="-500" table:style-name="ce24">
            <text:p>-500</text:p>
          </table:table-cell>
          <table:table-cell office:value-type="float" office:value="7000" table:style-name="ce21">
            <text:p>7000</text:p>
          </table:table-cell>
          <table:table-cell office:value-type="float" office:value="10000" table:style-name="ce24">
            <text:p>10000</text:p>
          </table:table-cell>
          <table:table-cell office:value-type="float" office:value="20" table:style-name="ce21">
            <text:p>20</text:p>
          </table:table-cell>
          <table:table-cell office:value-type="float" office:value="40" table:style-name="ce24">
            <text:p>40</text:p>
          </table:table-cell>
          <table:table-cell office:value-type="float" office:value="180" table:style-name="ce24">
            <text:p>180</text:p>
          </table:table-cell>
          <table:table-cell office:value-type="float" office:value="30" table:style-name="ce21">
            <text:p>30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1.25" table:style-name="ce21">
            <text:p>1,2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03.57142857142856" table:formula="of:=([.F246] + [.G246]) / (2 * ( ((([.H246] + [.I246]) / 2) + [.J246]) / 10 )) * [.L246]" table:style-name="ce25">
            <text:p>303,5714</text:p>
          </table:table-cell>
          <table:table-cell office:value-type="float" office:value="0.6071428571428571" table:formula="of:=[.Z246]/[.D246]" table:style-name="ce26">
            <text:p>0,6071</text:p>
          </table:table-cell>
          <table:table-cell office:value-type="float" office:value="0.6071428571428571" table:formula="of:=-1*[.Z246]/[.E246]" table:style-name="ce27">
            <text:p>0,6071</text:p>
          </table:table-cell>
          <table:table-cell office:value-type="float" office:value="354.16666666666669" table:formula="of:=[.Z246] * ([.N246] + [.O246] + [.P246]) / (3 - [.Q246] - [.R246])" table:style-name="ce26">
            <text:p>354,1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29">
            <text:p>Ancient Macro Batteries</text:p>
          </table:table-cell>
          <table:table-cell office:value-type="string" table:style-name="ce17">
            <text:p>S</text:p>
          </table:table-cell>
          <table:table-cell office:value-type="float" office:value="17" table:style-name="ce17">
            <text:p>17</text:p>
          </table:table-cell>
          <table:table-cell office:value-type="float" office:value="-10" table:style-name="ce18">
            <text:p>-10</text:p>
          </table:table-cell>
          <table:table-cell office:value-type="float" office:value="12" table:style-name="ce17">
            <text:p>12</text:p>
          </table:table-cell>
          <table:table-cell office:value-type="float" office:value="31" table:style-name="ce18">
            <text:p>31</text:p>
          </table:table-cell>
          <table:table-cell office:value-type="float" office:value="4" table:style-name="ce17">
            <text:p>4</text:p>
          </table:table-cell>
          <table:table-cell office:value-type="float" office:value="14" table:style-name="ce18">
            <text:p>14</text:p>
          </table:table-cell>
          <table:table-cell office:value-type="float" office:value="20" table:style-name="ce18">
            <text:p>20</text:p>
          </table:table-cell>
          <table:table-cell office:value-type="float" office:value="9" table:style-name="ce17">
            <text:p>9</text:p>
          </table:table-cell>
          <table:table-cell office:value-type="float" office:value="0.75" table:style-name="ce18">
            <text:p>0,75</text:p>
          </table:table-cell>
          <table:table-cell office:value-type="float" office:value="0.5" table:style-name="ce18">
            <text:p>0,5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5.5603448275862064" table:formula="of:=([.F248] + [.G248]) / (2 * ( ((([.H248] + [.I248]) / 2) + [.J248]) / 10 )) * [.L248]" table:style-name="ce11">
            <text:p>5,5603</text:p>
          </table:table-cell>
          <table:table-cell office:value-type="float" office:value="0.32707910750507097" table:formula="of:=[.Z248]/[.D248]" table:style-name="ce12">
            <text:p>0,3271</text:p>
          </table:table-cell>
          <table:table-cell office:value-type="float" office:value="0.55603448275862066" table:formula="of:=-1*[.Z248]/[.E248]" table:style-name="ce13">
            <text:p>0,5560</text:p>
          </table:table-cell>
          <table:table-cell office:value-type="float" office:value="5.5603448275862064" table:formula="of:=[.Z248] * ([.N248] + [.O248] + [.P248]) / (3 - [.Q248] - [.R248])" table:style-name="ce12">
            <text:p>5,5603</text:p>
          </table:table-cell>
          <table:table-cell office:value-type="float" office:value="7.3952586206896553" table:formula="of:=[.Z248] * 1.33" table:style-name="ce12">
            <text:p>7,3953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29">
            <text:p>Ancient Macro Batteries</text:p>
          </table:table-cell>
          <table:table-cell office:value-type="string" table:style-name="ce17">
            <text:p>M</text:p>
          </table:table-cell>
          <table:table-cell office:value-type="float" office:value="34" table:style-name="ce17">
            <text:p>34</text:p>
          </table:table-cell>
          <table:table-cell office:value-type="float" office:value="-23" table:style-name="ce18">
            <text:p>-23</text:p>
          </table:table-cell>
          <table:table-cell office:value-type="float" office:value="26" table:style-name="ce17">
            <text:p>26</text:p>
          </table:table-cell>
          <table:table-cell office:value-type="float" office:value="78" table:style-name="ce18">
            <text:p>78</text:p>
          </table:table-cell>
          <table:table-cell office:value-type="float" office:value="5" table:style-name="ce17">
            <text:p>5</text:p>
          </table:table-cell>
          <table:table-cell office:value-type="float" office:value="17" table:style-name="ce18">
            <text:p>17</text:p>
          </table:table-cell>
          <table:table-cell office:value-type="float" office:value="25" table:style-name="ce18">
            <text:p>25</text:p>
          </table:table-cell>
          <table:table-cell office:value-type="float" office:value="13" table:style-name="ce17">
            <text:p>13</text:p>
          </table:table-cell>
          <table:table-cell office:value-type="float" office:value="0.75" table:style-name="ce18">
            <text:p>0,75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0.833333333333334" table:formula="of:=([.F249] + [.G249]) / (2 * ( ((([.H249] + [.I249]) / 2) + [.J249]) / 10 )) * [.L249]" table:style-name="ce11">
            <text:p>10,8333</text:p>
          </table:table-cell>
          <table:table-cell office:value-type="float" office:value="0.31862745098039219" table:formula="of:=[.Z249]/[.D249]" table:style-name="ce12">
            <text:p>0,3186</text:p>
          </table:table-cell>
          <table:table-cell office:value-type="float" office:value="0.47101449275362323" table:formula="of:=-1*[.Z249]/[.E249]" table:style-name="ce13">
            <text:p>0,4710</text:p>
          </table:table-cell>
          <table:table-cell office:value-type="float" office:value="10.833333333333334" table:formula="of:=[.Z249] * ([.N249] + [.O249] + [.P249]) / (3 - [.Q249] - [.R249])" table:style-name="ce12">
            <text:p>10,8333</text:p>
          </table:table-cell>
          <table:table-cell office:value-type="float" office:value="14.408333333333335" table:formula="of:=[.Z249] * 1.33" table:style-name="ce12">
            <text:p>14,4083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29">
            <text:p>Ancient Macro Batteries</text:p>
          </table:table-cell>
          <table:table-cell office:value-type="string" table:style-name="ce17">
            <text:p>L</text:p>
          </table:table-cell>
          <table:table-cell office:value-type="float" office:value="68" table:style-name="ce17">
            <text:p>68</text:p>
          </table:table-cell>
          <table:table-cell office:value-type="float" office:value="-51" table:style-name="ce18">
            <text:p>-51</text:p>
          </table:table-cell>
          <table:table-cell office:value-type="float" office:value="62" table:style-name="ce17">
            <text:p>62</text:p>
          </table:table-cell>
          <table:table-cell office:value-type="float" office:value="186" table:style-name="ce18">
            <text:p>186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17" table:style-name="ce17">
            <text:p>17</text:p>
          </table:table-cell>
          <table:table-cell office:value-type="float" office:value="0.75" table:style-name="ce18">
            <text:p>0,75</text:p>
          </table:table-cell>
          <table:table-cell office:value-type="float" office:value="0.05" table:style-name="ce18">
            <text:p>0,05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21.882352941176471" table:formula="of:=([.F250] + [.G250]) / (2 * ( ((([.H250] + [.I250]) / 2) + [.J250]) / 10 )) * [.L250]" table:style-name="ce11">
            <text:p>21,8824</text:p>
          </table:table-cell>
          <table:table-cell office:value-type="float" office:value="0.3217993079584775" table:formula="of:=[.Z250]/[.D250]" table:style-name="ce12">
            <text:p>0,3218</text:p>
          </table:table-cell>
          <table:table-cell office:value-type="float" office:value="0.4290657439446367" table:formula="of:=-1*[.Z250]/[.E250]" table:style-name="ce13">
            <text:p>0,4291</text:p>
          </table:table-cell>
          <table:table-cell office:value-type="float" office:value="21.882352941176475" table:formula="of:=[.Z250] * ([.N250] + [.O250] + [.P250]) / (3 - [.Q250] - [.R250])" table:style-name="ce12">
            <text:p>21,8824</text:p>
          </table:table-cell>
          <table:table-cell office:value-type="float" office:value="29.103529411764708" table:formula="of:=[.Z250] * 1.33" table:style-name="ce12">
            <text:p>29,1035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Tech-synthetic Batteries</text:p>
          </table:table-cell>
          <table:table-cell office:value-type="string" table:style-name="ce49">
            <text:p>S</text:p>
          </table:table-cell>
          <table:table-cell office:value-type="float" office:value="24" table:style-name="ce22">
            <text:p>24</text:p>
          </table:table-cell>
          <table:table-cell office:value-type="float" office:value="-16" table:style-name="ce23">
            <text:p>-16</text:p>
          </table:table-cell>
          <table:table-cell office:value-type="float" office:value="16" table:style-name="ce53">
            <text:p>16</text:p>
          </table:table-cell>
          <table:table-cell office:value-type="float" office:value="51" table:style-name="ce54">
            <text:p>51</text:p>
          </table:table-cell>
          <table:table-cell office:value-type="float" office:value="4" table:style-name="ce51">
            <text:p>4</text:p>
          </table:table-cell>
          <table:table-cell office:value-type="float" office:value="14" table:style-name="ce51">
            <text:p>14</text:p>
          </table:table-cell>
          <table:table-cell office:value-type="float" office:value="20" table:style-name="ce51">
            <text:p>20</text:p>
          </table:table-cell>
          <table:table-cell office:value-type="float" office:value="9" table:style-name="ce53">
            <text:p>9</text:p>
          </table:table-cell>
          <table:table-cell office:value-type="float" office:value="0.75" table:style-name="ce51">
            <text:p>0,75</text:p>
          </table:table-cell>
          <table:table-cell office:value-type="float" office:value="0.5" table:style-name="ce54">
            <text:p>0,5</text:p>
          </table:table-cell>
          <table:table-cell office:value-type="float" office:value="1" table:style-name="ce51">
            <text:p>1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8.6637931034482776" table:formula="of:=([.F251] + [.G251]) / (2 * ( ((([.H251] + [.I251]) / 2) + [.J251]) / 10 )) * [.L251]" table:style-name="ce40">
            <text:p>8,6638</text:p>
          </table:table-cell>
          <table:table-cell office:value-type="float" office:value="0.36099137931034492" table:formula="of:=[.Z251]/[.D251]" table:style-name="ce41">
            <text:p>0,3610</text:p>
          </table:table-cell>
          <table:table-cell office:value-type="float" office:value="0.54148706896551735" table:formula="of:=-1*[.Z251]/[.E251]" table:style-name="ce42">
            <text:p>0,5415</text:p>
          </table:table-cell>
          <table:table-cell office:value-type="float" office:value="8.6637931034482776" table:formula="of:=[.Z251] * ([.N251] + [.O251] + [.P251]) / (3 - [.Q251] - [.R251])" table:style-name="ce41">
            <text:p>8,6638</text:p>
          </table:table-cell>
          <table:table-cell office:value-type="float" office:value="11.52284482758621" table:formula="of:=[.Z251] * 1.33" table:style-name="ce41">
            <text:p>11,5228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Tech-synthetic Batteries</text:p>
          </table:table-cell>
          <table:table-cell office:value-type="string" table:style-name="ce49">
            <text:p>M</text:p>
          </table:table-cell>
          <table:table-cell office:value-type="float" office:value="48" table:style-name="ce22">
            <text:p>48</text:p>
          </table:table-cell>
          <table:table-cell office:value-type="float" office:value="-32" table:style-name="ce23">
            <text:p>-32</text:p>
          </table:table-cell>
          <table:table-cell office:value-type="float" office:value="45" table:style-name="ce53">
            <text:p>45</text:p>
          </table:table-cell>
          <table:table-cell office:value-type="float" office:value="136" table:style-name="ce54">
            <text:p>136</text:p>
          </table:table-cell>
          <table:table-cell office:value-type="float" office:value="5" table:style-name="ce51">
            <text:p>5</text:p>
          </table:table-cell>
          <table:table-cell office:value-type="float" office:value="17" table:style-name="ce51">
            <text:p>17</text:p>
          </table:table-cell>
          <table:table-cell office:value-type="float" office:value="25" table:style-name="ce51">
            <text:p>25</text:p>
          </table:table-cell>
          <table:table-cell office:value-type="float" office:value="13" table:style-name="ce53">
            <text:p>13</text:p>
          </table:table-cell>
          <table:table-cell office:value-type="float" office:value="0.75" table:style-name="ce51">
            <text:p>0,75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51">
            <text:p>1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8.854166666666668" table:formula="of:=([.F252] + [.G252]) / (2 * ( ((([.H252] + [.I252]) / 2) + [.J252]) / 10 )) * [.L252]" table:style-name="ce40">
            <text:p>18,8542</text:p>
          </table:table-cell>
          <table:table-cell office:value-type="float" office:value="0.3927951388888889" table:formula="of:=[.Z252]/[.D252]" table:style-name="ce41">
            <text:p>0,3928</text:p>
          </table:table-cell>
          <table:table-cell office:value-type="float" office:value="0.58919270833333337" table:formula="of:=-1*[.Z252]/[.E252]" table:style-name="ce42">
            <text:p>0,5892</text:p>
          </table:table-cell>
          <table:table-cell office:value-type="float" office:value="18.854166666666668" table:formula="of:=[.Z252] * ([.N252] + [.O252] + [.P252]) / (3 - [.Q252] - [.R252])" table:style-name="ce41">
            <text:p>18,8542</text:p>
          </table:table-cell>
          <table:table-cell office:value-type="float" office:value="25.076041666666669" table:formula="of:=[.Z252] * 1.33" table:style-name="ce41">
            <text:p>25,076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Tech-synthetic Batteries</text:p>
          </table:table-cell>
          <table:table-cell office:value-type="string" table:style-name="ce49">
            <text:p>L</text:p>
          </table:table-cell>
          <table:table-cell office:value-type="float" office:value="96" table:style-name="ce22">
            <text:p>96</text:p>
          </table:table-cell>
          <table:table-cell office:value-type="float" office:value="-64" table:style-name="ce23">
            <text:p>-64</text:p>
          </table:table-cell>
          <table:table-cell office:value-type="float" office:value="104" table:style-name="ce53">
            <text:p>104</text:p>
          </table:table-cell>
          <table:table-cell office:value-type="float" office:value="288" table:style-name="ce54">
            <text:p>288</text:p>
          </table:table-cell>
          <table:table-cell office:value-type="float" office:value="5" table:style-name="ce51">
            <text:p>5</text:p>
          </table:table-cell>
          <table:table-cell office:value-type="float" office:value="20" table:style-name="ce51">
            <text:p>20</text:p>
          </table:table-cell>
          <table:table-cell office:value-type="float" office:value="30" table:style-name="ce51">
            <text:p>30</text:p>
          </table:table-cell>
          <table:table-cell office:value-type="float" office:value="17" table:style-name="ce53">
            <text:p>17</text:p>
          </table:table-cell>
          <table:table-cell office:value-type="float" office:value="0.75" table:style-name="ce51">
            <text:p>0,75</text:p>
          </table:table-cell>
          <table:table-cell office:value-type="float" office:value="0.05" table:style-name="ce54">
            <text:p>0,05</text:p>
          </table:table-cell>
          <table:table-cell office:value-type="float" office:value="1" table:style-name="ce51">
            <text:p>1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4.588235294117645" table:formula="of:=([.F253] + [.G253]) / (2 * ( ((([.H253] + [.I253]) / 2) + [.J253]) / 10 )) * [.L253]" table:style-name="ce40">
            <text:p>34,5882</text:p>
          </table:table-cell>
          <table:table-cell office:value-type="float" office:value="0.36029411764705882" table:formula="of:=[.Z253]/[.D253]" table:style-name="ce41">
            <text:p>0,3603</text:p>
          </table:table-cell>
          <table:table-cell office:value-type="float" office:value="0.5404411764705882" table:formula="of:=-1*[.Z253]/[.E253]" table:style-name="ce42">
            <text:p>0,5404</text:p>
          </table:table-cell>
          <table:table-cell office:value-type="float" office:value="34.588235294117645" table:formula="of:=[.Z253] * ([.N253] + [.O253] + [.P253]) / (3 - [.Q253] - [.R253])" table:style-name="ce41">
            <text:p>34,5882</text:p>
          </table:table-cell>
          <table:table-cell office:value-type="float" office:value="46.002352941176468" table:formula="of:=[.Z253] * 1.33" table:style-name="ce41">
            <text:p>46,0024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Advanced Tech-Synthetic Batteries</text:p>
          </table:table-cell>
          <table:table-cell office:value-type="string" table:style-name="ce49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22" table:style-name="ce53">
            <text:p>22</text:p>
          </table:table-cell>
          <table:table-cell office:value-type="float" office:value="70" table:style-name="ce54">
            <text:p>70</text:p>
          </table:table-cell>
          <table:table-cell office:value-type="float" office:value="4" table:style-name="ce51">
            <text:p>4</text:p>
          </table:table-cell>
          <table:table-cell office:value-type="float" office:value="14" table:style-name="ce51">
            <text:p>14</text:p>
          </table:table-cell>
          <table:table-cell office:value-type="float" office:value="20" table:style-name="ce51">
            <text:p>20</text:p>
          </table:table-cell>
          <table:table-cell office:value-type="float" office:value="9" table:style-name="ce53">
            <text:p>9</text:p>
          </table:table-cell>
          <table:table-cell office:value-type="float" office:value="0.75" table:style-name="ce51">
            <text:p>0,75</text:p>
          </table:table-cell>
          <table:table-cell office:value-type="float" office:value="0.5" table:style-name="ce54">
            <text:p>0,5</text:p>
          </table:table-cell>
          <table:table-cell office:value-type="float" office:value="1" table:style-name="ce51">
            <text:p>1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1.896551724137932" table:formula="of:=([.F254] + [.G254]) / (2 * ( ((([.H254] + [.I254]) / 2) + [.J254]) / 10 )) * [.L254]" table:style-name="ce40">
            <text:p>11,8966</text:p>
          </table:table-cell>
          <table:table-cell office:value-type="float" office:value="0.39655172413793111" table:formula="of:=[.Z254]/[.D254]" table:style-name="ce41">
            <text:p>0,3966</text:p>
          </table:table-cell>
          <table:table-cell office:value-type="float" office:value="0.59482758620689657" table:formula="of:=-1*[.Z254]/[.E254]" table:style-name="ce42">
            <text:p>0,5948</text:p>
          </table:table-cell>
          <table:table-cell office:value-type="float" office:value="11.896551724137931" table:formula="of:=[.Z254] * ([.N254] + [.O254] + [.P254]) / (3 - [.Q254] - [.R254])" table:style-name="ce41">
            <text:p>11,8966</text:p>
          </table:table-cell>
          <table:table-cell office:value-type="float" office:value="15.822413793103451" table:formula="of:=[.Z254] * 1.33" table:style-name="ce41">
            <text:p>15,8224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Advanced Tech-Synthetic Batteries</text:p>
          </table:table-cell>
          <table:table-cell office:value-type="string" table:style-name="ce49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40" table:style-name="ce23">
            <text:p>-40</text:p>
          </table:table-cell>
          <table:table-cell office:value-type="float" office:value="63" table:style-name="ce53">
            <text:p>63</text:p>
          </table:table-cell>
          <table:table-cell office:value-type="float" office:value="170" table:style-name="ce54">
            <text:p>170</text:p>
          </table:table-cell>
          <table:table-cell office:value-type="float" office:value="5" table:style-name="ce51">
            <text:p>5</text:p>
          </table:table-cell>
          <table:table-cell office:value-type="float" office:value="17" table:style-name="ce51">
            <text:p>17</text:p>
          </table:table-cell>
          <table:table-cell office:value-type="float" office:value="25" table:style-name="ce51">
            <text:p>25</text:p>
          </table:table-cell>
          <table:table-cell office:value-type="float" office:value="13" table:style-name="ce53">
            <text:p>13</text:p>
          </table:table-cell>
          <table:table-cell office:value-type="float" office:value="0.75" table:style-name="ce51">
            <text:p>0,75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51">
            <text:p>1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4.270833333333329" table:formula="of:=([.F255] + [.G255]) / (2 * ( ((([.H255] + [.I255]) / 2) + [.J255]) / 10 )) * [.L255]" table:style-name="ce40">
            <text:p>24,2708</text:p>
          </table:table-cell>
          <table:table-cell office:value-type="float" office:value="0.40451388888888878" table:formula="of:=[.Z255]/[.D255]" table:style-name="ce41">
            <text:p>0,4045</text:p>
          </table:table-cell>
          <table:table-cell office:value-type="float" office:value="0.60677083333333326" table:formula="of:=-1*[.Z255]/[.E255]" table:style-name="ce42">
            <text:p>0,6068</text:p>
          </table:table-cell>
          <table:table-cell office:value-type="float" office:value="24.270833333333329" table:formula="of:=[.Z255] * ([.N255] + [.O255] + [.P255]) / (3 - [.Q255] - [.R255])" table:style-name="ce41">
            <text:p>24,2708</text:p>
          </table:table-cell>
          <table:table-cell office:value-type="float" office:value="32.280208333333327" table:formula="of:=[.Z255] * 1.33" table:style-name="ce41">
            <text:p>32,2802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Advanced Tech-Synthetic Batteries</text:p>
          </table:table-cell>
          <table:table-cell office:value-type="string" table:style-name="ce49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80" table:style-name="ce23">
            <text:p>-80</text:p>
          </table:table-cell>
          <table:table-cell office:value-type="float" office:value="150" table:style-name="ce53">
            <text:p>150</text:p>
          </table:table-cell>
          <table:table-cell office:value-type="float" office:value="368" table:style-name="ce54">
            <text:p>368</text:p>
          </table:table-cell>
          <table:table-cell office:value-type="float" office:value="5" table:style-name="ce51">
            <text:p>5</text:p>
          </table:table-cell>
          <table:table-cell office:value-type="float" office:value="20" table:style-name="ce51">
            <text:p>20</text:p>
          </table:table-cell>
          <table:table-cell office:value-type="float" office:value="30" table:style-name="ce51">
            <text:p>30</text:p>
          </table:table-cell>
          <table:table-cell office:value-type="float" office:value="17" table:style-name="ce53">
            <text:p>17</text:p>
          </table:table-cell>
          <table:table-cell office:value-type="float" office:value="0.75" table:style-name="ce51">
            <text:p>0,75</text:p>
          </table:table-cell>
          <table:table-cell office:value-type="float" office:value="0.05" table:style-name="ce54">
            <text:p>0,05</text:p>
          </table:table-cell>
          <table:table-cell office:value-type="float" office:value="1" table:style-name="ce51">
            <text:p>1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5.705882352941174" table:formula="of:=([.F256] + [.G256]) / (2 * ( ((([.H256] + [.I256]) / 2) + [.J256]) / 10 )) * [.L256]" table:style-name="ce40">
            <text:p>45,7059</text:p>
          </table:table-cell>
          <table:table-cell office:value-type="float" office:value="0.38088235294117645" table:formula="of:=[.Z256]/[.D256]" table:style-name="ce41">
            <text:p>0,3809</text:p>
          </table:table-cell>
          <table:table-cell office:value-type="float" office:value="0.57132352941176467" table:formula="of:=-1*[.Z256]/[.E256]" table:style-name="ce42">
            <text:p>0,5713</text:p>
          </table:table-cell>
          <table:table-cell office:value-type="float" office:value="45.705882352941181" table:formula="of:=[.Z256] * ([.N256] + [.O256] + [.P256]) / (3 - [.Q256] - [.R256])" table:style-name="ce41">
            <text:p>45,7059</text:p>
          </table:table-cell>
          <table:table-cell office:value-type="float" office:value="60.788823529411765" table:formula="of:=[.Z256] * 1.33" table:style-name="ce41">
            <text:p>60,7888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29">
            <text:p>Ancient Cavitation Collapser</text:p>
          </table:table-cell>
          <table:table-cell office:value-type="string" table:style-name="ce17">
            <text:p>S</text:p>
          </table:table-cell>
          <table:table-cell office:value-type="float" office:value="17" table:style-name="ce17">
            <text:p>17</text:p>
          </table:table-cell>
          <table:table-cell office:value-type="float" office:value="-15" table:style-name="ce18">
            <text:p>-15</text:p>
          </table:table-cell>
          <table:table-cell office:value-type="float" office:value="11" table:style-name="ce17">
            <text:p>11</text:p>
          </table:table-cell>
          <table:table-cell office:value-type="float" office:value="31" table:style-name="ce18">
            <text:p>31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7" table:style-name="ce17">
            <text:p>7</text:p>
          </table:table-cell>
          <table:table-cell office:value-type="float" office:value="0.9" table:style-name="ce18">
            <text:p>0,9</text:p>
          </table:table-cell>
          <table:table-cell office:value-type="float" office:value="0.5" table:style-name="ce18">
            <text:p>0,5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.5" table:style-name="ce18">
            <text:p>0,5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4.447058823529412" table:formula="of:=([.F257] + [.G257]) / (2 * ( ((([.H257] + [.I257]) / 2) + [.J257]) / 10 )) * [.L257]" table:style-name="ce11">
            <text:p>4,4471</text:p>
          </table:table-cell>
          <table:table-cell office:value-type="float" office:value="0.26159169550173011" table:formula="of:=[.Z257]/[.D257]" table:style-name="ce12">
            <text:p>0,2616</text:p>
          </table:table-cell>
          <table:table-cell office:value-type="float" office:value="0.29647058823529415" table:formula="of:=-1*[.Z257]/[.E257]" table:style-name="ce13">
            <text:p>0,2965</text:p>
          </table:table-cell>
          <table:table-cell office:value-type="float" office:value="5.3364705882352945" table:formula="of:=[.Z257] * ([.N257] + [.O257] + [.P257]) / (3 - [.Q257] - [.R257])" table:style-name="ce12">
            <text:p>5,3365</text:p>
          </table:table-cell>
          <table:table-cell office:value-type="float" office:value="5.9145882352941186" table:formula="of:=[.Z257] * 1.33" table:style-name="ce12">
            <text:p>5,9146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29">
            <text:p>Ancient Cavitation Collapser</text:p>
          </table:table-cell>
          <table:table-cell office:value-type="string" table:style-name="ce17">
            <text:p>M</text:p>
          </table:table-cell>
          <table:table-cell office:value-type="float" office:value="34" table:style-name="ce17">
            <text:p>34</text:p>
          </table:table-cell>
          <table:table-cell office:value-type="float" office:value="-30" table:style-name="ce18">
            <text:p>-30</text:p>
          </table:table-cell>
          <table:table-cell office:value-type="float" office:value="29" table:style-name="ce17">
            <text:p>29</text:p>
          </table:table-cell>
          <table:table-cell office:value-type="float" office:value="75" table:style-name="ce18">
            <text:p>75</text:p>
          </table:table-cell>
          <table:table-cell office:value-type="float" office:value="6" table:style-name="ce17">
            <text:p>6</text:p>
          </table:table-cell>
          <table:table-cell office:value-type="float" office:value="24" table:style-name="ce18">
            <text:p>24</text:p>
          </table:table-cell>
          <table:table-cell office:value-type="float" office:value="35" table:style-name="ce18">
            <text:p>35</text:p>
          </table:table-cell>
          <table:table-cell office:value-type="float" office:value="10" table:style-name="ce17">
            <text:p>10</text:p>
          </table:table-cell>
          <table:table-cell office:value-type="float" office:value="0.9" table:style-name="ce18">
            <text:p>0,9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.5" table:style-name="ce18">
            <text:p>0,5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9.3600000000000012" table:formula="of:=([.F258] + [.G258]) / (2 * ( ((([.H258] + [.I258]) / 2) + [.J258]) / 10 )) * [.L258]" table:style-name="ce11">
            <text:p>9,3600</text:p>
          </table:table-cell>
          <table:table-cell office:value-type="float" office:value="0.27529411764705886" table:formula="of:=[.Z258]/[.D258]" table:style-name="ce12">
            <text:p>0,2753</text:p>
          </table:table-cell>
          <table:table-cell office:value-type="float" office:value="0.31200000000000006" table:formula="of:=-1*[.Z258]/[.E258]" table:style-name="ce13">
            <text:p>0,3120</text:p>
          </table:table-cell>
          <table:table-cell office:value-type="float" office:value="11.232000000000003" table:formula="of:=[.Z258] * ([.N258] + [.O258] + [.P258]) / (3 - [.Q258] - [.R258])" table:style-name="ce12">
            <text:p>11,2320</text:p>
          </table:table-cell>
          <table:table-cell office:value-type="float" office:value="12.448800000000002" table:formula="of:=[.Z258] * 1.33" table:style-name="ce12">
            <text:p>12,4488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29">
            <text:p>Ancient Cavitation Collapser</text:p>
          </table:table-cell>
          <table:table-cell office:value-type="string" table:style-name="ce17">
            <text:p>L</text:p>
          </table:table-cell>
          <table:table-cell office:value-type="float" office:value="68" table:style-name="ce17">
            <text:p>68</text:p>
          </table:table-cell>
          <table:table-cell office:value-type="float" office:value="-60" table:style-name="ce18">
            <text:p>-60</text:p>
          </table:table-cell>
          <table:table-cell office:value-type="float" office:value="69" table:style-name="ce17">
            <text:p>69</text:p>
          </table:table-cell>
          <table:table-cell office:value-type="float" office:value="186" table:style-name="ce18">
            <text:p>186</text:p>
          </table:table-cell>
          <table:table-cell office:value-type="float" office:value="7" table:style-name="ce17">
            <text:p>7</text:p>
          </table:table-cell>
          <table:table-cell office:value-type="float" office:value="27" table:style-name="ce18">
            <text:p>27</text:p>
          </table:table-cell>
          <table:table-cell office:value-type="float" office:value="40" table:style-name="ce18">
            <text:p>40</text:p>
          </table:table-cell>
          <table:table-cell office:value-type="float" office:value="14" table:style-name="ce17">
            <text:p>14</text:p>
          </table:table-cell>
          <table:table-cell office:value-type="float" office:value="0.9" table:style-name="ce18">
            <text:p>0,9</text:p>
          </table:table-cell>
          <table:table-cell office:value-type="float" office:value="0.05" table:style-name="ce18">
            <text:p>0,05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.5" table:style-name="ce18">
            <text:p>0,5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20.131578947368421" table:formula="of:=([.F259] + [.G259]) / (2 * ( ((([.H259] + [.I259]) / 2) + [.J259]) / 10 )) * [.L259]" table:style-name="ce11">
            <text:p>20,1316</text:p>
          </table:table-cell>
          <table:table-cell office:value-type="float" office:value="0.29605263157894735" table:formula="of:=[.Z259]/[.D259]" table:style-name="ce12">
            <text:p>0,2961</text:p>
          </table:table-cell>
          <table:table-cell office:value-type="float" office:value="0.33552631578947367" table:formula="of:=-1*[.Z259]/[.E259]" table:style-name="ce13">
            <text:p>0,3355</text:p>
          </table:table-cell>
          <table:table-cell office:value-type="float" office:value="24.157894736842103" table:formula="of:=[.Z259] * ([.N259] + [.O259] + [.P259]) / (3 - [.Q259] - [.R259])" table:style-name="ce12">
            <text:p>24,1579</text:p>
          </table:table-cell>
          <table:table-cell office:value-type="float" office:value="26.775000000000002" table:formula="of:=[.Z259] * 1.33" table:style-name="ce12">
            <text:p>26,7750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Tech-synthetic Beam Cannon</text:p>
          </table:table-cell>
          <table:table-cell office:value-type="string" table:style-name="ce49">
            <text:p>S</text:p>
          </table:table-cell>
          <table:table-cell office:value-type="float" office:value="24" table:style-name="ce22">
            <text:p>24</text:p>
          </table:table-cell>
          <table:table-cell office:value-type="float" office:value="-20" table:style-name="ce23">
            <text:p>-20</text:p>
          </table:table-cell>
          <table:table-cell office:value-type="float" office:value="16" table:style-name="ce53">
            <text:p>16</text:p>
          </table:table-cell>
          <table:table-cell office:value-type="float" office:value="54" table:style-name="ce54">
            <text:p>54</text:p>
          </table:table-cell>
          <table:table-cell office:value-type="float" office:value="5" table:style-name="ce51">
            <text:p>5</text:p>
          </table:table-cell>
          <table:table-cell office:value-type="float" office:value="20" table:style-name="ce51">
            <text:p>20</text:p>
          </table:table-cell>
          <table:table-cell office:value-type="float" office:value="30" table:style-name="ce51">
            <text:p>30</text:p>
          </table:table-cell>
          <table:table-cell office:value-type="float" office:value="7" table:style-name="ce53">
            <text:p>7</text:p>
          </table:table-cell>
          <table:table-cell office:value-type="float" office:value="0.9" table:style-name="ce51">
            <text:p>0,9</text:p>
          </table:table-cell>
          <table:table-cell office:value-type="float" office:value="0.5" table:style-name="ce54">
            <text:p>0,5</text:p>
          </table:table-cell>
          <table:table-cell office:value-type="float" office:value="1" table:style-name="ce51">
            <text:p>1</text:p>
          </table:table-cell>
          <table:table-cell office:value-type="float" office:value="0.5" table:style-name="ce51">
            <text:p>0,5</text:p>
          </table:table-cell>
          <table:table-cell office:value-type="float" office:value="1.5" table:style-name="ce51">
            <text:p>1,5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.4117647058823524" table:formula="of:=([.F260] + [.G260]) / (2 * ( ((([.H260] + [.I260]) / 2) + [.J260]) / 10 )) * [.L260]" table:style-name="ce40">
            <text:p>7,4118</text:p>
          </table:table-cell>
          <table:table-cell office:value-type="float" office:value="0.30882352941176466" table:formula="of:=[.Z260]/[.D260]" table:style-name="ce41">
            <text:p>0,3088</text:p>
          </table:table-cell>
          <table:table-cell office:value-type="float" office:value="0.37058823529411761" table:formula="of:=-1*[.Z260]/[.E260]" table:style-name="ce42">
            <text:p>0,3706</text:p>
          </table:table-cell>
          <table:table-cell office:value-type="float" office:value="8.8941176470588239" table:formula="of:=[.Z260] * ([.N260] + [.O260] + [.P260]) / (3 - [.Q260] - [.R260])" table:style-name="ce41">
            <text:p>8,8941</text:p>
          </table:table-cell>
          <table:table-cell office:value-type="float" office:value="9.8576470588235292" table:formula="of:=[.Z260] * 1.33" table:style-name="ce41">
            <text:p>9,8576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Tech-synthetic Beam Cannon</text:p>
          </table:table-cell>
          <table:table-cell office:value-type="string" table:style-name="ce49">
            <text:p>M</text:p>
          </table:table-cell>
          <table:table-cell office:value-type="float" office:value="48" table:style-name="ce22">
            <text:p>48</text:p>
          </table:table-cell>
          <table:table-cell office:value-type="float" office:value="-34" table:style-name="ce23">
            <text:p>-34</text:p>
          </table:table-cell>
          <table:table-cell office:value-type="float" office:value="48" table:style-name="ce53">
            <text:p>48</text:p>
          </table:table-cell>
          <table:table-cell office:value-type="float" office:value="132" table:style-name="ce54">
            <text:p>132</text:p>
          </table:table-cell>
          <table:table-cell office:value-type="float" office:value="6" table:style-name="ce51">
            <text:p>6</text:p>
          </table:table-cell>
          <table:table-cell office:value-type="float" office:value="24" table:style-name="ce51">
            <text:p>24</text:p>
          </table:table-cell>
          <table:table-cell office:value-type="float" office:value="35" table:style-name="ce51">
            <text:p>35</text:p>
          </table:table-cell>
          <table:table-cell office:value-type="float" office:value="10" table:style-name="ce53">
            <text:p>10</text:p>
          </table:table-cell>
          <table:table-cell office:value-type="float" office:value="0.9" table:style-name="ce51">
            <text:p>0,9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51">
            <text:p>1</text:p>
          </table:table-cell>
          <table:table-cell office:value-type="float" office:value="0.5" table:style-name="ce51">
            <text:p>0,5</text:p>
          </table:table-cell>
          <table:table-cell office:value-type="float" office:value="1.5" table:style-name="ce51">
            <text:p>1,5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2" table:formula="of:=([.F261] + [.G261]) / (2 * ( ((([.H261] + [.I261]) / 2) + [.J261]) / 10 )) * [.L261]" table:style-name="ce40">
            <text:p>16,2000</text:p>
          </table:table-cell>
          <table:table-cell office:value-type="float" office:value="0.33749999999999997" table:formula="of:=[.Z261]/[.D261]" table:style-name="ce41">
            <text:p>0,3375</text:p>
          </table:table-cell>
          <table:table-cell office:value-type="float" office:value="0.47647058823529409" table:formula="of:=-1*[.Z261]/[.E261]" table:style-name="ce42">
            <text:p>0,4765</text:p>
          </table:table-cell>
          <table:table-cell office:value-type="float" office:value="19.439999999999998" table:formula="of:=[.Z261] * ([.N261] + [.O261] + [.P261]) / (3 - [.Q261] - [.R261])" table:style-name="ce41">
            <text:p>19,4400</text:p>
          </table:table-cell>
          <table:table-cell office:value-type="float" office:value="21.545999999999999" table:formula="of:=[.Z261] * 1.33" table:style-name="ce41">
            <text:p>21,5460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Tech-synthetic Beam Cannon</text:p>
          </table:table-cell>
          <table:table-cell office:value-type="string" table:style-name="ce49">
            <text:p>L</text:p>
          </table:table-cell>
          <table:table-cell office:value-type="float" office:value="96" table:style-name="ce22">
            <text:p>96</text:p>
          </table:table-cell>
          <table:table-cell office:value-type="float" office:value="-68" table:style-name="ce23">
            <text:p>-68</text:p>
          </table:table-cell>
          <table:table-cell office:value-type="float" office:value="118" table:style-name="ce53">
            <text:p>118</text:p>
          </table:table-cell>
          <table:table-cell office:value-type="float" office:value="288" table:style-name="ce54">
            <text:p>288</text:p>
          </table:table-cell>
          <table:table-cell office:value-type="float" office:value="7" table:style-name="ce51">
            <text:p>7</text:p>
          </table:table-cell>
          <table:table-cell office:value-type="float" office:value="27" table:style-name="ce51">
            <text:p>27</text:p>
          </table:table-cell>
          <table:table-cell office:value-type="float" office:value="40" table:style-name="ce51">
            <text:p>40</text:p>
          </table:table-cell>
          <table:table-cell office:value-type="float" office:value="14" table:style-name="ce53">
            <text:p>14</text:p>
          </table:table-cell>
          <table:table-cell office:value-type="float" office:value="0.9" table:style-name="ce51">
            <text:p>0,9</text:p>
          </table:table-cell>
          <table:table-cell office:value-type="float" office:value="0.05" table:style-name="ce54">
            <text:p>0,05</text:p>
          </table:table-cell>
          <table:table-cell office:value-type="float" office:value="1" table:style-name="ce51">
            <text:p>1</text:p>
          </table:table-cell>
          <table:table-cell office:value-type="float" office:value="0.5" table:style-name="ce51">
            <text:p>0,5</text:p>
          </table:table-cell>
          <table:table-cell office:value-type="float" office:value="1.5" table:style-name="ce51">
            <text:p>1,5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2.052631578947363" table:formula="of:=([.F262] + [.G262]) / (2 * ( ((([.H262] + [.I262]) / 2) + [.J262]) / 10 )) * [.L262]" table:style-name="ce40">
            <text:p>32,0526</text:p>
          </table:table-cell>
          <table:table-cell office:value-type="float" office:value="0.33388157894736836" table:formula="of:=[.Z262]/[.D262]" table:style-name="ce41">
            <text:p>0,3339</text:p>
          </table:table-cell>
          <table:table-cell office:value-type="float" office:value="0.47136222910216707" table:formula="of:=-1*[.Z262]/[.E262]" table:style-name="ce42">
            <text:p>0,4714</text:p>
          </table:table-cell>
          <table:table-cell office:value-type="float" office:value="38.463157894736831" table:formula="of:=[.Z262] * ([.N262] + [.O262] + [.P262]) / (3 - [.Q262] - [.R262])" table:style-name="ce41">
            <text:p>38,4632</text:p>
          </table:table-cell>
          <table:table-cell office:value-type="float" office:value="42.629999999999995" table:formula="of:=[.Z262] * 1.33" table:style-name="ce41">
            <text:p>42,6300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Adv. Tech-synthetic Beam Cannon</text:p>
          </table:table-cell>
          <table:table-cell office:value-type="string" table:style-name="ce49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4" table:style-name="ce23">
            <text:p>-24</text:p>
          </table:table-cell>
          <table:table-cell office:value-type="float" office:value="21" table:style-name="ce53">
            <text:p>21</text:p>
          </table:table-cell>
          <table:table-cell office:value-type="float" office:value="70" table:style-name="ce54">
            <text:p>70</text:p>
          </table:table-cell>
          <table:table-cell office:value-type="float" office:value="5" table:style-name="ce51">
            <text:p>5</text:p>
          </table:table-cell>
          <table:table-cell office:value-type="float" office:value="20" table:style-name="ce51">
            <text:p>20</text:p>
          </table:table-cell>
          <table:table-cell office:value-type="float" office:value="30" table:style-name="ce51">
            <text:p>30</text:p>
          </table:table-cell>
          <table:table-cell office:value-type="float" office:value="7" table:style-name="ce53">
            <text:p>7</text:p>
          </table:table-cell>
          <table:table-cell office:value-type="float" office:value="0.9" table:style-name="ce51">
            <text:p>0,9</text:p>
          </table:table-cell>
          <table:table-cell office:value-type="float" office:value="0.5" table:style-name="ce54">
            <text:p>0,5</text:p>
          </table:table-cell>
          <table:table-cell office:value-type="float" office:value="1" table:style-name="ce51">
            <text:p>1</text:p>
          </table:table-cell>
          <table:table-cell office:value-type="float" office:value="0.5" table:style-name="ce51">
            <text:p>0,5</text:p>
          </table:table-cell>
          <table:table-cell office:value-type="float" office:value="1.5" table:style-name="ce51">
            <text:p>1,5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.6352941176470583" table:formula="of:=([.F263] + [.G263]) / (2 * ( ((([.H263] + [.I263]) / 2) + [.J263]) / 10 )) * [.L263]" table:style-name="ce40">
            <text:p>9,6353</text:p>
          </table:table-cell>
          <table:table-cell office:value-type="float" office:value="0.32117647058823529" table:formula="of:=[.Z263]/[.D263]" table:style-name="ce41">
            <text:p>0,3212</text:p>
          </table:table-cell>
          <table:table-cell office:value-type="float" office:value="0.40147058823529408" table:formula="of:=-1*[.Z263]/[.E263]" table:style-name="ce42">
            <text:p>0,4015</text:p>
          </table:table-cell>
          <table:table-cell office:value-type="float" office:value="11.562352941176471" table:formula="of:=[.Z263] * ([.N263] + [.O263] + [.P263]) / (3 - [.Q263] - [.R263])" table:style-name="ce41">
            <text:p>11,5624</text:p>
          </table:table-cell>
          <table:table-cell office:value-type="float" office:value="12.814941176470589" table:formula="of:=[.Z263] * 1.33" table:style-name="ce41">
            <text:p>12,8149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Adv. Tech-synthetic Beam Cannon</text:p>
          </table:table-cell>
          <table:table-cell office:value-type="string" table:style-name="ce49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46" table:style-name="ce23">
            <text:p>-46</text:p>
          </table:table-cell>
          <table:table-cell office:value-type="float" office:value="68" table:style-name="ce53">
            <text:p>68</text:p>
          </table:table-cell>
          <table:table-cell office:value-type="float" office:value="164" table:style-name="ce54">
            <text:p>164</text:p>
          </table:table-cell>
          <table:table-cell office:value-type="float" office:value="6" table:style-name="ce51">
            <text:p>6</text:p>
          </table:table-cell>
          <table:table-cell office:value-type="float" office:value="24" table:style-name="ce51">
            <text:p>24</text:p>
          </table:table-cell>
          <table:table-cell office:value-type="float" office:value="35" table:style-name="ce51">
            <text:p>35</text:p>
          </table:table-cell>
          <table:table-cell office:value-type="float" office:value="10" table:style-name="ce53">
            <text:p>10</text:p>
          </table:table-cell>
          <table:table-cell office:value-type="float" office:value="0.9" table:style-name="ce51">
            <text:p>0,9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51">
            <text:p>1</text:p>
          </table:table-cell>
          <table:table-cell office:value-type="float" office:value="0.5" table:style-name="ce51">
            <text:p>0,5</text:p>
          </table:table-cell>
          <table:table-cell office:value-type="float" office:value="1.5" table:style-name="ce51">
            <text:p>1,5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0.88" table:formula="of:=([.F264] + [.G264]) / (2 * ( ((([.H264] + [.I264]) / 2) + [.J264]) / 10 )) * [.L264]" table:style-name="ce40">
            <text:p>20,8800</text:p>
          </table:table-cell>
          <table:table-cell office:value-type="float" office:value="0.34799999999999998" table:formula="of:=[.Z264]/[.D264]" table:style-name="ce41">
            <text:p>0,3480</text:p>
          </table:table-cell>
          <table:table-cell office:value-type="float" office:value="0.45391304347826084" table:formula="of:=-1*[.Z264]/[.E264]" table:style-name="ce42">
            <text:p>0,4539</text:p>
          </table:table-cell>
          <table:table-cell office:value-type="float" office:value="25.056000000000001" table:formula="of:=[.Z264] * ([.N264] + [.O264] + [.P264]) / (3 - [.Q264] - [.R264])" table:style-name="ce41">
            <text:p>25,0560</text:p>
          </table:table-cell>
          <table:table-cell office:value-type="float" office:value="27.770399999999999" table:formula="of:=[.Z264] * 1.33" table:style-name="ce41">
            <text:p>27,7704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Adv. Tech-synthetic Beam Cannon</text:p>
          </table:table-cell>
          <table:table-cell office:value-type="string" table:style-name="ce49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90" table:style-name="ce23">
            <text:p>-90</text:p>
          </table:table-cell>
          <table:table-cell office:value-type="float" office:value="162" table:style-name="ce53">
            <text:p>162</text:p>
          </table:table-cell>
          <table:table-cell office:value-type="float" office:value="368" table:style-name="ce54">
            <text:p>368</text:p>
          </table:table-cell>
          <table:table-cell office:value-type="float" office:value="7" table:style-name="ce51">
            <text:p>7</text:p>
          </table:table-cell>
          <table:table-cell office:value-type="float" office:value="27" table:style-name="ce51">
            <text:p>27</text:p>
          </table:table-cell>
          <table:table-cell office:value-type="float" office:value="40" table:style-name="ce51">
            <text:p>40</text:p>
          </table:table-cell>
          <table:table-cell office:value-type="float" office:value="14" table:style-name="ce53">
            <text:p>14</text:p>
          </table:table-cell>
          <table:table-cell office:value-type="float" office:value="0.9" table:style-name="ce51">
            <text:p>0,9</text:p>
          </table:table-cell>
          <table:table-cell office:value-type="float" office:value="0.05" table:style-name="ce54">
            <text:p>0,05</text:p>
          </table:table-cell>
          <table:table-cell office:value-type="float" office:value="1" table:style-name="ce51">
            <text:p>1</text:p>
          </table:table-cell>
          <table:table-cell office:value-type="float" office:value="0.5" table:style-name="ce51">
            <text:p>0,5</text:p>
          </table:table-cell>
          <table:table-cell office:value-type="float" office:value="1.5" table:style-name="ce51">
            <text:p>1,5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1.842105263157897" table:formula="of:=([.F265] + [.G265]) / (2 * ( ((([.H265] + [.I265]) / 2) + [.J265]) / 10 )) * [.L265]" table:style-name="ce40">
            <text:p>41,8421</text:p>
          </table:table-cell>
          <table:table-cell office:value-type="float" office:value="0.34868421052631582" table:formula="of:=[.Z265]/[.D265]" table:style-name="ce41">
            <text:p>0,3487</text:p>
          </table:table-cell>
          <table:table-cell office:value-type="float" office:value="0.46491228070175439" table:formula="of:=-1*[.Z265]/[.E265]" table:style-name="ce42">
            <text:p>0,4649</text:p>
          </table:table-cell>
          <table:table-cell office:value-type="float" office:value="50.21052631578948" table:formula="of:=[.Z265] * ([.N265] + [.O265] + [.P265]) / (3 - [.Q265] - [.R265])" table:style-name="ce41">
            <text:p>50,2105</text:p>
          </table:table-cell>
          <table:table-cell office:value-type="float" office:value="55.650000000000006" table:formula="of:=[.Z265] * 1.33" table:style-name="ce41">
            <text:p>55,6500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29">
            <text:p>Ancient Saturator Artillery</text:p>
          </table:table-cell>
          <table:table-cell office:value-type="string" table:style-name="ce17">
            <text:p>X</text:p>
          </table:table-cell>
          <table:table-cell office:value-type="float" office:value="229" table:style-name="ce17">
            <text:p>229</text:p>
          </table:table-cell>
          <table:table-cell office:value-type="float" office:value="-200" table:style-name="ce18">
            <text:p>-200</text:p>
          </table:table-cell>
          <table:table-cell office:value-type="float" office:value="920" table:style-name="ce17">
            <text:p>920</text:p>
          </table:table-cell>
          <table:table-cell office:value-type="float" office:value="2600" table:style-name="ce18">
            <text:p>2600</text:p>
          </table:table-cell>
          <table:table-cell office:value-type="float" office:value="14" table:style-name="ce17">
            <text:p>14</text:p>
          </table:table-cell>
          <table:table-cell office:value-type="float" office:value="54" table:style-name="ce18">
            <text:p>54</text:p>
          </table:table-cell>
          <table:table-cell office:value-type="float" office:value="80" table:style-name="ce18">
            <text:p>80</text:p>
          </table:table-cell>
          <table:table-cell office:value-type="float" office:value="20" table:style-name="ce17">
            <text:p>20</text:p>
          </table:table-cell>
          <table:table-cell office:value-type="float" office:value="0.75" table:style-name="ce18">
            <text:p>0,75</text:p>
          </table:table-cell>
          <table:table-cell office:value-type="float" office:value="0" table:style-name="ce18">
            <text:p>0</text:p>
          </table:table-cell>
          <table:table-cell office:value-type="float" office:value="1.25" table:style-name="ce17">
            <text:p>1,25</text:p>
          </table:table-cell>
          <table:table-cell office:value-type="float" office:value="2.5" table:style-name="ce18">
            <text:p>2,5</text:p>
          </table:table-cell>
          <table:table-cell office:value-type="float" office:value="0.25" table:style-name="ce18">
            <text:p>0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15.78947368421052" table:formula="of:=([.F266] + [.G266]) / (2 * ( ((([.H266] + [.I266]) / 2) + [.J266]) / 10 )) * [.L266]" table:style-name="ce11">
            <text:p>115,7895</text:p>
          </table:table-cell>
          <table:table-cell office:value-type="float" office:value="0.505630889450701" table:formula="of:=[.Z266]/[.D266]" table:style-name="ce12">
            <text:p>0,5056</text:p>
          </table:table-cell>
          <table:table-cell office:value-type="float" office:value="0.57894736842105265" table:formula="of:=-1*[.Z266]/[.E266]" table:style-name="ce13">
            <text:p>0,5789</text:p>
          </table:table-cell>
          <table:table-cell office:value-type="float" office:value="154.38596491228068" table:formula="of:=[.Z266] * ([.N266] + [.O266] + [.P266]) / (3 - [.Q266] - [.R266])" table:style-name="ce12">
            <text:p>154,3860</text:p>
          </table:table-cell>
          <table:table-cell office:value-type="float" office:value="154" table:formula="of:=[.Z266] * 1.33" table:style-name="ce12">
            <text:p>154,0000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Tech-Synthetic Artillery</text:p>
          </table:table-cell>
          <table:table-cell office:value-type="string" table:style-name="ce49">
            <text:p>X</text:p>
          </table:table-cell>
          <table:table-cell office:value-type="float" office:value="270" table:style-name="ce22">
            <text:p>270</text:p>
          </table:table-cell>
          <table:table-cell office:value-type="float" office:value="-225" table:style-name="ce23">
            <text:p>-225</text:p>
          </table:table-cell>
          <table:table-cell office:value-type="float" office:value="1200" table:style-name="ce53">
            <text:p>1200</text:p>
          </table:table-cell>
          <table:table-cell office:value-type="float" office:value="3200" table:style-name="ce54">
            <text:p>3200</text:p>
          </table:table-cell>
          <table:table-cell office:value-type="float" office:value="14" table:style-name="ce51">
            <text:p>14</text:p>
          </table:table-cell>
          <table:table-cell office:value-type="float" office:value="54" table:style-name="ce51">
            <text:p>54</text:p>
          </table:table-cell>
          <table:table-cell office:value-type="float" office:value="80" table:style-name="ce51">
            <text:p>80</text:p>
          </table:table-cell>
          <table:table-cell office:value-type="float" office:value="20" table:style-name="ce53">
            <text:p>20</text:p>
          </table:table-cell>
          <table:table-cell office:value-type="float" office:value="0.75" table:style-name="ce51">
            <text:p>0,75</text:p>
          </table:table-cell>
          <table:table-cell office:value-type="float" office:value="0" table:style-name="ce54">
            <text:p>0</text:p>
          </table:table-cell>
          <table:table-cell office:value-type="float" office:value="1.25" table:style-name="ce51">
            <text:p>1,25</text:p>
          </table:table-cell>
          <table:table-cell office:value-type="float" office:value="2.5" table:style-name="ce51">
            <text:p>2,5</text:p>
          </table:table-cell>
          <table:table-cell office:value-type="float" office:value="0.25" table:style-name="ce51">
            <text:p>0,2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44.73684210526315" table:formula="of:=([.F267] + [.G267]) / (2 * ( ((([.H267] + [.I267]) / 2) + [.J267]) / 10 )) * [.L267]" table:style-name="ce40">
            <text:p>144,7368</text:p>
          </table:table-cell>
          <table:table-cell office:value-type="float" office:value="0.53606237816764135" table:formula="of:=[.Z267]/[.D267]" table:style-name="ce41">
            <text:p>0,5361</text:p>
          </table:table-cell>
          <table:table-cell office:value-type="float" office:value="0.64327485380116955" table:formula="of:=-1*[.Z267]/[.E267]" table:style-name="ce42">
            <text:p>0,6433</text:p>
          </table:table-cell>
          <table:table-cell office:value-type="float" office:value="192.98245614035088" table:formula="of:=[.Z267] * ([.N267] + [.O267] + [.P267]) / (3 - [.Q267] - [.R267])" table:style-name="ce41">
            <text:p>192,9825</text:p>
          </table:table-cell>
          <table:table-cell office:value-type="float" office:value="192.5" table:formula="of:=[.Z267] * 1.33" table:style-name="ce41">
            <text:p>192,5000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Advanced Tech-Synthetic Artillery</text:p>
          </table:table-cell>
          <table:table-cell office:value-type="string" table:style-name="ce49">
            <text:p>X</text:p>
          </table:table-cell>
          <table:table-cell office:value-type="float" office:value="300" table:style-name="ce22">
            <text:p>300</text:p>
          </table:table-cell>
          <table:table-cell office:value-type="float" office:value="-250" table:style-name="ce23">
            <text:p>-250</text:p>
          </table:table-cell>
          <table:table-cell office:value-type="float" office:value="1500" table:style-name="ce53">
            <text:p>1500</text:p>
          </table:table-cell>
          <table:table-cell office:value-type="float" office:value="3700" table:style-name="ce54">
            <text:p>3700</text:p>
          </table:table-cell>
          <table:table-cell office:value-type="float" office:value="14" table:style-name="ce51">
            <text:p>14</text:p>
          </table:table-cell>
          <table:table-cell office:value-type="float" office:value="54" table:style-name="ce51">
            <text:p>54</text:p>
          </table:table-cell>
          <table:table-cell office:value-type="float" office:value="80" table:style-name="ce51">
            <text:p>80</text:p>
          </table:table-cell>
          <table:table-cell office:value-type="float" office:value="20" table:style-name="ce53">
            <text:p>20</text:p>
          </table:table-cell>
          <table:table-cell office:value-type="float" office:value="0.75" table:style-name="ce51">
            <text:p>0,75</text:p>
          </table:table-cell>
          <table:table-cell office:value-type="float" office:value="0.05" table:style-name="ce54">
            <text:p>0,05</text:p>
          </table:table-cell>
          <table:table-cell office:value-type="float" office:value="1.25" table:style-name="ce51">
            <text:p>1,25</text:p>
          </table:table-cell>
          <table:table-cell office:value-type="float" office:value="2.5" table:style-name="ce51">
            <text:p>2,5</text:p>
          </table:table-cell>
          <table:table-cell office:value-type="float" office:value="0.25" table:style-name="ce51">
            <text:p>0,2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71.05263157894737" table:formula="of:=([.F268] + [.G268]) / (2 * ( ((([.H268] + [.I268]) / 2) + [.J268]) / 10 )) * [.L268]" table:style-name="ce40">
            <text:p>171,0526</text:p>
          </table:table-cell>
          <table:table-cell office:value-type="float" office:value="0.57017543859649122" table:formula="of:=[.Z268]/[.D268]" table:style-name="ce41">
            <text:p>0,5702</text:p>
          </table:table-cell>
          <table:table-cell office:value-type="float" office:value="0.68421052631578949" table:formula="of:=-1*[.Z268]/[.E268]" table:style-name="ce42">
            <text:p>0,6842</text:p>
          </table:table-cell>
          <table:table-cell office:value-type="float" office:value="228.07017543859649" table:formula="of:=[.Z268] * ([.N268] + [.O268] + [.P268]) / (3 - [.Q268] - [.R268])" table:style-name="ce41">
            <text:p>228,0702</text:p>
          </table:table-cell>
          <table:table-cell office:value-type="float" office:value="227.5" table:formula="of:=[.Z268] * 1.33" table:style-name="ce41">
            <text:p>227,5000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29">
            <text:p>Ancient Nano-Missile Cloud Launcher</text:p>
          </table:table-cell>
          <table:table-cell office:value-type="string" table:style-name="ce17">
            <text:p>S</text:p>
          </table:table-cell>
          <table:table-cell office:value-type="float" office:value="17" table:style-name="ce17">
            <text:p>17</text:p>
          </table:table-cell>
          <table:table-cell office:value-type="float" office:value="-10" table:style-name="ce18">
            <text:p>-10</text:p>
          </table:table-cell>
          <table:table-cell office:value-type="float" office:value="3" table:style-name="ce17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7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17" table:style-name="ce17">
            <text:p>17</text:p>
          </table:table-cell>
          <table:table-cell office:value-type="float" office:value="1" table:style-name="ce18">
            <text:p>1</text:p>
          </table:table-cell>
          <table:table-cell office:value-type="float" office:value="0.25" table:style-name="ce18">
            <text:p>0,25</text:p>
          </table:table-cell>
          <table:table-cell office:value-type="float" office:value="1.25" table:style-name="ce17">
            <text:p>1,25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8" table:style-name="ce17">
            <text:p>18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0.2" table:style-name="ce18">
            <text:p>0,2</text:p>
          </table:table-cell>
          <table:table-cell office:value-type="float" office:value="100" table:style-name="ce18">
            <text:p>100</text:p>
          </table:table-cell>
          <table:table-cell office:value-type="float" office:value="0" table:style-name="ce18">
            <text:p>0</text:p>
          </table:table-cell>
          <table:table-cell office:value-type="float" office:value="4.7058823529411766" table:formula="of:=([.F269] + [.G269]) / (2 * ( ((([.H269] + [.I269]) / 2) + [.J269]) / 10 )) * [.L269]" table:style-name="ce11">
            <text:p>4,7059</text:p>
          </table:table-cell>
          <table:table-cell office:value-type="float" office:value="0.27681660899653981" table:formula="of:=[.Z269]/[.D269]" table:style-name="ce12">
            <text:p>0,2768</text:p>
          </table:table-cell>
          <table:table-cell office:value-type="float" office:value="0.47058823529411764" table:formula="of:=-1*[.Z269]/[.E269]" table:style-name="ce13">
            <text:p>0,4706</text:p>
          </table:table-cell>
          <table:table-cell office:value-type="float" office:value="7.6470588235294121" table:formula="of:=[.Z269] * ([.N269] + [.O269] + [.P269]) / (3 - [.Q269] - [.R269])" table:style-name="ce12">
            <text:p>7,6471</text:p>
          </table:table-cell>
          <table:table-cell office:value-type="float" office:value="6.2588235294117656" table:formula="of:=[.Z269] * 1.33" table:style-name="ce12">
            <text:p>6,2588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Tech-Synthetic Nano-Missiles</text:p>
          </table:table-cell>
          <table:table-cell office:value-type="string" table:style-name="ce49">
            <text:p>S</text:p>
          </table:table-cell>
          <table:table-cell office:value-type="float" office:value="21" table:style-name="ce22">
            <text:p>21</text:p>
          </table:table-cell>
          <table:table-cell office:value-type="float" office:value="-15" table:style-name="ce23">
            <text:p>-15</text:p>
          </table:table-cell>
          <table:table-cell office:value-type="float" office:value="4" table:style-name="ce53">
            <text:p>4</text:p>
          </table:table-cell>
          <table:table-cell office:value-type="float" office:value="6" table:style-name="ce54">
            <text:p>6</text:p>
          </table:table-cell>
          <table:table-cell office:value-type="float" office:value="1" table:style-name="ce51">
            <text:p>1</text:p>
          </table:table-cell>
          <table:table-cell office:value-type="float" office:value="4" table:style-name="ce51">
            <text:p>4</text:p>
          </table:table-cell>
          <table:table-cell office:value-type="float" office:value="6" table:style-name="ce51">
            <text:p>6</text:p>
          </table:table-cell>
          <table:table-cell office:value-type="float" office:value="17" table:style-name="ce53">
            <text:p>17</text:p>
          </table:table-cell>
          <table:table-cell office:value-type="float" office:value="1" table:style-name="ce51">
            <text:p>1</text:p>
          </table:table-cell>
          <table:table-cell office:value-type="float" office:value="0.25" table:style-name="ce54">
            <text:p>0,25</text:p>
          </table:table-cell>
          <table:table-cell office:value-type="float" office:value="1.25" table:style-name="ce51">
            <text:p>1,25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18" table:style-name="ce21">
            <text:p>18</text:p>
          </table:table-cell>
          <table:table-cell office:value-type="float" office:value="8" table:style-name="ce24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0</text:p>
          </table:table-cell>
          <table:table-cell office:value-type="float" office:value="0.25" table:style-name="ce24">
            <text:p>0,25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5.882352941176471" table:formula="of:=([.F270] + [.G270]) / (2 * ( ((([.H270] + [.I270]) / 2) + [.J270]) / 10 )) * [.L270]" table:style-name="ce40">
            <text:p>5,8824</text:p>
          </table:table-cell>
          <table:table-cell office:value-type="float" office:value="0.28011204481792717" table:formula="of:=[.Z270]/[.D270]" table:style-name="ce41">
            <text:p>0,2801</text:p>
          </table:table-cell>
          <table:table-cell office:value-type="float" office:value="0.39215686274509809" table:formula="of:=-1*[.Z270]/[.E270]" table:style-name="ce42">
            <text:p>0,3922</text:p>
          </table:table-cell>
          <table:table-cell office:value-type="float" office:value="9.5588235294117645" table:formula="of:=[.Z270] * ([.N270] + [.O270] + [.P270]) / (3 - [.Q270] - [.R270])" table:style-name="ce41">
            <text:p>9,5588</text:p>
          </table:table-cell>
          <table:table-cell office:value-type="float" office:value="7.8235294117647065" table:formula="of:=[.Z270] * 1.33" table:style-name="ce41">
            <text:p>7,8235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Adv. Tech-Synthetic Nano-Missiles</text:p>
          </table:table-cell>
          <table:table-cell office:value-type="string" table:style-name="ce49">
            <text:p>S</text:p>
          </table:table-cell>
          <table:table-cell office:value-type="float" office:value="25" table:style-name="ce22">
            <text:p>25</text:p>
          </table:table-cell>
          <table:table-cell office:value-type="float" office:value="-20" table:style-name="ce23">
            <text:p>-20</text:p>
          </table:table-cell>
          <table:table-cell office:value-type="float" office:value="5" table:style-name="ce53">
            <text:p>5</text:p>
          </table:table-cell>
          <table:table-cell office:value-type="float" office:value="8" table:style-name="ce54">
            <text:p>8</text:p>
          </table:table-cell>
          <table:table-cell office:value-type="float" office:value="1" table:style-name="ce51">
            <text:p>1</text:p>
          </table:table-cell>
          <table:table-cell office:value-type="float" office:value="4" table:style-name="ce51">
            <text:p>4</text:p>
          </table:table-cell>
          <table:table-cell office:value-type="float" office:value="6" table:style-name="ce51">
            <text:p>6</text:p>
          </table:table-cell>
          <table:table-cell office:value-type="float" office:value="17" table:style-name="ce53">
            <text:p>17</text:p>
          </table:table-cell>
          <table:table-cell office:value-type="float" office:value="1" table:style-name="ce51">
            <text:p>1</text:p>
          </table:table-cell>
          <table:table-cell office:value-type="float" office:value="0.25" table:style-name="ce54">
            <text:p>0,25</text:p>
          </table:table-cell>
          <table:table-cell office:value-type="float" office:value="1.25" table:style-name="ce51">
            <text:p>1,25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18" table:style-name="ce21">
            <text:p>18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0</text:p>
          </table:table-cell>
          <table:table-cell office:value-type="float" office:value="0.3" table:style-name="ce24">
            <text:p>0,3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7.6470588235294121" table:formula="of:=([.F271] + [.G271]) / (2 * ( ((([.H271] + [.I271]) / 2) + [.J271]) / 10 )) * [.L271]" table:style-name="ce40">
            <text:p>7,6471</text:p>
          </table:table-cell>
          <table:table-cell office:value-type="float" office:value="0.30588235294117649" table:formula="of:=[.Z271]/[.D271]" table:style-name="ce41">
            <text:p>0,3059</text:p>
          </table:table-cell>
          <table:table-cell office:value-type="float" office:value="0.38235294117647062" table:formula="of:=-1*[.Z271]/[.E271]" table:style-name="ce42">
            <text:p>0,3824</text:p>
          </table:table-cell>
          <table:table-cell office:value-type="float" office:value="12.426470588235295" table:formula="of:=[.Z271] * ([.N271] + [.O271] + [.P271]) / (3 - [.Q271] - [.R271])" table:style-name="ce41">
            <text:p>12,4265</text:p>
          </table:table-cell>
          <table:table-cell office:value-type="float" office:value="10.170588235294119" table:formula="of:=[.Z271] * 1.33" table:style-name="ce41">
            <text:p>10,1706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29">
            <text:p>Ancient Driller Drones</text:p>
          </table:table-cell>
          <table:table-cell office:value-type="string" table:style-name="ce17">
            <text:p>H</text:p>
          </table:table-cell>
          <table:table-cell office:value-type="float" office:value="88" table:style-name="ce17">
            <text:p>88</text:p>
          </table:table-cell>
          <table:table-cell office:value-type="float" office:value="-59" table:style-name="ce18">
            <text:p>-59</text:p>
          </table:table-cell>
          <table:table-cell office:value-type="float" office:value="4" table:style-name="ce17">
            <text:p>4</text:p>
          </table:table-cell>
          <table:table-cell office:value-type="float" office:value="16" table:style-name="ce18">
            <text:p>16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.2999999999999998" table:style-name="ce19">
            <text:p>2,3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.5" table:style-name="ce17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700" table:style-name="ce17">
            <text:p>700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25" table:style-name="ce18">
            <text:p>25</text:p>
          </table:table-cell>
          <table:table-cell office:value-type="float" office:value="0.8" table:style-name="ce18">
            <text:p>0,8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43.478260869565219" table:formula="of:=([.F272] + [.G272]) / ([.J272] / 5) * [.L272]" table:style-name="ce11">
            <text:p>43,4783</text:p>
          </table:table-cell>
          <table:table-cell office:value-type="float" office:value="0.49407114624505932" table:formula="of:=[.Z272]/[.D272]" table:style-name="ce12">
            <text:p>0,4941</text:p>
          </table:table-cell>
          <table:table-cell office:value-type="float" office:value="0.73691967575534267" table:formula="of:=-1*[.Z272]/[.E272]" table:style-name="ce13">
            <text:p>0,7369</text:p>
          </table:table-cell>
          <table:table-cell office:value-type="float" office:value="65.217391304347828" table:formula="of:=[.Z272] * ([.N272] + [.O272] + [.P272]) / (3 - [.Q272] - [.R272])" table:style-name="ce12">
            <text:p>65,2174</text:p>
          </table:table-cell>
          <table:table-cell office:value-type="float" office:value="57.826086956521742" table:formula="of:=[.Z272] * 1.33" table:style-name="ce12">
            <text:p>57,8261</text:p>
          </table:table-cell>
          <table:table-cell table:number-columns-repeated="16354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Tech-Synthetic Drone Crafts</text:p>
          </table:table-cell>
          <table:table-cell office:value-type="string" table:style-name="ce49">
            <text:p>H</text:p>
          </table:table-cell>
          <table:table-cell office:value-type="float" office:value="110" table:style-name="ce22">
            <text:p>110</text:p>
          </table:table-cell>
          <table:table-cell office:value-type="float" office:value="-70" table:style-name="ce23">
            <text:p>-70</text:p>
          </table:table-cell>
          <table:table-cell office:value-type="float" office:value="8" table:style-name="ce53">
            <text:p>8</text:p>
          </table:table-cell>
          <table:table-cell office:value-type="float" office:value="23" table:style-name="ce54">
            <text:p>23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2.2999999999999998" table:style-name="ce14">
            <text:p>2,3</text:p>
          </table:table-cell>
          <table:table-cell office:value-type="float" office:value="3" table:style-name="ce53">
            <text:p>3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750" table:style-name="ce21">
            <text:p>750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0</text:p>
          </table:table-cell>
          <table:table-cell office:value-type="float" office:value="25" table:style-name="ce24">
            <text:p>25</text:p>
          </table:table-cell>
          <table:table-cell office:value-type="float" office:value="0.8" table:style-name="ce2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67.391304347826093" table:formula="of:=([.F273] + [.G273]) / ([.J273] / 5) * [.L273]" table:style-name="ce71">
            <text:p>67,3913</text:p>
          </table:table-cell>
          <table:table-cell office:value-type="float" office:value="0.61264822134387353" table:formula="of:=[.Z273]/[.D273]" table:style-name="ce41">
            <text:p>0,6126</text:p>
          </table:table-cell>
          <table:table-cell office:value-type="float" office:value="0.96273291925465843" table:formula="of:=-1*[.Z273]/[.E273]" table:style-name="ce42">
            <text:p>0,9627</text:p>
          </table:table-cell>
          <table:table-cell office:value-type="float" office:value="101.08695652173914" table:formula="of:=[.Z273] * ([.N273] + [.O273] + [.P273]) / (3 - [.Q273] - [.R273])" table:style-name="ce41">
            <text:p>101,0870</text:p>
          </table:table-cell>
          <table:table-cell office:value-type="float" office:value="89.630434782608702" table:formula="of:=[.Z273] * 1.33" table:style-name="ce41">
            <text:p>89,6304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Adv. Tech-Synthetic Drone Crafts</text:p>
          </table:table-cell>
          <table:table-cell office:value-type="string" table:style-name="ce49">
            <text:p>H</text:p>
          </table:table-cell>
          <table:table-cell office:value-type="float" office:value="140" table:style-name="ce22">
            <text:p>140</text:p>
          </table:table-cell>
          <table:table-cell office:value-type="float" office:value="-80" table:style-name="ce23">
            <text:p>-80</text:p>
          </table:table-cell>
          <table:table-cell office:value-type="float" office:value="10" table:style-name="ce53">
            <text:p>10</text:p>
          </table:table-cell>
          <table:table-cell office:value-type="float" office:value="30" table:style-name="ce54">
            <text:p>30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2.2999999999999998" table:style-name="ce14">
            <text:p>2,3</text:p>
          </table:table-cell>
          <table:table-cell office:value-type="float" office:value="3" table:style-name="ce53">
            <text:p>3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800" table:style-name="ce21">
            <text:p>80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0</text:p>
          </table:table-cell>
          <table:table-cell office:value-type="float" office:value="30" table:style-name="ce24">
            <text:p>30</text:p>
          </table:table-cell>
          <table:table-cell office:value-type="float" office:value="0.8" table:style-name="ce2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86.956521739130437" table:formula="of:=([.F274] + [.G274]) / ([.J274] / 5) * [.L274]" table:style-name="ce71">
            <text:p>86,9565</text:p>
          </table:table-cell>
          <table:table-cell office:value-type="float" office:value="0.62111801242236031" table:formula="of:=[.Z274]/[.D274]" table:style-name="ce41">
            <text:p>0,6211</text:p>
          </table:table-cell>
          <table:table-cell office:value-type="float" office:value="1.0869565217391304" table:formula="of:=-1*[.Z274]/[.E274]" table:style-name="ce42">
            <text:p>1,0870</text:p>
          </table:table-cell>
          <table:table-cell office:value-type="float" office:value="130.43478260869566" table:formula="of:=[.Z274] * ([.N274] + [.O274] + [.P274]) / (3 - [.Q274] - [.R274])" table:style-name="ce41">
            <text:p>130,4348</text:p>
          </table:table-cell>
          <table:table-cell office:value-type="float" office:value="115.65217391304348" table:formula="of:=[.Z274] * 1.33" table:style-name="ce41">
            <text:p>115,6522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29">
            <text:p>Ancient Defensive Web Slinger</text:p>
          </table:table-cell>
          <table:table-cell office:value-type="string" table:style-name="ce17">
            <text:p>P</text:p>
          </table:table-cell>
          <table:table-cell office:value-type="float" office:value="13" table:style-name="ce17">
            <text:p>13</text:p>
          </table:table-cell>
          <table:table-cell office:value-type="float" office:value="-10" table:style-name="ce18">
            <text:p>-10</text:p>
          </table:table-cell>
          <table:table-cell office:value-type="float" office:value="5" table:style-name="ce17">
            <text:p>5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8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0.75" table:style-name="ce18">
            <text:p>0,75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0.25" table:style-name="ce18">
            <text:p>0,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.25" table:style-name="ce18">
            <text:p>0,25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1.25" table:formula="of:=([.F275] + [.G275]) / (2 * ( ((([.H275] + [.I275]) / 2) + [.J275]) / 10 )) * [.L275]" table:style-name="ce11">
            <text:p>11,2500</text:p>
          </table:table-cell>
          <table:table-cell office:value-type="float" office:value="0.86538461538461542" table:formula="of:=[.Z275]/[.D275]" table:style-name="ce12">
            <text:p>0,8654</text:p>
          </table:table-cell>
          <table:table-cell office:value-type="float" office:value="1.125" table:formula="of:=-1*[.Z275]/[.E275]" table:style-name="ce13">
            <text:p>1,1250</text:p>
          </table:table-cell>
          <table:table-cell office:value-type="float" office:value="13.295454545454545" table:formula="of:=[.Z275] * ([.N275] + [.O275] + [.P275]) / (3 - [.Q275] - [.R275])" table:style-name="ce12">
            <text:p>13,2955</text:p>
          </table:table-cell>
          <table:table-cell office:value-type="float" office:value="14.9625" table:formula="of:=[.Z275] * 1.33" table:style-name="ce12">
            <text:p>14,9625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Tech-Synthetic CIWS</text:p>
          </table:table-cell>
          <table:table-cell office:value-type="string" table:style-name="ce49">
            <text:p>P</text:p>
          </table:table-cell>
          <table:table-cell office:value-type="float" office:value="16" table:style-name="ce22">
            <text:p>16</text:p>
          </table:table-cell>
          <table:table-cell office:value-type="float" office:value="-12" table:style-name="ce23">
            <text:p>-12</text:p>
          </table:table-cell>
          <table:table-cell office:value-type="float" office:value="6" table:style-name="ce53">
            <text:p>6</text:p>
          </table:table-cell>
          <table:table-cell office:value-type="float" office:value="12" table:style-name="ce54">
            <text:p>12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53">
            <text:p>5</text:p>
          </table:table-cell>
          <table:table-cell office:value-type="float" office:value="0.75" table:style-name="ce51">
            <text:p>0,75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51">
            <text:p>1</text:p>
          </table:table-cell>
          <table:table-cell office:value-type="float" office:value="0.25" table:style-name="ce51">
            <text:p>0,25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float" office:value="0.25" table:style-name="ce54">
            <text:p>0,2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3.5" table:formula="of:=([.F276] + [.G276]) / (2 * ( ((([.H276] + [.I276]) / 2) + [.J276]) / 10 )) * [.L276]" table:style-name="ce40">
            <text:p>13,5000</text:p>
          </table:table-cell>
          <table:table-cell office:value-type="float" office:value="0.84375" table:formula="of:=[.Z276]/[.D276]" table:style-name="ce41">
            <text:p>0,8438</text:p>
          </table:table-cell>
          <table:table-cell office:value-type="float" office:value="1.125" table:formula="of:=-1*[.Z276]/[.E276]" table:style-name="ce42">
            <text:p>1,1250</text:p>
          </table:table-cell>
          <table:table-cell office:value-type="float" office:value="15.954545454545455" table:formula="of:=[.Z276] * ([.N276] + [.O276] + [.P276]) / (3 - [.Q276] - [.R276])" table:style-name="ce41">
            <text:p>15,9545</text:p>
          </table:table-cell>
          <table:table-cell office:value-type="float" office:value="17.955000000000002" table:formula="of:=[.Z276] * 1.33" table:style-name="ce41">
            <text:p>17,955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Advanced Tech-Synthetic CIWS</text:p>
          </table:table-cell>
          <table:table-cell office:value-type="string" table:style-name="ce49">
            <text:p>P</text:p>
          </table:table-cell>
          <table:table-cell office:value-type="float" office:value="20" table:style-name="ce22">
            <text:p>20</text:p>
          </table:table-cell>
          <table:table-cell office:value-type="float" office:value="-15" table:style-name="ce23">
            <text:p>-15</text:p>
          </table:table-cell>
          <table:table-cell office:value-type="float" office:value="7" table:style-name="ce53">
            <text:p>7</text:p>
          </table:table-cell>
          <table:table-cell office:value-type="float" office:value="15" table:style-name="ce54">
            <text:p>15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53">
            <text:p>5</text:p>
          </table:table-cell>
          <table:table-cell office:value-type="float" office:value="0.75" table:style-name="ce51">
            <text:p>0,75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51">
            <text:p>1</text:p>
          </table:table-cell>
          <table:table-cell office:value-type="float" office:value="0.25" table:style-name="ce51">
            <text:p>0,25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float" office:value="0.25" table:style-name="ce54">
            <text:p>0,2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5" table:formula="of:=([.F277] + [.G277]) / (2 * ( ((([.H277] + [.I277]) / 2) + [.J277]) / 10 )) * [.L277]" table:style-name="ce40">
            <text:p>16,5000</text:p>
          </table:table-cell>
          <table:table-cell office:value-type="float" office:value="0.82499999999999996" table:formula="of:=[.Z277]/[.D277]" table:style-name="ce41">
            <text:p>0,8250</text:p>
          </table:table-cell>
          <table:table-cell office:value-type="float" office:value="1.1000000000000001" table:formula="of:=-1*[.Z277]/[.E277]" table:style-name="ce42">
            <text:p>1,1000</text:p>
          </table:table-cell>
          <table:table-cell office:value-type="float" office:value="19.5" table:formula="of:=[.Z277] * ([.N277] + [.O277] + [.P277]) / (3 - [.Q277] - [.R277])" table:style-name="ce41">
            <text:p>19,5000</text:p>
          </table:table-cell>
          <table:table-cell office:value-type="float" office:value="21.945" table:formula="of:=[.Z277] * 1.33" table:style-name="ce41">
            <text:p>21,945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29">
            <text:p>Ancient Ruination Glare</text:p>
          </table:table-cell>
          <table:table-cell office:value-type="string" table:style-name="ce17">
            <text:p>T</text:p>
          </table:table-cell>
          <table:table-cell office:value-type="float" office:value="456" table:style-name="ce17">
            <text:p>456</text:p>
          </table:table-cell>
          <table:table-cell office:value-type="float" office:value="-500" table:style-name="ce18">
            <text:p>-500</text:p>
          </table:table-cell>
          <table:table-cell office:value-type="float" office:value="5000" table:style-name="ce17">
            <text:p>5000</text:p>
          </table:table-cell>
          <table:table-cell office:value-type="float" office:value="10000" table:style-name="ce18">
            <text:p>10000</text:p>
          </table:table-cell>
          <table:table-cell office:value-type="float" office:value="20" table:style-name="ce17">
            <text:p>20</text:p>
          </table:table-cell>
          <table:table-cell office:value-type="float" office:value="90" table:style-name="ce18">
            <text:p>90</text:p>
          </table:table-cell>
          <table:table-cell office:value-type="float" office:value="90" table:style-name="ce18">
            <text:p>90</text:p>
          </table:table-cell>
          <table:table-cell office:value-type="float" office:value="18" table:style-name="ce17">
            <text:p>18</text:p>
          </table:table-cell>
          <table:table-cell office:value-type="float" office:value="0.85" table:style-name="ce18">
            <text:p>0,85</text:p>
          </table:table-cell>
          <table:table-cell office:value-type="float" office:value="0" table:style-name="ce18">
            <text:p>0</text:p>
          </table:table-cell>
          <table:table-cell office:value-type="float" office:value="1.25" table:style-name="ce17">
            <text:p>1,25</text:p>
          </table:table-cell>
          <table:table-cell office:value-type="float" office:value="0.5" table:style-name="ce18">
            <text:p>0,5</text:p>
          </table:table-cell>
          <table:table-cell office:value-type="float" office:value="1.75" table:style-name="ce18">
            <text:p>1,7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439.65517241379314" table:formula="of:=([.F278] + [.G278]) / (2 * ( ((([.H278] + [.I278]) / 2) + [.J278]) / 10 )) * [.L278]" table:style-name="ce11">
            <text:p>439,6552</text:p>
          </table:table-cell>
          <table:table-cell office:value-type="float" office:value="0.96415607985480956" table:formula="of:=[.Z278]/[.D278]" table:style-name="ce12">
            <text:p>0,9642</text:p>
          </table:table-cell>
          <table:table-cell office:value-type="float" office:value="0.8793103448275863" table:formula="of:=-1*[.Z278]/[.E278]" table:style-name="ce13">
            <text:p>0,8793</text:p>
          </table:table-cell>
          <table:table-cell office:value-type="float" office:value="512.93103448275872" table:formula="of:=[.Z278] * ([.N278] + [.O278] + [.P278]) / (3 - [.Q278] - [.R278])" table:style-name="ce12">
            <text:p>512,9310</text:p>
          </table:table-cell>
          <table:table-cell office:value-type="float" office:value="584.74137931034488" table:formula="of:=[.Z278] * 1.33" table:style-name="ce12">
            <text:p>584,7414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Tech-Synthetic Ruinator</text:p>
          </table:table-cell>
          <table:table-cell office:value-type="string" table:style-name="ce49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25" table:style-name="ce23">
            <text:p>-525</text:p>
          </table:table-cell>
          <table:table-cell office:value-type="float" office:value="5500" table:style-name="ce53">
            <text:p>5500</text:p>
          </table:table-cell>
          <table:table-cell office:value-type="float" office:value="10000" table:style-name="ce54">
            <text:p>10000</text:p>
          </table:table-cell>
          <table:table-cell office:value-type="float" office:value="20" table:style-name="ce51">
            <text:p>20</text:p>
          </table:table-cell>
          <table:table-cell office:value-type="float" office:value="90" table:style-name="ce51">
            <text:p>90</text:p>
          </table:table-cell>
          <table:table-cell office:value-type="float" office:value="90" table:style-name="ce51">
            <text:p>90</text:p>
          </table:table-cell>
          <table:table-cell office:value-type="float" office:value="18" table:style-name="ce53">
            <text:p>18</text:p>
          </table:table-cell>
          <table:table-cell office:value-type="float" office:value="0.85" table:style-name="ce51">
            <text:p>0,85</text:p>
          </table:table-cell>
          <table:table-cell office:value-type="float" office:value="0" table:style-name="ce54">
            <text:p>0</text:p>
          </table:table-cell>
          <table:table-cell office:value-type="float" office:value="1.25" table:style-name="ce51">
            <text:p>1,25</text:p>
          </table:table-cell>
          <table:table-cell office:value-type="float" office:value="0.5" table:style-name="ce51">
            <text:p>0,5</text:p>
          </table:table-cell>
          <table:table-cell office:value-type="float" office:value="1.75" table:style-name="ce51">
            <text:p>1,7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54.31034482758616" table:formula="of:=([.F279] + [.G279]) / (2 * ( ((([.H279] + [.I279]) / 2) + [.J279]) / 10 )) * [.L279]" table:style-name="ce40">
            <text:p>454,3103</text:p>
          </table:table-cell>
          <table:table-cell office:value-type="float" office:value="0.90862068965517229" table:formula="of:=[.Z279]/[.D279]" table:style-name="ce41">
            <text:p>0,9086</text:p>
          </table:table-cell>
          <table:table-cell office:value-type="float" office:value="0.86535303776683081" table:formula="of:=-1*[.Z279]/[.E279]" table:style-name="ce42">
            <text:p>0,8654</text:p>
          </table:table-cell>
          <table:table-cell office:value-type="float" office:value="530.02873563218384" table:formula="of:=[.Z279] * ([.N279] + [.O279] + [.P279]) / (3 - [.Q279] - [.R279])" table:style-name="ce41">
            <text:p>530,0287</text:p>
          </table:table-cell>
          <table:table-cell office:value-type="float" office:value="604.23275862068965" table:formula="of:=[.Z279] * 1.33" table:style-name="ce41">
            <text:p>604,2328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6">
            <text:p>archaeo</text:p>
          </table:table-cell>
          <table:table-cell office:value-type="string" table:style-name="ce1">
            <text:p>Advanced Tech-Synthetic Ruinator</text:p>
          </table:table-cell>
          <table:table-cell office:value-type="string" table:style-name="ce49">
            <text:p>T</text:p>
          </table:table-cell>
          <table:table-cell office:value-type="float" office:value="550" table:style-name="ce22">
            <text:p>550</text:p>
          </table:table-cell>
          <table:table-cell office:value-type="float" office:value="-550" table:style-name="ce23">
            <text:p>-550</text:p>
          </table:table-cell>
          <table:table-cell office:value-type="float" office:value="6000" table:style-name="ce53">
            <text:p>6000</text:p>
          </table:table-cell>
          <table:table-cell office:value-type="float" office:value="10000" table:style-name="ce54">
            <text:p>10000</text:p>
          </table:table-cell>
          <table:table-cell office:value-type="float" office:value="20" table:style-name="ce51">
            <text:p>20</text:p>
          </table:table-cell>
          <table:table-cell office:value-type="float" office:value="90" table:style-name="ce51">
            <text:p>90</text:p>
          </table:table-cell>
          <table:table-cell office:value-type="float" office:value="90" table:style-name="ce51">
            <text:p>90</text:p>
          </table:table-cell>
          <table:table-cell office:value-type="float" office:value="19" table:style-name="ce53">
            <text:p>19</text:p>
          </table:table-cell>
          <table:table-cell office:value-type="float" office:value="0.85" table:style-name="ce51">
            <text:p>0,85</text:p>
          </table:table-cell>
          <table:table-cell office:value-type="float" office:value="0" table:style-name="ce54">
            <text:p>0</text:p>
          </table:table-cell>
          <table:table-cell office:value-type="float" office:value="1.25" table:style-name="ce51">
            <text:p>1,25</text:p>
          </table:table-cell>
          <table:table-cell office:value-type="float" office:value="0.5" table:style-name="ce51">
            <text:p>0,5</text:p>
          </table:table-cell>
          <table:table-cell office:value-type="float" office:value="1.75" table:style-name="ce51">
            <text:p>1,7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68.96551724137936" table:formula="of:=([.F280] + [.G280]) / (2 * ( ((([.H280] + [.I280]) / 2) + [.J280]) / 10 )) * [.L280]" table:style-name="ce40">
            <text:p>468,9655</text:p>
          </table:table-cell>
          <table:table-cell office:value-type="float" office:value="0.85266457680250796" table:formula="of:=[.Z280]/[.D280]" table:style-name="ce41">
            <text:p>0,8527</text:p>
          </table:table-cell>
          <table:table-cell office:value-type="float" office:value="0.85266457680250796" table:formula="of:=-1*[.Z280]/[.E280]" table:style-name="ce42">
            <text:p>0,8527</text:p>
          </table:table-cell>
          <table:table-cell office:value-type="float" office:value="547.12643678160919" table:formula="of:=[.Z280] * ([.N280] + [.O280] + [.P280]) / (3 - [.Q280] - [.R280])" table:style-name="ce41">
            <text:p>547,1264</text:p>
          </table:table-cell>
          <table:table-cell office:value-type="float" office:value="623.72413793103453" table:formula="of:=[.Z280] * 1.33" table:style-name="ce41">
            <text:p>623,7241</text:p>
          </table:table-cell>
          <table:table-cell table:number-columns-repeated="16354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73">
            <text:p>Advanced Strikecraft (bomber)</text:p>
          </table:table-cell>
          <table:table-cell office:value-type="string" table:style-name="ce74">
            <text:p>H</text:p>
          </table:table-cell>
          <table:table-cell office:value-type="float" office:value="88" table:style-name="ce19">
            <text:p>88</text:p>
          </table:table-cell>
          <table:table-cell office:value-type="float" office:value="-59" table:style-name="ce19">
            <text:p>-59</text:p>
          </table:table-cell>
          <table:table-cell office:value-type="float" office:value="6" table:style-name="ce67">
            <text:p>6</text:p>
          </table:table-cell>
          <table:table-cell office:value-type="float" office:value="17" table:style-name="ce75">
            <text:p>17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.2999999999999998" table:style-name="ce19">
            <text:p>2,3</text:p>
          </table:table-cell>
          <table:table-cell office:value-type="float" office:value="4" table:style-name="ce67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.5" table:style-name="ce19">
            <text:p>1,5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700" table:style-name="ce67">
            <text:p>700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0</text:p>
          </table:table-cell>
          <table:table-cell office:value-type="float" office:value="25" table:style-name="ce19">
            <text:p>25</text:p>
          </table:table-cell>
          <table:table-cell office:value-type="float" office:value="0.8" table:style-name="ce19">
            <text:p>0,8</text:p>
          </table:table-cell>
          <table:table-cell office:value-type="string" table:style-name="ce68">
            <text:p>n/a</text:p>
          </table:table-cell>
          <table:table-cell office:value-type="float" office:value="0" table:style-name="ce75">
            <text:p>0</text:p>
          </table:table-cell>
          <table:table-cell office:value-type="float" office:value="50.000000000000007" table:formula="of:=([.F282] + [.G282]) / ([.J282] / 5) * [.L282]" table:style-name="ce11">
            <text:p>50,0000</text:p>
          </table:table-cell>
          <table:table-cell office:value-type="float" office:value="0.56818181818181823" table:formula="of:=[.Z282]/[.D282]" table:style-name="ce12">
            <text:p>0,5682</text:p>
          </table:table-cell>
          <table:table-cell office:value-type="float" office:value="0.84745762711864414" table:formula="of:=-1*[.Z282]/[.E282]" table:style-name="ce13">
            <text:p>0,8475</text:p>
          </table:table-cell>
          <table:table-cell office:value-type="float" office:value="87.500000000000014" table:formula="of:=[.Z282] * ([.N282] + [.O282] + [.P282]) / (3 - [.Q282] - [.R282])" table:style-name="ce12">
            <text:p>87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Assault Strikecraft (fighter)</text:p>
          </table:table-cell>
          <table:table-cell office:value-type="string" table:style-name="ce76">
            <text:p>H</text:p>
          </table:table-cell>
          <table:table-cell office:value-type="float" office:value="110" table:style-name="ce14">
            <text:p>110</text:p>
          </table:table-cell>
          <table:table-cell office:value-type="float" office:value="-75" table:style-name="ce14">
            <text:p>-75</text:p>
          </table:table-cell>
          <table:table-cell office:value-type="float" office:value="10" table:style-name="ce69">
            <text:p>10</text:p>
          </table:table-cell>
          <table:table-cell office:value-type="float" office:value="20" table:style-name="ce77">
            <text:p>20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750" table:style-name="ce69">
            <text:p>750</text:p>
          </table:table-cell>
          <table:table-cell office:value-type="float" office:value="25" table:style-name="ce39">
            <text:p>25</text:p>
          </table:table-cell>
          <table:table-cell office:value-type="float" office:value="0" table:style-name="ce39">
            <text:p>0</text:p>
          </table:table-cell>
          <table:table-cell office:value-type="float" office:value="40" table:style-name="ce39">
            <text:p>40</text:p>
          </table:table-cell>
          <table:table-cell office:value-type="float" office:value="0.8" table:style-name="ce1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5" table:formula="of:=([.F283] + [.G283]) / ([.J283] / 5) * [.L283]" table:style-name="ce40">
            <text:p>75,0000</text:p>
          </table:table-cell>
          <table:table-cell office:value-type="float" office:value="0.68181818181818177" table:formula="of:=[.Z283]/[.D283]" table:style-name="ce41">
            <text:p>0,6818</text:p>
          </table:table-cell>
          <table:table-cell office:value-type="float" office:value="1" table:formula="of:=-1*[.Z283]/[.E283]" table:style-name="ce42">
            <text:p>1,0000</text:p>
          </table:table-cell>
          <table:table-cell office:value-type="float" office:value="112.5" table:formula="of:=[.Z283] * ([.N283] + [.O283] + [.P283]) / (3 - [.Q283] - [.R283])" table:style-name="ce41">
            <text:p>112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Assault Strikecraft (bomber)</text:p>
          </table:table-cell>
          <table:table-cell office:value-type="string" table:style-name="ce76">
            <text:p>H</text:p>
          </table:table-cell>
          <table:table-cell office:value-type="float" office:value="110" table:style-name="ce14">
            <text:p>110</text:p>
          </table:table-cell>
          <table:table-cell office:value-type="float" office:value="-75" table:style-name="ce14">
            <text:p>-75</text:p>
          </table:table-cell>
          <table:table-cell office:value-type="float" office:value="20" table:style-name="ce69">
            <text:p>20</text:p>
          </table:table-cell>
          <table:table-cell office:value-type="float" office:value="40" table:style-name="ce77">
            <text:p>40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69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.25" table:style-name="ce14">
            <text:p>1,25</text:p>
          </table:table-cell>
          <table:table-cell office:value-type="float" office:value="1" table:style-name="ce14">
            <text:p>1</text:p>
          </table:table-cell>
          <table:table-cell office:value-type="float" office:value="1.5" table:style-name="ce14">
            <text:p>1,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700" table:style-name="ce69">
            <text:p>700</text:p>
          </table:table-cell>
          <table:table-cell office:value-type="float" office:value="30" table:style-name="ce39">
            <text:p>30</text:p>
          </table:table-cell>
          <table:table-cell office:value-type="float" office:value="0" table:style-name="ce39">
            <text:p>0</text:p>
          </table:table-cell>
          <table:table-cell office:value-type="float" office:value="40" table:style-name="ce39">
            <text:p>40</text:p>
          </table:table-cell>
          <table:table-cell office:value-type="float" office:value="0.8" table:style-name="ce1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5" table:formula="of:=([.F284] + [.G284]) / ([.J284] / 5) * [.L284]" table:style-name="ce40">
            <text:p>75,0000</text:p>
          </table:table-cell>
          <table:table-cell office:value-type="float" office:value="0.68181818181818177" table:formula="of:=[.Z284]/[.D284]" table:style-name="ce41">
            <text:p>0,6818</text:p>
          </table:table-cell>
          <table:table-cell office:value-type="float" office:value="1" table:formula="of:=-1*[.Z284]/[.E284]" table:style-name="ce42">
            <text:p>1,0000</text:p>
          </table:table-cell>
          <table:table-cell office:value-type="float" office:value="140.625" table:formula="of:=[.Z284] * ([.N284] + [.O284] + [.P284]) / (3 - [.Q284] - [.R284])" table:style-name="ce41">
            <text:p>140,6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Siegebreaker Strikecraft (fighter)</text:p>
          </table:table-cell>
          <table:table-cell office:value-type="string" table:style-name="ce76">
            <text:p>H</text:p>
          </table:table-cell>
          <table:table-cell office:value-type="float" office:value="130" table:style-name="ce14">
            <text:p>130</text:p>
          </table:table-cell>
          <table:table-cell office:value-type="float" office:value="-85" table:style-name="ce14">
            <text:p>-85</text:p>
          </table:table-cell>
          <table:table-cell office:value-type="float" office:value="15" table:style-name="ce69">
            <text:p>15</text:p>
          </table:table-cell>
          <table:table-cell office:value-type="float" office:value="25" table:style-name="ce77">
            <text:p>25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69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800" table:style-name="ce69">
            <text:p>800</text:p>
          </table:table-cell>
          <table:table-cell office:value-type="float" office:value="35" table:style-name="ce39">
            <text:p>35</text:p>
          </table:table-cell>
          <table:table-cell office:value-type="float" office:value="0" table:style-name="ce39">
            <text:p>0</text:p>
          </table:table-cell>
          <table:table-cell office:value-type="float" office:value="60" table:style-name="ce39">
            <text:p>60</text:p>
          </table:table-cell>
          <table:table-cell office:value-type="float" office:value="0.8" table:style-name="ce1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0" table:formula="of:=([.F285] + [.G285]) / ([.J285] / 5) * [.L285]" table:style-name="ce40">
            <text:p>100,0000</text:p>
          </table:table-cell>
          <table:table-cell office:value-type="float" office:value="0.76923076923076927" table:formula="of:=[.Z285]/[.D285]" table:style-name="ce41">
            <text:p>0,7692</text:p>
          </table:table-cell>
          <table:table-cell office:value-type="float" office:value="1.1764705882352942" table:formula="of:=-1*[.Z285]/[.E285]" table:style-name="ce42">
            <text:p>1,1765</text:p>
          </table:table-cell>
          <table:table-cell office:value-type="float" office:value="150" table:formula="of:=[.Z285] * ([.N285] + [.O285] + [.P285]) / (3 - [.Q285] - [.R285])" table:style-name="ce41">
            <text:p>15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Siegebreaker Strikecraft (bomber)</text:p>
          </table:table-cell>
          <table:table-cell office:value-type="string" table:style-name="ce76">
            <text:p>H</text:p>
          </table:table-cell>
          <table:table-cell office:value-type="float" office:value="130" table:style-name="ce14">
            <text:p>130</text:p>
          </table:table-cell>
          <table:table-cell office:value-type="float" office:value="-85" table:style-name="ce14">
            <text:p>-85</text:p>
          </table:table-cell>
          <table:table-cell office:value-type="float" office:value="30" table:style-name="ce69">
            <text:p>30</text:p>
          </table:table-cell>
          <table:table-cell office:value-type="float" office:value="50" table:style-name="ce77">
            <text:p>50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69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.25" table:style-name="ce14">
            <text:p>1,25</text:p>
          </table:table-cell>
          <table:table-cell office:value-type="float" office:value="1" table:style-name="ce14">
            <text:p>1</text:p>
          </table:table-cell>
          <table:table-cell office:value-type="float" office:value="1.5" table:style-name="ce14">
            <text:p>1,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750" table:style-name="ce69">
            <text:p>750</text:p>
          </table:table-cell>
          <table:table-cell office:value-type="float" office:value="40" table:style-name="ce39">
            <text:p>40</text:p>
          </table:table-cell>
          <table:table-cell office:value-type="float" office:value="0" table:style-name="ce39">
            <text:p>0</text:p>
          </table:table-cell>
          <table:table-cell office:value-type="float" office:value="60" table:style-name="ce39">
            <text:p>60</text:p>
          </table:table-cell>
          <table:table-cell office:value-type="float" office:value="0.8" table:style-name="ce1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0" table:formula="of:=([.F286] + [.G286]) / ([.J286] / 5) * [.L286]" table:style-name="ce40">
            <text:p>100,0000</text:p>
          </table:table-cell>
          <table:table-cell office:value-type="float" office:value="0.76923076923076927" table:formula="of:=[.Z286]/[.D286]" table:style-name="ce41">
            <text:p>0,7692</text:p>
          </table:table-cell>
          <table:table-cell office:value-type="float" office:value="1.1764705882352942" table:formula="of:=-1*[.Z286]/[.E286]" table:style-name="ce42">
            <text:p>1,1765</text:p>
          </table:table-cell>
          <table:table-cell office:value-type="float" office:value="187.5" table:formula="of:=[.Z286] * ([.N286] + [.O286] + [.P286]) / (3 - [.Q286] - [.R286])" table:style-name="ce41">
            <text:p>187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Voidstalker Strikecraft (fighter)</text:p>
          </table:table-cell>
          <table:table-cell office:value-type="string" table:style-name="ce76">
            <text:p>H</text:p>
          </table:table-cell>
          <table:table-cell office:value-type="float" office:value="150" table:style-name="ce14">
            <text:p>150</text:p>
          </table:table-cell>
          <table:table-cell office:value-type="float" office:value="-100" table:style-name="ce14">
            <text:p>-100</text:p>
          </table:table-cell>
          <table:table-cell office:value-type="float" office:value="20" table:style-name="ce69">
            <text:p>20</text:p>
          </table:table-cell>
          <table:table-cell office:value-type="float" office:value="30" table:style-name="ce77">
            <text:p>30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69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800" table:style-name="ce69">
            <text:p>800</text:p>
          </table:table-cell>
          <table:table-cell office:value-type="float" office:value="50" table:style-name="ce39">
            <text:p>50</text:p>
          </table:table-cell>
          <table:table-cell office:value-type="float" office:value="0" table:style-name="ce39">
            <text:p>0</text:p>
          </table:table-cell>
          <table:table-cell office:value-type="float" office:value="80" table:style-name="ce39">
            <text:p>80</text:p>
          </table:table-cell>
          <table:table-cell office:value-type="float" office:value="0.8" table:style-name="ce1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5" table:formula="of:=([.F287] + [.G287]) / ([.J287] / 5) * [.L287]" table:style-name="ce40">
            <text:p>125,0000</text:p>
          </table:table-cell>
          <table:table-cell office:value-type="float" office:value="0.83333333333333337" table:formula="of:=[.Z287]/[.D287]" table:style-name="ce41">
            <text:p>0,8333</text:p>
          </table:table-cell>
          <table:table-cell office:value-type="float" office:value="1.25" table:formula="of:=-1*[.Z287]/[.E287]" table:style-name="ce42">
            <text:p>1,2500</text:p>
          </table:table-cell>
          <table:table-cell office:value-type="float" office:value="187.5" table:formula="of:=[.Z287] * ([.N287] + [.O287] + [.P287]) / (3 - [.Q287] - [.R287])" table:style-name="ce41">
            <text:p>187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Voidstalker Strikecraft (bomber)</text:p>
          </table:table-cell>
          <table:table-cell office:value-type="string" table:style-name="ce76">
            <text:p>H</text:p>
          </table:table-cell>
          <table:table-cell office:value-type="float" office:value="150" table:style-name="ce14">
            <text:p>150</text:p>
          </table:table-cell>
          <table:table-cell office:value-type="float" office:value="-100" table:style-name="ce14">
            <text:p>-100</text:p>
          </table:table-cell>
          <table:table-cell office:value-type="float" office:value="40" table:style-name="ce69">
            <text:p>40</text:p>
          </table:table-cell>
          <table:table-cell office:value-type="float" office:value="60" table:style-name="ce77">
            <text:p>60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69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.25" table:style-name="ce14">
            <text:p>1,25</text:p>
          </table:table-cell>
          <table:table-cell office:value-type="float" office:value="1" table:style-name="ce14">
            <text:p>1</text:p>
          </table:table-cell>
          <table:table-cell office:value-type="float" office:value="1.5" table:style-name="ce14">
            <text:p>1,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800" table:style-name="ce69">
            <text:p>800</text:p>
          </table:table-cell>
          <table:table-cell office:value-type="float" office:value="60" table:style-name="ce39">
            <text:p>60</text:p>
          </table:table-cell>
          <table:table-cell office:value-type="float" office:value="0" table:style-name="ce39">
            <text:p>0</text:p>
          </table:table-cell>
          <table:table-cell office:value-type="float" office:value="80" table:style-name="ce39">
            <text:p>80</text:p>
          </table:table-cell>
          <table:table-cell office:value-type="float" office:value="0.8" table:style-name="ce1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5" table:formula="of:=([.F288] + [.G288]) / ([.J288] / 5) * [.L288]" table:style-name="ce40">
            <text:p>125,0000</text:p>
          </table:table-cell>
          <table:table-cell office:value-type="float" office:value="0.83333333333333337" table:formula="of:=[.Z288]/[.D288]" table:style-name="ce41">
            <text:p>0,8333</text:p>
          </table:table-cell>
          <table:table-cell office:value-type="float" office:value="1.25" table:formula="of:=-1*[.Z288]/[.E288]" table:style-name="ce42">
            <text:p>1,2500</text:p>
          </table:table-cell>
          <table:table-cell office:value-type="float" office:value="234.375" table:formula="of:=[.Z288] * ([.N288] + [.O288] + [.P288]) / (3 - [.Q288] - [.R288])" table:style-name="ce41">
            <text:p>234,37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Mercenary Strikecraft</text:p>
          </table:table-cell>
          <table:table-cell office:value-type="string" table:style-name="ce76">
            <text:p>H</text:p>
          </table:table-cell>
          <table:table-cell office:value-type="float" office:value="68" table:style-name="ce14">
            <text:p>68</text:p>
          </table:table-cell>
          <table:table-cell office:value-type="float" office:value="-45" table:style-name="ce14">
            <text:p>-45</text:p>
          </table:table-cell>
          <table:table-cell office:value-type="float" office:value="6" table:style-name="ce69">
            <text:p>6</text:p>
          </table:table-cell>
          <table:table-cell office:value-type="float" office:value="12" table:style-name="ce77">
            <text:p>12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69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500" table:style-name="ce69">
            <text:p>500</text:p>
          </table:table-cell>
          <table:table-cell office:value-type="float" office:value="15" table:style-name="ce39">
            <text:p>15</text:p>
          </table:table-cell>
          <table:table-cell office:value-type="float" office:value="0" table:style-name="ce39">
            <text:p>0</text:p>
          </table:table-cell>
          <table:table-cell office:value-type="float" office:value="25" table:style-name="ce39">
            <text:p>25</text:p>
          </table:table-cell>
          <table:table-cell office:value-type="float" office:value="0.8" table:style-name="ce1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5" table:formula="of:=([.F289] + [.G289]) / ([.J289] / 5) * [.L289]" table:style-name="ce40">
            <text:p>45,0000</text:p>
          </table:table-cell>
          <table:table-cell office:value-type="float" office:value="0.66176470588235292" table:formula="of:=[.Z289]/[.D289]" table:style-name="ce41">
            <text:p>0,6618</text:p>
          </table:table-cell>
          <table:table-cell office:value-type="float" office:value="1" table:formula="of:=-1*[.Z289]/[.E289]" table:style-name="ce42">
            <text:p>1,0000</text:p>
          </table:table-cell>
          <table:table-cell office:value-type="float" office:value="67.5" table:formula="of:=[.Z289] * ([.N289] + [.O289] + [.P289]) / (3 - [.Q289] - [.R289])" table:style-name="ce41">
            <text:p>67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Elite Mercenary Strikecraft</text:p>
          </table:table-cell>
          <table:table-cell office:value-type="string" table:style-name="ce76">
            <text:p>H</text:p>
          </table:table-cell>
          <table:table-cell office:value-type="float" office:value="88" table:style-name="ce14">
            <text:p>88</text:p>
          </table:table-cell>
          <table:table-cell office:value-type="float" office:value="-59" table:style-name="ce14">
            <text:p>-59</text:p>
          </table:table-cell>
          <table:table-cell office:value-type="float" office:value="12" table:style-name="ce69">
            <text:p>12</text:p>
          </table:table-cell>
          <table:table-cell office:value-type="float" office:value="24" table:style-name="ce77">
            <text:p>24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69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600" table:style-name="ce69">
            <text:p>600</text:p>
          </table:table-cell>
          <table:table-cell office:value-type="float" office:value="30" table:style-name="ce39">
            <text:p>30</text:p>
          </table:table-cell>
          <table:table-cell office:value-type="float" office:value="0" table:style-name="ce39">
            <text:p>0</text:p>
          </table:table-cell>
          <table:table-cell office:value-type="float" office:value="50" table:style-name="ce39">
            <text:p>50</text:p>
          </table:table-cell>
          <table:table-cell office:value-type="float" office:value="0.8" table:style-name="ce1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0" table:formula="of:=([.F290] + [.G290]) / ([.J290] / 5) * [.L290]" table:style-name="ce40">
            <text:p>90,0000</text:p>
          </table:table-cell>
          <table:table-cell office:value-type="float" office:value="1.0227272727272727" table:formula="of:=[.Z290]/[.D290]" table:style-name="ce41">
            <text:p>1,0227</text:p>
          </table:table-cell>
          <table:table-cell office:value-type="float" office:value="1.5254237288135593" table:formula="of:=-1*[.Z290]/[.E290]" table:style-name="ce42">
            <text:p>1,5254</text:p>
          </table:table-cell>
          <table:table-cell office:value-type="float" office:value="135" table:formula="of:=[.Z290] * ([.N290] + [.O290] + [.P290]) / (3 - [.Q290] - [.R290])" table:style-name="ce41">
            <text:p>135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73">
            <text:p>Amoeba Flagella</text:p>
          </table:table-cell>
          <table:table-cell office:value-type="string" table:style-name="ce74">
            <text:p>H</text:p>
          </table:table-cell>
          <table:table-cell office:value-type="float" office:value="60" table:style-name="ce19">
            <text:p>60</text:p>
          </table:table-cell>
          <table:table-cell office:value-type="float" office:value="-30" table:style-name="ce19">
            <text:p>-30</text:p>
          </table:table-cell>
          <table:table-cell office:value-type="float" office:value="20" table:style-name="ce67">
            <text:p>20</text:p>
          </table:table-cell>
          <table:table-cell office:value-type="float" office:value="30" table:style-name="ce75">
            <text:p>30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67">
            <text:p>5</text:p>
          </table:table-cell>
          <table:table-cell office:value-type="float" office:value="0.7" table:style-name="ce19">
            <text:p>0,7</text:p>
          </table:table-cell>
          <table:table-cell office:value-type="float" office:value="0.5" table:style-name="ce75">
            <text:p>0,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.5" table:style-name="ce19">
            <text:p>1,5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500" table:style-name="ce67">
            <text:p>500</text:p>
          </table:table-cell>
          <table:table-cell office:value-type="float" office:value="20" table:style-name="ce19">
            <text:p>2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.5" table:style-name="ce19">
            <text:p>0,5</text:p>
          </table:table-cell>
          <table:table-cell office:value-type="string" table:style-name="ce68">
            <text:p>n/a</text:p>
          </table:table-cell>
          <table:table-cell office:value-type="float" office:value="0" table:style-name="ce75">
            <text:p>0</text:p>
          </table:table-cell>
          <table:table-cell office:value-type="float" office:value="35" table:formula="of:=([.F291] + [.G291]) / ([.J291] / 5) * [.L291]" table:style-name="ce11">
            <text:p>35,0000</text:p>
          </table:table-cell>
          <table:table-cell office:value-type="float" office:value="0.58333333333333337" table:formula="of:=[.Z291]/[.D291]" table:style-name="ce12">
            <text:p>0,5833</text:p>
          </table:table-cell>
          <table:table-cell office:value-type="float" office:value="1.1666666666666667" table:formula="of:=-1*[.Z291]/[.E291]" table:style-name="ce13">
            <text:p>1,1667</text:p>
          </table:table-cell>
          <table:table-cell office:value-type="float" office:value="61.25" table:formula="of:=[.Z291] * ([.N291] + [.O291] + [.P291]) / (3 - [.Q291] - [.R291])" table:style-name="ce12">
            <text:p>61,2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Highbread Amoeba</text:p>
          </table:table-cell>
          <table:table-cell office:value-type="string" table:style-name="ce76">
            <text:p>H</text:p>
          </table:table-cell>
          <table:table-cell office:value-type="float" office:value="80" table:style-name="ce14">
            <text:p>80</text:p>
          </table:table-cell>
          <table:table-cell office:value-type="float" office:value="-40" table:style-name="ce14">
            <text:p>-40</text:p>
          </table:table-cell>
          <table:table-cell office:value-type="float" office:value="35" table:style-name="ce69">
            <text:p>35</text:p>
          </table:table-cell>
          <table:table-cell office:value-type="float" office:value="55" table:style-name="ce77">
            <text:p>55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69">
            <text:p>5</text:p>
          </table:table-cell>
          <table:table-cell office:value-type="float" office:value="0.7" table:style-name="ce14">
            <text:p>0,7</text:p>
          </table:table-cell>
          <table:table-cell office:value-type="float" office:value="0.5" table:style-name="ce77">
            <text:p>0,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.5" table:style-name="ce14">
            <text:p>1,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600" table:style-name="ce69">
            <text:p>600</text:p>
          </table:table-cell>
          <table:table-cell office:value-type="float" office:value="50" table:style-name="ce39">
            <text:p>50</text:p>
          </table:table-cell>
          <table:table-cell office:value-type="float" office:value="20" table:style-name="ce39">
            <text:p>20</text:p>
          </table:table-cell>
          <table:table-cell office:value-type="float" office:value="0" table:style-name="ce39">
            <text:p>0</text:p>
          </table:table-cell>
          <table:table-cell office:value-type="float" office:value="0.6" table:style-name="ce14">
            <text:p>0,6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62.999999999999993" table:formula="of:=([.F292] + [.G292]) / ([.J292] / 5) * [.L292]" table:style-name="ce40">
            <text:p>63,0000</text:p>
          </table:table-cell>
          <table:table-cell office:value-type="float" office:value="0.78749999999999987" table:formula="of:=[.Z292]/[.D292]" table:style-name="ce41">
            <text:p>0,7875</text:p>
          </table:table-cell>
          <table:table-cell office:value-type="float" office:value="1.5749999999999997" table:formula="of:=-1*[.Z292]/[.E292]" table:style-name="ce42">
            <text:p>1,5750</text:p>
          </table:table-cell>
          <table:table-cell office:value-type="float" office:value="110.24999999999999" table:formula="of:=[.Z292] * ([.N292] + [.O292] + [.P292]) / (3 - [.Q292] - [.R292])" table:style-name="ce41">
            <text:p>110,2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Genetically-Engineered Amoeba</text:p>
          </table:table-cell>
          <table:table-cell office:value-type="string" table:style-name="ce76">
            <text:p>H</text:p>
          </table:table-cell>
          <table:table-cell office:value-type="float" office:value="100" table:style-name="ce14">
            <text:p>100</text:p>
          </table:table-cell>
          <table:table-cell office:value-type="float" office:value="-50" table:style-name="ce14">
            <text:p>-50</text:p>
          </table:table-cell>
          <table:table-cell office:value-type="float" office:value="50" table:style-name="ce69">
            <text:p>50</text:p>
          </table:table-cell>
          <table:table-cell office:value-type="float" office:value="70" table:style-name="ce77">
            <text:p>70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69">
            <text:p>5</text:p>
          </table:table-cell>
          <table:table-cell office:value-type="float" office:value="0.8" table:style-name="ce14">
            <text:p>0,8</text:p>
          </table:table-cell>
          <table:table-cell office:value-type="float" office:value="0.6" table:style-name="ce77">
            <text:p>0,6</text:p>
          </table:table-cell>
          <table:table-cell office:value-type="float" office:value="1.25" table:style-name="ce14">
            <text:p>1,25</text:p>
          </table:table-cell>
          <table:table-cell office:value-type="float" office:value="1" table:style-name="ce14">
            <text:p>1</text:p>
          </table:table-cell>
          <table:table-cell office:value-type="float" office:value="1.5" table:style-name="ce14">
            <text:p>1,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650" table:style-name="ce69">
            <text:p>650</text:p>
          </table:table-cell>
          <table:table-cell office:value-type="float" office:value="75" table:style-name="ce39">
            <text:p>75</text:p>
          </table:table-cell>
          <table:table-cell office:value-type="float" office:value="20" table:style-name="ce39">
            <text:p>20</text:p>
          </table:table-cell>
          <table:table-cell office:value-type="float" office:value="0" table:style-name="ce39">
            <text:p>0</text:p>
          </table:table-cell>
          <table:table-cell office:value-type="float" office:value="0.7" table:style-name="ce14">
            <text:p>0,7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6" table:formula="of:=([.F293] + [.G293]) / ([.J293] / 5) * [.L293]" table:style-name="ce40">
            <text:p>96,0000</text:p>
          </table:table-cell>
          <table:table-cell office:value-type="float" office:value="0.96" table:formula="of:=[.Z293]/[.D293]" table:style-name="ce41">
            <text:p>0,9600</text:p>
          </table:table-cell>
          <table:table-cell office:value-type="float" office:value="1.92" table:formula="of:=-1*[.Z293]/[.E293]" table:style-name="ce42">
            <text:p>1,9200</text:p>
          </table:table-cell>
          <table:table-cell office:value-type="float" office:value="180" table:formula="of:=[.Z293] * ([.N293] + [.O293] + [.P293]) / (3 - [.Q293] - [.R293])" table:style-name="ce41">
            <text:p>18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Perfect Space Organism</text:p>
          </table:table-cell>
          <table:table-cell office:value-type="string" table:style-name="ce76">
            <text:p>H</text:p>
          </table:table-cell>
          <table:table-cell office:value-type="float" office:value="120" table:style-name="ce14">
            <text:p>120</text:p>
          </table:table-cell>
          <table:table-cell office:value-type="float" office:value="-60" table:style-name="ce14">
            <text:p>-60</text:p>
          </table:table-cell>
          <table:table-cell office:value-type="float" office:value="60" table:style-name="ce69">
            <text:p>60</text:p>
          </table:table-cell>
          <table:table-cell office:value-type="float" office:value="80" table:style-name="ce77">
            <text:p>80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69">
            <text:p>5</text:p>
          </table:table-cell>
          <table:table-cell office:value-type="float" office:value="0.8" table:style-name="ce14">
            <text:p>0,8</text:p>
          </table:table-cell>
          <table:table-cell office:value-type="float" office:value="0.6" table:style-name="ce77">
            <text:p>0,6</text:p>
          </table:table-cell>
          <table:table-cell office:value-type="float" office:value="1.25" table:style-name="ce14">
            <text:p>1,25</text:p>
          </table:table-cell>
          <table:table-cell office:value-type="float" office:value="1" table:style-name="ce14">
            <text:p>1</text:p>
          </table:table-cell>
          <table:table-cell office:value-type="float" office:value="1.5" table:style-name="ce14">
            <text:p>1,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700" table:style-name="ce69">
            <text:p>700</text:p>
          </table:table-cell>
          <table:table-cell office:value-type="float" office:value="100" table:style-name="ce39">
            <text:p>100</text:p>
          </table:table-cell>
          <table:table-cell office:value-type="float" office:value="30" table:style-name="ce39">
            <text:p>30</text:p>
          </table:table-cell>
          <table:table-cell office:value-type="float" office:value="0" table:style-name="ce39">
            <text:p>0</text:p>
          </table:table-cell>
          <table:table-cell office:value-type="float" office:value="0.7" table:style-name="ce14">
            <text:p>0,7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12" table:formula="of:=([.F294] + [.G294]) / ([.J294] / 5) * [.L294]" table:style-name="ce40">
            <text:p>112,0000</text:p>
          </table:table-cell>
          <table:table-cell office:value-type="float" office:value="0.93333333333333335" table:formula="of:=[.Z294]/[.D294]" table:style-name="ce41">
            <text:p>0,9333</text:p>
          </table:table-cell>
          <table:table-cell office:value-type="float" office:value="1.8666666666666667" table:formula="of:=-1*[.Z294]/[.E294]" table:style-name="ce42">
            <text:p>1,8667</text:p>
          </table:table-cell>
          <table:table-cell office:value-type="float" office:value="210" table:formula="of:=[.Z294] * ([.N294] + [.O294] + [.P294]) / (3 - [.Q294] - [.R294])" table:style-name="ce41">
            <text:p>21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Cybernetically-Augmented Amoeba</text:p>
          </table:table-cell>
          <table:table-cell office:value-type="string" table:style-name="ce76">
            <text:p>H</text:p>
          </table:table-cell>
          <table:table-cell office:value-type="float" office:value="100" table:style-name="ce14">
            <text:p>100</text:p>
          </table:table-cell>
          <table:table-cell office:value-type="float" office:value="-50" table:style-name="ce14">
            <text:p>-50</text:p>
          </table:table-cell>
          <table:table-cell office:value-type="float" office:value="45" table:style-name="ce69">
            <text:p>45</text:p>
          </table:table-cell>
          <table:table-cell office:value-type="float" office:value="65" table:style-name="ce77">
            <text:p>65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69">
            <text:p>5</text:p>
          </table:table-cell>
          <table:table-cell office:value-type="float" office:value="0.9" table:style-name="ce14">
            <text:p>0,9</text:p>
          </table:table-cell>
          <table:table-cell office:value-type="float" office:value="0.75" table:style-name="ce77">
            <text:p>0,7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.5" table:style-name="ce14">
            <text:p>1,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650" table:style-name="ce69">
            <text:p>650</text:p>
          </table:table-cell>
          <table:table-cell office:value-type="float" office:value="50" table:style-name="ce39">
            <text:p>50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0.75" table:style-name="ce14">
            <text:p>0,75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9" table:formula="of:=([.F295] + [.G295]) / ([.J295] / 5) * [.L295]" table:style-name="ce40">
            <text:p>99,0000</text:p>
          </table:table-cell>
          <table:table-cell office:value-type="float" office:value="0.99" table:formula="of:=[.Z295]/[.D295]" table:style-name="ce41">
            <text:p>0,9900</text:p>
          </table:table-cell>
          <table:table-cell office:value-type="float" office:value="1.98" table:formula="of:=-1*[.Z295]/[.E295]" table:style-name="ce42">
            <text:p>1,9800</text:p>
          </table:table-cell>
          <table:table-cell office:value-type="float" office:value="173.25" table:formula="of:=[.Z295] * ([.N295] + [.O295] + [.P295]) / (3 - [.Q295] - [.R295])" table:style-name="ce41">
            <text:p>173,2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Bionic Amoeba</text:p>
          </table:table-cell>
          <table:table-cell office:value-type="string" table:style-name="ce76">
            <text:p>H</text:p>
          </table:table-cell>
          <table:table-cell office:value-type="float" office:value="120" table:style-name="ce14">
            <text:p>120</text:p>
          </table:table-cell>
          <table:table-cell office:value-type="float" office:value="-60" table:style-name="ce14">
            <text:p>-60</text:p>
          </table:table-cell>
          <table:table-cell office:value-type="float" office:value="55" table:style-name="ce69">
            <text:p>55</text:p>
          </table:table-cell>
          <table:table-cell office:value-type="float" office:value="75" table:style-name="ce77">
            <text:p>75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69">
            <text:p>5</text:p>
          </table:table-cell>
          <table:table-cell office:value-type="float" office:value="0.9" table:style-name="ce14">
            <text:p>0,9</text:p>
          </table:table-cell>
          <table:table-cell office:value-type="float" office:value="0.75" table:style-name="ce77">
            <text:p>0,7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.5" table:style-name="ce14">
            <text:p>1,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700" table:style-name="ce69">
            <text:p>700</text:p>
          </table:table-cell>
          <table:table-cell office:value-type="float" office:value="75" table:style-name="ce39">
            <text:p>75</text:p>
          </table:table-cell>
          <table:table-cell office:value-type="float" office:value="20" table:style-name="ce39">
            <text:p>20</text:p>
          </table:table-cell>
          <table:table-cell office:value-type="float" office:value="25" table:style-name="ce39">
            <text:p>25</text:p>
          </table:table-cell>
          <table:table-cell office:value-type="float" office:value="0.75" table:style-name="ce14">
            <text:p>0,75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17" table:formula="of:=([.F296] + [.G296]) / ([.J296] / 5) * [.L296]" table:style-name="ce40">
            <text:p>117,0000</text:p>
          </table:table-cell>
          <table:table-cell office:value-type="float" office:value="0.97499999999999998" table:formula="of:=[.Z296]/[.D296]" table:style-name="ce41">
            <text:p>0,9750</text:p>
          </table:table-cell>
          <table:table-cell office:value-type="float" office:value="1.95" table:formula="of:=-1*[.Z296]/[.E296]" table:style-name="ce42">
            <text:p>1,9500</text:p>
          </table:table-cell>
          <table:table-cell office:value-type="float" office:value="204.75" table:formula="of:=[.Z296] * ([.N296] + [.O296] + [.P296]) / (3 - [.Q296] - [.R296])" table:style-name="ce41">
            <text:p>204,7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73">
            <text:p>Swarm Strikecraft</text:p>
          </table:table-cell>
          <table:table-cell office:value-type="string" table:style-name="ce74">
            <text:p>H</text:p>
          </table:table-cell>
          <table:table-cell office:value-type="float" office:value="100" table:style-name="ce19">
            <text:p>100</text:p>
          </table:table-cell>
          <table:table-cell office:value-type="float" office:value="-80" table:style-name="ce19">
            <text:p>-80</text:p>
          </table:table-cell>
          <table:table-cell office:value-type="float" office:value="8" table:style-name="ce67">
            <text:p>8</text:p>
          </table:table-cell>
          <table:table-cell office:value-type="float" office:value="12" table:style-name="ce75">
            <text:p>12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67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0.8" table:style-name="ce75">
            <text:p>0,8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.66" table:style-name="ce19">
            <text:p>0,66</text:p>
          </table:table-cell>
          <table:table-cell office:value-type="float" office:value="400" table:style-name="ce67">
            <text:p>400</text:p>
          </table:table-cell>
          <table:table-cell office:value-type="float" office:value="40" table:style-name="ce19">
            <text:p>40</text:p>
          </table:table-cell>
          <table:table-cell office:value-type="float" office:value="20" table:style-name="ce19">
            <text:p>20</text:p>
          </table:table-cell>
          <table:table-cell office:value-type="float" office:value="0" table:style-name="ce19">
            <text:p>0</text:p>
          </table:table-cell>
          <table:table-cell office:value-type="float" office:value="0.8" table:style-name="ce19">
            <text:p>0,8</text:p>
          </table:table-cell>
          <table:table-cell office:value-type="string" table:style-name="ce68">
            <text:p>n/a</text:p>
          </table:table-cell>
          <table:table-cell office:value-type="float" office:value="0" table:style-name="ce75">
            <text:p>0</text:p>
          </table:table-cell>
          <table:table-cell office:value-type="float" office:value="50" table:formula="of:=([.F297] + [.G297]) / ([.J297] / 5) * [.L297]" table:style-name="ce11">
            <text:p>50,0000</text:p>
          </table:table-cell>
          <table:table-cell office:value-type="float" office:value="0.5" table:formula="of:=[.Z297]/[.D297]" table:style-name="ce12">
            <text:p>0,5000</text:p>
          </table:table-cell>
          <table:table-cell office:value-type="float" office:value="0.625" table:formula="of:=-1*[.Z297]/[.E297]" table:style-name="ce13">
            <text:p>0,6250</text:p>
          </table:table-cell>
          <table:table-cell office:value-type="float" office:value="111.9402985074627" table:formula="of:=[.Z297] * ([.N297] + [.O297] + [.P297]) / (3 - [.Q297] - [.R297])" table:style-name="ce12">
            <text:p>111,940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Swarm Strikecraft (new)</text:p>
          </table:table-cell>
          <table:table-cell office:value-type="string" table:style-name="ce76">
            <text:p>H</text:p>
          </table:table-cell>
          <table:table-cell office:value-type="float" office:value="100" table:style-name="ce14">
            <text:p>100</text:p>
          </table:table-cell>
          <table:table-cell office:value-type="float" office:value="-80" table:style-name="ce14">
            <text:p>-80</text:p>
          </table:table-cell>
          <table:table-cell office:value-type="float" office:value="10" table:style-name="ce69">
            <text:p>10</text:p>
          </table:table-cell>
          <table:table-cell office:value-type="float" office:value="18" table:style-name="ce77">
            <text:p>18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69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0.8" table:style-name="ce77">
            <text:p>0,8</text:p>
          </table:table-cell>
          <table:table-cell office:value-type="float" office:value="1.25" table:style-name="ce14">
            <text:p>1,2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.66" table:style-name="ce14">
            <text:p>0,66</text:p>
          </table:table-cell>
          <table:table-cell office:value-type="float" office:value="650" table:style-name="ce69">
            <text:p>650</text:p>
          </table:table-cell>
          <table:table-cell office:value-type="float" office:value="80" table:style-name="ce39">
            <text:p>80</text:p>
          </table:table-cell>
          <table:table-cell office:value-type="float" office:value="20" table:style-name="ce39">
            <text:p>20</text:p>
          </table:table-cell>
          <table:table-cell office:value-type="float" office:value="0" table:style-name="ce39">
            <text:p>0</text:p>
          </table:table-cell>
          <table:table-cell office:value-type="float" office:value="0.8" table:style-name="ce1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0" table:formula="of:=([.F298] + [.G298]) / ([.J298] / 5) * [.L298]" table:style-name="ce40">
            <text:p>70,0000</text:p>
          </table:table-cell>
          <table:table-cell office:value-type="float" office:value="0.7" table:formula="of:=[.Z298]/[.D298]" table:style-name="ce41">
            <text:p>0,7000</text:p>
          </table:table-cell>
          <table:table-cell office:value-type="float" office:value="0.875" table:formula="of:=-1*[.Z298]/[.E298]" table:style-name="ce42">
            <text:p>0,8750</text:p>
          </table:table-cell>
          <table:table-cell office:value-type="float" office:value="169.7761194029851" table:formula="of:=[.Z298] * ([.N298] + [.O298] + [.P298]) / (3 - [.Q298] - [.R298])" table:style-name="ce41">
            <text:p>169,776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72">
            <text:p>craft</text:p>
          </table:table-cell>
          <table:table-cell office:value-type="string" table:style-name="ce28">
            <text:p>Ravaging Swarmers</text:p>
          </table:table-cell>
          <table:table-cell office:value-type="string" table:style-name="ce76">
            <text:p>H</text:p>
          </table:table-cell>
          <table:table-cell office:value-type="float" office:value="120" table:style-name="ce14">
            <text:p>120</text:p>
          </table:table-cell>
          <table:table-cell office:value-type="float" office:value="-90" table:style-name="ce14">
            <text:p>-90</text:p>
          </table:table-cell>
          <table:table-cell office:value-type="float" office:value="15" table:style-name="ce69">
            <text:p>15</text:p>
          </table:table-cell>
          <table:table-cell office:value-type="float" office:value="25" table:style-name="ce77">
            <text:p>25</text:p>
          </table:table-cell>
          <table:table-cell office:value-type="string" table:style-name="ce69">
            <text:p>n/a</text:p>
          </table:table-cell>
          <table:table-cell office:value-type="string" table:style-name="ce70">
            <text:p>n/a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69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0.8" table:style-name="ce77">
            <text:p>0,8</text:p>
          </table:table-cell>
          <table:table-cell office:value-type="float" office:value="1.25" table:style-name="ce14">
            <text:p>1,2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.75" table:style-name="ce14">
            <text:p>0,75</text:p>
          </table:table-cell>
          <table:table-cell office:value-type="float" office:value="700" table:style-name="ce69">
            <text:p>700</text:p>
          </table:table-cell>
          <table:table-cell office:value-type="float" office:value="120" table:style-name="ce39">
            <text:p>120</text:p>
          </table:table-cell>
          <table:table-cell office:value-type="float" office:value="30" table:style-name="ce39">
            <text:p>30</text:p>
          </table:table-cell>
          <table:table-cell office:value-type="float" office:value="0" table:style-name="ce39">
            <text:p>0</text:p>
          </table:table-cell>
          <table:table-cell office:value-type="float" office:value="0.8" table:style-name="ce1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0" table:formula="of:=([.F299] + [.G299]) / ([.J299] / 5) * [.L299]" table:style-name="ce40">
            <text:p>100,0000</text:p>
          </table:table-cell>
          <table:table-cell office:value-type="float" office:value="0.83333333333333337" table:formula="of:=[.Z299]/[.D299]" table:style-name="ce41">
            <text:p>0,8333</text:p>
          </table:table-cell>
          <table:table-cell office:value-type="float" office:value="1.1111111111111112" table:formula="of:=-1*[.Z299]/[.E299]" table:style-name="ce42">
            <text:p>1,1111</text:p>
          </table:table-cell>
          <table:table-cell office:value-type="float" office:value="260" table:formula="of:=[.Z299] * ([.N299] + [.O299] + [.P299]) / (3 - [.Q299] - [.R299])" table:style-name="ce41">
            <text:p>260,0000</text:p>
          </table:table-cell>
          <table:table-cell table:number-columns-repeated="2" table:style-name="ce28"/>
          <table:table-cell table:number-columns-repeated="16353"/>
        </table:table-row>
        <table:table-row table:number-rows-repeated="862" table:style-name="ro1">
          <table:table-cell table:style-name="ce72"/>
          <table:table-cell table:style-name="ce28"/>
          <table:table-cell table:number-columns-repeated="23" table:style-name="ce14"/>
          <table:table-cell table:style-name="ce26"/>
          <table:table-cell table:number-columns-repeated="3" table:style-name="ce78"/>
          <table:table-cell table:number-columns-repeated="2" table:style-name="ce28"/>
          <table:table-cell table:number-columns-repeated="16353"/>
        </table:table-row>
        <table:table-row table:number-rows-repeated="10474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23-10-02T09:39:41Z</meta:creation-date>
    <dc:date>2023-10-02T09:39:41Z</dc:date>
    <meta:editing-cycles>133</meta:editing-cycles>
    <meta:editing-duration>PT1705150S</meta:editing-duration>
  </office:meta>
</office:document-meta>
</file>